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Construction groot alfabet" table:style-name="ta1">
        <table:shapes>
          <draw:frame draw:z-index="0" draw:style-name="gr1" svg:width="16.013cm" svg:height="8.98cm" svg:x="35.082cm" svg:y="10.892cm">
            <draw:object draw:notify-on-update-of-ranges="'Construction groot alfabet'.B1:'Construction groot alfabet'.B1 'Construction groot alfabet'.P2:'Construction groot alfabet'.P21 'Construction groot alfabet'.K2:'Construction groot alfabet'.K21 'Construction groot alfabet'.C1:'Construction groot alfabet'.C1 'Construction groot alfabet'.Q2:'Construction groot alfabet'.Q21 'Construction groot alfabet'.K2:'Construction groot alfabet'.K21 'Construction groot alfabet'.K2:'Construction groot alfabet'.K21 'Construction groot alfabet'.D1:'Construction groot alfabet'.D1 'Construction groot alfabet'.R2:'Construction groot alfabet'.R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>
            <text:p>run1</text:p>
          </table:table-cell>
          <table:table-cell office:value-type="string">
            <text:p>ST1</text:p>
          </table:table-cell>
          <table:table-cell office:value-type="string">
            <text:p>ST2</text:p>
          </table:table-cell>
          <table:table-cell office:value-type="string">
            <text:p>ST3</text:p>
          </table:table-cell>
          <table:table-cell table:number-columns-repeated="1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00">
            <text:p>500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2" office:value-type="float" office:value="16">
            <text:p>16</text:p>
          </table:table-cell>
          <table:table-cell/>
          <table:table-cell table:formula="of:=([.L2]+[.G2]+[.B2])/3" office:value-type="float" office:value="25.6666666666667">
            <text:p>25,6666666667</text:p>
          </table:table-cell>
          <table:table-cell table:formula="of:=([.M2]+[.H2]+[.C2])/3" office:value-type="float" office:value="10.3333333333333">
            <text:p>10,3333333333</text:p>
          </table:table-cell>
          <table:table-cell table:formula="of:=([.N2]+[.I2]+[.D2])/3" office:value-type="float" office:value="5.33333333333333">
            <text:p>5,333333333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/>
          <table:table-cell office:value-type="float" office:value="1000">
            <text:p>1000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/>
          <table:table-cell office:value-type="float" office:value="1000">
            <text:p>1000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/>
          <table:table-cell table:formula="of:=([.L3]+[.G3]+[.B3])/3" office:value-type="float" office:value="51.6666666666667">
            <text:p>51,6666666667</text:p>
          </table:table-cell>
          <table:table-cell table:formula="of:=([.M3]+[.H3]+[.C3])/3" office:value-type="float" office:value="26.3333333333333">
            <text:p>26,3333333333</text:p>
          </table:table-cell>
          <table:table-cell table:formula="of:=([.N3]+[.I3]+[.D3])/3" office:value-type="float" office:value="15.3333333333333">
            <text:p>15,3333333333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94">
            <text:p>94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/>
          <table:table-cell office:value-type="float" office:value="1500">
            <text:p>150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63">
            <text:p>63</text:p>
          </table:table-cell>
          <table:table-cell/>
          <table:table-cell office:value-type="float" office:value="1500">
            <text:p>1500</text:p>
          </table:table-cell>
          <table:table-cell office:value-type="float" office:value="109">
            <text:p>109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/>
          <table:table-cell table:formula="of:=([.L4]+[.G4]+[.B4])/3" office:value-type="float" office:value="104.333333333333">
            <text:p>104,3333333333</text:p>
          </table:table-cell>
          <table:table-cell table:formula="of:=([.M4]+[.H4]+[.C4])/3" office:value-type="float" office:value="57.3333333333333">
            <text:p>57,3333333333</text:p>
          </table:table-cell>
          <table:table-cell table:formula="of:=([.N4]+[.I4]+[.D4])/3" office:value-type="float" office:value="62.6666666666667">
            <text:p>62,666666666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34">
            <text:p>234</text:p>
          </table:table-cell>
          <table:table-cell table:number-columns-repeated="2" office:value-type="float" office:value="125">
            <text:p>125</text:p>
          </table:table-cell>
          <table:table-cell/>
          <table:table-cell office:value-type="float" office:value="2000">
            <text:p>2000</text:p>
          </table:table-cell>
          <table:table-cell office:value-type="float" office:value="219">
            <text:p>219</text:p>
          </table:table-cell>
          <table:table-cell table:number-columns-repeated="2" office:value-type="float" office:value="109">
            <text:p>109</text:p>
          </table:table-cell>
          <table:table-cell/>
          <table:table-cell office:value-type="float" office:value="2000">
            <text:p>2000</text:p>
          </table:table-cell>
          <table:table-cell office:value-type="float" office:value="219">
            <text:p>219</text:p>
          </table:table-cell>
          <table:table-cell office:value-type="float" office:value="109">
            <text:p>109</text:p>
          </table:table-cell>
          <table:table-cell office:value-type="float" office:value="125">
            <text:p>125</text:p>
          </table:table-cell>
          <table:table-cell/>
          <table:table-cell table:formula="of:=([.L5]+[.G5]+[.B5])/3" office:value-type="float" office:value="224">
            <text:p>224</text:p>
          </table:table-cell>
          <table:table-cell table:formula="of:=([.M5]+[.H5]+[.C5])/3" office:value-type="float" office:value="114.333333333333">
            <text:p>114,3333333333</text:p>
          </table:table-cell>
          <table:table-cell table:formula="of:=([.N5]+[.I5]+[.D5])/3" office:value-type="float" office:value="119.666666666667">
            <text:p>119,6666666667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97">
            <text:p>297</text:p>
          </table:table-cell>
          <table:table-cell table:number-columns-repeated="2" office:value-type="float" office:value="172">
            <text:p>172</text:p>
          </table:table-cell>
          <table:table-cell/>
          <table:table-cell office:value-type="float" office:value="2500">
            <text:p>2500</text:p>
          </table:table-cell>
          <table:table-cell office:value-type="float" office:value="327">
            <text:p>327</text:p>
          </table:table-cell>
          <table:table-cell table:number-columns-repeated="2" office:value-type="float" office:value="187">
            <text:p>187</text:p>
          </table:table-cell>
          <table:table-cell/>
          <table:table-cell office:value-type="float" office:value="2500">
            <text:p>2500</text:p>
          </table:table-cell>
          <table:table-cell office:value-type="float" office:value="312">
            <text:p>312</text:p>
          </table:table-cell>
          <table:table-cell office:value-type="float" office:value="188">
            <text:p>188</text:p>
          </table:table-cell>
          <table:table-cell office:value-type="float" office:value="171">
            <text:p>171</text:p>
          </table:table-cell>
          <table:table-cell/>
          <table:table-cell table:formula="of:=([.L6]+[.G6]+[.B6])/3" office:value-type="float" office:value="312">
            <text:p>312</text:p>
          </table:table-cell>
          <table:table-cell table:formula="of:=([.M6]+[.H6]+[.C6])/3" office:value-type="float" office:value="182.333333333333">
            <text:p>182,3333333333</text:p>
          </table:table-cell>
          <table:table-cell table:formula="of:=([.N6]+[.I6]+[.D6])/3" office:value-type="float" office:value="176.666666666667">
            <text:p>176,6666666667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90">
            <text:p>390</text:p>
          </table:table-cell>
          <table:table-cell table:number-columns-repeated="2" office:value-type="float" office:value="234">
            <text:p>234</text:p>
          </table:table-cell>
          <table:table-cell/>
          <table:table-cell office:value-type="float" office:value="3000">
            <text:p>3000</text:p>
          </table:table-cell>
          <table:table-cell office:value-type="float" office:value="437">
            <text:p>437</text:p>
          </table:table-cell>
          <table:table-cell table:number-columns-repeated="2" office:value-type="float" office:value="250">
            <text:p>250</text:p>
          </table:table-cell>
          <table:table-cell/>
          <table:table-cell office:value-type="float" office:value="3000">
            <text:p>3000</text:p>
          </table:table-cell>
          <table:table-cell office:value-type="float" office:value="390">
            <text:p>390</text:p>
          </table:table-cell>
          <table:table-cell office:value-type="float" office:value="250">
            <text:p>250</text:p>
          </table:table-cell>
          <table:table-cell office:value-type="float" office:value="281">
            <text:p>281</text:p>
          </table:table-cell>
          <table:table-cell/>
          <table:table-cell table:formula="of:=([.L7]+[.G7]+[.B7])/3" office:value-type="float" office:value="405.666666666667">
            <text:p>405,6666666667</text:p>
          </table:table-cell>
          <table:table-cell table:formula="of:=([.M7]+[.H7]+[.C7])/3" office:value-type="float" office:value="244.666666666667">
            <text:p>244,6666666667</text:p>
          </table:table-cell>
          <table:table-cell table:formula="of:=([.N7]+[.I7]+[.D7])/3" office:value-type="float" office:value="255">
            <text:p>255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499">
            <text:p>499</text:p>
          </table:table-cell>
          <table:table-cell table:number-columns-repeated="2" office:value-type="float" office:value="312">
            <text:p>312</text:p>
          </table:table-cell>
          <table:table-cell/>
          <table:table-cell office:value-type="float" office:value="3500">
            <text:p>3500</text:p>
          </table:table-cell>
          <table:table-cell office:value-type="float" office:value="546">
            <text:p>546</text:p>
          </table:table-cell>
          <table:table-cell table:number-columns-repeated="2" office:value-type="float" office:value="374">
            <text:p>374</text:p>
          </table:table-cell>
          <table:table-cell/>
          <table:table-cell office:value-type="float" office:value="3500">
            <text:p>3500</text:p>
          </table:table-cell>
          <table:table-cell office:value-type="float" office:value="608">
            <text:p>608</text:p>
          </table:table-cell>
          <table:table-cell table:number-columns-repeated="2" office:value-type="float" office:value="390">
            <text:p>390</text:p>
          </table:table-cell>
          <table:table-cell/>
          <table:table-cell table:formula="of:=([.L8]+[.G8]+[.B8])/3" office:value-type="float" office:value="551">
            <text:p>551</text:p>
          </table:table-cell>
          <table:table-cell table:formula="of:=([.M8]+[.H8]+[.C8])/3" office:value-type="float" office:value="358.666666666667">
            <text:p>358,6666666667</text:p>
          </table:table-cell>
          <table:table-cell table:formula="of:=([.N8]+[.I8]+[.D8])/3" office:value-type="float" office:value="358.666666666667">
            <text:p>358,6666666667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780">
            <text:p>780</text:p>
          </table:table-cell>
          <table:table-cell office:value-type="float" office:value="483">
            <text:p>483</text:p>
          </table:table-cell>
          <table:table-cell office:value-type="float" office:value="500">
            <text:p>500</text:p>
          </table:table-cell>
          <table:table-cell/>
          <table:table-cell office:value-type="float" office:value="4000">
            <text:p>4000</text:p>
          </table:table-cell>
          <table:table-cell office:value-type="float" office:value="780">
            <text:p>780</text:p>
          </table:table-cell>
          <table:table-cell office:value-type="float" office:value="499">
            <text:p>499</text:p>
          </table:table-cell>
          <table:table-cell office:value-type="float" office:value="484">
            <text:p>484</text:p>
          </table:table-cell>
          <table:table-cell/>
          <table:table-cell office:value-type="float" office:value="4000">
            <text:p>4000</text:p>
          </table:table-cell>
          <table:table-cell office:value-type="float" office:value="780">
            <text:p>780</text:p>
          </table:table-cell>
          <table:table-cell office:value-type="float" office:value="483">
            <text:p>483</text:p>
          </table:table-cell>
          <table:table-cell office:value-type="float" office:value="453">
            <text:p>453</text:p>
          </table:table-cell>
          <table:table-cell/>
          <table:table-cell table:formula="of:=([.L9]+[.G9]+[.B9])/3" office:value-type="float" office:value="780">
            <text:p>780</text:p>
          </table:table-cell>
          <table:table-cell table:formula="of:=([.M9]+[.H9]+[.C9])/3" office:value-type="float" office:value="488.333333333333">
            <text:p>488,3333333333</text:p>
          </table:table-cell>
          <table:table-cell table:formula="of:=([.N9]+[.I9]+[.D9])/3" office:value-type="float" office:value="479">
            <text:p>479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99">
            <text:p>999</text:p>
          </table:table-cell>
          <table:table-cell office:value-type="float" office:value="609">
            <text:p>609</text:p>
          </table:table-cell>
          <table:table-cell office:value-type="float" office:value="577">
            <text:p>577</text:p>
          </table:table-cell>
          <table:table-cell/>
          <table:table-cell office:value-type="float" office:value="4500">
            <text:p>4500</text:p>
          </table:table-cell>
          <table:table-cell office:value-type="float" office:value="951">
            <text:p>951</text:p>
          </table:table-cell>
          <table:table-cell office:value-type="float" office:value="531">
            <text:p>531</text:p>
          </table:table-cell>
          <table:table-cell office:value-type="float" office:value="483">
            <text:p>483</text:p>
          </table:table-cell>
          <table:table-cell/>
          <table:table-cell office:value-type="float" office:value="4500">
            <text:p>4500</text:p>
          </table:table-cell>
          <table:table-cell office:value-type="float" office:value="952">
            <text:p>952</text:p>
          </table:table-cell>
          <table:table-cell office:value-type="float" office:value="639">
            <text:p>639</text:p>
          </table:table-cell>
          <table:table-cell office:value-type="float" office:value="561">
            <text:p>561</text:p>
          </table:table-cell>
          <table:table-cell/>
          <table:table-cell table:formula="of:=([.L10]+[.G10]+[.B10])/3" office:value-type="float" office:value="967.333333333333">
            <text:p>967,3333333333</text:p>
          </table:table-cell>
          <table:table-cell table:formula="of:=([.M10]+[.H10]+[.C10])/3" office:value-type="float" office:value="593">
            <text:p>593</text:p>
          </table:table-cell>
          <table:table-cell table:formula="of:=([.N10]+[.I10]+[.D10])/3" office:value-type="float" office:value="540.333333333333">
            <text:p>540,3333333333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155">
            <text:p>1155</text:p>
          </table:table-cell>
          <table:table-cell office:value-type="float" office:value="686">
            <text:p>686</text:p>
          </table:table-cell>
          <table:table-cell office:value-type="float" office:value="764">
            <text:p>764</text:p>
          </table:table-cell>
          <table:table-cell/>
          <table:table-cell office:value-type="float" office:value="5000">
            <text:p>5000</text:p>
          </table:table-cell>
          <table:table-cell office:value-type="float" office:value="1014">
            <text:p>1014</text:p>
          </table:table-cell>
          <table:table-cell office:value-type="float" office:value="780">
            <text:p>780</text:p>
          </table:table-cell>
          <table:table-cell office:value-type="float" office:value="749">
            <text:p>749</text:p>
          </table:table-cell>
          <table:table-cell/>
          <table:table-cell office:value-type="float" office:value="5000">
            <text:p>5000</text:p>
          </table:table-cell>
          <table:table-cell office:value-type="float" office:value="1154">
            <text:p>1154</text:p>
          </table:table-cell>
          <table:table-cell table:number-columns-repeated="2" office:value-type="float" office:value="780">
            <text:p>780</text:p>
          </table:table-cell>
          <table:table-cell/>
          <table:table-cell table:formula="of:=([.L11]+[.G11]+[.B11])/3" office:value-type="float" office:value="1107.66666666667">
            <text:p>1107,6666666667</text:p>
          </table:table-cell>
          <table:table-cell table:formula="of:=([.M11]+[.H11]+[.C11])/3" office:value-type="float" office:value="748.666666666667">
            <text:p>748,6666666667</text:p>
          </table:table-cell>
          <table:table-cell table:formula="of:=([.N11]+[.I11]+[.D11])/3" office:value-type="float" office:value="764.333333333333">
            <text:p>764,3333333333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513">
            <text:p>1513</text:p>
          </table:table-cell>
          <table:table-cell table:number-columns-repeated="2" office:value-type="float" office:value="952">
            <text:p>952</text:p>
          </table:table-cell>
          <table:table-cell/>
          <table:table-cell office:value-type="float" office:value="5500">
            <text:p>5500</text:p>
          </table:table-cell>
          <table:table-cell office:value-type="float" office:value="1529">
            <text:p>1529</text:p>
          </table:table-cell>
          <table:table-cell table:number-columns-repeated="2" office:value-type="float" office:value="952">
            <text:p>952</text:p>
          </table:table-cell>
          <table:table-cell/>
          <table:table-cell office:value-type="float" office:value="5500">
            <text:p>5500</text:p>
          </table:table-cell>
          <table:table-cell office:value-type="float" office:value="1544">
            <text:p>1544</text:p>
          </table:table-cell>
          <table:table-cell office:value-type="float" office:value="951">
            <text:p>951</text:p>
          </table:table-cell>
          <table:table-cell office:value-type="float" office:value="920">
            <text:p>920</text:p>
          </table:table-cell>
          <table:table-cell/>
          <table:table-cell table:formula="of:=([.L12]+[.G12]+[.B12])/3" office:value-type="float" office:value="1528.66666666667">
            <text:p>1528,6666666667</text:p>
          </table:table-cell>
          <table:table-cell table:formula="of:=([.M12]+[.H12]+[.C12])/3" office:value-type="float" office:value="951.666666666667">
            <text:p>951,6666666667</text:p>
          </table:table-cell>
          <table:table-cell table:formula="of:=([.N12]+[.I12]+[.D12])/3" office:value-type="float" office:value="941.333333333333">
            <text:p>941,3333333333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825">
            <text:p>1825</text:p>
          </table:table-cell>
          <table:table-cell office:value-type="float" office:value="1076">
            <text:p>1076</text:p>
          </table:table-cell>
          <table:table-cell office:value-type="float" office:value="998">
            <text:p>998</text:p>
          </table:table-cell>
          <table:table-cell/>
          <table:table-cell office:value-type="float" office:value="6000">
            <text:p>6000</text:p>
          </table:table-cell>
          <table:table-cell office:value-type="float" office:value="1825">
            <text:p>1825</text:p>
          </table:table-cell>
          <table:table-cell office:value-type="float" office:value="1139">
            <text:p>1139</text:p>
          </table:table-cell>
          <table:table-cell office:value-type="float" office:value="1014">
            <text:p>1014</text:p>
          </table:table-cell>
          <table:table-cell/>
          <table:table-cell office:value-type="float" office:value="6000">
            <text:p>6000</text:p>
          </table:table-cell>
          <table:table-cell office:value-type="float" office:value="1701">
            <text:p>1701</text:p>
          </table:table-cell>
          <table:table-cell office:value-type="float" office:value="1076">
            <text:p>1076</text:p>
          </table:table-cell>
          <table:table-cell office:value-type="float" office:value="1139">
            <text:p>1139</text:p>
          </table:table-cell>
          <table:table-cell/>
          <table:table-cell table:formula="of:=([.L13]+[.G13]+[.B13])/3" office:value-type="float" office:value="1783.66666666667">
            <text:p>1783,6666666667</text:p>
          </table:table-cell>
          <table:table-cell table:formula="of:=([.M13]+[.H13]+[.C13])/3" office:value-type="float" office:value="1097">
            <text:p>1097</text:p>
          </table:table-cell>
          <table:table-cell table:formula="of:=([.N13]+[.I13]+[.D13])/3" office:value-type="float" office:value="1050.33333333333">
            <text:p>1050,3333333333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012">
            <text:p>2012</text:p>
          </table:table-cell>
          <table:table-cell office:value-type="float" office:value="1046">
            <text:p>1046</text:p>
          </table:table-cell>
          <table:table-cell office:value-type="float" office:value="982">
            <text:p>982</text:p>
          </table:table-cell>
          <table:table-cell/>
          <table:table-cell office:value-type="float" office:value="6500">
            <text:p>6500</text:p>
          </table:table-cell>
          <table:table-cell office:value-type="float" office:value="1997">
            <text:p>1997</text:p>
          </table:table-cell>
          <table:table-cell office:value-type="float" office:value="1311">
            <text:p>1311</text:p>
          </table:table-cell>
          <table:table-cell office:value-type="float" office:value="1279">
            <text:p>1279</text:p>
          </table:table-cell>
          <table:table-cell/>
          <table:table-cell office:value-type="float" office:value="6500">
            <text:p>6500</text:p>
          </table:table-cell>
          <table:table-cell office:value-type="float" office:value="2106">
            <text:p>2106</text:p>
          </table:table-cell>
          <table:table-cell office:value-type="float" office:value="1217">
            <text:p>1217</text:p>
          </table:table-cell>
          <table:table-cell office:value-type="float" office:value="1186">
            <text:p>1186</text:p>
          </table:table-cell>
          <table:table-cell/>
          <table:table-cell table:formula="of:=([.L14]+[.G14]+[.B14])/3" office:value-type="float" office:value="2038.33333333333">
            <text:p>2038,3333333333</text:p>
          </table:table-cell>
          <table:table-cell table:formula="of:=([.M14]+[.H14]+[.C14])/3" office:value-type="float" office:value="1191.33333333333">
            <text:p>1191,3333333333</text:p>
          </table:table-cell>
          <table:table-cell table:formula="of:=([.N14]+[.I14]+[.D14])/3" office:value-type="float" office:value="1149">
            <text:p>1149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732">
            <text:p>1732</text:p>
          </table:table-cell>
          <table:table-cell office:value-type="float" office:value="1279">
            <text:p>1279</text:p>
          </table:table-cell>
          <table:table-cell office:value-type="float" office:value="1435">
            <text:p>1435</text:p>
          </table:table-cell>
          <table:table-cell/>
          <table:table-cell office:value-type="float" office:value="7000">
            <text:p>7000</text:p>
          </table:table-cell>
          <table:table-cell office:value-type="float" office:value="2387">
            <text:p>2387</text:p>
          </table:table-cell>
          <table:table-cell office:value-type="float" office:value="1560">
            <text:p>1560</text:p>
          </table:table-cell>
          <table:table-cell office:value-type="float" office:value="1498">
            <text:p>1498</text:p>
          </table:table-cell>
          <table:table-cell/>
          <table:table-cell office:value-type="float" office:value="7000">
            <text:p>7000</text:p>
          </table:table-cell>
          <table:table-cell office:value-type="float" office:value="1997">
            <text:p>1997</text:p>
          </table:table-cell>
          <table:table-cell office:value-type="float" office:value="1076">
            <text:p>1076</text:p>
          </table:table-cell>
          <table:table-cell office:value-type="float" office:value="998">
            <text:p>998</text:p>
          </table:table-cell>
          <table:table-cell/>
          <table:table-cell table:formula="of:=([.L15]+[.G15]+[.B15])/3" office:value-type="float" office:value="2038.66666666667">
            <text:p>2038,6666666667</text:p>
          </table:table-cell>
          <table:table-cell table:formula="of:=([.M15]+[.H15]+[.C15])/3" office:value-type="float" office:value="1305">
            <text:p>1305</text:p>
          </table:table-cell>
          <table:table-cell table:formula="of:=([.N15]+[.I15]+[.D15])/3" office:value-type="float" office:value="1310.33333333333">
            <text:p>1310,3333333333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793">
            <text:p>2793</text:p>
          </table:table-cell>
          <table:table-cell office:value-type="float" office:value="1763">
            <text:p>1763</text:p>
          </table:table-cell>
          <table:table-cell office:value-type="float" office:value="1545">
            <text:p>1545</text:p>
          </table:table-cell>
          <table:table-cell/>
          <table:table-cell office:value-type="float" office:value="7500">
            <text:p>7500</text:p>
          </table:table-cell>
          <table:table-cell office:value-type="float" office:value="2699">
            <text:p>2699</text:p>
          </table:table-cell>
          <table:table-cell office:value-type="float" office:value="1404">
            <text:p>1404</text:p>
          </table:table-cell>
          <table:table-cell office:value-type="float" office:value="1388">
            <text:p>1388</text:p>
          </table:table-cell>
          <table:table-cell/>
          <table:table-cell office:value-type="float" office:value="7500">
            <text:p>7500</text:p>
          </table:table-cell>
          <table:table-cell office:value-type="float" office:value="2371">
            <text:p>2371</text:p>
          </table:table-cell>
          <table:table-cell office:value-type="float" office:value="1747">
            <text:p>1747</text:p>
          </table:table-cell>
          <table:table-cell office:value-type="float" office:value="1576">
            <text:p>1576</text:p>
          </table:table-cell>
          <table:table-cell/>
          <table:table-cell table:formula="of:=([.L16]+[.G16]+[.B16])/3" office:value-type="float" office:value="2621">
            <text:p>2621</text:p>
          </table:table-cell>
          <table:table-cell table:formula="of:=([.M16]+[.H16]+[.C16])/3" office:value-type="float" office:value="1638">
            <text:p>1638</text:p>
          </table:table-cell>
          <table:table-cell table:formula="of:=([.N16]+[.I16]+[.D16])/3" office:value-type="float" office:value="1503">
            <text:p>1503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2589">
            <text:p>2589</text:p>
          </table:table-cell>
          <table:table-cell office:value-type="float" office:value="1966">
            <text:p>1966</text:p>
          </table:table-cell>
          <table:table-cell office:value-type="float" office:value="1950">
            <text:p>1950</text:p>
          </table:table-cell>
          <table:table-cell/>
          <table:table-cell office:value-type="float" office:value="8000">
            <text:p>8000</text:p>
          </table:table-cell>
          <table:table-cell office:value-type="float" office:value="2558">
            <text:p>2558</text:p>
          </table:table-cell>
          <table:table-cell office:value-type="float" office:value="1404">
            <text:p>1404</text:p>
          </table:table-cell>
          <table:table-cell office:value-type="float" office:value="1467">
            <text:p>1467</text:p>
          </table:table-cell>
          <table:table-cell/>
          <table:table-cell office:value-type="float" office:value="8000">
            <text:p>8000</text:p>
          </table:table-cell>
          <table:table-cell office:value-type="float" office:value="2839">
            <text:p>2839</text:p>
          </table:table-cell>
          <table:table-cell office:value-type="float" office:value="1701">
            <text:p>1701</text:p>
          </table:table-cell>
          <table:table-cell office:value-type="float" office:value="2028">
            <text:p>2028</text:p>
          </table:table-cell>
          <table:table-cell/>
          <table:table-cell table:formula="of:=([.L17]+[.G17]+[.B17])/3" office:value-type="float" office:value="2662">
            <text:p>2662</text:p>
          </table:table-cell>
          <table:table-cell table:formula="of:=([.M17]+[.H17]+[.C17])/3" office:value-type="float" office:value="1690.33333333333">
            <text:p>1690,3333333333</text:p>
          </table:table-cell>
          <table:table-cell table:formula="of:=([.N17]+[.I17]+[.D17])/3" office:value-type="float" office:value="1815">
            <text:p>1815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432">
            <text:p>3432</text:p>
          </table:table-cell>
          <table:table-cell office:value-type="float" office:value="1841">
            <text:p>1841</text:p>
          </table:table-cell>
          <table:table-cell office:value-type="float" office:value="1669">
            <text:p>1669</text:p>
          </table:table-cell>
          <table:table-cell/>
          <table:table-cell office:value-type="float" office:value="8500">
            <text:p>8500</text:p>
          </table:table-cell>
          <table:table-cell office:value-type="float" office:value="3307">
            <text:p>3307</text:p>
          </table:table-cell>
          <table:table-cell office:value-type="float" office:value="2262">
            <text:p>2262</text:p>
          </table:table-cell>
          <table:table-cell office:value-type="float" office:value="2075">
            <text:p>2075</text:p>
          </table:table-cell>
          <table:table-cell/>
          <table:table-cell office:value-type="float" office:value="8500">
            <text:p>8500</text:p>
          </table:table-cell>
          <table:table-cell office:value-type="float" office:value="3260">
            <text:p>3260</text:p>
          </table:table-cell>
          <table:table-cell office:value-type="float" office:value="1638">
            <text:p>1638</text:p>
          </table:table-cell>
          <table:table-cell office:value-type="float" office:value="1482">
            <text:p>1482</text:p>
          </table:table-cell>
          <table:table-cell/>
          <table:table-cell table:formula="of:=([.L18]+[.G18]+[.B18])/3" office:value-type="float" office:value="3333">
            <text:p>3333</text:p>
          </table:table-cell>
          <table:table-cell table:formula="of:=([.M18]+[.H18]+[.C18])/3" office:value-type="float" office:value="1913.66666666667">
            <text:p>1913,6666666667</text:p>
          </table:table-cell>
          <table:table-cell table:formula="of:=([.N18]+[.I18]+[.D18])/3" office:value-type="float" office:value="1742">
            <text:p>1742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4056">
            <text:p>4056</text:p>
          </table:table-cell>
          <table:table-cell office:value-type="float" office:value="2215">
            <text:p>2215</text:p>
          </table:table-cell>
          <table:table-cell office:value-type="float" office:value="2168">
            <text:p>2168</text:p>
          </table:table-cell>
          <table:table-cell/>
          <table:table-cell office:value-type="float" office:value="9000">
            <text:p>9000</text:p>
          </table:table-cell>
          <table:table-cell office:value-type="float" office:value="3822">
            <text:p>3822</text:p>
          </table:table-cell>
          <table:table-cell table:number-columns-repeated="2" office:value-type="float" office:value="2465">
            <text:p>2465</text:p>
          </table:table-cell>
          <table:table-cell/>
          <table:table-cell office:value-type="float" office:value="9000">
            <text:p>9000</text:p>
          </table:table-cell>
          <table:table-cell office:value-type="float" office:value="4056">
            <text:p>4056</text:p>
          </table:table-cell>
          <table:table-cell office:value-type="float" office:value="2169">
            <text:p>2169</text:p>
          </table:table-cell>
          <table:table-cell office:value-type="float" office:value="2106">
            <text:p>2106</text:p>
          </table:table-cell>
          <table:table-cell/>
          <table:table-cell table:formula="of:=([.L19]+[.G19]+[.B19])/3" office:value-type="float" office:value="3978">
            <text:p>3978</text:p>
          </table:table-cell>
          <table:table-cell table:formula="of:=([.M19]+[.H19]+[.C19])/3" office:value-type="float" office:value="2283">
            <text:p>2283</text:p>
          </table:table-cell>
          <table:table-cell table:formula="of:=([.N19]+[.I19]+[.D19])/3" office:value-type="float" office:value="2246.33333333333">
            <text:p>2246,3333333333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3947">
            <text:p>3947</text:p>
          </table:table-cell>
          <table:table-cell office:value-type="float" office:value="2761">
            <text:p>2761</text:p>
          </table:table-cell>
          <table:table-cell office:value-type="float" office:value="2871">
            <text:p>2871</text:p>
          </table:table-cell>
          <table:table-cell/>
          <table:table-cell office:value-type="float" office:value="9500">
            <text:p>9500</text:p>
          </table:table-cell>
          <table:table-cell office:value-type="float" office:value="4633">
            <text:p>4633</text:p>
          </table:table-cell>
          <table:table-cell office:value-type="float" office:value="2699">
            <text:p>2699</text:p>
          </table:table-cell>
          <table:table-cell office:value-type="float" office:value="2730">
            <text:p>2730</text:p>
          </table:table-cell>
          <table:table-cell/>
          <table:table-cell office:value-type="float" office:value="9500">
            <text:p>9500</text:p>
          </table:table-cell>
          <table:table-cell office:value-type="float" office:value="4773">
            <text:p>4773</text:p>
          </table:table-cell>
          <table:table-cell office:value-type="float" office:value="2917">
            <text:p>2917</text:p>
          </table:table-cell>
          <table:table-cell office:value-type="float" office:value="2808">
            <text:p>2808</text:p>
          </table:table-cell>
          <table:table-cell/>
          <table:table-cell table:formula="of:=([.L20]+[.G20]+[.B20])/3" office:value-type="float" office:value="4451">
            <text:p>4451</text:p>
          </table:table-cell>
          <table:table-cell table:formula="of:=([.M20]+[.H20]+[.C20])/3" office:value-type="float" office:value="2792.33333333333">
            <text:p>2792,3333333333</text:p>
          </table:table-cell>
          <table:table-cell table:formula="of:=([.N20]+[.I20]+[.D20])/3" office:value-type="float" office:value="2803">
            <text:p>280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399">
            <text:p>4399</text:p>
          </table:table-cell>
          <table:table-cell office:value-type="float" office:value="2979">
            <text:p>2979</text:p>
          </table:table-cell>
          <table:table-cell office:value-type="float" office:value="2433">
            <text:p>2433</text:p>
          </table:table-cell>
          <table:table-cell/>
          <table:table-cell office:value-type="float" office:value="10000">
            <text:p>10000</text:p>
          </table:table-cell>
          <table:table-cell office:value-type="float" office:value="4867">
            <text:p>4867</text:p>
          </table:table-cell>
          <table:table-cell office:value-type="float" office:value="3074">
            <text:p>3074</text:p>
          </table:table-cell>
          <table:table-cell office:value-type="float" office:value="3135">
            <text:p>3135</text:p>
          </table:table-cell>
          <table:table-cell/>
          <table:table-cell office:value-type="float" office:value="10000">
            <text:p>10000</text:p>
          </table:table-cell>
          <table:table-cell office:value-type="float" office:value="5210">
            <text:p>5210</text:p>
          </table:table-cell>
          <table:table-cell office:value-type="float" office:value="3073">
            <text:p>3073</text:p>
          </table:table-cell>
          <table:table-cell office:value-type="float" office:value="2637">
            <text:p>2637</text:p>
          </table:table-cell>
          <table:table-cell/>
          <table:table-cell table:formula="of:=([.L21]+[.G21]+[.B21])/3" office:value-type="float" office:value="4825.33333333333">
            <text:p>4825,3333333333</text:p>
          </table:table-cell>
          <table:table-cell table:formula="of:=([.M21]+[.H21]+[.C21])/3" office:value-type="float" office:value="3042">
            <text:p>3042</text:p>
          </table:table-cell>
          <table:table-cell table:formula="of:=([.N21]+[.I21]+[.D21])/3" office:value-type="float" office:value="2735">
            <text:p>2735</text:p>
          </table:table-cell>
        </table:table-row>
      </table:table>
      <table:table table:name="construction klein alfabet" table:style-name="ta1">
        <table:shapes>
          <draw:frame draw:z-index="0" draw:style-name="gr1" svg:width="16.013cm" svg:height="8.98cm" svg:x="15.805cm" svg:y="12.428cm">
            <draw:object draw:notify-on-update-of-ranges="'construction klein alfabet'.K2:'construction klein alfabet'.K21 'construction klein alfabet'.B1:'construction klein alfabet'.B1 'construction klein alfabet'.P2:'construction klein alfabet'.P21 'construction klein alfabet'.K2:'construction klein alfabet'.K21 'construction klein alfabet'.C1:'construction klein alfabet'.C1 'construction klein alfabet'.Q2:'construction klein alfabet'.Q21 'construction klein alfabet'.K2:'construction klein alfabet'.K21 'construction klein alfabet'.D1:'construction klein alfabet'.D1 'construction klein alfabet'.R2:'construction klein alfabet'.R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>
            <text:p>run1</text:p>
          </table:table-cell>
          <table:table-cell office:value-type="string">
            <text:p>ST1</text:p>
          </table:table-cell>
          <table:table-cell office:value-type="string">
            <text:p>ST2</text:p>
          </table:table-cell>
          <table:table-cell office:value-type="string">
            <text:p>ST3</text:p>
          </table:table-cell>
          <table:table-cell/>
          <table:table-cell office:value-type="string">
            <text:p>run2</text:p>
          </table:table-cell>
          <table:table-cell table:number-columns-repeated="4"/>
          <table:table-cell office:value-type="string">
            <text:p>run3</text:p>
          </table:table-cell>
          <table:table-cell table:number-columns-repeated="7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/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L2]+[.G2]+[.B2])/3" office:value-type="float" office:value="26">
            <text:p>26</text:p>
          </table:table-cell>
          <table:table-cell table:formula="of:=([.M2]+[.H2]+[.C2])/3" office:value-type="float" office:value="0">
            <text:p>0</text:p>
          </table:table-cell>
          <table:table-cell table:formula="of:=([.N2]+[.I2]+[.D2])/3" office:value-type="float" office:value="5.33333333333333">
            <text:p>5,333333333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/>
          <table:table-cell office:value-type="float" office:value="1000">
            <text:p>1000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/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formula="of:=([.L3]+[.G3]+[.B3])/3" office:value-type="float" office:value="30.6666666666667">
            <text:p>30,6666666667</text:p>
          </table:table-cell>
          <table:table-cell table:formula="of:=([.M3]+[.H3]+[.C3])/3" office:value-type="float" office:value="10.6666666666667">
            <text:p>10,6666666667</text:p>
          </table:table-cell>
          <table:table-cell table:formula="of:=([.N3]+[.I3]+[.D3])/3" office:value-type="float" office:value="10.3333333333333">
            <text:p>10,3333333333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/>
          <table:table-cell office:value-type="float" office:value="1500">
            <text:p>1500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/>
          <table:table-cell office:value-type="float" office:value="1500">
            <text:p>1500</text:p>
          </table:table-cell>
          <table:table-cell office:value-type="float" office:value="78">
            <text:p>78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/>
          <table:table-cell table:formula="of:=([.L4]+[.G4]+[.B4])/3" office:value-type="float" office:value="73">
            <text:p>73</text:p>
          </table:table-cell>
          <table:table-cell table:formula="of:=([.M4]+[.H4]+[.C4])/3" office:value-type="float" office:value="26.3333333333333">
            <text:p>26,3333333333</text:p>
          </table:table-cell>
          <table:table-cell table:formula="of:=([.N4]+[.I4]+[.D4])/3" office:value-type="float" office:value="20.6666666666667">
            <text:p>20,666666666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1">
            <text:p>141</text:p>
          </table:table-cell>
          <table:table-cell office:value-type="float" office:value="62">
            <text:p>62</text:p>
          </table:table-cell>
          <table:table-cell office:value-type="float" office:value="46">
            <text:p>46</text:p>
          </table:table-cell>
          <table:table-cell/>
          <table:table-cell office:value-type="float" office:value="2000">
            <text:p>2000</text:p>
          </table:table-cell>
          <table:table-cell office:value-type="float" office:value="156">
            <text:p>156</text:p>
          </table:table-cell>
          <table:table-cell table:number-columns-repeated="2" office:value-type="float" office:value="31">
            <text:p>31</text:p>
          </table:table-cell>
          <table:table-cell/>
          <table:table-cell office:value-type="float" office:value="2000">
            <text:p>2000</text:p>
          </table:table-cell>
          <table:table-cell office:value-type="float" office:value="140">
            <text:p>140</text:p>
          </table:table-cell>
          <table:table-cell table:number-columns-repeated="2" office:value-type="float" office:value="47">
            <text:p>47</text:p>
          </table:table-cell>
          <table:table-cell/>
          <table:table-cell table:formula="of:=([.L5]+[.G5]+[.B5])/3" office:value-type="float" office:value="145.666666666667">
            <text:p>145,6666666667</text:p>
          </table:table-cell>
          <table:table-cell table:formula="of:=([.M5]+[.H5]+[.C5])/3" office:value-type="float" office:value="46.6666666666667">
            <text:p>46,6666666667</text:p>
          </table:table-cell>
          <table:table-cell table:formula="of:=([.N5]+[.I5]+[.D5])/3" office:value-type="float" office:value="41.3333333333333">
            <text:p>41,3333333333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72">
            <text:p>172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/>
          <table:table-cell office:value-type="float" office:value="2500">
            <text:p>2500</text:p>
          </table:table-cell>
          <table:table-cell office:value-type="float" office:value="187">
            <text:p>187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/>
          <table:table-cell office:value-type="float" office:value="2500">
            <text:p>2500</text:p>
          </table:table-cell>
          <table:table-cell office:value-type="float" office:value="187">
            <text:p>187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/>
          <table:table-cell table:formula="of:=([.L6]+[.G6]+[.B6])/3" office:value-type="float" office:value="182">
            <text:p>182</text:p>
          </table:table-cell>
          <table:table-cell table:formula="of:=([.M6]+[.H6]+[.C6])/3" office:value-type="float" office:value="62.3333333333333">
            <text:p>62,3333333333</text:p>
          </table:table-cell>
          <table:table-cell table:formula="of:=([.N6]+[.I6]+[.D6])/3" office:value-type="float" office:value="57.6666666666667">
            <text:p>57,6666666667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18">
            <text:p>218</text:p>
          </table:table-cell>
          <table:table-cell table:number-columns-repeated="2" office:value-type="float" office:value="78">
            <text:p>78</text:p>
          </table:table-cell>
          <table:table-cell/>
          <table:table-cell office:value-type="float" office:value="3000">
            <text:p>3000</text:p>
          </table:table-cell>
          <table:table-cell office:value-type="float" office:value="265">
            <text:p>265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/>
          <table:table-cell office:value-type="float" office:value="3000">
            <text:p>3000</text:p>
          </table:table-cell>
          <table:table-cell office:value-type="float" office:value="265">
            <text:p>265</text:p>
          </table:table-cell>
          <table:table-cell table:number-columns-repeated="2" office:value-type="float" office:value="93">
            <text:p>93</text:p>
          </table:table-cell>
          <table:table-cell/>
          <table:table-cell table:formula="of:=([.L7]+[.G7]+[.B7])/3" office:value-type="float" office:value="249.333333333333">
            <text:p>249,3333333333</text:p>
          </table:table-cell>
          <table:table-cell table:formula="of:=([.M7]+[.H7]+[.C7])/3" office:value-type="float" office:value="88">
            <text:p>88</text:p>
          </table:table-cell>
          <table:table-cell table:formula="of:=([.N7]+[.I7]+[.D7])/3" office:value-type="float" office:value="88.3333333333333">
            <text:p>88,3333333333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81">
            <text:p>281</text:p>
          </table:table-cell>
          <table:table-cell table:number-columns-repeated="2" office:value-type="float" office:value="109">
            <text:p>109</text:p>
          </table:table-cell>
          <table:table-cell/>
          <table:table-cell office:value-type="float" office:value="3500">
            <text:p>3500</text:p>
          </table:table-cell>
          <table:table-cell office:value-type="float" office:value="359">
            <text:p>359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/>
          <table:table-cell office:value-type="float" office:value="3500">
            <text:p>3500</text:p>
          </table:table-cell>
          <table:table-cell office:value-type="float" office:value="359">
            <text:p>359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/>
          <table:table-cell table:formula="of:=([.L8]+[.G8]+[.B8])/3" office:value-type="float" office:value="333">
            <text:p>333</text:p>
          </table:table-cell>
          <table:table-cell table:formula="of:=([.M8]+[.H8]+[.C8])/3" office:value-type="float" office:value="119.333333333333">
            <text:p>119,3333333333</text:p>
          </table:table-cell>
          <table:table-cell table:formula="of:=([.N8]+[.I8]+[.D8])/3" office:value-type="float" office:value="119.333333333333">
            <text:p>119,3333333333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06">
            <text:p>406</text:p>
          </table:table-cell>
          <table:table-cell office:value-type="float" office:value="156">
            <text:p>156</text:p>
          </table:table-cell>
          <table:table-cell office:value-type="float" office:value="172">
            <text:p>172</text:p>
          </table:table-cell>
          <table:table-cell/>
          <table:table-cell office:value-type="float" office:value="4000">
            <text:p>4000</text:p>
          </table:table-cell>
          <table:table-cell office:value-type="float" office:value="452">
            <text:p>452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/>
          <table:table-cell office:value-type="float" office:value="4000">
            <text:p>4000</text:p>
          </table:table-cell>
          <table:table-cell office:value-type="float" office:value="453">
            <text:p>453</text:p>
          </table:table-cell>
          <table:table-cell table:number-columns-repeated="2" office:value-type="float" office:value="156">
            <text:p>156</text:p>
          </table:table-cell>
          <table:table-cell/>
          <table:table-cell table:formula="of:=([.L9]+[.G9]+[.B9])/3" office:value-type="float" office:value="437">
            <text:p>437</text:p>
          </table:table-cell>
          <table:table-cell table:formula="of:=([.M9]+[.H9]+[.C9])/3" office:value-type="float" office:value="161">
            <text:p>161</text:p>
          </table:table-cell>
          <table:table-cell table:formula="of:=([.N9]+[.I9]+[.D9])/3" office:value-type="float" office:value="161.333333333333">
            <text:p>161,3333333333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77">
            <text:p>577</text:p>
          </table:table-cell>
          <table:table-cell office:value-type="float" office:value="203">
            <text:p>203</text:p>
          </table:table-cell>
          <table:table-cell office:value-type="float" office:value="187">
            <text:p>187</text:p>
          </table:table-cell>
          <table:table-cell/>
          <table:table-cell office:value-type="float" office:value="4500">
            <text:p>4500</text:p>
          </table:table-cell>
          <table:table-cell office:value-type="float" office:value="577">
            <text:p>577</text:p>
          </table:table-cell>
          <table:table-cell office:value-type="float" office:value="203">
            <text:p>203</text:p>
          </table:table-cell>
          <table:table-cell office:value-type="float" office:value="187">
            <text:p>187</text:p>
          </table:table-cell>
          <table:table-cell/>
          <table:table-cell office:value-type="float" office:value="4500">
            <text:p>4500</text:p>
          </table:table-cell>
          <table:table-cell office:value-type="float" office:value="577">
            <text:p>577</text:p>
          </table:table-cell>
          <table:table-cell office:value-type="float" office:value="187">
            <text:p>187</text:p>
          </table:table-cell>
          <table:table-cell office:value-type="float" office:value="172">
            <text:p>172</text:p>
          </table:table-cell>
          <table:table-cell/>
          <table:table-cell table:formula="of:=([.L10]+[.G10]+[.B10])/3" office:value-type="float" office:value="577">
            <text:p>577</text:p>
          </table:table-cell>
          <table:table-cell table:formula="of:=([.M10]+[.H10]+[.C10])/3" office:value-type="float" office:value="197.666666666667">
            <text:p>197,6666666667</text:p>
          </table:table-cell>
          <table:table-cell table:formula="of:=([.N10]+[.I10]+[.D10])/3" office:value-type="float" office:value="182">
            <text:p>182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671">
            <text:p>671</text:p>
          </table:table-cell>
          <table:table-cell office:value-type="float" office:value="249">
            <text:p>249</text:p>
          </table:table-cell>
          <table:table-cell office:value-type="float" office:value="234">
            <text:p>234</text:p>
          </table:table-cell>
          <table:table-cell/>
          <table:table-cell office:value-type="float" office:value="5000">
            <text:p>5000</text:p>
          </table:table-cell>
          <table:table-cell office:value-type="float" office:value="671">
            <text:p>671</text:p>
          </table:table-cell>
          <table:table-cell office:value-type="float" office:value="250">
            <text:p>250</text:p>
          </table:table-cell>
          <table:table-cell office:value-type="float" office:value="234">
            <text:p>234</text:p>
          </table:table-cell>
          <table:table-cell/>
          <table:table-cell office:value-type="float" office:value="5000">
            <text:p>5000</text:p>
          </table:table-cell>
          <table:table-cell office:value-type="float" office:value="640">
            <text:p>640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/>
          <table:table-cell table:formula="of:=([.L11]+[.G11]+[.B11])/3" office:value-type="float" office:value="660.666666666667">
            <text:p>660,6666666667</text:p>
          </table:table-cell>
          <table:table-cell table:formula="of:=([.M11]+[.H11]+[.C11])/3" office:value-type="float" office:value="249.333333333333">
            <text:p>249,3333333333</text:p>
          </table:table-cell>
          <table:table-cell table:formula="of:=([.N11]+[.I11]+[.D11])/3" office:value-type="float" office:value="239.333333333333">
            <text:p>239,3333333333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43">
            <text:p>843</text:p>
          </table:table-cell>
          <table:table-cell office:value-type="float" office:value="296">
            <text:p>296</text:p>
          </table:table-cell>
          <table:table-cell office:value-type="float" office:value="265">
            <text:p>265</text:p>
          </table:table-cell>
          <table:table-cell/>
          <table:table-cell office:value-type="float" office:value="5500">
            <text:p>5500</text:p>
          </table:table-cell>
          <table:table-cell office:value-type="float" office:value="748">
            <text:p>748</text:p>
          </table:table-cell>
          <table:table-cell office:value-type="float" office:value="281">
            <text:p>281</text:p>
          </table:table-cell>
          <table:table-cell office:value-type="float" office:value="297">
            <text:p>297</text:p>
          </table:table-cell>
          <table:table-cell/>
          <table:table-cell office:value-type="float" office:value="5500">
            <text:p>5500</text:p>
          </table:table-cell>
          <table:table-cell office:value-type="float" office:value="843">
            <text:p>843</text:p>
          </table:table-cell>
          <table:table-cell office:value-type="float" office:value="265">
            <text:p>265</text:p>
          </table:table-cell>
          <table:table-cell office:value-type="float" office:value="281">
            <text:p>281</text:p>
          </table:table-cell>
          <table:table-cell/>
          <table:table-cell table:formula="of:=([.L12]+[.G12]+[.B12])/3" office:value-type="float" office:value="811.333333333333">
            <text:p>811,3333333333</text:p>
          </table:table-cell>
          <table:table-cell table:formula="of:=([.M12]+[.H12]+[.C12])/3" office:value-type="float" office:value="280.666666666667">
            <text:p>280,6666666667</text:p>
          </table:table-cell>
          <table:table-cell table:formula="of:=([.N12]+[.I12]+[.D12])/3" office:value-type="float" office:value="281">
            <text:p>281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905">
            <text:p>905</text:p>
          </table:table-cell>
          <table:table-cell office:value-type="float" office:value="359">
            <text:p>359</text:p>
          </table:table-cell>
          <table:table-cell office:value-type="float" office:value="327">
            <text:p>327</text:p>
          </table:table-cell>
          <table:table-cell/>
          <table:table-cell office:value-type="float" office:value="6000">
            <text:p>6000</text:p>
          </table:table-cell>
          <table:table-cell office:value-type="float" office:value="983">
            <text:p>983</text:p>
          </table:table-cell>
          <table:table-cell table:number-columns-repeated="2" office:value-type="float" office:value="358">
            <text:p>358</text:p>
          </table:table-cell>
          <table:table-cell/>
          <table:table-cell office:value-type="float" office:value="6000">
            <text:p>6000</text:p>
          </table:table-cell>
          <table:table-cell office:value-type="float" office:value="905">
            <text:p>905</text:p>
          </table:table-cell>
          <table:table-cell office:value-type="float" office:value="343">
            <text:p>343</text:p>
          </table:table-cell>
          <table:table-cell office:value-type="float" office:value="375">
            <text:p>375</text:p>
          </table:table-cell>
          <table:table-cell/>
          <table:table-cell table:formula="of:=([.L13]+[.G13]+[.B13])/3" office:value-type="float" office:value="931">
            <text:p>931</text:p>
          </table:table-cell>
          <table:table-cell table:formula="of:=([.M13]+[.H13]+[.C13])/3" office:value-type="float" office:value="353.333333333333">
            <text:p>353,3333333333</text:p>
          </table:table-cell>
          <table:table-cell table:formula="of:=([.N13]+[.I13]+[.D13])/3" office:value-type="float" office:value="353.333333333333">
            <text:p>353,3333333333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123">
            <text:p>1123</text:p>
          </table:table-cell>
          <table:table-cell office:value-type="float" office:value="406">
            <text:p>406</text:p>
          </table:table-cell>
          <table:table-cell office:value-type="float" office:value="422">
            <text:p>422</text:p>
          </table:table-cell>
          <table:table-cell/>
          <table:table-cell office:value-type="float" office:value="6500">
            <text:p>6500</text:p>
          </table:table-cell>
          <table:table-cell office:value-type="float" office:value="1155">
            <text:p>1155</text:p>
          </table:table-cell>
          <table:table-cell office:value-type="float" office:value="405">
            <text:p>405</text:p>
          </table:table-cell>
          <table:table-cell office:value-type="float" office:value="390">
            <text:p>390</text:p>
          </table:table-cell>
          <table:table-cell/>
          <table:table-cell office:value-type="float" office:value="6500">
            <text:p>6500</text:p>
          </table:table-cell>
          <table:table-cell office:value-type="float" office:value="1170">
            <text:p>1170</text:p>
          </table:table-cell>
          <table:table-cell table:number-columns-repeated="2" office:value-type="float" office:value="421">
            <text:p>421</text:p>
          </table:table-cell>
          <table:table-cell/>
          <table:table-cell table:formula="of:=([.L14]+[.G14]+[.B14])/3" office:value-type="float" office:value="1149.33333333333">
            <text:p>1149,3333333333</text:p>
          </table:table-cell>
          <table:table-cell table:formula="of:=([.M14]+[.H14]+[.C14])/3" office:value-type="float" office:value="410.666666666667">
            <text:p>410,6666666667</text:p>
          </table:table-cell>
          <table:table-cell table:formula="of:=([.N14]+[.I14]+[.D14])/3" office:value-type="float" office:value="411">
            <text:p>411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311">
            <text:p>1311</text:p>
          </table:table-cell>
          <table:table-cell office:value-type="float" office:value="452">
            <text:p>452</text:p>
          </table:table-cell>
          <table:table-cell office:value-type="float" office:value="436">
            <text:p>436</text:p>
          </table:table-cell>
          <table:table-cell/>
          <table:table-cell office:value-type="float" office:value="7000">
            <text:p>7000</text:p>
          </table:table-cell>
          <table:table-cell office:value-type="float" office:value="1264">
            <text:p>1264</text:p>
          </table:table-cell>
          <table:table-cell office:value-type="float" office:value="484">
            <text:p>484</text:p>
          </table:table-cell>
          <table:table-cell office:value-type="float" office:value="468">
            <text:p>468</text:p>
          </table:table-cell>
          <table:table-cell/>
          <table:table-cell office:value-type="float" office:value="7000">
            <text:p>7000</text:p>
          </table:table-cell>
          <table:table-cell office:value-type="float" office:value="1342">
            <text:p>1342</text:p>
          </table:table-cell>
          <table:table-cell office:value-type="float" office:value="437">
            <text:p>437</text:p>
          </table:table-cell>
          <table:table-cell office:value-type="float" office:value="390">
            <text:p>390</text:p>
          </table:table-cell>
          <table:table-cell/>
          <table:table-cell table:formula="of:=([.L15]+[.G15]+[.B15])/3" office:value-type="float" office:value="1305.66666666667">
            <text:p>1305,6666666667</text:p>
          </table:table-cell>
          <table:table-cell table:formula="of:=([.M15]+[.H15]+[.C15])/3" office:value-type="float" office:value="457.666666666667">
            <text:p>457,6666666667</text:p>
          </table:table-cell>
          <table:table-cell table:formula="of:=([.N15]+[.I15]+[.D15])/3" office:value-type="float" office:value="431.333333333333">
            <text:p>431,3333333333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498">
            <text:p>1498</text:p>
          </table:table-cell>
          <table:table-cell office:value-type="float" office:value="546">
            <text:p>546</text:p>
          </table:table-cell>
          <table:table-cell office:value-type="float" office:value="499">
            <text:p>499</text:p>
          </table:table-cell>
          <table:table-cell/>
          <table:table-cell office:value-type="float" office:value="7500">
            <text:p>7500</text:p>
          </table:table-cell>
          <table:table-cell office:value-type="float" office:value="1513">
            <text:p>1513</text:p>
          </table:table-cell>
          <table:table-cell office:value-type="float" office:value="546">
            <text:p>546</text:p>
          </table:table-cell>
          <table:table-cell office:value-type="float" office:value="499">
            <text:p>499</text:p>
          </table:table-cell>
          <table:table-cell/>
          <table:table-cell office:value-type="float" office:value="7500">
            <text:p>7500</text:p>
          </table:table-cell>
          <table:table-cell office:value-type="float" office:value="1217">
            <text:p>1217</text:p>
          </table:table-cell>
          <table:table-cell office:value-type="float" office:value="546">
            <text:p>546</text:p>
          </table:table-cell>
          <table:table-cell office:value-type="float" office:value="515">
            <text:p>515</text:p>
          </table:table-cell>
          <table:table-cell/>
          <table:table-cell table:formula="of:=([.L16]+[.G16]+[.B16])/3" office:value-type="float" office:value="1409.33333333333">
            <text:p>1409,3333333333</text:p>
          </table:table-cell>
          <table:table-cell table:formula="of:=([.M16]+[.H16]+[.C16])/3" office:value-type="float" office:value="546">
            <text:p>546</text:p>
          </table:table-cell>
          <table:table-cell table:formula="of:=([.N16]+[.I16]+[.D16])/3" office:value-type="float" office:value="504.333333333333">
            <text:p>504,3333333333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482">
            <text:p>1482</text:p>
          </table:table-cell>
          <table:table-cell office:value-type="float" office:value="624">
            <text:p>624</text:p>
          </table:table-cell>
          <table:table-cell office:value-type="float" office:value="546">
            <text:p>546</text:p>
          </table:table-cell>
          <table:table-cell/>
          <table:table-cell office:value-type="float" office:value="8000">
            <text:p>8000</text:p>
          </table:table-cell>
          <table:table-cell office:value-type="float" office:value="1498">
            <text:p>1498</text:p>
          </table:table-cell>
          <table:table-cell table:number-columns-repeated="2" office:value-type="float" office:value="624">
            <text:p>624</text:p>
          </table:table-cell>
          <table:table-cell/>
          <table:table-cell office:value-type="float" office:value="8000">
            <text:p>8000</text:p>
          </table:table-cell>
          <table:table-cell office:value-type="float" office:value="1669">
            <text:p>1669</text:p>
          </table:table-cell>
          <table:table-cell office:value-type="float" office:value="624">
            <text:p>624</text:p>
          </table:table-cell>
          <table:table-cell office:value-type="float" office:value="562">
            <text:p>562</text:p>
          </table:table-cell>
          <table:table-cell/>
          <table:table-cell table:formula="of:=([.L17]+[.G17]+[.B17])/3" office:value-type="float" office:value="1549.66666666667">
            <text:p>1549,6666666667</text:p>
          </table:table-cell>
          <table:table-cell table:formula="of:=([.M17]+[.H17]+[.C17])/3" office:value-type="float" office:value="624">
            <text:p>624</text:p>
          </table:table-cell>
          <table:table-cell table:formula="of:=([.N17]+[.I17]+[.D17])/3" office:value-type="float" office:value="577.333333333333">
            <text:p>577,3333333333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685">
            <text:p>1685</text:p>
          </table:table-cell>
          <table:table-cell office:value-type="float" office:value="624">
            <text:p>624</text:p>
          </table:table-cell>
          <table:table-cell office:value-type="float" office:value="577">
            <text:p>577</text:p>
          </table:table-cell>
          <table:table-cell/>
          <table:table-cell office:value-type="float" office:value="8500">
            <text:p>8500</text:p>
          </table:table-cell>
          <table:table-cell office:value-type="float" office:value="1856">
            <text:p>1856</text:p>
          </table:table-cell>
          <table:table-cell office:value-type="float" office:value="702">
            <text:p>702</text:p>
          </table:table-cell>
          <table:table-cell office:value-type="float" office:value="624">
            <text:p>624</text:p>
          </table:table-cell>
          <table:table-cell/>
          <table:table-cell office:value-type="float" office:value="8500">
            <text:p>8500</text:p>
          </table:table-cell>
          <table:table-cell office:value-type="float" office:value="1763">
            <text:p>1763</text:p>
          </table:table-cell>
          <table:table-cell table:number-columns-repeated="2" office:value-type="float" office:value="702">
            <text:p>702</text:p>
          </table:table-cell>
          <table:table-cell/>
          <table:table-cell table:formula="of:=([.L18]+[.G18]+[.B18])/3" office:value-type="float" office:value="1768">
            <text:p>1768</text:p>
          </table:table-cell>
          <table:table-cell table:formula="of:=([.M18]+[.H18]+[.C18])/3" office:value-type="float" office:value="676">
            <text:p>676</text:p>
          </table:table-cell>
          <table:table-cell table:formula="of:=([.N18]+[.I18]+[.D18])/3" office:value-type="float" office:value="634.333333333333">
            <text:p>634,3333333333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841">
            <text:p>1841</text:p>
          </table:table-cell>
          <table:table-cell office:value-type="float" office:value="686">
            <text:p>686</text:p>
          </table:table-cell>
          <table:table-cell office:value-type="float" office:value="640">
            <text:p>640</text:p>
          </table:table-cell>
          <table:table-cell/>
          <table:table-cell office:value-type="float" office:value="9000">
            <text:p>9000</text:p>
          </table:table-cell>
          <table:table-cell office:value-type="float" office:value="1997">
            <text:p>1997</text:p>
          </table:table-cell>
          <table:table-cell office:value-type="float" office:value="780">
            <text:p>780</text:p>
          </table:table-cell>
          <table:table-cell office:value-type="float" office:value="765">
            <text:p>765</text:p>
          </table:table-cell>
          <table:table-cell/>
          <table:table-cell office:value-type="float" office:value="9000">
            <text:p>9000</text:p>
          </table:table-cell>
          <table:table-cell office:value-type="float" office:value="2090">
            <text:p>2090</text:p>
          </table:table-cell>
          <table:table-cell office:value-type="float" office:value="749">
            <text:p>749</text:p>
          </table:table-cell>
          <table:table-cell office:value-type="float" office:value="718">
            <text:p>718</text:p>
          </table:table-cell>
          <table:table-cell/>
          <table:table-cell table:formula="of:=([.L19]+[.G19]+[.B19])/3" office:value-type="float" office:value="1976">
            <text:p>1976</text:p>
          </table:table-cell>
          <table:table-cell table:formula="of:=([.M19]+[.H19]+[.C19])/3" office:value-type="float" office:value="738.333333333333">
            <text:p>738,3333333333</text:p>
          </table:table-cell>
          <table:table-cell table:formula="of:=([.N19]+[.I19]+[.D19])/3" office:value-type="float" office:value="707.666666666667">
            <text:p>707,6666666667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919">
            <text:p>1919</text:p>
          </table:table-cell>
          <table:table-cell office:value-type="float" office:value="780">
            <text:p>780</text:p>
          </table:table-cell>
          <table:table-cell office:value-type="float" office:value="827">
            <text:p>827</text:p>
          </table:table-cell>
          <table:table-cell/>
          <table:table-cell office:value-type="float" office:value="9500">
            <text:p>9500</text:p>
          </table:table-cell>
          <table:table-cell office:value-type="float" office:value="2247">
            <text:p>2247</text:p>
          </table:table-cell>
          <table:table-cell office:value-type="float" office:value="842">
            <text:p>842</text:p>
          </table:table-cell>
          <table:table-cell office:value-type="float" office:value="717">
            <text:p>717</text:p>
          </table:table-cell>
          <table:table-cell/>
          <table:table-cell office:value-type="float" office:value="9500">
            <text:p>9500</text:p>
          </table:table-cell>
          <table:table-cell office:value-type="float" office:value="2090">
            <text:p>2090</text:p>
          </table:table-cell>
          <table:table-cell office:value-type="float" office:value="843">
            <text:p>843</text:p>
          </table:table-cell>
          <table:table-cell office:value-type="float" office:value="796">
            <text:p>796</text:p>
          </table:table-cell>
          <table:table-cell/>
          <table:table-cell table:formula="of:=([.L20]+[.G20]+[.B20])/3" office:value-type="float" office:value="2085.33333333333">
            <text:p>2085,3333333333</text:p>
          </table:table-cell>
          <table:table-cell table:formula="of:=([.M20]+[.H20]+[.C20])/3" office:value-type="float" office:value="821.666666666667">
            <text:p>821,6666666667</text:p>
          </table:table-cell>
          <table:table-cell table:formula="of:=([.N20]+[.I20]+[.D20])/3" office:value-type="float" office:value="780">
            <text:p>78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262">
            <text:p>2262</text:p>
          </table:table-cell>
          <table:table-cell office:value-type="float" office:value="812">
            <text:p>812</text:p>
          </table:table-cell>
          <table:table-cell office:value-type="float" office:value="734">
            <text:p>734</text:p>
          </table:table-cell>
          <table:table-cell/>
          <table:table-cell office:value-type="float" office:value="10000">
            <text:p>10000</text:p>
          </table:table-cell>
          <table:table-cell office:value-type="float" office:value="2496">
            <text:p>2496</text:p>
          </table:table-cell>
          <table:table-cell office:value-type="float" office:value="874">
            <text:p>874</text:p>
          </table:table-cell>
          <table:table-cell office:value-type="float" office:value="889">
            <text:p>889</text:p>
          </table:table-cell>
          <table:table-cell/>
          <table:table-cell office:value-type="float" office:value="10000">
            <text:p>10000</text:p>
          </table:table-cell>
          <table:table-cell office:value-type="float" office:value="2433">
            <text:p>2433</text:p>
          </table:table-cell>
          <table:table-cell office:value-type="float" office:value="796">
            <text:p>796</text:p>
          </table:table-cell>
          <table:table-cell office:value-type="float" office:value="967">
            <text:p>967</text:p>
          </table:table-cell>
          <table:table-cell/>
          <table:table-cell table:formula="of:=([.L21]+[.G21]+[.B21])/3" office:value-type="float" office:value="2397">
            <text:p>2397</text:p>
          </table:table-cell>
          <table:table-cell table:formula="of:=([.M21]+[.H21]+[.C21])/3" office:value-type="float" office:value="827.333333333333">
            <text:p>827,3333333333</text:p>
          </table:table-cell>
          <table:table-cell table:formula="of:=([.N21]+[.I21]+[.D21])/3" office:value-type="float" office:value="863.333333333333">
            <text:p>863,3333333333</text:p>
          </table:table-cell>
        </table:table-row>
      </table:table>
      <table:table table:name="Locate klein alfabet" table:style-name="ta1">
        <table:shapes>
          <draw:frame draw:z-index="0" draw:style-name="gr1" svg:width="16.013cm" svg:height="8.98cm" svg:x="15.319cm" svg:y="11.131cm">
            <draw:object draw:notify-on-update-of-ranges="'Locate klein alfabet'.A24:'Locate klein alfabet'.A43 'Locate klein alfabet'.B23:'Locate klein alfabet'.B23 'Locate klein alfabet'.B24:'Locate klein alfabet'.B43 'Locate klein alfabet'.A24:'Locate klein alfabet'.A43 'Locate klein alfabet'.C23:'Locate klein alfabet'.C23 'Locate klein alfabet'.C24:'Locate klein alfabet'.C43 'Locate klein alfabet'.A24:'Locate klein alfabet'.A43 'Locate klein alfabet'.D23:'Locate klein alfabet'.D23 'Locate klein alfabet'.D24:'Locate klein alfabet'.D43 'Locate klein alfabet'.E23:'Locate klein alfabet'.E23 'Locate klein alfabet'.E24:'Locate klein alfabet'.E43 'Locate klein alfabet'.A24:'Locate klein alfabet'.A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>
            <text:p>run3</text:p>
          </table:table-cell>
          <table:table-cell office:value-type="string">
            <text:p>AIS</text:p>
          </table:table-cell>
          <table:table-cell office:value-type="string">
            <text:p>ST1</text:p>
          </table:table-cell>
          <table:table-cell office:value-type="string">
            <text:p>ST2</text:p>
          </table:table-cell>
          <table:table-cell office:value-type="string">
            <text:p>ST3</text:p>
          </table:table-cell>
          <table:table-cell/>
          <table:table-cell office:value-type="string">
            <text:p>run2</text:p>
          </table:table-cell>
          <table:table-cell table:number-columns-repeated="10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/>
          <table:table-cell office:value-type="float" office:value="500">
            <text:p>50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office:value-type="float" office:value="500">
            <text:p>500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4">
            <text:p>54</text:p>
          </table:table-cell>
          <table:table-cell table:number-columns-repeated="2" office:value-type="float" office:value="20">
            <text:p>20</text:p>
          </table:table-cell>
          <table:table-cell office:value-type="float" office:value="25">
            <text:p>25</text:p>
          </table:table-cell>
          <table:table-cell/>
          <table:table-cell office:value-type="float" office:value="1000">
            <text:p>1000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/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42">
            <text:p>42</text:p>
          </table:table-cell>
          <table:table-cell office:value-type="float" office:value="48">
            <text:p>48</text:p>
          </table:table-cell>
          <table:table-cell/>
          <table:table-cell office:value-type="float" office:value="1500">
            <text:p>150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/>
          <table:table-cell office:value-type="float" office:value="1500">
            <text:p>1500</text:p>
          </table:table-cell>
          <table:table-cell office:value-type="float" office:value="112">
            <text:p>112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84">
            <text:p>184</text:p>
          </table:table-cell>
          <table:table-cell office:value-type="float" office:value="75">
            <text:p>75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/>
          <table:table-cell office:value-type="float" office:value="2000">
            <text:p>2000</text:p>
          </table:table-cell>
          <table:table-cell office:value-type="float" office:value="189">
            <text:p>189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/>
          <table:table-cell office:value-type="float" office:value="2000">
            <text:p>2000</text:p>
          </table:table-cell>
          <table:table-cell office:value-type="float" office:value="193">
            <text:p>193</text:p>
          </table:table-cell>
          <table:table-cell table:number-columns-repeated="2" office:value-type="float" office:value="76">
            <text:p>76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20">
            <text:p>320</text:p>
          </table:table-cell>
          <table:table-cell office:value-type="float" office:value="129">
            <text:p>129</text:p>
          </table:table-cell>
          <table:table-cell office:value-type="float" office:value="132">
            <text:p>132</text:p>
          </table:table-cell>
          <table:table-cell office:value-type="float" office:value="142">
            <text:p>142</text:p>
          </table:table-cell>
          <table:table-cell/>
          <table:table-cell office:value-type="float" office:value="2500">
            <text:p>2500</text:p>
          </table:table-cell>
          <table:table-cell office:value-type="float" office:value="293">
            <text:p>293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32">
            <text:p>132</text:p>
          </table:table-cell>
          <table:table-cell/>
          <table:table-cell office:value-type="float" office:value="2500">
            <text:p>2500</text:p>
          </table:table-cell>
          <table:table-cell office:value-type="float" office:value="301">
            <text:p>301</text:p>
          </table:table-cell>
          <table:table-cell office:value-type="float" office:value="119">
            <text:p>119</text:p>
          </table:table-cell>
          <table:table-cell office:value-type="float" office:value="118">
            <text:p>118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62">
            <text:p>462</text:p>
          </table:table-cell>
          <table:table-cell office:value-type="float" office:value="173">
            <text:p>173</text:p>
          </table:table-cell>
          <table:table-cell office:value-type="float" office:value="191">
            <text:p>191</text:p>
          </table:table-cell>
          <table:table-cell office:value-type="float" office:value="206">
            <text:p>206</text:p>
          </table:table-cell>
          <table:table-cell/>
          <table:table-cell office:value-type="float" office:value="3000">
            <text:p>3000</text:p>
          </table:table-cell>
          <table:table-cell office:value-type="float" office:value="432">
            <text:p>432</text:p>
          </table:table-cell>
          <table:table-cell office:value-type="float" office:value="170">
            <text:p>170</text:p>
          </table:table-cell>
          <table:table-cell office:value-type="float" office:value="174">
            <text:p>174</text:p>
          </table:table-cell>
          <table:table-cell office:value-type="float" office:value="190">
            <text:p>190</text:p>
          </table:table-cell>
          <table:table-cell/>
          <table:table-cell office:value-type="float" office:value="3000">
            <text:p>3000</text:p>
          </table:table-cell>
          <table:table-cell office:value-type="float" office:value="422">
            <text:p>422</text:p>
          </table:table-cell>
          <table:table-cell office:value-type="float" office:value="169">
            <text:p>169</text:p>
          </table:table-cell>
          <table:table-cell office:value-type="float" office:value="172">
            <text:p>172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628">
            <text:p>628</text:p>
          </table:table-cell>
          <table:table-cell office:value-type="float" office:value="221">
            <text:p>221</text:p>
          </table:table-cell>
          <table:table-cell office:value-type="float" office:value="229">
            <text:p>229</text:p>
          </table:table-cell>
          <table:table-cell office:value-type="float" office:value="249">
            <text:p>249</text:p>
          </table:table-cell>
          <table:table-cell/>
          <table:table-cell office:value-type="float" office:value="3500">
            <text:p>3500</text:p>
          </table:table-cell>
          <table:table-cell office:value-type="float" office:value="575">
            <text:p>575</text:p>
          </table:table-cell>
          <table:table-cell office:value-type="float" office:value="227">
            <text:p>227</text:p>
          </table:table-cell>
          <table:table-cell office:value-type="float" office:value="236">
            <text:p>236</text:p>
          </table:table-cell>
          <table:table-cell office:value-type="float" office:value="252">
            <text:p>252</text:p>
          </table:table-cell>
          <table:table-cell/>
          <table:table-cell office:value-type="float" office:value="3500">
            <text:p>3500</text:p>
          </table:table-cell>
          <table:table-cell office:value-type="float" office:value="576">
            <text:p>576</text:p>
          </table:table-cell>
          <table:table-cell office:value-type="float" office:value="228">
            <text:p>228</text:p>
          </table:table-cell>
          <table:table-cell office:value-type="float" office:value="238">
            <text:p>238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10">
            <text:p>810</text:p>
          </table:table-cell>
          <table:table-cell office:value-type="float" office:value="324">
            <text:p>324</text:p>
          </table:table-cell>
          <table:table-cell office:value-type="float" office:value="332">
            <text:p>332</text:p>
          </table:table-cell>
          <table:table-cell office:value-type="float" office:value="360">
            <text:p>360</text:p>
          </table:table-cell>
          <table:table-cell/>
          <table:table-cell office:value-type="float" office:value="4000">
            <text:p>4000</text:p>
          </table:table-cell>
          <table:table-cell office:value-type="float" office:value="751">
            <text:p>751</text:p>
          </table:table-cell>
          <table:table-cell office:value-type="float" office:value="306">
            <text:p>306</text:p>
          </table:table-cell>
          <table:table-cell office:value-type="float" office:value="316">
            <text:p>316</text:p>
          </table:table-cell>
          <table:table-cell office:value-type="float" office:value="308">
            <text:p>308</text:p>
          </table:table-cell>
          <table:table-cell/>
          <table:table-cell office:value-type="float" office:value="4000">
            <text:p>4000</text:p>
          </table:table-cell>
          <table:table-cell office:value-type="float" office:value="789">
            <text:p>789</text:p>
          </table:table-cell>
          <table:table-cell office:value-type="float" office:value="308">
            <text:p>308</text:p>
          </table:table-cell>
          <table:table-cell office:value-type="float" office:value="305">
            <text:p>305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039">
            <text:p>1039</text:p>
          </table:table-cell>
          <table:table-cell office:value-type="float" office:value="410">
            <text:p>410</text:p>
          </table:table-cell>
          <table:table-cell office:value-type="float" office:value="425">
            <text:p>425</text:p>
          </table:table-cell>
          <table:table-cell office:value-type="float" office:value="450">
            <text:p>450</text:p>
          </table:table-cell>
          <table:table-cell/>
          <table:table-cell office:value-type="float" office:value="4500">
            <text:p>4500</text:p>
          </table:table-cell>
          <table:table-cell office:value-type="float" office:value="865">
            <text:p>865</text:p>
          </table:table-cell>
          <table:table-cell office:value-type="float" office:value="338">
            <text:p>338</text:p>
          </table:table-cell>
          <table:table-cell office:value-type="float" office:value="347">
            <text:p>347</text:p>
          </table:table-cell>
          <table:table-cell office:value-type="float" office:value="392">
            <text:p>392</text:p>
          </table:table-cell>
          <table:table-cell/>
          <table:table-cell office:value-type="float" office:value="4500">
            <text:p>4500</text:p>
          </table:table-cell>
          <table:table-cell office:value-type="float" office:value="949">
            <text:p>949</text:p>
          </table:table-cell>
          <table:table-cell table:number-columns-repeated="2" office:value-type="float" office:value="388">
            <text:p>388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295">
            <text:p>1295</text:p>
          </table:table-cell>
          <table:table-cell office:value-type="float" office:value="475">
            <text:p>475</text:p>
          </table:table-cell>
          <table:table-cell office:value-type="float" office:value="522">
            <text:p>522</text:p>
          </table:table-cell>
          <table:table-cell office:value-type="float" office:value="555">
            <text:p>555</text:p>
          </table:table-cell>
          <table:table-cell/>
          <table:table-cell office:value-type="float" office:value="5000">
            <text:p>5000</text:p>
          </table:table-cell>
          <table:table-cell office:value-type="float" office:value="1069">
            <text:p>1069</text:p>
          </table:table-cell>
          <table:table-cell office:value-type="float" office:value="417">
            <text:p>417</text:p>
          </table:table-cell>
          <table:table-cell office:value-type="float" office:value="432">
            <text:p>432</text:p>
          </table:table-cell>
          <table:table-cell office:value-type="float" office:value="458">
            <text:p>458</text:p>
          </table:table-cell>
          <table:table-cell/>
          <table:table-cell office:value-type="float" office:value="5000">
            <text:p>5000</text:p>
          </table:table-cell>
          <table:table-cell office:value-type="float" office:value="1176">
            <text:p>1176</text:p>
          </table:table-cell>
          <table:table-cell office:value-type="float" office:value="459">
            <text:p>459</text:p>
          </table:table-cell>
          <table:table-cell office:value-type="float" office:value="474">
            <text:p>474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562">
            <text:p>1562</text:p>
          </table:table-cell>
          <table:table-cell office:value-type="float" office:value="618">
            <text:p>618</text:p>
          </table:table-cell>
          <table:table-cell office:value-type="float" office:value="632">
            <text:p>632</text:p>
          </table:table-cell>
          <table:table-cell office:value-type="float" office:value="686">
            <text:p>686</text:p>
          </table:table-cell>
          <table:table-cell/>
          <table:table-cell office:value-type="float" office:value="5500">
            <text:p>5500</text:p>
          </table:table-cell>
          <table:table-cell office:value-type="float" office:value="1297">
            <text:p>1297</text:p>
          </table:table-cell>
          <table:table-cell office:value-type="float" office:value="467">
            <text:p>467</text:p>
          </table:table-cell>
          <table:table-cell office:value-type="float" office:value="460">
            <text:p>460</text:p>
          </table:table-cell>
          <table:table-cell office:value-type="float" office:value="440">
            <text:p>440</text:p>
          </table:table-cell>
          <table:table-cell/>
          <table:table-cell office:value-type="float" office:value="5500">
            <text:p>5500</text:p>
          </table:table-cell>
          <table:table-cell office:value-type="float" office:value="1405">
            <text:p>1405</text:p>
          </table:table-cell>
          <table:table-cell office:value-type="float" office:value="500">
            <text:p>500</text:p>
          </table:table-cell>
          <table:table-cell office:value-type="float" office:value="528">
            <text:p>528</text:p>
          </table:table-cell>
          <table:table-cell office:value-type="float" office:value="555">
            <text:p>555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857">
            <text:p>1857</text:p>
          </table:table-cell>
          <table:table-cell office:value-type="float" office:value="687">
            <text:p>687</text:p>
          </table:table-cell>
          <table:table-cell office:value-type="float" office:value="752">
            <text:p>752</text:p>
          </table:table-cell>
          <table:table-cell office:value-type="float" office:value="796">
            <text:p>796</text:p>
          </table:table-cell>
          <table:table-cell/>
          <table:table-cell office:value-type="float" office:value="6000">
            <text:p>6000</text:p>
          </table:table-cell>
          <table:table-cell office:value-type="float" office:value="1211">
            <text:p>1211</text:p>
          </table:table-cell>
          <table:table-cell office:value-type="float" office:value="461">
            <text:p>461</text:p>
          </table:table-cell>
          <table:table-cell office:value-type="float" office:value="509">
            <text:p>509</text:p>
          </table:table-cell>
          <table:table-cell office:value-type="float" office:value="513">
            <text:p>513</text:p>
          </table:table-cell>
          <table:table-cell/>
          <table:table-cell office:value-type="float" office:value="6000">
            <text:p>6000</text:p>
          </table:table-cell>
          <table:table-cell office:value-type="float" office:value="1528">
            <text:p>1528</text:p>
          </table:table-cell>
          <table:table-cell office:value-type="float" office:value="584">
            <text:p>584</text:p>
          </table:table-cell>
          <table:table-cell office:value-type="float" office:value="623">
            <text:p>623</text:p>
          </table:table-cell>
          <table:table-cell office:value-type="float" office:value="653">
            <text:p>653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2161">
            <text:p>2161</text:p>
          </table:table-cell>
          <table:table-cell office:value-type="float" office:value="857">
            <text:p>857</text:p>
          </table:table-cell>
          <table:table-cell office:value-type="float" office:value="889">
            <text:p>889</text:p>
          </table:table-cell>
          <table:table-cell office:value-type="float" office:value="943">
            <text:p>943</text:p>
          </table:table-cell>
          <table:table-cell/>
          <table:table-cell office:value-type="float" office:value="6500">
            <text:p>6500</text:p>
          </table:table-cell>
          <table:table-cell office:value-type="float" office:value="1374">
            <text:p>1374</text:p>
          </table:table-cell>
          <table:table-cell office:value-type="float" office:value="472">
            <text:p>472</text:p>
          </table:table-cell>
          <table:table-cell office:value-type="float" office:value="502">
            <text:p>502</text:p>
          </table:table-cell>
          <table:table-cell office:value-type="float" office:value="525">
            <text:p>525</text:p>
          </table:table-cell>
          <table:table-cell/>
          <table:table-cell office:value-type="float" office:value="6500">
            <text:p>6500</text:p>
          </table:table-cell>
          <table:table-cell office:value-type="float" office:value="1793">
            <text:p>1793</text:p>
          </table:table-cell>
          <table:table-cell office:value-type="float" office:value="626">
            <text:p>626</text:p>
          </table:table-cell>
          <table:table-cell office:value-type="float" office:value="672">
            <text:p>672</text:p>
          </table:table-cell>
          <table:table-cell office:value-type="float" office:value="703">
            <text:p>703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527">
            <text:p>2527</text:p>
          </table:table-cell>
          <table:table-cell office:value-type="float" office:value="966">
            <text:p>966</text:p>
          </table:table-cell>
          <table:table-cell office:value-type="float" office:value="1037">
            <text:p>1037</text:p>
          </table:table-cell>
          <table:table-cell office:value-type="float" office:value="1070">
            <text:p>1070</text:p>
          </table:table-cell>
          <table:table-cell/>
          <table:table-cell office:value-type="float" office:value="7000">
            <text:p>7000</text:p>
          </table:table-cell>
          <table:table-cell office:value-type="float" office:value="1432">
            <text:p>1432</text:p>
          </table:table-cell>
          <table:table-cell office:value-type="float" office:value="508">
            <text:p>508</text:p>
          </table:table-cell>
          <table:table-cell office:value-type="float" office:value="520">
            <text:p>520</text:p>
          </table:table-cell>
          <table:table-cell office:value-type="float" office:value="542">
            <text:p>542</text:p>
          </table:table-cell>
          <table:table-cell/>
          <table:table-cell office:value-type="float" office:value="7000">
            <text:p>7000</text:p>
          </table:table-cell>
          <table:table-cell office:value-type="float" office:value="2139">
            <text:p>2139</text:p>
          </table:table-cell>
          <table:table-cell office:value-type="float" office:value="983">
            <text:p>983</text:p>
          </table:table-cell>
          <table:table-cell office:value-type="float" office:value="1047">
            <text:p>1047</text:p>
          </table:table-cell>
          <table:table-cell office:value-type="float" office:value="1099">
            <text:p>1099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885">
            <text:p>2885</text:p>
          </table:table-cell>
          <table:table-cell office:value-type="float" office:value="1111">
            <text:p>1111</text:p>
          </table:table-cell>
          <table:table-cell office:value-type="float" office:value="1171">
            <text:p>1171</text:p>
          </table:table-cell>
          <table:table-cell office:value-type="float" office:value="1236">
            <text:p>1236</text:p>
          </table:table-cell>
          <table:table-cell/>
          <table:table-cell office:value-type="float" office:value="7500">
            <text:p>7500</text:p>
          </table:table-cell>
          <table:table-cell office:value-type="float" office:value="1436">
            <text:p>1436</text:p>
          </table:table-cell>
          <table:table-cell office:value-type="float" office:value="499">
            <text:p>499</text:p>
          </table:table-cell>
          <table:table-cell office:value-type="float" office:value="538">
            <text:p>538</text:p>
          </table:table-cell>
          <table:table-cell office:value-type="float" office:value="558">
            <text:p>558</text:p>
          </table:table-cell>
          <table:table-cell/>
          <table:table-cell office:value-type="float" office:value="7500">
            <text:p>7500</text:p>
          </table:table-cell>
          <table:table-cell office:value-type="float" office:value="2928">
            <text:p>2928</text:p>
          </table:table-cell>
          <table:table-cell office:value-type="float" office:value="909">
            <text:p>909</text:p>
          </table:table-cell>
          <table:table-cell office:value-type="float" office:value="971">
            <text:p>971</text:p>
          </table:table-cell>
          <table:table-cell office:value-type="float" office:value="1040">
            <text:p>104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293">
            <text:p>3293</text:p>
          </table:table-cell>
          <table:table-cell office:value-type="float" office:value="1250">
            <text:p>1250</text:p>
          </table:table-cell>
          <table:table-cell office:value-type="float" office:value="1338">
            <text:p>1338</text:p>
          </table:table-cell>
          <table:table-cell office:value-type="float" office:value="1389">
            <text:p>1389</text:p>
          </table:table-cell>
          <table:table-cell/>
          <table:table-cell office:value-type="float" office:value="8000">
            <text:p>8000</text:p>
          </table:table-cell>
          <table:table-cell office:value-type="float" office:value="1494">
            <text:p>1494</text:p>
          </table:table-cell>
          <table:table-cell office:value-type="float" office:value="583">
            <text:p>583</text:p>
          </table:table-cell>
          <table:table-cell office:value-type="float" office:value="611">
            <text:p>611</text:p>
          </table:table-cell>
          <table:table-cell office:value-type="float" office:value="635">
            <text:p>635</text:p>
          </table:table-cell>
          <table:table-cell/>
          <table:table-cell office:value-type="float" office:value="8000">
            <text:p>8000</text:p>
          </table:table-cell>
          <table:table-cell office:value-type="float" office:value="2722">
            <text:p>2722</text:p>
          </table:table-cell>
          <table:table-cell office:value-type="float" office:value="939">
            <text:p>939</text:p>
          </table:table-cell>
          <table:table-cell office:value-type="float" office:value="1011">
            <text:p>1011</text:p>
          </table:table-cell>
          <table:table-cell office:value-type="float" office:value="1044">
            <text:p>1044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718">
            <text:p>3718</text:p>
          </table:table-cell>
          <table:table-cell office:value-type="float" office:value="1489">
            <text:p>1489</text:p>
          </table:table-cell>
          <table:table-cell office:value-type="float" office:value="1504">
            <text:p>1504</text:p>
          </table:table-cell>
          <table:table-cell office:value-type="float" office:value="1583">
            <text:p>1583</text:p>
          </table:table-cell>
          <table:table-cell/>
          <table:table-cell office:value-type="float" office:value="8500">
            <text:p>8500</text:p>
          </table:table-cell>
          <table:table-cell office:value-type="float" office:value="1701">
            <text:p>1701</text:p>
          </table:table-cell>
          <table:table-cell office:value-type="float" office:value="645">
            <text:p>645</text:p>
          </table:table-cell>
          <table:table-cell office:value-type="float" office:value="701">
            <text:p>701</text:p>
          </table:table-cell>
          <table:table-cell office:value-type="float" office:value="710">
            <text:p>710</text:p>
          </table:table-cell>
          <table:table-cell/>
          <table:table-cell office:value-type="float" office:value="8500">
            <text:p>8500</text:p>
          </table:table-cell>
          <table:table-cell office:value-type="float" office:value="2815">
            <text:p>2815</text:p>
          </table:table-cell>
          <table:table-cell office:value-type="float" office:value="1192">
            <text:p>1192</text:p>
          </table:table-cell>
          <table:table-cell office:value-type="float" office:value="1569">
            <text:p>1569</text:p>
          </table:table-cell>
          <table:table-cell office:value-type="float" office:value="1603">
            <text:p>1603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4152">
            <text:p>4152</text:p>
          </table:table-cell>
          <table:table-cell office:value-type="float" office:value="1575">
            <text:p>1575</text:p>
          </table:table-cell>
          <table:table-cell office:value-type="float" office:value="1697">
            <text:p>1697</text:p>
          </table:table-cell>
          <table:table-cell office:value-type="float" office:value="1758">
            <text:p>1758</text:p>
          </table:table-cell>
          <table:table-cell/>
          <table:table-cell office:value-type="float" office:value="9000">
            <text:p>9000</text:p>
          </table:table-cell>
          <table:table-cell office:value-type="float" office:value="1912">
            <text:p>1912</text:p>
          </table:table-cell>
          <table:table-cell office:value-type="float" office:value="724">
            <text:p>724</text:p>
          </table:table-cell>
          <table:table-cell office:value-type="float" office:value="786">
            <text:p>786</text:p>
          </table:table-cell>
          <table:table-cell office:value-type="float" office:value="804">
            <text:p>804</text:p>
          </table:table-cell>
          <table:table-cell/>
          <table:table-cell office:value-type="float" office:value="9000">
            <text:p>9000</text:p>
          </table:table-cell>
          <table:table-cell office:value-type="float" office:value="4238">
            <text:p>4238</text:p>
          </table:table-cell>
          <table:table-cell office:value-type="float" office:value="1439">
            <text:p>1439</text:p>
          </table:table-cell>
          <table:table-cell office:value-type="float" office:value="1544">
            <text:p>1544</text:p>
          </table:table-cell>
          <table:table-cell office:value-type="float" office:value="1607">
            <text:p>1607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617">
            <text:p>4617</text:p>
          </table:table-cell>
          <table:table-cell office:value-type="float" office:value="1704">
            <text:p>1704</text:p>
          </table:table-cell>
          <table:table-cell office:value-type="float" office:value="1890">
            <text:p>1890</text:p>
          </table:table-cell>
          <table:table-cell office:value-type="float" office:value="1961">
            <text:p>1961</text:p>
          </table:table-cell>
          <table:table-cell/>
          <table:table-cell office:value-type="float" office:value="9500">
            <text:p>9500</text:p>
          </table:table-cell>
          <table:table-cell office:value-type="float" office:value="2114">
            <text:p>2114</text:p>
          </table:table-cell>
          <table:table-cell office:value-type="float" office:value="804">
            <text:p>804</text:p>
          </table:table-cell>
          <table:table-cell office:value-type="float" office:value="857">
            <text:p>857</text:p>
          </table:table-cell>
          <table:table-cell office:value-type="float" office:value="889">
            <text:p>889</text:p>
          </table:table-cell>
          <table:table-cell/>
          <table:table-cell office:value-type="float" office:value="9500">
            <text:p>9500</text:p>
          </table:table-cell>
          <table:table-cell office:value-type="float" office:value="4231">
            <text:p>4231</text:p>
          </table:table-cell>
          <table:table-cell office:value-type="float" office:value="1462">
            <text:p>1462</text:p>
          </table:table-cell>
          <table:table-cell office:value-type="float" office:value="1562">
            <text:p>1562</text:p>
          </table:table-cell>
          <table:table-cell office:value-type="float" office:value="1592">
            <text:p>1592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066">
            <text:p>5066</text:p>
          </table:table-cell>
          <table:table-cell office:value-type="float" office:value="1481">
            <text:p>1481</text:p>
          </table:table-cell>
          <table:table-cell office:value-type="float" office:value="1588">
            <text:p>1588</text:p>
          </table:table-cell>
          <table:table-cell office:value-type="float" office:value="1659">
            <text:p>1659</text:p>
          </table:table-cell>
          <table:table-cell/>
          <table:table-cell office:value-type="float" office:value="10000">
            <text:p>10000</text:p>
          </table:table-cell>
          <table:table-cell office:value-type="float" office:value="2339">
            <text:p>2339</text:p>
          </table:table-cell>
          <table:table-cell office:value-type="float" office:value="886">
            <text:p>886</text:p>
          </table:table-cell>
          <table:table-cell office:value-type="float" office:value="949">
            <text:p>949</text:p>
          </table:table-cell>
          <table:table-cell office:value-type="float" office:value="989">
            <text:p>989</text:p>
          </table:table-cell>
          <table:table-cell/>
          <table:table-cell office:value-type="float" office:value="10000">
            <text:p>10000</text:p>
          </table:table-cell>
          <table:table-cell office:value-type="float" office:value="3929">
            <text:p>3929</text:p>
          </table:table-cell>
          <table:table-cell office:value-type="float" office:value="1450">
            <text:p>1450</text:p>
          </table:table-cell>
          <table:table-cell office:value-type="float" office:value="1575">
            <text:p>1575</text:p>
          </table:table-cell>
          <table:table-cell office:value-type="float" office:value="1682">
            <text:p>168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AIS</text:p>
          </table:table-cell>
          <table:table-cell office:value-type="string">
            <text:p>ST1</text:p>
          </table:table-cell>
          <table:table-cell office:value-type="string">
            <text:p>ST2</text:p>
          </table:table-cell>
          <table:table-cell office:value-type="string">
            <text:p>ST3</text:p>
          </table:table-cell>
          <table:table-cell table:number-columns-repeated="12"/>
        </table:table-row>
        <table:table-row table:style-name="ro1">
          <table:table-cell office:value-type="float" office:value="500">
            <text:p>500</text:p>
          </table:table-cell>
          <table:table-cell table:formula="of:=([.B2]+[.H2]+[.N2])/3" office:value-type="float" office:value="21.6666666666667">
            <text:p>21,6666666667</text:p>
          </table:table-cell>
          <table:table-cell table:formula="of:=([.C2]+[.I2]+[.O2])/3" office:value-type="float" office:value="13.3333333333333">
            <text:p>13,3333333333</text:p>
          </table:table-cell>
          <table:table-cell table:formula="of:=([.D2]+[.J2]+[.P2])/3" office:value-type="float" office:value="9.66666666666667">
            <text:p>9,6666666667</text:p>
          </table:table-cell>
          <table:table-cell table:formula="of:=([.E2]+[.K2]+[.Q2])/3" office:value-type="float" office:value="12.6666666666667">
            <text:p>12,6666666667</text:p>
          </table:table-cell>
          <table:table-cell table:number-columns-repeated="12"/>
        </table:table-row>
        <table:table-row table:style-name="ro1">
          <table:table-cell office:value-type="float" office:value="1000">
            <text:p>1000</text:p>
          </table:table-cell>
          <table:table-cell table:formula="of:=([.B3]+[.H3]+[.N3])/3" office:value-type="float" office:value="51.6666666666667">
            <text:p>51,6666666667</text:p>
          </table:table-cell>
          <table:table-cell table:formula="of:=([.C3]+[.I3]+[.O3])/3" office:value-type="float" office:value="21">
            <text:p>21</text:p>
          </table:table-cell>
          <table:table-cell table:formula="of:=([.D3]+[.J3]+[.P3])/3" office:value-type="float" office:value="21">
            <text:p>21</text:p>
          </table:table-cell>
          <table:table-cell table:formula="of:=([.E3]+[.K3]+[.Q3])/3" office:value-type="float" office:value="25.3333333333333">
            <text:p>25,3333333333</text:p>
          </table:table-cell>
          <table:table-cell table:number-columns-repeated="12"/>
        </table:table-row>
        <table:table-row table:style-name="ro1">
          <table:table-cell office:value-type="float" office:value="1500">
            <text:p>1500</text:p>
          </table:table-cell>
          <table:table-cell table:formula="of:=([.B4]+[.H4]+[.N4])/3" office:value-type="float" office:value="108.666666666667">
            <text:p>108,6666666667</text:p>
          </table:table-cell>
          <table:table-cell table:formula="of:=([.C4]+[.I4]+[.O4])/3" office:value-type="float" office:value="45.6666666666667">
            <text:p>45,6666666667</text:p>
          </table:table-cell>
          <table:table-cell table:formula="of:=([.D4]+[.J4]+[.P4])/3" office:value-type="float" office:value="44.3333333333333">
            <text:p>44,3333333333</text:p>
          </table:table-cell>
          <table:table-cell table:formula="of:=([.E4]+[.K4]+[.Q4])/3" office:value-type="float" office:value="49">
            <text:p>49</text:p>
          </table:table-cell>
          <table:table-cell table:number-columns-repeated="12"/>
        </table:table-row>
        <table:table-row table:style-name="ro1">
          <table:table-cell office:value-type="float" office:value="2000">
            <text:p>2000</text:p>
          </table:table-cell>
          <table:table-cell table:formula="of:=([.B5]+[.H5]+[.N5])/3" office:value-type="float" office:value="188.666666666667">
            <text:p>188,6666666667</text:p>
          </table:table-cell>
          <table:table-cell table:formula="of:=([.C5]+[.I5]+[.O5])/3" office:value-type="float" office:value="75.6666666666667">
            <text:p>75,6666666667</text:p>
          </table:table-cell>
          <table:table-cell table:formula="of:=([.D5]+[.J5]+[.P5])/3" office:value-type="float" office:value="80">
            <text:p>80</text:p>
          </table:table-cell>
          <table:table-cell table:formula="of:=([.E5]+[.K5]+[.Q5])/3" office:value-type="float" office:value="88.3333333333333">
            <text:p>88,3333333333</text:p>
          </table:table-cell>
          <table:table-cell table:number-columns-repeated="12"/>
        </table:table-row>
        <table:table-row table:style-name="ro1">
          <table:table-cell office:value-type="float" office:value="2500">
            <text:p>2500</text:p>
          </table:table-cell>
          <table:table-cell table:formula="of:=([.B6]+[.H6]+[.N6])/3" office:value-type="float" office:value="304.666666666667">
            <text:p>304,6666666667</text:p>
          </table:table-cell>
          <table:table-cell table:formula="of:=([.C6]+[.I6]+[.O6])/3" office:value-type="float" office:value="122.666666666667">
            <text:p>122,6666666667</text:p>
          </table:table-cell>
          <table:table-cell table:formula="of:=([.D6]+[.J6]+[.P6])/3" office:value-type="float" office:value="123.333333333333">
            <text:p>123,3333333333</text:p>
          </table:table-cell>
          <table:table-cell table:formula="of:=([.E6]+[.K6]+[.Q6])/3" office:value-type="float" office:value="134.666666666667">
            <text:p>134,6666666667</text:p>
          </table:table-cell>
          <table:table-cell table:number-columns-repeated="12"/>
        </table:table-row>
        <table:table-row table:style-name="ro1">
          <table:table-cell office:value-type="float" office:value="3000">
            <text:p>3000</text:p>
          </table:table-cell>
          <table:table-cell table:formula="of:=([.B7]+[.H7]+[.N7])/3" office:value-type="float" office:value="438.666666666667">
            <text:p>438,6666666667</text:p>
          </table:table-cell>
          <table:table-cell table:formula="of:=([.C7]+[.I7]+[.O7])/3" office:value-type="float" office:value="170.666666666667">
            <text:p>170,6666666667</text:p>
          </table:table-cell>
          <table:table-cell table:formula="of:=([.D7]+[.J7]+[.P7])/3" office:value-type="float" office:value="179">
            <text:p>179</text:p>
          </table:table-cell>
          <table:table-cell table:formula="of:=([.E7]+[.K7]+[.Q7])/3" office:value-type="float" office:value="196.666666666667">
            <text:p>196,6666666667</text:p>
          </table:table-cell>
          <table:table-cell table:number-columns-repeated="12"/>
        </table:table-row>
        <table:table-row table:style-name="ro1">
          <table:table-cell office:value-type="float" office:value="3500">
            <text:p>3500</text:p>
          </table:table-cell>
          <table:table-cell table:formula="of:=([.B8]+[.H8]+[.N8])/3" office:value-type="float" office:value="593">
            <text:p>593</text:p>
          </table:table-cell>
          <table:table-cell table:formula="of:=([.C8]+[.I8]+[.O8])/3" office:value-type="float" office:value="225.333333333333">
            <text:p>225,3333333333</text:p>
          </table:table-cell>
          <table:table-cell table:formula="of:=([.D8]+[.J8]+[.P8])/3" office:value-type="float" office:value="234.333333333333">
            <text:p>234,3333333333</text:p>
          </table:table-cell>
          <table:table-cell table:formula="of:=([.E8]+[.K8]+[.Q8])/3" office:value-type="float" office:value="254">
            <text:p>254</text:p>
          </table:table-cell>
          <table:table-cell table:number-columns-repeated="12"/>
        </table:table-row>
        <table:table-row table:style-name="ro1">
          <table:table-cell office:value-type="float" office:value="4000">
            <text:p>4000</text:p>
          </table:table-cell>
          <table:table-cell table:formula="of:=([.B9]+[.H9]+[.N9])/3" office:value-type="float" office:value="783.333333333333">
            <text:p>783,3333333333</text:p>
          </table:table-cell>
          <table:table-cell table:formula="of:=([.C9]+[.I9]+[.O9])/3" office:value-type="float" office:value="312.666666666667">
            <text:p>312,6666666667</text:p>
          </table:table-cell>
          <table:table-cell table:formula="of:=([.D9]+[.J9]+[.P9])/3" office:value-type="float" office:value="317.666666666667">
            <text:p>317,6666666667</text:p>
          </table:table-cell>
          <table:table-cell table:formula="of:=([.E9]+[.K9]+[.Q9])/3" office:value-type="float" office:value="331">
            <text:p>331</text:p>
          </table:table-cell>
          <table:table-cell table:number-columns-repeated="12"/>
        </table:table-row>
        <table:table-row table:style-name="ro1">
          <table:table-cell office:value-type="float" office:value="4500">
            <text:p>4500</text:p>
          </table:table-cell>
          <table:table-cell table:formula="of:=([.B10]+[.H10]+[.N10])/3" office:value-type="float" office:value="951">
            <text:p>951</text:p>
          </table:table-cell>
          <table:table-cell table:formula="of:=([.C10]+[.I10]+[.O10])/3" office:value-type="float" office:value="378.666666666667">
            <text:p>378,6666666667</text:p>
          </table:table-cell>
          <table:table-cell table:formula="of:=([.D10]+[.J10]+[.P10])/3" office:value-type="float" office:value="386.666666666667">
            <text:p>386,6666666667</text:p>
          </table:table-cell>
          <table:table-cell table:formula="of:=([.E10]+[.K10]+[.Q10])/3" office:value-type="float" office:value="422">
            <text:p>422</text:p>
          </table:table-cell>
          <table:table-cell table:number-columns-repeated="12"/>
        </table:table-row>
        <table:table-row table:style-name="ro1">
          <table:table-cell office:value-type="float" office:value="5000">
            <text:p>5000</text:p>
          </table:table-cell>
          <table:table-cell table:formula="of:=([.B11]+[.H11]+[.N11])/3" office:value-type="float" office:value="1180">
            <text:p>1180</text:p>
          </table:table-cell>
          <table:table-cell table:formula="of:=([.C11]+[.I11]+[.O11])/3" office:value-type="float" office:value="450.333333333333">
            <text:p>450,3333333333</text:p>
          </table:table-cell>
          <table:table-cell table:formula="of:=([.D11]+[.J11]+[.P11])/3" office:value-type="float" office:value="476">
            <text:p>476</text:p>
          </table:table-cell>
          <table:table-cell table:formula="of:=([.E11]+[.K11]+[.Q11])/3" office:value-type="float" office:value="506.666666666667">
            <text:p>506,6666666667</text:p>
          </table:table-cell>
          <table:table-cell table:number-columns-repeated="12"/>
        </table:table-row>
        <table:table-row table:style-name="ro1">
          <table:table-cell office:value-type="float" office:value="5500">
            <text:p>5500</text:p>
          </table:table-cell>
          <table:table-cell table:formula="of:=([.B12]+[.H12]+[.N12])/3" office:value-type="float" office:value="1421.33333333333">
            <text:p>1421,3333333333</text:p>
          </table:table-cell>
          <table:table-cell table:formula="of:=([.C12]+[.I12]+[.O12])/3" office:value-type="float" office:value="528.333333333333">
            <text:p>528,3333333333</text:p>
          </table:table-cell>
          <table:table-cell table:formula="of:=([.D12]+[.J12]+[.P12])/3" office:value-type="float" office:value="540">
            <text:p>540</text:p>
          </table:table-cell>
          <table:table-cell table:formula="of:=([.E12]+[.K12]+[.Q12])/3" office:value-type="float" office:value="560.333333333333">
            <text:p>560,3333333333</text:p>
          </table:table-cell>
          <table:table-cell table:number-columns-repeated="12"/>
        </table:table-row>
        <table:table-row table:style-name="ro1">
          <table:table-cell office:value-type="float" office:value="6000">
            <text:p>6000</text:p>
          </table:table-cell>
          <table:table-cell table:formula="of:=([.B13]+[.H13]+[.N13])/3" office:value-type="float" office:value="1532">
            <text:p>1532</text:p>
          </table:table-cell>
          <table:table-cell table:formula="of:=([.C13]+[.I13]+[.O13])/3" office:value-type="float" office:value="577.333333333333">
            <text:p>577,3333333333</text:p>
          </table:table-cell>
          <table:table-cell table:formula="of:=([.D13]+[.J13]+[.P13])/3" office:value-type="float" office:value="628">
            <text:p>628</text:p>
          </table:table-cell>
          <table:table-cell table:formula="of:=([.E13]+[.K13]+[.Q13])/3" office:value-type="float" office:value="654">
            <text:p>654</text:p>
          </table:table-cell>
          <table:table-cell table:number-columns-repeated="12"/>
        </table:table-row>
        <table:table-row table:style-name="ro1">
          <table:table-cell office:value-type="float" office:value="6500">
            <text:p>6500</text:p>
          </table:table-cell>
          <table:table-cell table:formula="of:=([.B14]+[.H14]+[.N14])/3" office:value-type="float" office:value="1776">
            <text:p>1776</text:p>
          </table:table-cell>
          <table:table-cell table:formula="of:=([.C14]+[.I14]+[.O14])/3" office:value-type="float" office:value="651.666666666667">
            <text:p>651,6666666667</text:p>
          </table:table-cell>
          <table:table-cell table:formula="of:=([.D14]+[.J14]+[.P14])/3" office:value-type="float" office:value="687.666666666667">
            <text:p>687,6666666667</text:p>
          </table:table-cell>
          <table:table-cell table:formula="of:=([.E14]+[.K14]+[.Q14])/3" office:value-type="float" office:value="723.666666666667">
            <text:p>723,6666666667</text:p>
          </table:table-cell>
          <table:table-cell table:number-columns-repeated="12"/>
        </table:table-row>
        <table:table-row table:style-name="ro1">
          <table:table-cell office:value-type="float" office:value="7000">
            <text:p>7000</text:p>
          </table:table-cell>
          <table:table-cell table:formula="of:=([.B15]+[.H15]+[.N15])/3" office:value-type="float" office:value="2032.66666666667">
            <text:p>2032,6666666667</text:p>
          </table:table-cell>
          <table:table-cell table:formula="of:=([.C15]+[.I15]+[.O15])/3" office:value-type="float" office:value="819">
            <text:p>819</text:p>
          </table:table-cell>
          <table:table-cell table:formula="of:=([.D15]+[.J15]+[.P15])/3" office:value-type="float" office:value="868">
            <text:p>868</text:p>
          </table:table-cell>
          <table:table-cell table:formula="of:=([.E15]+[.K15]+[.Q15])/3" office:value-type="float" office:value="903.666666666667">
            <text:p>903,6666666667</text:p>
          </table:table-cell>
          <table:table-cell table:number-columns-repeated="12"/>
        </table:table-row>
        <table:table-row table:style-name="ro1">
          <table:table-cell office:value-type="float" office:value="7500">
            <text:p>7500</text:p>
          </table:table-cell>
          <table:table-cell table:formula="of:=([.B16]+[.H16]+[.N16])/3" office:value-type="float" office:value="2416.33333333333">
            <text:p>2416,3333333333</text:p>
          </table:table-cell>
          <table:table-cell table:formula="of:=([.C16]+[.I16]+[.O16])/3" office:value-type="float" office:value="839.666666666667">
            <text:p>839,6666666667</text:p>
          </table:table-cell>
          <table:table-cell table:formula="of:=([.D16]+[.J16]+[.P16])/3" office:value-type="float" office:value="893.333333333333">
            <text:p>893,3333333333</text:p>
          </table:table-cell>
          <table:table-cell table:formula="of:=([.E16]+[.K16]+[.Q16])/3" office:value-type="float" office:value="944.666666666667">
            <text:p>944,6666666667</text:p>
          </table:table-cell>
          <table:table-cell table:number-columns-repeated="12"/>
        </table:table-row>
        <table:table-row table:style-name="ro1">
          <table:table-cell office:value-type="float" office:value="8000">
            <text:p>8000</text:p>
          </table:table-cell>
          <table:table-cell table:formula="of:=([.B17]+[.H17]+[.N17])/3" office:value-type="float" office:value="2503">
            <text:p>2503</text:p>
          </table:table-cell>
          <table:table-cell table:formula="of:=([.C17]+[.I17]+[.O17])/3" office:value-type="float" office:value="924">
            <text:p>924</text:p>
          </table:table-cell>
          <table:table-cell table:formula="of:=([.D17]+[.J17]+[.P17])/3" office:value-type="float" office:value="986.666666666667">
            <text:p>986,6666666667</text:p>
          </table:table-cell>
          <table:table-cell table:formula="of:=([.E17]+[.K17]+[.Q17])/3" office:value-type="float" office:value="1022.66666666667">
            <text:p>1022,6666666667</text:p>
          </table:table-cell>
          <table:table-cell table:number-columns-repeated="12"/>
        </table:table-row>
        <table:table-row table:style-name="ro1">
          <table:table-cell office:value-type="float" office:value="8500">
            <text:p>8500</text:p>
          </table:table-cell>
          <table:table-cell table:formula="of:=([.B18]+[.H18]+[.N18])/3" office:value-type="float" office:value="2744.66666666667">
            <text:p>2744,6666666667</text:p>
          </table:table-cell>
          <table:table-cell table:formula="of:=([.C18]+[.I18]+[.O18])/3" office:value-type="float" office:value="1108.66666666667">
            <text:p>1108,6666666667</text:p>
          </table:table-cell>
          <table:table-cell table:formula="of:=([.D18]+[.J18]+[.P18])/3" office:value-type="float" office:value="1258">
            <text:p>1258</text:p>
          </table:table-cell>
          <table:table-cell table:formula="of:=([.E18]+[.K18]+[.Q18])/3" office:value-type="float" office:value="1298.66666666667">
            <text:p>1298,6666666667</text:p>
          </table:table-cell>
          <table:table-cell table:number-columns-repeated="12"/>
        </table:table-row>
        <table:table-row table:style-name="ro1">
          <table:table-cell office:value-type="float" office:value="9000">
            <text:p>9000</text:p>
          </table:table-cell>
          <table:table-cell table:formula="of:=([.B19]+[.H19]+[.N19])/3" office:value-type="float" office:value="3434">
            <text:p>3434</text:p>
          </table:table-cell>
          <table:table-cell table:formula="of:=([.C19]+[.I19]+[.O19])/3" office:value-type="float" office:value="1246">
            <text:p>1246</text:p>
          </table:table-cell>
          <table:table-cell table:formula="of:=([.D19]+[.J19]+[.P19])/3" office:value-type="float" office:value="1342.33333333333">
            <text:p>1342,3333333333</text:p>
          </table:table-cell>
          <table:table-cell table:formula="of:=([.E19]+[.K19]+[.Q19])/3" office:value-type="float" office:value="1389.66666666667">
            <text:p>1389,6666666667</text:p>
          </table:table-cell>
          <table:table-cell table:number-columns-repeated="12"/>
        </table:table-row>
        <table:table-row table:style-name="ro1">
          <table:table-cell office:value-type="float" office:value="9500">
            <text:p>9500</text:p>
          </table:table-cell>
          <table:table-cell table:formula="of:=([.B20]+[.H20]+[.N20])/3" office:value-type="float" office:value="3654">
            <text:p>3654</text:p>
          </table:table-cell>
          <table:table-cell table:formula="of:=([.C20]+[.I20]+[.O20])/3" office:value-type="float" office:value="1323.33333333333">
            <text:p>1323,3333333333</text:p>
          </table:table-cell>
          <table:table-cell table:formula="of:=([.D20]+[.J20]+[.P20])/3" office:value-type="float" office:value="1436.33333333333">
            <text:p>1436,3333333333</text:p>
          </table:table-cell>
          <table:table-cell table:formula="of:=([.E20]+[.K20]+[.Q20])/3" office:value-type="float" office:value="1480.66666666667">
            <text:p>1480,6666666667</text:p>
          </table:table-cell>
          <table:table-cell table:number-columns-repeated="12"/>
        </table:table-row>
        <table:table-row table:style-name="ro1">
          <table:table-cell office:value-type="float" office:value="10000">
            <text:p>10000</text:p>
          </table:table-cell>
          <table:table-cell table:formula="of:=([.B21]+[.H21]+[.N21])/3" office:value-type="float" office:value="3778">
            <text:p>3778</text:p>
          </table:table-cell>
          <table:table-cell table:formula="of:=([.C21]+[.I21]+[.O21])/3" office:value-type="float" office:value="1272.33333333333">
            <text:p>1272,3333333333</text:p>
          </table:table-cell>
          <table:table-cell table:formula="of:=([.D21]+[.J21]+[.P21])/3" office:value-type="float" office:value="1370.66666666667">
            <text:p>1370,6666666667</text:p>
          </table:table-cell>
          <table:table-cell table:formula="of:=([.E21]+[.K21]+[.Q21])/3" office:value-type="float" office:value="1443.33333333333">
            <text:p>1443,3333333333</text:p>
          </table:table-cell>
          <table:table-cell table:number-columns-repeated="12"/>
        </table:table-row>
      </table:table>
      <table:table table:name="Locate groot alfabet" table:style-name="ta1">
        <table:shapes>
          <draw:frame draw:z-index="0" draw:style-name="gr1" svg:width="16.013cm" svg:height="8.98cm" svg:x="13.686cm" svg:y="10.449cm">
            <draw:object draw:notify-on-update-of-ranges="'Locate groot alfabet'.A24:'Locate groot alfabet'.A43 'Locate groot alfabet'.B23:'Locate groot alfabet'.B23 'Locate groot alfabet'.B24:'Locate groot alfabet'.B43 'Locate groot alfabet'.A24:'Locate groot alfabet'.A43 'Locate groot alfabet'.C23:'Locate groot alfabet'.C23 'Locate groot alfabet'.C24:'Locate groot alfabet'.C43 'Locate groot alfabet'.A24:'Locate groot alfabet'.A43 'Locate groot alfabet'.D23:'Locate groot alfabet'.D23 'Locate groot alfabet'.D24:'Locate groot alfabet'.D43 'Locate groot alfabet'.A24:'Locate groot alfabet'.A43 'Locate groot alfabet'.E23:'Locate groot alfabet'.E23 'Locate groot alfabet'.E24:'Locate groot alfabet'.E4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>
            <text:p>run3</text:p>
          </table:table-cell>
          <table:table-cell office:value-type="string">
            <text:p>AIS</text:p>
          </table:table-cell>
          <table:table-cell office:value-type="string">
            <text:p>ST1</text:p>
          </table:table-cell>
          <table:table-cell office:value-type="string">
            <text:p>ST2</text:p>
          </table:table-cell>
          <table:table-cell office:value-type="string">
            <text:p>ST3</text:p>
          </table:table-cell>
          <table:table-cell/>
          <table:table-cell office:value-type="string">
            <text:p>run2</text:p>
          </table:table-cell>
          <table:table-cell table:number-columns-repeated="10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/>
          <table:table-cell office:value-type="float" office:value="500">
            <text:p>500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/>
          <table:table-cell office:value-type="float" office:value="500">
            <text:p>50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7">
            <text:p>67</text:p>
          </table:table-cell>
          <table:table-cell office:value-type="float" office:value="102">
            <text:p>102</text:p>
          </table:table-cell>
          <table:table-cell office:value-type="float" office:value="33">
            <text:p>33</text:p>
          </table:table-cell>
          <table:table-cell office:value-type="float" office:value="64">
            <text:p>64</text:p>
          </table:table-cell>
          <table:table-cell/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/>
          <table:table-cell office:value-type="float" office:value="1000">
            <text:p>1000</text:p>
          </table:table-cell>
          <table:table-cell office:value-type="float" office:value="43">
            <text:p>43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32">
            <text:p>132</text:p>
          </table:table-cell>
          <table:table-cell office:value-type="float" office:value="176">
            <text:p>176</text:p>
          </table:table-cell>
          <table:table-cell office:value-type="float" office:value="38">
            <text:p>38</text:p>
          </table:table-cell>
          <table:table-cell office:value-type="float" office:value="166">
            <text:p>166</text:p>
          </table:table-cell>
          <table:table-cell/>
          <table:table-cell office:value-type="float" office:value="1500">
            <text:p>1500</text:p>
          </table:table-cell>
          <table:table-cell office:value-type="float" office:value="104">
            <text:p>104</text:p>
          </table:table-cell>
          <table:table-cell office:value-type="float" office:value="189">
            <text:p>189</text:p>
          </table:table-cell>
          <table:table-cell office:value-type="float" office:value="45">
            <text:p>45</text:p>
          </table:table-cell>
          <table:table-cell office:value-type="float" office:value="158">
            <text:p>158</text:p>
          </table:table-cell>
          <table:table-cell/>
          <table:table-cell office:value-type="float" office:value="1500">
            <text:p>1500</text:p>
          </table:table-cell>
          <table:table-cell office:value-type="float" office:value="85">
            <text:p>85</text:p>
          </table:table-cell>
          <table:table-cell office:value-type="float" office:value="162">
            <text:p>162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2">
            <text:p>202</text:p>
          </table:table-cell>
          <table:table-cell office:value-type="float" office:value="368">
            <text:p>368</text:p>
          </table:table-cell>
          <table:table-cell office:value-type="float" office:value="101">
            <text:p>101</text:p>
          </table:table-cell>
          <table:table-cell office:value-type="float" office:value="313">
            <text:p>313</text:p>
          </table:table-cell>
          <table:table-cell/>
          <table:table-cell office:value-type="float" office:value="2000">
            <text:p>2000</text:p>
          </table:table-cell>
          <table:table-cell office:value-type="float" office:value="182">
            <text:p>182</text:p>
          </table:table-cell>
          <table:table-cell office:value-type="float" office:value="335">
            <text:p>335</text:p>
          </table:table-cell>
          <table:table-cell office:value-type="float" office:value="77">
            <text:p>77</text:p>
          </table:table-cell>
          <table:table-cell office:value-type="float" office:value="277">
            <text:p>277</text:p>
          </table:table-cell>
          <table:table-cell/>
          <table:table-cell office:value-type="float" office:value="2000">
            <text:p>2000</text:p>
          </table:table-cell>
          <table:table-cell office:value-type="float" office:value="150">
            <text:p>150</text:p>
          </table:table-cell>
          <table:table-cell office:value-type="float" office:value="286">
            <text:p>286</text:p>
          </table:table-cell>
          <table:table-cell office:value-type="float" office:value="64">
            <text:p>64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16">
            <text:p>316</text:p>
          </table:table-cell>
          <table:table-cell office:value-type="float" office:value="590">
            <text:p>590</text:p>
          </table:table-cell>
          <table:table-cell office:value-type="float" office:value="121">
            <text:p>121</text:p>
          </table:table-cell>
          <table:table-cell office:value-type="float" office:value="427">
            <text:p>427</text:p>
          </table:table-cell>
          <table:table-cell/>
          <table:table-cell office:value-type="float" office:value="2500">
            <text:p>2500</text:p>
          </table:table-cell>
          <table:table-cell office:value-type="float" office:value="289">
            <text:p>289</text:p>
          </table:table-cell>
          <table:table-cell office:value-type="float" office:value="512">
            <text:p>512</text:p>
          </table:table-cell>
          <table:table-cell office:value-type="float" office:value="113">
            <text:p>113</text:p>
          </table:table-cell>
          <table:table-cell office:value-type="float" office:value="407">
            <text:p>407</text:p>
          </table:table-cell>
          <table:table-cell/>
          <table:table-cell office:value-type="float" office:value="2500">
            <text:p>2500</text:p>
          </table:table-cell>
          <table:table-cell office:value-type="float" office:value="252">
            <text:p>252</text:p>
          </table:table-cell>
          <table:table-cell office:value-type="float" office:value="446">
            <text:p>446</text:p>
          </table:table-cell>
          <table:table-cell office:value-type="float" office:value="97">
            <text:p>97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13">
            <text:p>413</text:p>
          </table:table-cell>
          <table:table-cell office:value-type="float" office:value="780">
            <text:p>780</text:p>
          </table:table-cell>
          <table:table-cell office:value-type="float" office:value="169">
            <text:p>169</text:p>
          </table:table-cell>
          <table:table-cell office:value-type="float" office:value="614">
            <text:p>614</text:p>
          </table:table-cell>
          <table:table-cell/>
          <table:table-cell office:value-type="float" office:value="3000">
            <text:p>3000</text:p>
          </table:table-cell>
          <table:table-cell office:value-type="float" office:value="374">
            <text:p>374</text:p>
          </table:table-cell>
          <table:table-cell office:value-type="float" office:value="714">
            <text:p>714</text:p>
          </table:table-cell>
          <table:table-cell office:value-type="float" office:value="163">
            <text:p>163</text:p>
          </table:table-cell>
          <table:table-cell office:value-type="float" office:value="557">
            <text:p>557</text:p>
          </table:table-cell>
          <table:table-cell/>
          <table:table-cell office:value-type="float" office:value="3000">
            <text:p>3000</text:p>
          </table:table-cell>
          <table:table-cell office:value-type="float" office:value="341">
            <text:p>341</text:p>
          </table:table-cell>
          <table:table-cell office:value-type="float" office:value="661">
            <text:p>661</text:p>
          </table:table-cell>
          <table:table-cell office:value-type="float" office:value="140">
            <text:p>140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62">
            <text:p>562</text:p>
          </table:table-cell>
          <table:table-cell office:value-type="float" office:value="1069">
            <text:p>1069</text:p>
          </table:table-cell>
          <table:table-cell office:value-type="float" office:value="232">
            <text:p>232</text:p>
          </table:table-cell>
          <table:table-cell office:value-type="float" office:value="824">
            <text:p>824</text:p>
          </table:table-cell>
          <table:table-cell/>
          <table:table-cell office:value-type="float" office:value="3500">
            <text:p>3500</text:p>
          </table:table-cell>
          <table:table-cell office:value-type="float" office:value="477">
            <text:p>477</text:p>
          </table:table-cell>
          <table:table-cell office:value-type="float" office:value="922">
            <text:p>922</text:p>
          </table:table-cell>
          <table:table-cell office:value-type="float" office:value="195">
            <text:p>195</text:p>
          </table:table-cell>
          <table:table-cell office:value-type="float" office:value="686">
            <text:p>686</text:p>
          </table:table-cell>
          <table:table-cell/>
          <table:table-cell office:value-type="float" office:value="3500">
            <text:p>3500</text:p>
          </table:table-cell>
          <table:table-cell office:value-type="float" office:value="470">
            <text:p>470</text:p>
          </table:table-cell>
          <table:table-cell office:value-type="float" office:value="919">
            <text:p>919</text:p>
          </table:table-cell>
          <table:table-cell office:value-type="float" office:value="191">
            <text:p>191</text:p>
          </table:table-cell>
          <table:table-cell office:value-type="float" office:value="686">
            <text:p>686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724">
            <text:p>724</text:p>
          </table:table-cell>
          <table:table-cell office:value-type="float" office:value="1377">
            <text:p>1377</text:p>
          </table:table-cell>
          <table:table-cell office:value-type="float" office:value="301">
            <text:p>301</text:p>
          </table:table-cell>
          <table:table-cell office:value-type="float" office:value="1085">
            <text:p>1085</text:p>
          </table:table-cell>
          <table:table-cell/>
          <table:table-cell office:value-type="float" office:value="4000">
            <text:p>4000</text:p>
          </table:table-cell>
          <table:table-cell office:value-type="float" office:value="590">
            <text:p>590</text:p>
          </table:table-cell>
          <table:table-cell office:value-type="float" office:value="1106">
            <text:p>1106</text:p>
          </table:table-cell>
          <table:table-cell office:value-type="float" office:value="250">
            <text:p>250</text:p>
          </table:table-cell>
          <table:table-cell office:value-type="float" office:value="1175">
            <text:p>1175</text:p>
          </table:table-cell>
          <table:table-cell/>
          <table:table-cell office:value-type="float" office:value="4000">
            <text:p>4000</text:p>
          </table:table-cell>
          <table:table-cell office:value-type="float" office:value="605">
            <text:p>605</text:p>
          </table:table-cell>
          <table:table-cell office:value-type="float" office:value="1162">
            <text:p>1162</text:p>
          </table:table-cell>
          <table:table-cell office:value-type="float" office:value="250">
            <text:p>250</text:p>
          </table:table-cell>
          <table:table-cell office:value-type="float" office:value="891">
            <text:p>891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928">
            <text:p>928</text:p>
          </table:table-cell>
          <table:table-cell office:value-type="float" office:value="1766">
            <text:p>1766</text:p>
          </table:table-cell>
          <table:table-cell office:value-type="float" office:value="344">
            <text:p>344</text:p>
          </table:table-cell>
          <table:table-cell office:value-type="float" office:value="1209">
            <text:p>1209</text:p>
          </table:table-cell>
          <table:table-cell/>
          <table:table-cell office:value-type="float" office:value="4500">
            <text:p>4500</text:p>
          </table:table-cell>
          <table:table-cell office:value-type="float" office:value="964">
            <text:p>964</text:p>
          </table:table-cell>
          <table:table-cell office:value-type="float" office:value="1847">
            <text:p>1847</text:p>
          </table:table-cell>
          <table:table-cell office:value-type="float" office:value="381">
            <text:p>381</text:p>
          </table:table-cell>
          <table:table-cell office:value-type="float" office:value="1352">
            <text:p>1352</text:p>
          </table:table-cell>
          <table:table-cell/>
          <table:table-cell office:value-type="float" office:value="4500">
            <text:p>4500</text:p>
          </table:table-cell>
          <table:table-cell office:value-type="float" office:value="766">
            <text:p>766</text:p>
          </table:table-cell>
          <table:table-cell office:value-type="float" office:value="1534">
            <text:p>1534</text:p>
          </table:table-cell>
          <table:table-cell office:value-type="float" office:value="317">
            <text:p>317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943">
            <text:p>943</text:p>
          </table:table-cell>
          <table:table-cell office:value-type="float" office:value="1859">
            <text:p>1859</text:p>
          </table:table-cell>
          <table:table-cell office:value-type="float" office:value="390">
            <text:p>390</text:p>
          </table:table-cell>
          <table:table-cell office:value-type="float" office:value="1397">
            <text:p>1397</text:p>
          </table:table-cell>
          <table:table-cell/>
          <table:table-cell office:value-type="float" office:value="5000">
            <text:p>5000</text:p>
          </table:table-cell>
          <table:table-cell office:value-type="float" office:value="1137">
            <text:p>1137</text:p>
          </table:table-cell>
          <table:table-cell office:value-type="float" office:value="1995">
            <text:p>1995</text:p>
          </table:table-cell>
          <table:table-cell office:value-type="float" office:value="424">
            <text:p>424</text:p>
          </table:table-cell>
          <table:table-cell office:value-type="float" office:value="1433">
            <text:p>1433</text:p>
          </table:table-cell>
          <table:table-cell/>
          <table:table-cell office:value-type="float" office:value="5000">
            <text:p>5000</text:p>
          </table:table-cell>
          <table:table-cell office:value-type="float" office:value="943">
            <text:p>943</text:p>
          </table:table-cell>
          <table:table-cell office:value-type="float" office:value="1824">
            <text:p>1824</text:p>
          </table:table-cell>
          <table:table-cell office:value-type="float" office:value="389">
            <text:p>389</text:p>
          </table:table-cell>
          <table:table-cell office:value-type="float" office:value="1392">
            <text:p>1392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142">
            <text:p>1142</text:p>
          </table:table-cell>
          <table:table-cell office:value-type="float" office:value="2292">
            <text:p>2292</text:p>
          </table:table-cell>
          <table:table-cell office:value-type="float" office:value="472">
            <text:p>472</text:p>
          </table:table-cell>
          <table:table-cell office:value-type="float" office:value="1672">
            <text:p>1672</text:p>
          </table:table-cell>
          <table:table-cell/>
          <table:table-cell office:value-type="float" office:value="5500">
            <text:p>5500</text:p>
          </table:table-cell>
          <table:table-cell office:value-type="float" office:value="954">
            <text:p>954</text:p>
          </table:table-cell>
          <table:table-cell office:value-type="float" office:value="1966">
            <text:p>1966</text:p>
          </table:table-cell>
          <table:table-cell office:value-type="float" office:value="374">
            <text:p>374</text:p>
          </table:table-cell>
          <table:table-cell office:value-type="float" office:value="1334">
            <text:p>1334</text:p>
          </table:table-cell>
          <table:table-cell/>
          <table:table-cell office:value-type="float" office:value="5500">
            <text:p>5500</text:p>
          </table:table-cell>
          <table:table-cell office:value-type="float" office:value="1141">
            <text:p>1141</text:p>
          </table:table-cell>
          <table:table-cell office:value-type="float" office:value="2317">
            <text:p>2317</text:p>
          </table:table-cell>
          <table:table-cell office:value-type="float" office:value="472">
            <text:p>472</text:p>
          </table:table-cell>
          <table:table-cell office:value-type="float" office:value="1671">
            <text:p>1671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368">
            <text:p>1368</text:p>
          </table:table-cell>
          <table:table-cell office:value-type="float" office:value="2814">
            <text:p>2814</text:p>
          </table:table-cell>
          <table:table-cell office:value-type="float" office:value="560">
            <text:p>560</text:p>
          </table:table-cell>
          <table:table-cell office:value-type="float" office:value="2012">
            <text:p>2012</text:p>
          </table:table-cell>
          <table:table-cell/>
          <table:table-cell office:value-type="float" office:value="6000">
            <text:p>6000</text:p>
          </table:table-cell>
          <table:table-cell office:value-type="float" office:value="1092">
            <text:p>1092</text:p>
          </table:table-cell>
          <table:table-cell office:value-type="float" office:value="2305">
            <text:p>2305</text:p>
          </table:table-cell>
          <table:table-cell office:value-type="float" office:value="444">
            <text:p>444</text:p>
          </table:table-cell>
          <table:table-cell office:value-type="float" office:value="1482">
            <text:p>1482</text:p>
          </table:table-cell>
          <table:table-cell/>
          <table:table-cell office:value-type="float" office:value="6000">
            <text:p>6000</text:p>
          </table:table-cell>
          <table:table-cell office:value-type="float" office:value="1361">
            <text:p>1361</text:p>
          </table:table-cell>
          <table:table-cell office:value-type="float" office:value="2790">
            <text:p>2790</text:p>
          </table:table-cell>
          <table:table-cell office:value-type="float" office:value="564">
            <text:p>564</text:p>
          </table:table-cell>
          <table:table-cell office:value-type="float" office:value="1987">
            <text:p>1987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596">
            <text:p>1596</text:p>
          </table:table-cell>
          <table:table-cell office:value-type="float" office:value="3276">
            <text:p>3276</text:p>
          </table:table-cell>
          <table:table-cell office:value-type="float" office:value="660">
            <text:p>660</text:p>
          </table:table-cell>
          <table:table-cell office:value-type="float" office:value="2314">
            <text:p>2314</text:p>
          </table:table-cell>
          <table:table-cell/>
          <table:table-cell office:value-type="float" office:value="6500">
            <text:p>6500</text:p>
          </table:table-cell>
          <table:table-cell office:value-type="float" office:value="1186">
            <text:p>1186</text:p>
          </table:table-cell>
          <table:table-cell office:value-type="float" office:value="4040">
            <text:p>4040</text:p>
          </table:table-cell>
          <table:table-cell office:value-type="float" office:value="883">
            <text:p>883</text:p>
          </table:table-cell>
          <table:table-cell office:value-type="float" office:value="3114">
            <text:p>3114</text:p>
          </table:table-cell>
          <table:table-cell/>
          <table:table-cell office:value-type="float" office:value="6500">
            <text:p>6500</text:p>
          </table:table-cell>
          <table:table-cell office:value-type="float" office:value="1588">
            <text:p>1588</text:p>
          </table:table-cell>
          <table:table-cell office:value-type="float" office:value="3847">
            <text:p>3847</text:p>
          </table:table-cell>
          <table:table-cell office:value-type="float" office:value="789">
            <text:p>789</text:p>
          </table:table-cell>
          <table:table-cell office:value-type="float" office:value="2784">
            <text:p>2784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848">
            <text:p>1848</text:p>
          </table:table-cell>
          <table:table-cell office:value-type="float" office:value="3967">
            <text:p>3967</text:p>
          </table:table-cell>
          <table:table-cell office:value-type="float" office:value="681">
            <text:p>681</text:p>
          </table:table-cell>
          <table:table-cell office:value-type="float" office:value="2280">
            <text:p>2280</text:p>
          </table:table-cell>
          <table:table-cell/>
          <table:table-cell office:value-type="float" office:value="7000">
            <text:p>7000</text:p>
          </table:table-cell>
          <table:table-cell office:value-type="float" office:value="2438">
            <text:p>2438</text:p>
          </table:table-cell>
          <table:table-cell office:value-type="float" office:value="4265">
            <text:p>4265</text:p>
          </table:table-cell>
          <table:table-cell office:value-type="float" office:value="726">
            <text:p>726</text:p>
          </table:table-cell>
          <table:table-cell office:value-type="float" office:value="2462">
            <text:p>2462</text:p>
          </table:table-cell>
          <table:table-cell/>
          <table:table-cell office:value-type="float" office:value="7000">
            <text:p>7000</text:p>
          </table:table-cell>
          <table:table-cell office:value-type="float" office:value="2218">
            <text:p>2218</text:p>
          </table:table-cell>
          <table:table-cell office:value-type="float" office:value="4452">
            <text:p>4452</text:p>
          </table:table-cell>
          <table:table-cell office:value-type="float" office:value="831">
            <text:p>831</text:p>
          </table:table-cell>
          <table:table-cell office:value-type="float" office:value="2921">
            <text:p>2921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680">
            <text:p>1680</text:p>
          </table:table-cell>
          <table:table-cell office:value-type="float" office:value="3859">
            <text:p>3859</text:p>
          </table:table-cell>
          <table:table-cell office:value-type="float" office:value="610">
            <text:p>610</text:p>
          </table:table-cell>
          <table:table-cell office:value-type="float" office:value="2044">
            <text:p>2044</text:p>
          </table:table-cell>
          <table:table-cell/>
          <table:table-cell office:value-type="float" office:value="7500">
            <text:p>7500</text:p>
          </table:table-cell>
          <table:table-cell office:value-type="float" office:value="1954">
            <text:p>1954</text:p>
          </table:table-cell>
          <table:table-cell office:value-type="float" office:value="4140">
            <text:p>4140</text:p>
          </table:table-cell>
          <table:table-cell office:value-type="float" office:value="705">
            <text:p>705</text:p>
          </table:table-cell>
          <table:table-cell office:value-type="float" office:value="2462">
            <text:p>2462</text:p>
          </table:table-cell>
          <table:table-cell/>
          <table:table-cell office:value-type="float" office:value="7500">
            <text:p>7500</text:p>
          </table:table-cell>
          <table:table-cell office:value-type="float" office:value="2215">
            <text:p>2215</text:p>
          </table:table-cell>
          <table:table-cell office:value-type="float" office:value="4259">
            <text:p>4259</text:p>
          </table:table-cell>
          <table:table-cell office:value-type="float" office:value="736">
            <text:p>736</text:p>
          </table:table-cell>
          <table:table-cell office:value-type="float" office:value="2472">
            <text:p>2472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597">
            <text:p>1597</text:p>
          </table:table-cell>
          <table:table-cell office:value-type="float" office:value="3801">
            <text:p>3801</text:p>
          </table:table-cell>
          <table:table-cell office:value-type="float" office:value="591">
            <text:p>591</text:p>
          </table:table-cell>
          <table:table-cell office:value-type="float" office:value="2095">
            <text:p>2095</text:p>
          </table:table-cell>
          <table:table-cell/>
          <table:table-cell office:value-type="float" office:value="8000">
            <text:p>8000</text:p>
          </table:table-cell>
          <table:table-cell office:value-type="float" office:value="1929">
            <text:p>1929</text:p>
          </table:table-cell>
          <table:table-cell office:value-type="float" office:value="4380">
            <text:p>4380</text:p>
          </table:table-cell>
          <table:table-cell office:value-type="float" office:value="695">
            <text:p>695</text:p>
          </table:table-cell>
          <table:table-cell office:value-type="float" office:value="2471">
            <text:p>2471</text:p>
          </table:table-cell>
          <table:table-cell/>
          <table:table-cell office:value-type="float" office:value="8000">
            <text:p>8000</text:p>
          </table:table-cell>
          <table:table-cell office:value-type="float" office:value="1917">
            <text:p>1917</text:p>
          </table:table-cell>
          <table:table-cell office:value-type="float" office:value="4583">
            <text:p>4583</text:p>
          </table:table-cell>
          <table:table-cell office:value-type="float" office:value="671">
            <text:p>671</text:p>
          </table:table-cell>
          <table:table-cell office:value-type="float" office:value="2104">
            <text:p>2104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613">
            <text:p>1613</text:p>
          </table:table-cell>
          <table:table-cell office:value-type="float" office:value="4337">
            <text:p>4337</text:p>
          </table:table-cell>
          <table:table-cell office:value-type="float" office:value="667">
            <text:p>667</text:p>
          </table:table-cell>
          <table:table-cell office:value-type="float" office:value="2384">
            <text:p>2384</text:p>
          </table:table-cell>
          <table:table-cell/>
          <table:table-cell office:value-type="float" office:value="8500">
            <text:p>8500</text:p>
          </table:table-cell>
          <table:table-cell office:value-type="float" office:value="1903">
            <text:p>1903</text:p>
          </table:table-cell>
          <table:table-cell office:value-type="float" office:value="4720">
            <text:p>4720</text:p>
          </table:table-cell>
          <table:table-cell office:value-type="float" office:value="666">
            <text:p>666</text:p>
          </table:table-cell>
          <table:table-cell office:value-type="float" office:value="2364">
            <text:p>2364</text:p>
          </table:table-cell>
          <table:table-cell/>
          <table:table-cell office:value-type="float" office:value="8500">
            <text:p>8500</text:p>
          </table:table-cell>
          <table:table-cell office:value-type="float" office:value="1617">
            <text:p>1617</text:p>
          </table:table-cell>
          <table:table-cell office:value-type="float" office:value="4528">
            <text:p>4528</text:p>
          </table:table-cell>
          <table:table-cell office:value-type="float" office:value="668">
            <text:p>668</text:p>
          </table:table-cell>
          <table:table-cell office:value-type="float" office:value="2376">
            <text:p>2376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808">
            <text:p>1808</text:p>
          </table:table-cell>
          <table:table-cell office:value-type="float" office:value="6092">
            <text:p>6092</text:p>
          </table:table-cell>
          <table:table-cell office:value-type="float" office:value="749">
            <text:p>749</text:p>
          </table:table-cell>
          <table:table-cell office:value-type="float" office:value="2656">
            <text:p>2656</text:p>
          </table:table-cell>
          <table:table-cell/>
          <table:table-cell office:value-type="float" office:value="9000">
            <text:p>9000</text:p>
          </table:table-cell>
          <table:table-cell office:value-type="float" office:value="1811">
            <text:p>1811</text:p>
          </table:table-cell>
          <table:table-cell office:value-type="float" office:value="5583">
            <text:p>5583</text:p>
          </table:table-cell>
          <table:table-cell office:value-type="float" office:value="750">
            <text:p>750</text:p>
          </table:table-cell>
          <table:table-cell office:value-type="float" office:value="2664">
            <text:p>2664</text:p>
          </table:table-cell>
          <table:table-cell/>
          <table:table-cell office:value-type="float" office:value="9000">
            <text:p>9000</text:p>
          </table:table-cell>
          <table:table-cell office:value-type="float" office:value="1819">
            <text:p>1819</text:p>
          </table:table-cell>
          <table:table-cell office:value-type="float" office:value="5782">
            <text:p>5782</text:p>
          </table:table-cell>
          <table:table-cell office:value-type="float" office:value="749">
            <text:p>749</text:p>
          </table:table-cell>
          <table:table-cell office:value-type="float" office:value="2666">
            <text:p>2666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017">
            <text:p>2017</text:p>
          </table:table-cell>
          <table:table-cell office:value-type="float" office:value="6668">
            <text:p>6668</text:p>
          </table:table-cell>
          <table:table-cell office:value-type="float" office:value="833">
            <text:p>833</text:p>
          </table:table-cell>
          <table:table-cell office:value-type="float" office:value="2942">
            <text:p>2942</text:p>
          </table:table-cell>
          <table:table-cell/>
          <table:table-cell office:value-type="float" office:value="9500">
            <text:p>9500</text:p>
          </table:table-cell>
          <table:table-cell office:value-type="float" office:value="2024">
            <text:p>2024</text:p>
          </table:table-cell>
          <table:table-cell office:value-type="float" office:value="6747">
            <text:p>6747</text:p>
          </table:table-cell>
          <table:table-cell office:value-type="float" office:value="833">
            <text:p>833</text:p>
          </table:table-cell>
          <table:table-cell office:value-type="float" office:value="2947">
            <text:p>2947</text:p>
          </table:table-cell>
          <table:table-cell/>
          <table:table-cell office:value-type="float" office:value="9500">
            <text:p>9500</text:p>
          </table:table-cell>
          <table:table-cell office:value-type="float" office:value="2021">
            <text:p>2021</text:p>
          </table:table-cell>
          <table:table-cell office:value-type="float" office:value="6567">
            <text:p>6567</text:p>
          </table:table-cell>
          <table:table-cell office:value-type="float" office:value="831">
            <text:p>831</text:p>
          </table:table-cell>
          <table:table-cell office:value-type="float" office:value="2958">
            <text:p>2958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231">
            <text:p>2231</text:p>
          </table:table-cell>
          <table:table-cell office:value-type="float" office:value="7881">
            <text:p>7881</text:p>
          </table:table-cell>
          <table:table-cell office:value-type="float" office:value="924">
            <text:p>924</text:p>
          </table:table-cell>
          <table:table-cell office:value-type="float" office:value="3255">
            <text:p>3255</text:p>
          </table:table-cell>
          <table:table-cell/>
          <table:table-cell office:value-type="float" office:value="10000">
            <text:p>10000</text:p>
          </table:table-cell>
          <table:table-cell office:value-type="float" office:value="2258">
            <text:p>2258</text:p>
          </table:table-cell>
          <table:table-cell office:value-type="float" office:value="8004">
            <text:p>8004</text:p>
          </table:table-cell>
          <table:table-cell office:value-type="float" office:value="925">
            <text:p>925</text:p>
          </table:table-cell>
          <table:table-cell office:value-type="float" office:value="3340">
            <text:p>3340</text:p>
          </table:table-cell>
          <table:table-cell/>
          <table:table-cell office:value-type="float" office:value="10000">
            <text:p>10000</text:p>
          </table:table-cell>
          <table:table-cell office:value-type="float" office:value="2233">
            <text:p>2233</text:p>
          </table:table-cell>
          <table:table-cell office:value-type="float" office:value="7658">
            <text:p>7658</text:p>
          </table:table-cell>
          <table:table-cell office:value-type="float" office:value="931">
            <text:p>931</text:p>
          </table:table-cell>
          <table:table-cell office:value-type="float" office:value="3268">
            <text:p>326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AIS</text:p>
          </table:table-cell>
          <table:table-cell office:value-type="string">
            <text:p>ST1</text:p>
          </table:table-cell>
          <table:table-cell office:value-type="string">
            <text:p>ST2</text:p>
          </table:table-cell>
          <table:table-cell office:value-type="string">
            <text:p>ST3</text:p>
          </table:table-cell>
          <table:table-cell table:number-columns-repeated="12"/>
        </table:table-row>
        <table:table-row table:style-name="ro1">
          <table:table-cell office:value-type="float" office:value="500">
            <text:p>500</text:p>
          </table:table-cell>
          <table:table-cell table:formula="of:=([.B2]+[.H2]+[.N2])/3" office:value-type="float" office:value="22.3333333333333">
            <text:p>22,3333333333</text:p>
          </table:table-cell>
          <table:table-cell table:formula="of:=([.C2]+[.I2]+[.O2])/3" office:value-type="float" office:value="26.6666666666667">
            <text:p>26,6666666667</text:p>
          </table:table-cell>
          <table:table-cell table:formula="of:=([.D2]+[.J2]+[.P2])/3" office:value-type="float" office:value="10">
            <text:p>10</text:p>
          </table:table-cell>
          <table:table-cell table:formula="of:=([.E2]+[.K2]+[.Q2])/3" office:value-type="float" office:value="23.6666666666667">
            <text:p>23,6666666667</text:p>
          </table:table-cell>
          <table:table-cell table:number-columns-repeated="12"/>
        </table:table-row>
        <table:table-row table:style-name="ro1">
          <table:table-cell office:value-type="float" office:value="1000">
            <text:p>1000</text:p>
          </table:table-cell>
          <table:table-cell table:formula="of:=([.B3]+[.H3]+[.N3])/3" office:value-type="float" office:value="53.3333333333333">
            <text:p>53,3333333333</text:p>
          </table:table-cell>
          <table:table-cell table:formula="of:=([.C3]+[.I3]+[.O3])/3" office:value-type="float" office:value="83.6666666666667">
            <text:p>83,6666666667</text:p>
          </table:table-cell>
          <table:table-cell table:formula="of:=([.D3]+[.J3]+[.P3])/3" office:value-type="float" office:value="23.6666666666667">
            <text:p>23,6666666667</text:p>
          </table:table-cell>
          <table:table-cell table:formula="of:=([.E3]+[.K3]+[.Q3])/3" office:value-type="float" office:value="63.6666666666667">
            <text:p>63,6666666667</text:p>
          </table:table-cell>
          <table:table-cell table:number-columns-repeated="12"/>
        </table:table-row>
        <table:table-row table:style-name="ro1">
          <table:table-cell office:value-type="float" office:value="1500">
            <text:p>1500</text:p>
          </table:table-cell>
          <table:table-cell table:formula="of:=([.B4]+[.H4]+[.N4])/3" office:value-type="float" office:value="107">
            <text:p>107</text:p>
          </table:table-cell>
          <table:table-cell table:formula="of:=([.C4]+[.I4]+[.O4])/3" office:value-type="float" office:value="175.666666666667">
            <text:p>175,6666666667</text:p>
          </table:table-cell>
          <table:table-cell table:formula="of:=([.D4]+[.J4]+[.P4])/3" office:value-type="float" office:value="39.6666666666667">
            <text:p>39,6666666667</text:p>
          </table:table-cell>
          <table:table-cell table:formula="of:=([.E4]+[.K4]+[.Q4])/3" office:value-type="float" office:value="152.666666666667">
            <text:p>152,6666666667</text:p>
          </table:table-cell>
          <table:table-cell table:number-columns-repeated="12"/>
        </table:table-row>
        <table:table-row table:style-name="ro1">
          <table:table-cell office:value-type="float" office:value="2000">
            <text:p>2000</text:p>
          </table:table-cell>
          <table:table-cell table:formula="of:=([.B5]+[.H5]+[.N5])/3" office:value-type="float" office:value="178">
            <text:p>178</text:p>
          </table:table-cell>
          <table:table-cell table:formula="of:=([.C5]+[.I5]+[.O5])/3" office:value-type="float" office:value="329.666666666667">
            <text:p>329,6666666667</text:p>
          </table:table-cell>
          <table:table-cell table:formula="of:=([.D5]+[.J5]+[.P5])/3" office:value-type="float" office:value="80.6666666666667">
            <text:p>80,6666666667</text:p>
          </table:table-cell>
          <table:table-cell table:formula="of:=([.E5]+[.K5]+[.Q5])/3" office:value-type="float" office:value="273.666666666667">
            <text:p>273,6666666667</text:p>
          </table:table-cell>
          <table:table-cell table:number-columns-repeated="12"/>
        </table:table-row>
        <table:table-row table:style-name="ro1">
          <table:table-cell office:value-type="float" office:value="2500">
            <text:p>2500</text:p>
          </table:table-cell>
          <table:table-cell table:formula="of:=([.B6]+[.H6]+[.N6])/3" office:value-type="float" office:value="285.666666666667">
            <text:p>285,6666666667</text:p>
          </table:table-cell>
          <table:table-cell table:formula="of:=([.C6]+[.I6]+[.O6])/3" office:value-type="float" office:value="516">
            <text:p>516</text:p>
          </table:table-cell>
          <table:table-cell table:formula="of:=([.D6]+[.J6]+[.P6])/3" office:value-type="float" office:value="110.333333333333">
            <text:p>110,3333333333</text:p>
          </table:table-cell>
          <table:table-cell table:formula="of:=([.E6]+[.K6]+[.Q6])/3" office:value-type="float" office:value="399.333333333333">
            <text:p>399,3333333333</text:p>
          </table:table-cell>
          <table:table-cell table:number-columns-repeated="12"/>
        </table:table-row>
        <table:table-row table:style-name="ro1">
          <table:table-cell office:value-type="float" office:value="3000">
            <text:p>3000</text:p>
          </table:table-cell>
          <table:table-cell table:formula="of:=([.B7]+[.H7]+[.N7])/3" office:value-type="float" office:value="376">
            <text:p>376</text:p>
          </table:table-cell>
          <table:table-cell table:formula="of:=([.C7]+[.I7]+[.O7])/3" office:value-type="float" office:value="718.333333333333">
            <text:p>718,3333333333</text:p>
          </table:table-cell>
          <table:table-cell table:formula="of:=([.D7]+[.J7]+[.P7])/3" office:value-type="float" office:value="157.333333333333">
            <text:p>157,3333333333</text:p>
          </table:table-cell>
          <table:table-cell table:formula="of:=([.E7]+[.K7]+[.Q7])/3" office:value-type="float" office:value="561.333333333333">
            <text:p>561,3333333333</text:p>
          </table:table-cell>
          <table:table-cell table:number-columns-repeated="12"/>
        </table:table-row>
        <table:table-row table:style-name="ro1">
          <table:table-cell office:value-type="float" office:value="3500">
            <text:p>3500</text:p>
          </table:table-cell>
          <table:table-cell table:formula="of:=([.B8]+[.H8]+[.N8])/3" office:value-type="float" office:value="503">
            <text:p>503</text:p>
          </table:table-cell>
          <table:table-cell table:formula="of:=([.C8]+[.I8]+[.O8])/3" office:value-type="float" office:value="970">
            <text:p>970</text:p>
          </table:table-cell>
          <table:table-cell table:formula="of:=([.D8]+[.J8]+[.P8])/3" office:value-type="float" office:value="206">
            <text:p>206</text:p>
          </table:table-cell>
          <table:table-cell table:formula="of:=([.E8]+[.K8]+[.Q8])/3" office:value-type="float" office:value="732">
            <text:p>732</text:p>
          </table:table-cell>
          <table:table-cell table:number-columns-repeated="12"/>
        </table:table-row>
        <table:table-row table:style-name="ro1">
          <table:table-cell office:value-type="float" office:value="4000">
            <text:p>4000</text:p>
          </table:table-cell>
          <table:table-cell table:formula="of:=([.B9]+[.H9]+[.N9])/3" office:value-type="float" office:value="639.666666666667">
            <text:p>639,6666666667</text:p>
          </table:table-cell>
          <table:table-cell table:formula="of:=([.C9]+[.I9]+[.O9])/3" office:value-type="float" office:value="1215">
            <text:p>1215</text:p>
          </table:table-cell>
          <table:table-cell table:formula="of:=([.D9]+[.J9]+[.P9])/3" office:value-type="float" office:value="267">
            <text:p>267</text:p>
          </table:table-cell>
          <table:table-cell table:formula="of:=([.E9]+[.K9]+[.Q9])/3" office:value-type="float" office:value="1050.33333333333">
            <text:p>1050,3333333333</text:p>
          </table:table-cell>
          <table:table-cell table:number-columns-repeated="12"/>
        </table:table-row>
        <table:table-row table:style-name="ro1">
          <table:table-cell office:value-type="float" office:value="4500">
            <text:p>4500</text:p>
          </table:table-cell>
          <table:table-cell table:formula="of:=([.B10]+[.H10]+[.N10])/3" office:value-type="float" office:value="886">
            <text:p>886</text:p>
          </table:table-cell>
          <table:table-cell table:formula="of:=([.C10]+[.I10]+[.O10])/3" office:value-type="float" office:value="1715.66666666667">
            <text:p>1715,6666666667</text:p>
          </table:table-cell>
          <table:table-cell table:formula="of:=([.D10]+[.J10]+[.P10])/3" office:value-type="float" office:value="347.333333333333">
            <text:p>347,3333333333</text:p>
          </table:table-cell>
          <table:table-cell table:formula="of:=([.E10]+[.K10]+[.Q10])/3" office:value-type="float" office:value="1227">
            <text:p>1227</text:p>
          </table:table-cell>
          <table:table-cell table:number-columns-repeated="12"/>
        </table:table-row>
        <table:table-row table:style-name="ro1">
          <table:table-cell office:value-type="float" office:value="5000">
            <text:p>5000</text:p>
          </table:table-cell>
          <table:table-cell table:formula="of:=([.B11]+[.H11]+[.N11])/3" office:value-type="float" office:value="1007.66666666667">
            <text:p>1007,6666666667</text:p>
          </table:table-cell>
          <table:table-cell table:formula="of:=([.C11]+[.I11]+[.O11])/3" office:value-type="float" office:value="1892.66666666667">
            <text:p>1892,6666666667</text:p>
          </table:table-cell>
          <table:table-cell table:formula="of:=([.D11]+[.J11]+[.P11])/3" office:value-type="float" office:value="401">
            <text:p>401</text:p>
          </table:table-cell>
          <table:table-cell table:formula="of:=([.E11]+[.K11]+[.Q11])/3" office:value-type="float" office:value="1407.33333333333">
            <text:p>1407,3333333333</text:p>
          </table:table-cell>
          <table:table-cell table:number-columns-repeated="12"/>
        </table:table-row>
        <table:table-row table:style-name="ro1">
          <table:table-cell office:value-type="float" office:value="5500">
            <text:p>5500</text:p>
          </table:table-cell>
          <table:table-cell table:formula="of:=([.B12]+[.H12]+[.N12])/3" office:value-type="float" office:value="1079">
            <text:p>1079</text:p>
          </table:table-cell>
          <table:table-cell table:formula="of:=([.C12]+[.I12]+[.O12])/3" office:value-type="float" office:value="2191.66666666667">
            <text:p>2191,6666666667</text:p>
          </table:table-cell>
          <table:table-cell table:formula="of:=([.D12]+[.J12]+[.P12])/3" office:value-type="float" office:value="439.333333333333">
            <text:p>439,3333333333</text:p>
          </table:table-cell>
          <table:table-cell table:formula="of:=([.E12]+[.K12]+[.Q12])/3" office:value-type="float" office:value="1559">
            <text:p>1559</text:p>
          </table:table-cell>
          <table:table-cell table:number-columns-repeated="12"/>
        </table:table-row>
        <table:table-row table:style-name="ro1">
          <table:table-cell office:value-type="float" office:value="6000">
            <text:p>6000</text:p>
          </table:table-cell>
          <table:table-cell table:formula="of:=([.B13]+[.H13]+[.N13])/3" office:value-type="float" office:value="1273.66666666667">
            <text:p>1273,6666666667</text:p>
          </table:table-cell>
          <table:table-cell table:formula="of:=([.C13]+[.I13]+[.O13])/3" office:value-type="float" office:value="2636.33333333333">
            <text:p>2636,3333333333</text:p>
          </table:table-cell>
          <table:table-cell table:formula="of:=([.D13]+[.J13]+[.P13])/3" office:value-type="float" office:value="522.666666666667">
            <text:p>522,6666666667</text:p>
          </table:table-cell>
          <table:table-cell table:formula="of:=([.E13]+[.K13]+[.Q13])/3" office:value-type="float" office:value="1827">
            <text:p>1827</text:p>
          </table:table-cell>
          <table:table-cell table:number-columns-repeated="12"/>
        </table:table-row>
        <table:table-row table:style-name="ro1">
          <table:table-cell office:value-type="float" office:value="6500">
            <text:p>6500</text:p>
          </table:table-cell>
          <table:table-cell table:formula="of:=([.B14]+[.H14]+[.N14])/3" office:value-type="float" office:value="1456.66666666667">
            <text:p>1456,6666666667</text:p>
          </table:table-cell>
          <table:table-cell table:formula="of:=([.C14]+[.I14]+[.O14])/3" office:value-type="float" office:value="3721">
            <text:p>3721</text:p>
          </table:table-cell>
          <table:table-cell table:formula="of:=([.D14]+[.J14]+[.P14])/3" office:value-type="float" office:value="777.333333333333">
            <text:p>777,3333333333</text:p>
          </table:table-cell>
          <table:table-cell table:formula="of:=([.E14]+[.K14]+[.Q14])/3" office:value-type="float" office:value="2737.33333333333">
            <text:p>2737,3333333333</text:p>
          </table:table-cell>
          <table:table-cell table:number-columns-repeated="12"/>
        </table:table-row>
        <table:table-row table:style-name="ro1">
          <table:table-cell office:value-type="float" office:value="7000">
            <text:p>7000</text:p>
          </table:table-cell>
          <table:table-cell table:formula="of:=([.B15]+[.H15]+[.N15])/3" office:value-type="float" office:value="2168">
            <text:p>2168</text:p>
          </table:table-cell>
          <table:table-cell table:formula="of:=([.C15]+[.I15]+[.O15])/3" office:value-type="float" office:value="4228">
            <text:p>4228</text:p>
          </table:table-cell>
          <table:table-cell table:formula="of:=([.D15]+[.J15]+[.P15])/3" office:value-type="float" office:value="746">
            <text:p>746</text:p>
          </table:table-cell>
          <table:table-cell table:formula="of:=([.E15]+[.K15]+[.Q15])/3" office:value-type="float" office:value="2554.33333333333">
            <text:p>2554,3333333333</text:p>
          </table:table-cell>
          <table:table-cell table:number-columns-repeated="12"/>
        </table:table-row>
        <table:table-row table:style-name="ro1">
          <table:table-cell office:value-type="float" office:value="7500">
            <text:p>7500</text:p>
          </table:table-cell>
          <table:table-cell table:formula="of:=([.B16]+[.H16]+[.N16])/3" office:value-type="float" office:value="1949.66666666667">
            <text:p>1949,6666666667</text:p>
          </table:table-cell>
          <table:table-cell table:formula="of:=([.C16]+[.I16]+[.O16])/3" office:value-type="float" office:value="4086">
            <text:p>4086</text:p>
          </table:table-cell>
          <table:table-cell table:formula="of:=([.D16]+[.J16]+[.P16])/3" office:value-type="float" office:value="683.666666666667">
            <text:p>683,6666666667</text:p>
          </table:table-cell>
          <table:table-cell table:formula="of:=([.E16]+[.K16]+[.Q16])/3" office:value-type="float" office:value="2326">
            <text:p>2326</text:p>
          </table:table-cell>
          <table:table-cell table:number-columns-repeated="12"/>
        </table:table-row>
        <table:table-row table:style-name="ro1">
          <table:table-cell office:value-type="float" office:value="8000">
            <text:p>8000</text:p>
          </table:table-cell>
          <table:table-cell table:formula="of:=([.B17]+[.H17]+[.N17])/3" office:value-type="float" office:value="1814.33333333333">
            <text:p>1814,3333333333</text:p>
          </table:table-cell>
          <table:table-cell table:formula="of:=([.C17]+[.I17]+[.O17])/3" office:value-type="float" office:value="4254.66666666667">
            <text:p>4254,6666666667</text:p>
          </table:table-cell>
          <table:table-cell table:formula="of:=([.D17]+[.J17]+[.P17])/3" office:value-type="float" office:value="652.333333333333">
            <text:p>652,3333333333</text:p>
          </table:table-cell>
          <table:table-cell table:formula="of:=([.E17]+[.K17]+[.Q17])/3" office:value-type="float" office:value="2223.33333333333">
            <text:p>2223,3333333333</text:p>
          </table:table-cell>
          <table:table-cell table:number-columns-repeated="12"/>
        </table:table-row>
        <table:table-row table:style-name="ro1">
          <table:table-cell office:value-type="float" office:value="8500">
            <text:p>8500</text:p>
          </table:table-cell>
          <table:table-cell table:formula="of:=([.B18]+[.H18]+[.N18])/3" office:value-type="float" office:value="1711">
            <text:p>1711</text:p>
          </table:table-cell>
          <table:table-cell table:formula="of:=([.C18]+[.I18]+[.O18])/3" office:value-type="float" office:value="4528.33333333333">
            <text:p>4528,3333333333</text:p>
          </table:table-cell>
          <table:table-cell table:formula="of:=([.D18]+[.J18]+[.P18])/3" office:value-type="float" office:value="667">
            <text:p>667</text:p>
          </table:table-cell>
          <table:table-cell table:formula="of:=([.E18]+[.K18]+[.Q18])/3" office:value-type="float" office:value="2374.66666666667">
            <text:p>2374,6666666667</text:p>
          </table:table-cell>
          <table:table-cell table:number-columns-repeated="12"/>
        </table:table-row>
        <table:table-row table:style-name="ro1">
          <table:table-cell office:value-type="float" office:value="9000">
            <text:p>9000</text:p>
          </table:table-cell>
          <table:table-cell table:formula="of:=([.B19]+[.H19]+[.N19])/3" office:value-type="float" office:value="1812.66666666667">
            <text:p>1812,6666666667</text:p>
          </table:table-cell>
          <table:table-cell table:formula="of:=([.C19]+[.I19]+[.O19])/3" office:value-type="float" office:value="5819">
            <text:p>5819</text:p>
          </table:table-cell>
          <table:table-cell table:formula="of:=([.D19]+[.J19]+[.P19])/3" office:value-type="float" office:value="749.333333333333">
            <text:p>749,3333333333</text:p>
          </table:table-cell>
          <table:table-cell table:formula="of:=([.E19]+[.K19]+[.Q19])/3" office:value-type="float" office:value="2662">
            <text:p>2662</text:p>
          </table:table-cell>
          <table:table-cell table:number-columns-repeated="12"/>
        </table:table-row>
        <table:table-row table:style-name="ro1">
          <table:table-cell office:value-type="float" office:value="9500">
            <text:p>9500</text:p>
          </table:table-cell>
          <table:table-cell table:formula="of:=([.B20]+[.H20]+[.N20])/3" office:value-type="float" office:value="2020.66666666667">
            <text:p>2020,6666666667</text:p>
          </table:table-cell>
          <table:table-cell table:formula="of:=([.C20]+[.I20]+[.O20])/3" office:value-type="float" office:value="6660.66666666667">
            <text:p>6660,6666666667</text:p>
          </table:table-cell>
          <table:table-cell table:formula="of:=([.D20]+[.J20]+[.P20])/3" office:value-type="float" office:value="832.333333333333">
            <text:p>832,3333333333</text:p>
          </table:table-cell>
          <table:table-cell table:formula="of:=([.E20]+[.K20]+[.Q20])/3" office:value-type="float" office:value="2949">
            <text:p>2949</text:p>
          </table:table-cell>
          <table:table-cell table:number-columns-repeated="12"/>
        </table:table-row>
        <table:table-row table:style-name="ro1">
          <table:table-cell office:value-type="float" office:value="10000">
            <text:p>10000</text:p>
          </table:table-cell>
          <table:table-cell table:formula="of:=([.B21]+[.H21]+[.N21])/3" office:value-type="float" office:value="2240.66666666667">
            <text:p>2240,6666666667</text:p>
          </table:table-cell>
          <table:table-cell table:formula="of:=([.C21]+[.I21]+[.O21])/3" office:value-type="float" office:value="7847.66666666667">
            <text:p>7847,6666666667</text:p>
          </table:table-cell>
          <table:table-cell table:formula="of:=([.D21]+[.J21]+[.P21])/3" office:value-type="float" office:value="926.666666666667">
            <text:p>926,6666666667</text:p>
          </table:table-cell>
          <table:table-cell table:formula="of:=([.E21]+[.K21]+[.Q21])/3" office:value-type="float" office:value="3287.66666666667">
            <text:p>3287,6666666667</text:p>
          </table:table-cell>
          <table:table-cell table:number-columns-repeated="12"/>
        </table:table-row>
      </table:table>
      <table:table table:name="Count groot alfabet" table:style-name="ta1">
        <table:shapes>
          <draw:frame draw:z-index="0" draw:style-name="gr1" svg:width="16.013cm" svg:height="8.98cm" svg:x="13.686cm" svg:y="10.449cm">
            <draw:object draw:notify-on-update-of-ranges="'Count groot alfabet'.A24:'Count groot alfabet'.A43 'Count groot alfabet'.B23:'Count groot alfabet'.B23 'Count groot alfabet'.B24:'Count groot alfabet'.B43 'Count groot alfabet'.A24:'Count groot alfabet'.A43 'Count groot alfabet'.C23:'Count groot alfabet'.C23 'Count groot alfabet'.C24:'Count groot alfabet'.C43 'Count groot alfabet'.A24:'Count groot alfabet'.A43 'Count groot alfabet'.D23:'Count groot alfabet'.D23 'Count groot alfabet'.D24:'Count groot alfabet'.D43 'Count groot alfabet'.A24:'Count groot alfabet'.A43 'Count groot alfabet'.E23:'Count groot alfabet'.E23 'Count groot alfabet'.E24:'Count groot alfabet'.E4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>
            <text:p>run3</text:p>
          </table:table-cell>
          <table:table-cell office:value-type="string">
            <text:p>AIS</text:p>
          </table:table-cell>
          <table:table-cell office:value-type="string">
            <text:p>ST1</text:p>
          </table:table-cell>
          <table:table-cell office:value-type="string">
            <text:p>ST2</text:p>
          </table:table-cell>
          <table:table-cell office:value-type="string">
            <text:p>ST3</text:p>
          </table:table-cell>
          <table:table-cell/>
          <table:table-cell office:value-type="string">
            <text:p>run2</text:p>
          </table:table-cell>
          <table:table-cell table:number-columns-repeated="10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/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/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66">
            <text:p>66</text:p>
          </table:table-cell>
          <table:table-cell/>
          <table:table-cell office:value-type="float" office:value="1000">
            <text:p>1000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/>
          <table:table-cell office:value-type="float" office:value="1000">
            <text:p>1000</text:p>
          </table:table-cell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04">
            <text:p>104</text:p>
          </table:table-cell>
          <table:table-cell office:value-type="float" office:value="139">
            <text:p>139</text:p>
          </table:table-cell>
          <table:table-cell office:value-type="float" office:value="43">
            <text:p>43</text:p>
          </table:table-cell>
          <table:table-cell office:value-type="float" office:value="140">
            <text:p>140</text:p>
          </table:table-cell>
          <table:table-cell/>
          <table:table-cell office:value-type="float" office:value="1500">
            <text:p>1500</text:p>
          </table:table-cell>
          <table:table-cell office:value-type="float" office:value="103">
            <text:p>103</text:p>
          </table:table-cell>
          <table:table-cell office:value-type="float" office:value="139">
            <text:p>139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/>
          <table:table-cell office:value-type="float" office:value="1500">
            <text:p>1500</text:p>
          </table:table-cell>
          <table:table-cell office:value-type="float" office:value="107">
            <text:p>107</text:p>
          </table:table-cell>
          <table:table-cell office:value-type="float" office:value="144">
            <text:p>144</text:p>
          </table:table-cell>
          <table:table-cell office:value-type="float" office:value="43">
            <text:p>43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92">
            <text:p>192</text:p>
          </table:table-cell>
          <table:table-cell office:value-type="float" office:value="247">
            <text:p>247</text:p>
          </table:table-cell>
          <table:table-cell office:value-type="float" office:value="77">
            <text:p>77</text:p>
          </table:table-cell>
          <table:table-cell office:value-type="float" office:value="251">
            <text:p>251</text:p>
          </table:table-cell>
          <table:table-cell/>
          <table:table-cell office:value-type="float" office:value="2000">
            <text:p>2000</text:p>
          </table:table-cell>
          <table:table-cell office:value-type="float" office:value="178">
            <text:p>178</text:p>
          </table:table-cell>
          <table:table-cell office:value-type="float" office:value="227">
            <text:p>227</text:p>
          </table:table-cell>
          <table:table-cell office:value-type="float" office:value="69">
            <text:p>69</text:p>
          </table:table-cell>
          <table:table-cell office:value-type="float" office:value="225">
            <text:p>225</text:p>
          </table:table-cell>
          <table:table-cell/>
          <table:table-cell office:value-type="float" office:value="2000">
            <text:p>2000</text:p>
          </table:table-cell>
          <table:table-cell office:value-type="float" office:value="188">
            <text:p>188</text:p>
          </table:table-cell>
          <table:table-cell office:value-type="float" office:value="249">
            <text:p>249</text:p>
          </table:table-cell>
          <table:table-cell office:value-type="float" office:value="77">
            <text:p>77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95">
            <text:p>295</text:p>
          </table:table-cell>
          <table:table-cell office:value-type="float" office:value="393">
            <text:p>393</text:p>
          </table:table-cell>
          <table:table-cell office:value-type="float" office:value="109">
            <text:p>109</text:p>
          </table:table-cell>
          <table:table-cell office:value-type="float" office:value="349">
            <text:p>349</text:p>
          </table:table-cell>
          <table:table-cell/>
          <table:table-cell office:value-type="float" office:value="2500">
            <text:p>2500</text:p>
          </table:table-cell>
          <table:table-cell office:value-type="float" office:value="241">
            <text:p>241</text:p>
          </table:table-cell>
          <table:table-cell office:value-type="float" office:value="327">
            <text:p>327</text:p>
          </table:table-cell>
          <table:table-cell office:value-type="float" office:value="99">
            <text:p>99</text:p>
          </table:table-cell>
          <table:table-cell office:value-type="float" office:value="298">
            <text:p>298</text:p>
          </table:table-cell>
          <table:table-cell/>
          <table:table-cell office:value-type="float" office:value="2500">
            <text:p>2500</text:p>
          </table:table-cell>
          <table:table-cell office:value-type="float" office:value="299">
            <text:p>299</text:p>
          </table:table-cell>
          <table:table-cell office:value-type="float" office:value="398">
            <text:p>398</text:p>
          </table:table-cell>
          <table:table-cell office:value-type="float" office:value="119">
            <text:p>119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78">
            <text:p>378</text:p>
          </table:table-cell>
          <table:table-cell office:value-type="float" office:value="543">
            <text:p>543</text:p>
          </table:table-cell>
          <table:table-cell office:value-type="float" office:value="156">
            <text:p>156</text:p>
          </table:table-cell>
          <table:table-cell office:value-type="float" office:value="499">
            <text:p>499</text:p>
          </table:table-cell>
          <table:table-cell/>
          <table:table-cell office:value-type="float" office:value="3000">
            <text:p>3000</text:p>
          </table:table-cell>
          <table:table-cell office:value-type="float" office:value="311">
            <text:p>311</text:p>
          </table:table-cell>
          <table:table-cell office:value-type="float" office:value="418">
            <text:p>418</text:p>
          </table:table-cell>
          <table:table-cell office:value-type="float" office:value="113">
            <text:p>113</text:p>
          </table:table-cell>
          <table:table-cell office:value-type="float" office:value="369">
            <text:p>369</text:p>
          </table:table-cell>
          <table:table-cell/>
          <table:table-cell office:value-type="float" office:value="3000">
            <text:p>3000</text:p>
          </table:table-cell>
          <table:table-cell office:value-type="float" office:value="415">
            <text:p>415</text:p>
          </table:table-cell>
          <table:table-cell office:value-type="float" office:value="560">
            <text:p>560</text:p>
          </table:table-cell>
          <table:table-cell office:value-type="float" office:value="157">
            <text:p>157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12">
            <text:p>512</text:p>
          </table:table-cell>
          <table:table-cell office:value-type="float" office:value="714">
            <text:p>714</text:p>
          </table:table-cell>
          <table:table-cell office:value-type="float" office:value="213">
            <text:p>213</text:p>
          </table:table-cell>
          <table:table-cell office:value-type="float" office:value="643">
            <text:p>643</text:p>
          </table:table-cell>
          <table:table-cell/>
          <table:table-cell office:value-type="float" office:value="3500">
            <text:p>3500</text:p>
          </table:table-cell>
          <table:table-cell office:value-type="float" office:value="379">
            <text:p>379</text:p>
          </table:table-cell>
          <table:table-cell office:value-type="float" office:value="550">
            <text:p>550</text:p>
          </table:table-cell>
          <table:table-cell office:value-type="float" office:value="157">
            <text:p>157</text:p>
          </table:table-cell>
          <table:table-cell office:value-type="float" office:value="501">
            <text:p>501</text:p>
          </table:table-cell>
          <table:table-cell/>
          <table:table-cell office:value-type="float" office:value="3500">
            <text:p>3500</text:p>
          </table:table-cell>
          <table:table-cell office:value-type="float" office:value="513">
            <text:p>513</text:p>
          </table:table-cell>
          <table:table-cell office:value-type="float" office:value="756">
            <text:p>756</text:p>
          </table:table-cell>
          <table:table-cell office:value-type="float" office:value="193">
            <text:p>193</text:p>
          </table:table-cell>
          <table:table-cell office:value-type="float" office:value="621">
            <text:p>621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16">
            <text:p>616</text:p>
          </table:table-cell>
          <table:table-cell office:value-type="float" office:value="848">
            <text:p>848</text:p>
          </table:table-cell>
          <table:table-cell office:value-type="float" office:value="252">
            <text:p>252</text:p>
          </table:table-cell>
          <table:table-cell office:value-type="float" office:value="812">
            <text:p>812</text:p>
          </table:table-cell>
          <table:table-cell/>
          <table:table-cell office:value-type="float" office:value="4000">
            <text:p>4000</text:p>
          </table:table-cell>
          <table:table-cell office:value-type="float" office:value="471">
            <text:p>471</text:p>
          </table:table-cell>
          <table:table-cell office:value-type="float" office:value="636">
            <text:p>636</text:p>
          </table:table-cell>
          <table:table-cell office:value-type="float" office:value="180">
            <text:p>180</text:p>
          </table:table-cell>
          <table:table-cell office:value-type="float" office:value="562">
            <text:p>562</text:p>
          </table:table-cell>
          <table:table-cell/>
          <table:table-cell office:value-type="float" office:value="4000">
            <text:p>4000</text:p>
          </table:table-cell>
          <table:table-cell office:value-type="float" office:value="613">
            <text:p>613</text:p>
          </table:table-cell>
          <table:table-cell office:value-type="float" office:value="846">
            <text:p>846</text:p>
          </table:table-cell>
          <table:table-cell office:value-type="float" office:value="253">
            <text:p>253</text:p>
          </table:table-cell>
          <table:table-cell office:value-type="float" office:value="803">
            <text:p>803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775">
            <text:p>775</text:p>
          </table:table-cell>
          <table:table-cell office:value-type="float" office:value="1042">
            <text:p>1042</text:p>
          </table:table-cell>
          <table:table-cell office:value-type="float" office:value="277">
            <text:p>277</text:p>
          </table:table-cell>
          <table:table-cell office:value-type="float" office:value="722">
            <text:p>722</text:p>
          </table:table-cell>
          <table:table-cell/>
          <table:table-cell office:value-type="float" office:value="4500">
            <text:p>4500</text:p>
          </table:table-cell>
          <table:table-cell office:value-type="float" office:value="520">
            <text:p>520</text:p>
          </table:table-cell>
          <table:table-cell office:value-type="float" office:value="755">
            <text:p>755</text:p>
          </table:table-cell>
          <table:table-cell office:value-type="float" office:value="194">
            <text:p>194</text:p>
          </table:table-cell>
          <table:table-cell office:value-type="float" office:value="630">
            <text:p>630</text:p>
          </table:table-cell>
          <table:table-cell/>
          <table:table-cell office:value-type="float" office:value="4500">
            <text:p>4500</text:p>
          </table:table-cell>
          <table:table-cell office:value-type="float" office:value="735">
            <text:p>735</text:p>
          </table:table-cell>
          <table:table-cell office:value-type="float" office:value="1029">
            <text:p>1029</text:p>
          </table:table-cell>
          <table:table-cell office:value-type="float" office:value="296">
            <text:p>296</text:p>
          </table:table-cell>
          <table:table-cell office:value-type="float" office:value="889">
            <text:p>889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69">
            <text:p>769</text:p>
          </table:table-cell>
          <table:table-cell office:value-type="float" office:value="1103">
            <text:p>1103</text:p>
          </table:table-cell>
          <table:table-cell office:value-type="float" office:value="320">
            <text:p>320</text:p>
          </table:table-cell>
          <table:table-cell office:value-type="float" office:value="667">
            <text:p>667</text:p>
          </table:table-cell>
          <table:table-cell/>
          <table:table-cell office:value-type="float" office:value="5000">
            <text:p>5000</text:p>
          </table:table-cell>
          <table:table-cell office:value-type="float" office:value="582">
            <text:p>582</text:p>
          </table:table-cell>
          <table:table-cell office:value-type="float" office:value="875">
            <text:p>875</text:p>
          </table:table-cell>
          <table:table-cell office:value-type="float" office:value="238">
            <text:p>238</text:p>
          </table:table-cell>
          <table:table-cell office:value-type="float" office:value="765">
            <text:p>765</text:p>
          </table:table-cell>
          <table:table-cell/>
          <table:table-cell office:value-type="float" office:value="5000">
            <text:p>5000</text:p>
          </table:table-cell>
          <table:table-cell office:value-type="float" office:value="843">
            <text:p>843</text:p>
          </table:table-cell>
          <table:table-cell office:value-type="float" office:value="1065">
            <text:p>1065</text:p>
          </table:table-cell>
          <table:table-cell office:value-type="float" office:value="297">
            <text:p>297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848">
            <text:p>848</text:p>
          </table:table-cell>
          <table:table-cell office:value-type="float" office:value="1138">
            <text:p>1138</text:p>
          </table:table-cell>
          <table:table-cell office:value-type="float" office:value="286">
            <text:p>286</text:p>
          </table:table-cell>
          <table:table-cell office:value-type="float" office:value="936">
            <text:p>936</text:p>
          </table:table-cell>
          <table:table-cell/>
          <table:table-cell office:value-type="float" office:value="5500">
            <text:p>5500</text:p>
          </table:table-cell>
          <table:table-cell office:value-type="float" office:value="697">
            <text:p>697</text:p>
          </table:table-cell>
          <table:table-cell office:value-type="float" office:value="1072">
            <text:p>1072</text:p>
          </table:table-cell>
          <table:table-cell office:value-type="float" office:value="287">
            <text:p>287</text:p>
          </table:table-cell>
          <table:table-cell office:value-type="float" office:value="923">
            <text:p>923</text:p>
          </table:table-cell>
          <table:table-cell/>
          <table:table-cell office:value-type="float" office:value="5500">
            <text:p>5500</text:p>
          </table:table-cell>
          <table:table-cell office:value-type="float" office:value="771">
            <text:p>771</text:p>
          </table:table-cell>
          <table:table-cell office:value-type="float" office:value="1165">
            <text:p>1165</text:p>
          </table:table-cell>
          <table:table-cell office:value-type="float" office:value="319">
            <text:p>319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827">
            <text:p>827</text:p>
          </table:table-cell>
          <table:table-cell office:value-type="float" office:value="1299">
            <text:p>1299</text:p>
          </table:table-cell>
          <table:table-cell office:value-type="float" office:value="341">
            <text:p>341</text:p>
          </table:table-cell>
          <table:table-cell office:value-type="float" office:value="1098">
            <text:p>1098</text:p>
          </table:table-cell>
          <table:table-cell/>
          <table:table-cell office:value-type="float" office:value="6000">
            <text:p>6000</text:p>
          </table:table-cell>
          <table:table-cell office:value-type="float" office:value="831">
            <text:p>831</text:p>
          </table:table-cell>
          <table:table-cell office:value-type="float" office:value="1316">
            <text:p>1316</text:p>
          </table:table-cell>
          <table:table-cell office:value-type="float" office:value="345">
            <text:p>345</text:p>
          </table:table-cell>
          <table:table-cell office:value-type="float" office:value="1104">
            <text:p>1104</text:p>
          </table:table-cell>
          <table:table-cell/>
          <table:table-cell office:value-type="float" office:value="6000">
            <text:p>6000</text:p>
          </table:table-cell>
          <table:table-cell office:value-type="float" office:value="829">
            <text:p>829</text:p>
          </table:table-cell>
          <table:table-cell office:value-type="float" office:value="1307">
            <text:p>1307</text:p>
          </table:table-cell>
          <table:table-cell office:value-type="float" office:value="344">
            <text:p>344</text:p>
          </table:table-cell>
          <table:table-cell office:value-type="float" office:value="718">
            <text:p>718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973">
            <text:p>973</text:p>
          </table:table-cell>
          <table:table-cell office:value-type="float" office:value="1526">
            <text:p>1526</text:p>
          </table:table-cell>
          <table:table-cell office:value-type="float" office:value="402">
            <text:p>402</text:p>
          </table:table-cell>
          <table:table-cell office:value-type="float" office:value="1284">
            <text:p>1284</text:p>
          </table:table-cell>
          <table:table-cell/>
          <table:table-cell office:value-type="float" office:value="6500">
            <text:p>6500</text:p>
          </table:table-cell>
          <table:table-cell office:value-type="float" office:value="978">
            <text:p>978</text:p>
          </table:table-cell>
          <table:table-cell office:value-type="float" office:value="1523">
            <text:p>1523</text:p>
          </table:table-cell>
          <table:table-cell office:value-type="float" office:value="404">
            <text:p>404</text:p>
          </table:table-cell>
          <table:table-cell office:value-type="float" office:value="1293">
            <text:p>1293</text:p>
          </table:table-cell>
          <table:table-cell/>
          <table:table-cell office:value-type="float" office:value="6500">
            <text:p>6500</text:p>
          </table:table-cell>
          <table:table-cell office:value-type="float" office:value="973">
            <text:p>973</text:p>
          </table:table-cell>
          <table:table-cell office:value-type="float" office:value="1526">
            <text:p>1526</text:p>
          </table:table-cell>
          <table:table-cell office:value-type="float" office:value="401">
            <text:p>401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136">
            <text:p>1136</text:p>
          </table:table-cell>
          <table:table-cell office:value-type="float" office:value="1798">
            <text:p>1798</text:p>
          </table:table-cell>
          <table:table-cell office:value-type="float" office:value="464">
            <text:p>464</text:p>
          </table:table-cell>
          <table:table-cell office:value-type="float" office:value="1494">
            <text:p>1494</text:p>
          </table:table-cell>
          <table:table-cell/>
          <table:table-cell office:value-type="float" office:value="7000">
            <text:p>7000</text:p>
          </table:table-cell>
          <table:table-cell office:value-type="float" office:value="1127">
            <text:p>1127</text:p>
          </table:table-cell>
          <table:table-cell office:value-type="float" office:value="1869">
            <text:p>1869</text:p>
          </table:table-cell>
          <table:table-cell office:value-type="float" office:value="464">
            <text:p>464</text:p>
          </table:table-cell>
          <table:table-cell office:value-type="float" office:value="1485">
            <text:p>1485</text:p>
          </table:table-cell>
          <table:table-cell/>
          <table:table-cell office:value-type="float" office:value="7000">
            <text:p>7000</text:p>
          </table:table-cell>
          <table:table-cell office:value-type="float" office:value="1112">
            <text:p>1112</text:p>
          </table:table-cell>
          <table:table-cell office:value-type="float" office:value="1725">
            <text:p>1725</text:p>
          </table:table-cell>
          <table:table-cell office:value-type="float" office:value="452">
            <text:p>452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294">
            <text:p>1294</text:p>
          </table:table-cell>
          <table:table-cell office:value-type="float" office:value="2139">
            <text:p>2139</text:p>
          </table:table-cell>
          <table:table-cell office:value-type="float" office:value="535">
            <text:p>535</text:p>
          </table:table-cell>
          <table:table-cell office:value-type="float" office:value="1708">
            <text:p>1708</text:p>
          </table:table-cell>
          <table:table-cell/>
          <table:table-cell office:value-type="float" office:value="7500">
            <text:p>7500</text:p>
          </table:table-cell>
          <table:table-cell office:value-type="float" office:value="1299">
            <text:p>1299</text:p>
          </table:table-cell>
          <table:table-cell office:value-type="float" office:value="2148">
            <text:p>2148</text:p>
          </table:table-cell>
          <table:table-cell office:value-type="float" office:value="537">
            <text:p>537</text:p>
          </table:table-cell>
          <table:table-cell office:value-type="float" office:value="1713">
            <text:p>1713</text:p>
          </table:table-cell>
          <table:table-cell/>
          <table:table-cell office:value-type="float" office:value="7500">
            <text:p>7500</text:p>
          </table:table-cell>
          <table:table-cell office:value-type="float" office:value="1254">
            <text:p>1254</text:p>
          </table:table-cell>
          <table:table-cell office:value-type="float" office:value="2076">
            <text:p>2076</text:p>
          </table:table-cell>
          <table:table-cell office:value-type="float" office:value="519">
            <text:p>519</text:p>
          </table:table-cell>
          <table:table-cell office:value-type="float" office:value="1651">
            <text:p>1651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475">
            <text:p>1475</text:p>
          </table:table-cell>
          <table:table-cell office:value-type="float" office:value="2627">
            <text:p>2627</text:p>
          </table:table-cell>
          <table:table-cell office:value-type="float" office:value="609">
            <text:p>609</text:p>
          </table:table-cell>
          <table:table-cell office:value-type="float" office:value="1931">
            <text:p>1931</text:p>
          </table:table-cell>
          <table:table-cell/>
          <table:table-cell office:value-type="float" office:value="8000">
            <text:p>8000</text:p>
          </table:table-cell>
          <table:table-cell office:value-type="float" office:value="1479">
            <text:p>1479</text:p>
          </table:table-cell>
          <table:table-cell office:value-type="float" office:value="2634">
            <text:p>2634</text:p>
          </table:table-cell>
          <table:table-cell office:value-type="float" office:value="620">
            <text:p>620</text:p>
          </table:table-cell>
          <table:table-cell office:value-type="float" office:value="1935">
            <text:p>1935</text:p>
          </table:table-cell>
          <table:table-cell/>
          <table:table-cell office:value-type="float" office:value="8000">
            <text:p>8000</text:p>
          </table:table-cell>
          <table:table-cell office:value-type="float" office:value="1424">
            <text:p>1424</text:p>
          </table:table-cell>
          <table:table-cell office:value-type="float" office:value="2570">
            <text:p>2570</text:p>
          </table:table-cell>
          <table:table-cell office:value-type="float" office:value="595">
            <text:p>595</text:p>
          </table:table-cell>
          <table:table-cell office:value-type="float" office:value="1875">
            <text:p>1875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657">
            <text:p>1657</text:p>
          </table:table-cell>
          <table:table-cell office:value-type="float" office:value="2910">
            <text:p>2910</text:p>
          </table:table-cell>
          <table:table-cell office:value-type="float" office:value="689">
            <text:p>689</text:p>
          </table:table-cell>
          <table:table-cell office:value-type="float" office:value="2179">
            <text:p>2179</text:p>
          </table:table-cell>
          <table:table-cell/>
          <table:table-cell office:value-type="float" office:value="8500">
            <text:p>8500</text:p>
          </table:table-cell>
          <table:table-cell office:value-type="float" office:value="1669">
            <text:p>1669</text:p>
          </table:table-cell>
          <table:table-cell office:value-type="float" office:value="2959">
            <text:p>2959</text:p>
          </table:table-cell>
          <table:table-cell office:value-type="float" office:value="696">
            <text:p>696</text:p>
          </table:table-cell>
          <table:table-cell office:value-type="float" office:value="2183">
            <text:p>2183</text:p>
          </table:table-cell>
          <table:table-cell/>
          <table:table-cell office:value-type="float" office:value="8500">
            <text:p>8500</text:p>
          </table:table-cell>
          <table:table-cell office:value-type="float" office:value="1612">
            <text:p>1612</text:p>
          </table:table-cell>
          <table:table-cell office:value-type="float" office:value="2987">
            <text:p>2987</text:p>
          </table:table-cell>
          <table:table-cell office:value-type="float" office:value="666">
            <text:p>666</text:p>
          </table:table-cell>
          <table:table-cell office:value-type="float" office:value="2251">
            <text:p>2251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866">
            <text:p>1866</text:p>
          </table:table-cell>
          <table:table-cell office:value-type="float" office:value="3679">
            <text:p>3679</text:p>
          </table:table-cell>
          <table:table-cell office:value-type="float" office:value="768">
            <text:p>768</text:p>
          </table:table-cell>
          <table:table-cell office:value-type="float" office:value="2455">
            <text:p>2455</text:p>
          </table:table-cell>
          <table:table-cell/>
          <table:table-cell office:value-type="float" office:value="9000">
            <text:p>9000</text:p>
          </table:table-cell>
          <table:table-cell office:value-type="float" office:value="1862">
            <text:p>1862</text:p>
          </table:table-cell>
          <table:table-cell office:value-type="float" office:value="3783">
            <text:p>3783</text:p>
          </table:table-cell>
          <table:table-cell office:value-type="float" office:value="770">
            <text:p>770</text:p>
          </table:table-cell>
          <table:table-cell office:value-type="float" office:value="2443">
            <text:p>2443</text:p>
          </table:table-cell>
          <table:table-cell/>
          <table:table-cell office:value-type="float" office:value="9000">
            <text:p>9000</text:p>
          </table:table-cell>
          <table:table-cell office:value-type="float" office:value="1829">
            <text:p>1829</text:p>
          </table:table-cell>
          <table:table-cell office:value-type="float" office:value="3943">
            <text:p>3943</text:p>
          </table:table-cell>
          <table:table-cell office:value-type="float" office:value="754">
            <text:p>754</text:p>
          </table:table-cell>
          <table:table-cell office:value-type="float" office:value="2455">
            <text:p>2455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2102">
            <text:p>2102</text:p>
          </table:table-cell>
          <table:table-cell office:value-type="float" office:value="4146">
            <text:p>4146</text:p>
          </table:table-cell>
          <table:table-cell office:value-type="float" office:value="858">
            <text:p>858</text:p>
          </table:table-cell>
          <table:table-cell office:value-type="float" office:value="2697">
            <text:p>2697</text:p>
          </table:table-cell>
          <table:table-cell/>
          <table:table-cell office:value-type="float" office:value="9500">
            <text:p>9500</text:p>
          </table:table-cell>
          <table:table-cell office:value-type="float" office:value="2085">
            <text:p>2085</text:p>
          </table:table-cell>
          <table:table-cell office:value-type="float" office:value="4166">
            <text:p>4166</text:p>
          </table:table-cell>
          <table:table-cell office:value-type="float" office:value="857">
            <text:p>857</text:p>
          </table:table-cell>
          <table:table-cell office:value-type="float" office:value="2730">
            <text:p>2730</text:p>
          </table:table-cell>
          <table:table-cell/>
          <table:table-cell office:value-type="float" office:value="9500">
            <text:p>9500</text:p>
          </table:table-cell>
          <table:table-cell office:value-type="float" office:value="2018">
            <text:p>2018</text:p>
          </table:table-cell>
          <table:table-cell office:value-type="float" office:value="4092">
            <text:p>4092</text:p>
          </table:table-cell>
          <table:table-cell office:value-type="float" office:value="900">
            <text:p>900</text:p>
          </table:table-cell>
          <table:table-cell office:value-type="float" office:value="3192">
            <text:p>3192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293">
            <text:p>2293</text:p>
          </table:table-cell>
          <table:table-cell office:value-type="float" office:value="5092">
            <text:p>5092</text:p>
          </table:table-cell>
          <table:table-cell office:value-type="float" office:value="950">
            <text:p>950</text:p>
          </table:table-cell>
          <table:table-cell office:value-type="float" office:value="3025">
            <text:p>3025</text:p>
          </table:table-cell>
          <table:table-cell/>
          <table:table-cell office:value-type="float" office:value="10000">
            <text:p>10000</text:p>
          </table:table-cell>
          <table:table-cell office:value-type="float" office:value="2317">
            <text:p>2317</text:p>
          </table:table-cell>
          <table:table-cell office:value-type="float" office:value="4982">
            <text:p>4982</text:p>
          </table:table-cell>
          <table:table-cell office:value-type="float" office:value="949">
            <text:p>949</text:p>
          </table:table-cell>
          <table:table-cell office:value-type="float" office:value="3005">
            <text:p>3005</text:p>
          </table:table-cell>
          <table:table-cell/>
          <table:table-cell office:value-type="float" office:value="10000">
            <text:p>10000</text:p>
          </table:table-cell>
          <table:table-cell office:value-type="float" office:value="2984">
            <text:p>2984</text:p>
          </table:table-cell>
          <table:table-cell office:value-type="float" office:value="5200">
            <text:p>5200</text:p>
          </table:table-cell>
          <table:table-cell office:value-type="float" office:value="952">
            <text:p>952</text:p>
          </table:table-cell>
          <table:table-cell office:value-type="float" office:value="3016">
            <text:p>301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AIS</text:p>
          </table:table-cell>
          <table:table-cell office:value-type="string">
            <text:p>ST1</text:p>
          </table:table-cell>
          <table:table-cell office:value-type="string">
            <text:p>ST2</text:p>
          </table:table-cell>
          <table:table-cell office:value-type="string">
            <text:p>ST3</text:p>
          </table:table-cell>
          <table:table-cell table:number-columns-repeated="12"/>
        </table:table-row>
        <table:table-row table:style-name="ro1">
          <table:table-cell office:value-type="float" office:value="500">
            <text:p>500</text:p>
          </table:table-cell>
          <table:table-cell table:formula="of:=([.B2]+[.H2]+[.N2])/3" office:value-type="float" office:value="18.3333333333333">
            <text:p>18,3333333333</text:p>
          </table:table-cell>
          <table:table-cell table:formula="of:=([.C2]+[.I2]+[.O2])/3" office:value-type="float" office:value="23">
            <text:p>23</text:p>
          </table:table-cell>
          <table:table-cell table:formula="of:=([.D2]+[.J2]+[.P2])/3" office:value-type="float" office:value="9.33333333333333">
            <text:p>9,3333333333</text:p>
          </table:table-cell>
          <table:table-cell table:formula="of:=([.E2]+[.K2]+[.Q2])/3" office:value-type="float" office:value="19.6666666666667">
            <text:p>19,6666666667</text:p>
          </table:table-cell>
          <table:table-cell table:number-columns-repeated="12"/>
        </table:table-row>
        <table:table-row table:style-name="ro1">
          <table:table-cell office:value-type="float" office:value="1000">
            <text:p>1000</text:p>
          </table:table-cell>
          <table:table-cell table:formula="of:=([.B3]+[.H3]+[.N3])/3" office:value-type="float" office:value="53">
            <text:p>53</text:p>
          </table:table-cell>
          <table:table-cell table:formula="of:=([.C3]+[.I3]+[.O3])/3" office:value-type="float" office:value="64.3333333333333">
            <text:p>64,3333333333</text:p>
          </table:table-cell>
          <table:table-cell table:formula="of:=([.D3]+[.J3]+[.P3])/3" office:value-type="float" office:value="21.3333333333333">
            <text:p>21,3333333333</text:p>
          </table:table-cell>
          <table:table-cell table:formula="of:=([.E3]+[.K3]+[.Q3])/3" office:value-type="float" office:value="63.6666666666667">
            <text:p>63,6666666667</text:p>
          </table:table-cell>
          <table:table-cell table:number-columns-repeated="12"/>
        </table:table-row>
        <table:table-row table:style-name="ro1">
          <table:table-cell office:value-type="float" office:value="1500">
            <text:p>1500</text:p>
          </table:table-cell>
          <table:table-cell table:formula="of:=([.B4]+[.H4]+[.N4])/3" office:value-type="float" office:value="104.666666666667">
            <text:p>104,6666666667</text:p>
          </table:table-cell>
          <table:table-cell table:formula="of:=([.C4]+[.I4]+[.O4])/3" office:value-type="float" office:value="140.666666666667">
            <text:p>140,6666666667</text:p>
          </table:table-cell>
          <table:table-cell table:formula="of:=([.D4]+[.J4]+[.P4])/3" office:value-type="float" office:value="42.6666666666667">
            <text:p>42,6666666667</text:p>
          </table:table-cell>
          <table:table-cell table:formula="of:=([.E4]+[.K4]+[.Q4])/3" office:value-type="float" office:value="141">
            <text:p>141</text:p>
          </table:table-cell>
          <table:table-cell table:number-columns-repeated="12"/>
        </table:table-row>
        <table:table-row table:style-name="ro1">
          <table:table-cell office:value-type="float" office:value="2000">
            <text:p>2000</text:p>
          </table:table-cell>
          <table:table-cell table:formula="of:=([.B5]+[.H5]+[.N5])/3" office:value-type="float" office:value="186">
            <text:p>186</text:p>
          </table:table-cell>
          <table:table-cell table:formula="of:=([.C5]+[.I5]+[.O5])/3" office:value-type="float" office:value="241">
            <text:p>241</text:p>
          </table:table-cell>
          <table:table-cell table:formula="of:=([.D5]+[.J5]+[.P5])/3" office:value-type="float" office:value="74.3333333333333">
            <text:p>74,3333333333</text:p>
          </table:table-cell>
          <table:table-cell table:formula="of:=([.E5]+[.K5]+[.Q5])/3" office:value-type="float" office:value="241">
            <text:p>241</text:p>
          </table:table-cell>
          <table:table-cell table:number-columns-repeated="12"/>
        </table:table-row>
        <table:table-row table:style-name="ro1">
          <table:table-cell office:value-type="float" office:value="2500">
            <text:p>2500</text:p>
          </table:table-cell>
          <table:table-cell table:formula="of:=([.B6]+[.H6]+[.N6])/3" office:value-type="float" office:value="278.333333333333">
            <text:p>278,3333333333</text:p>
          </table:table-cell>
          <table:table-cell table:formula="of:=([.C6]+[.I6]+[.O6])/3" office:value-type="float" office:value="372.666666666667">
            <text:p>372,6666666667</text:p>
          </table:table-cell>
          <table:table-cell table:formula="of:=([.D6]+[.J6]+[.P6])/3" office:value-type="float" office:value="109">
            <text:p>109</text:p>
          </table:table-cell>
          <table:table-cell table:formula="of:=([.E6]+[.K6]+[.Q6])/3" office:value-type="float" office:value="344.333333333333">
            <text:p>344,3333333333</text:p>
          </table:table-cell>
          <table:table-cell table:number-columns-repeated="12"/>
        </table:table-row>
        <table:table-row table:style-name="ro1">
          <table:table-cell office:value-type="float" office:value="3000">
            <text:p>3000</text:p>
          </table:table-cell>
          <table:table-cell table:formula="of:=([.B7]+[.H7]+[.N7])/3" office:value-type="float" office:value="368">
            <text:p>368</text:p>
          </table:table-cell>
          <table:table-cell table:formula="of:=([.C7]+[.I7]+[.O7])/3" office:value-type="float" office:value="507">
            <text:p>507</text:p>
          </table:table-cell>
          <table:table-cell table:formula="of:=([.D7]+[.J7]+[.P7])/3" office:value-type="float" office:value="142">
            <text:p>142</text:p>
          </table:table-cell>
          <table:table-cell table:formula="of:=([.E7]+[.K7]+[.Q7])/3" office:value-type="float" office:value="455.333333333333">
            <text:p>455,3333333333</text:p>
          </table:table-cell>
          <table:table-cell table:number-columns-repeated="12"/>
        </table:table-row>
        <table:table-row table:style-name="ro1">
          <table:table-cell office:value-type="float" office:value="3500">
            <text:p>3500</text:p>
          </table:table-cell>
          <table:table-cell table:formula="of:=([.B8]+[.H8]+[.N8])/3" office:value-type="float" office:value="468">
            <text:p>468</text:p>
          </table:table-cell>
          <table:table-cell table:formula="of:=([.C8]+[.I8]+[.O8])/3" office:value-type="float" office:value="673.333333333333">
            <text:p>673,3333333333</text:p>
          </table:table-cell>
          <table:table-cell table:formula="of:=([.D8]+[.J8]+[.P8])/3" office:value-type="float" office:value="187.666666666667">
            <text:p>187,6666666667</text:p>
          </table:table-cell>
          <table:table-cell table:formula="of:=([.E8]+[.K8]+[.Q8])/3" office:value-type="float" office:value="588.333333333333">
            <text:p>588,3333333333</text:p>
          </table:table-cell>
          <table:table-cell table:number-columns-repeated="12"/>
        </table:table-row>
        <table:table-row table:style-name="ro1">
          <table:table-cell office:value-type="float" office:value="4000">
            <text:p>4000</text:p>
          </table:table-cell>
          <table:table-cell table:formula="of:=([.B9]+[.H9]+[.N9])/3" office:value-type="float" office:value="566.666666666667">
            <text:p>566,6666666667</text:p>
          </table:table-cell>
          <table:table-cell table:formula="of:=([.C9]+[.I9]+[.O9])/3" office:value-type="float" office:value="776.666666666667">
            <text:p>776,6666666667</text:p>
          </table:table-cell>
          <table:table-cell table:formula="of:=([.D9]+[.J9]+[.P9])/3" office:value-type="float" office:value="228.333333333333">
            <text:p>228,3333333333</text:p>
          </table:table-cell>
          <table:table-cell table:formula="of:=([.E9]+[.K9]+[.Q9])/3" office:value-type="float" office:value="725.666666666667">
            <text:p>725,6666666667</text:p>
          </table:table-cell>
          <table:table-cell table:number-columns-repeated="12"/>
        </table:table-row>
        <table:table-row table:style-name="ro1">
          <table:table-cell office:value-type="float" office:value="4500">
            <text:p>4500</text:p>
          </table:table-cell>
          <table:table-cell table:formula="of:=([.B10]+[.H10]+[.N10])/3" office:value-type="float" office:value="676.666666666667">
            <text:p>676,6666666667</text:p>
          </table:table-cell>
          <table:table-cell table:formula="of:=([.C10]+[.I10]+[.O10])/3" office:value-type="float" office:value="942">
            <text:p>942</text:p>
          </table:table-cell>
          <table:table-cell table:formula="of:=([.D10]+[.J10]+[.P10])/3" office:value-type="float" office:value="255.666666666667">
            <text:p>255,6666666667</text:p>
          </table:table-cell>
          <table:table-cell table:formula="of:=([.E10]+[.K10]+[.Q10])/3" office:value-type="float" office:value="747">
            <text:p>747</text:p>
          </table:table-cell>
          <table:table-cell table:number-columns-repeated="12"/>
        </table:table-row>
        <table:table-row table:style-name="ro1">
          <table:table-cell office:value-type="float" office:value="5000">
            <text:p>5000</text:p>
          </table:table-cell>
          <table:table-cell table:formula="of:=([.B11]+[.H11]+[.N11])/3" office:value-type="float" office:value="731.333333333333">
            <text:p>731,3333333333</text:p>
          </table:table-cell>
          <table:table-cell table:formula="of:=([.C11]+[.I11]+[.O11])/3" office:value-type="float" office:value="1014.33333333333">
            <text:p>1014,3333333333</text:p>
          </table:table-cell>
          <table:table-cell table:formula="of:=([.D11]+[.J11]+[.P11])/3" office:value-type="float" office:value="285">
            <text:p>285</text:p>
          </table:table-cell>
          <table:table-cell table:formula="of:=([.E11]+[.K11]+[.Q11])/3" office:value-type="float" office:value="767">
            <text:p>767</text:p>
          </table:table-cell>
          <table:table-cell table:number-columns-repeated="12"/>
        </table:table-row>
        <table:table-row table:style-name="ro1">
          <table:table-cell office:value-type="float" office:value="5500">
            <text:p>5500</text:p>
          </table:table-cell>
          <table:table-cell table:formula="of:=([.B12]+[.H12]+[.N12])/3" office:value-type="float" office:value="772">
            <text:p>772</text:p>
          </table:table-cell>
          <table:table-cell table:formula="of:=([.C12]+[.I12]+[.O12])/3" office:value-type="float" office:value="1125">
            <text:p>1125</text:p>
          </table:table-cell>
          <table:table-cell table:formula="of:=([.D12]+[.J12]+[.P12])/3" office:value-type="float" office:value="297.333333333333">
            <text:p>297,3333333333</text:p>
          </table:table-cell>
          <table:table-cell table:formula="of:=([.E12]+[.K12]+[.Q12])/3" office:value-type="float" office:value="934.666666666667">
            <text:p>934,6666666667</text:p>
          </table:table-cell>
          <table:table-cell table:number-columns-repeated="12"/>
        </table:table-row>
        <table:table-row table:style-name="ro1">
          <table:table-cell office:value-type="float" office:value="6000">
            <text:p>6000</text:p>
          </table:table-cell>
          <table:table-cell table:formula="of:=([.B13]+[.H13]+[.N13])/3" office:value-type="float" office:value="829">
            <text:p>829</text:p>
          </table:table-cell>
          <table:table-cell table:formula="of:=([.C13]+[.I13]+[.O13])/3" office:value-type="float" office:value="1307.33333333333">
            <text:p>1307,3333333333</text:p>
          </table:table-cell>
          <table:table-cell table:formula="of:=([.D13]+[.J13]+[.P13])/3" office:value-type="float" office:value="343.333333333333">
            <text:p>343,3333333333</text:p>
          </table:table-cell>
          <table:table-cell table:formula="of:=([.E13]+[.K13]+[.Q13])/3" office:value-type="float" office:value="973.333333333333">
            <text:p>973,3333333333</text:p>
          </table:table-cell>
          <table:table-cell table:number-columns-repeated="12"/>
        </table:table-row>
        <table:table-row table:style-name="ro1">
          <table:table-cell office:value-type="float" office:value="6500">
            <text:p>6500</text:p>
          </table:table-cell>
          <table:table-cell table:formula="of:=([.B14]+[.H14]+[.N14])/3" office:value-type="float" office:value="974.666666666667">
            <text:p>974,6666666667</text:p>
          </table:table-cell>
          <table:table-cell table:formula="of:=([.C14]+[.I14]+[.O14])/3" office:value-type="float" office:value="1525">
            <text:p>1525</text:p>
          </table:table-cell>
          <table:table-cell table:formula="of:=([.D14]+[.J14]+[.P14])/3" office:value-type="float" office:value="402.333333333333">
            <text:p>402,3333333333</text:p>
          </table:table-cell>
          <table:table-cell table:formula="of:=([.E14]+[.K14]+[.Q14])/3" office:value-type="float" office:value="1319.66666666667">
            <text:p>1319,6666666667</text:p>
          </table:table-cell>
          <table:table-cell table:number-columns-repeated="12"/>
        </table:table-row>
        <table:table-row table:style-name="ro1">
          <table:table-cell office:value-type="float" office:value="7000">
            <text:p>7000</text:p>
          </table:table-cell>
          <table:table-cell table:formula="of:=([.B15]+[.H15]+[.N15])/3" office:value-type="float" office:value="1125">
            <text:p>1125</text:p>
          </table:table-cell>
          <table:table-cell table:formula="of:=([.C15]+[.I15]+[.O15])/3" office:value-type="float" office:value="1797.33333333333">
            <text:p>1797,3333333333</text:p>
          </table:table-cell>
          <table:table-cell table:formula="of:=([.D15]+[.J15]+[.P15])/3" office:value-type="float" office:value="460">
            <text:p>460</text:p>
          </table:table-cell>
          <table:table-cell table:formula="of:=([.E15]+[.K15]+[.Q15])/3" office:value-type="float" office:value="1473">
            <text:p>1473</text:p>
          </table:table-cell>
          <table:table-cell table:number-columns-repeated="12"/>
        </table:table-row>
        <table:table-row table:style-name="ro1">
          <table:table-cell office:value-type="float" office:value="7500">
            <text:p>7500</text:p>
          </table:table-cell>
          <table:table-cell table:formula="of:=([.B16]+[.H16]+[.N16])/3" office:value-type="float" office:value="1282.33333333333">
            <text:p>1282,3333333333</text:p>
          </table:table-cell>
          <table:table-cell table:formula="of:=([.C16]+[.I16]+[.O16])/3" office:value-type="float" office:value="2121">
            <text:p>2121</text:p>
          </table:table-cell>
          <table:table-cell table:formula="of:=([.D16]+[.J16]+[.P16])/3" office:value-type="float" office:value="530.333333333333">
            <text:p>530,3333333333</text:p>
          </table:table-cell>
          <table:table-cell table:formula="of:=([.E16]+[.K16]+[.Q16])/3" office:value-type="float" office:value="1690.66666666667">
            <text:p>1690,6666666667</text:p>
          </table:table-cell>
          <table:table-cell table:number-columns-repeated="12"/>
        </table:table-row>
        <table:table-row table:style-name="ro1">
          <table:table-cell office:value-type="float" office:value="8000">
            <text:p>8000</text:p>
          </table:table-cell>
          <table:table-cell table:formula="of:=([.B17]+[.H17]+[.N17])/3" office:value-type="float" office:value="1459.33333333333">
            <text:p>1459,3333333333</text:p>
          </table:table-cell>
          <table:table-cell table:formula="of:=([.C17]+[.I17]+[.O17])/3" office:value-type="float" office:value="2610.33333333333">
            <text:p>2610,3333333333</text:p>
          </table:table-cell>
          <table:table-cell table:formula="of:=([.D17]+[.J17]+[.P17])/3" office:value-type="float" office:value="608">
            <text:p>608</text:p>
          </table:table-cell>
          <table:table-cell table:formula="of:=([.E17]+[.K17]+[.Q17])/3" office:value-type="float" office:value="1913.66666666667">
            <text:p>1913,6666666667</text:p>
          </table:table-cell>
          <table:table-cell table:number-columns-repeated="12"/>
        </table:table-row>
        <table:table-row table:style-name="ro1">
          <table:table-cell office:value-type="float" office:value="8500">
            <text:p>8500</text:p>
          </table:table-cell>
          <table:table-cell table:formula="of:=([.B18]+[.H18]+[.N18])/3" office:value-type="float" office:value="1646">
            <text:p>1646</text:p>
          </table:table-cell>
          <table:table-cell table:formula="of:=([.C18]+[.I18]+[.O18])/3" office:value-type="float" office:value="2952">
            <text:p>2952</text:p>
          </table:table-cell>
          <table:table-cell table:formula="of:=([.D18]+[.J18]+[.P18])/3" office:value-type="float" office:value="683.666666666667">
            <text:p>683,6666666667</text:p>
          </table:table-cell>
          <table:table-cell table:formula="of:=([.E18]+[.K18]+[.Q18])/3" office:value-type="float" office:value="2204.33333333333">
            <text:p>2204,3333333333</text:p>
          </table:table-cell>
          <table:table-cell table:number-columns-repeated="12"/>
        </table:table-row>
        <table:table-row table:style-name="ro1">
          <table:table-cell office:value-type="float" office:value="9000">
            <text:p>9000</text:p>
          </table:table-cell>
          <table:table-cell table:formula="of:=([.B19]+[.H19]+[.N19])/3" office:value-type="float" office:value="1852.33333333333">
            <text:p>1852,3333333333</text:p>
          </table:table-cell>
          <table:table-cell table:formula="of:=([.C19]+[.I19]+[.O19])/3" office:value-type="float" office:value="3801.66666666667">
            <text:p>3801,6666666667</text:p>
          </table:table-cell>
          <table:table-cell table:formula="of:=([.D19]+[.J19]+[.P19])/3" office:value-type="float" office:value="764">
            <text:p>764</text:p>
          </table:table-cell>
          <table:table-cell table:formula="of:=([.E19]+[.K19]+[.Q19])/3" office:value-type="float" office:value="2451">
            <text:p>2451</text:p>
          </table:table-cell>
          <table:table-cell table:number-columns-repeated="12"/>
        </table:table-row>
        <table:table-row table:style-name="ro1">
          <table:table-cell office:value-type="float" office:value="9500">
            <text:p>9500</text:p>
          </table:table-cell>
          <table:table-cell table:formula="of:=([.B20]+[.H20]+[.N20])/3" office:value-type="float" office:value="2068.33333333333">
            <text:p>2068,3333333333</text:p>
          </table:table-cell>
          <table:table-cell table:formula="of:=([.C20]+[.I20]+[.O20])/3" office:value-type="float" office:value="4134.66666666667">
            <text:p>4134,6666666667</text:p>
          </table:table-cell>
          <table:table-cell table:formula="of:=([.D20]+[.J20]+[.P20])/3" office:value-type="float" office:value="871.666666666667">
            <text:p>871,6666666667</text:p>
          </table:table-cell>
          <table:table-cell table:formula="of:=([.E20]+[.K20]+[.Q20])/3" office:value-type="float" office:value="2873">
            <text:p>2873</text:p>
          </table:table-cell>
          <table:table-cell table:number-columns-repeated="12"/>
        </table:table-row>
        <table:table-row table:style-name="ro1">
          <table:table-cell office:value-type="float" office:value="10000">
            <text:p>10000</text:p>
          </table:table-cell>
          <table:table-cell table:formula="of:=([.B21]+[.H21]+[.N21])/3" office:value-type="float" office:value="2531.33333333333">
            <text:p>2531,3333333333</text:p>
          </table:table-cell>
          <table:table-cell table:formula="of:=([.C21]+[.I21]+[.O21])/3" office:value-type="float" office:value="5091.33333333333">
            <text:p>5091,3333333333</text:p>
          </table:table-cell>
          <table:table-cell table:formula="of:=([.D21]+[.J21]+[.P21])/3" office:value-type="float" office:value="950.333333333333">
            <text:p>950,3333333333</text:p>
          </table:table-cell>
          <table:table-cell table:formula="of:=([.E21]+[.K21]+[.Q21])/3" office:value-type="float" office:value="3015.33333333333">
            <text:p>3015,3333333333</text:p>
          </table:table-cell>
          <table:table-cell table:number-columns-repeated="12"/>
        </table:table-row>
      </table:table>
      <table:table table:name="Count klein alfabet" table:style-name="ta1">
        <table:shapes>
          <draw:frame draw:z-index="0" draw:style-name="gr1" svg:width="16.013cm" svg:height="8.98cm" svg:x="13.686cm" svg:y="10.449cm">
            <draw:object draw:notify-on-update-of-ranges="'Count klein alfabet'.A24:'Count klein alfabet'.A43 'Count klein alfabet'.B23:'Count klein alfabet'.B23 'Count klein alfabet'.B24:'Count klein alfabet'.B43 'Count klein alfabet'.A24:'Count klein alfabet'.A43 'Count klein alfabet'.C23:'Count klein alfabet'.C23 'Count klein alfabet'.C24:'Count klein alfabet'.C43 'Count klein alfabet'.A24:'Count klein alfabet'.A43 'Count klein alfabet'.D23:'Count klein alfabet'.D23 'Count klein alfabet'.D24:'Count klein alfabet'.D43 'Count klein alfabet'.A24:'Count klein alfabet'.A43 'Count klein alfabet'.E23:'Count klein alfabet'.E23 'Count klein alfabet'.E24:'Count klein alfabet'.E4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>
            <text:p>run3</text:p>
          </table:table-cell>
          <table:table-cell office:value-type="string">
            <text:p>AIS</text:p>
          </table:table-cell>
          <table:table-cell office:value-type="string">
            <text:p>ST1</text:p>
          </table:table-cell>
          <table:table-cell office:value-type="string">
            <text:p>ST2</text:p>
          </table:table-cell>
          <table:table-cell office:value-type="string">
            <text:p>ST3</text:p>
          </table:table-cell>
          <table:table-cell/>
          <table:table-cell office:value-type="string">
            <text:p>run2</text:p>
          </table:table-cell>
          <table:table-cell table:number-columns-repeated="10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/>
          <table:table-cell office:value-type="float" office:value="500">
            <text:p>50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/>
          <table:table-cell office:value-type="float" office:value="1000">
            <text:p>1000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/>
          <table:table-cell office:value-type="float" office:value="1000">
            <text:p>1000</text:p>
          </table:table-cell>
          <table:table-cell office:value-type="float" office:value="66">
            <text:p>66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11">
            <text:p>111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/>
          <table:table-cell office:value-type="float" office:value="1500">
            <text:p>1500</text:p>
          </table:table-cell>
          <table:table-cell office:value-type="float" office:value="117">
            <text:p>117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/>
          <table:table-cell office:value-type="float" office:value="1500">
            <text:p>1500</text:p>
          </table:table-cell>
          <table:table-cell office:value-type="float" office:value="109">
            <text:p>109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7">
            <text:p>207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92">
            <text:p>92</text:p>
          </table:table-cell>
          <table:table-cell/>
          <table:table-cell office:value-type="float" office:value="2000">
            <text:p>2000</text:p>
          </table:table-cell>
          <table:table-cell office:value-type="float" office:value="216">
            <text:p>216</text:p>
          </table:table-cell>
          <table:table-cell office:value-type="float" office:value="82">
            <text:p>82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  <table:table-cell/>
          <table:table-cell office:value-type="float" office:value="2000">
            <text:p>2000</text:p>
          </table:table-cell>
          <table:table-cell office:value-type="float" office:value="184">
            <text:p>184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24">
            <text:p>324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46">
            <text:p>146</text:p>
          </table:table-cell>
          <table:table-cell/>
          <table:table-cell office:value-type="float" office:value="2500">
            <text:p>2500</text:p>
          </table:table-cell>
          <table:table-cell office:value-type="float" office:value="322">
            <text:p>322</text:p>
          </table:table-cell>
          <table:table-cell office:value-type="float" office:value="122">
            <text:p>122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/>
          <table:table-cell office:value-type="float" office:value="2500">
            <text:p>2500</text:p>
          </table:table-cell>
          <table:table-cell office:value-type="float" office:value="305">
            <text:p>305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68">
            <text:p>468</text:p>
          </table:table-cell>
          <table:table-cell office:value-type="float" office:value="185">
            <text:p>185</text:p>
          </table:table-cell>
          <table:table-cell office:value-type="float" office:value="192">
            <text:p>192</text:p>
          </table:table-cell>
          <table:table-cell office:value-type="float" office:value="204">
            <text:p>204</text:p>
          </table:table-cell>
          <table:table-cell/>
          <table:table-cell office:value-type="float" office:value="3000">
            <text:p>3000</text:p>
          </table:table-cell>
          <table:table-cell office:value-type="float" office:value="456">
            <text:p>456</text:p>
          </table:table-cell>
          <table:table-cell office:value-type="float" office:value="177">
            <text:p>177</text:p>
          </table:table-cell>
          <table:table-cell office:value-type="float" office:value="188">
            <text:p>188</text:p>
          </table:table-cell>
          <table:table-cell office:value-type="float" office:value="209">
            <text:p>209</text:p>
          </table:table-cell>
          <table:table-cell/>
          <table:table-cell office:value-type="float" office:value="3000">
            <text:p>3000</text:p>
          </table:table-cell>
          <table:table-cell office:value-type="float" office:value="410">
            <text:p>410</text:p>
          </table:table-cell>
          <table:table-cell office:value-type="float" office:value="159">
            <text:p>159</text:p>
          </table:table-cell>
          <table:table-cell office:value-type="float" office:value="175">
            <text:p>175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640">
            <text:p>640</text:p>
          </table:table-cell>
          <table:table-cell office:value-type="float" office:value="243">
            <text:p>243</text:p>
          </table:table-cell>
          <table:table-cell office:value-type="float" office:value="260">
            <text:p>260</text:p>
          </table:table-cell>
          <table:table-cell office:value-type="float" office:value="274">
            <text:p>274</text:p>
          </table:table-cell>
          <table:table-cell/>
          <table:table-cell office:value-type="float" office:value="3500">
            <text:p>3500</text:p>
          </table:table-cell>
          <table:table-cell office:value-type="float" office:value="571">
            <text:p>571</text:p>
          </table:table-cell>
          <table:table-cell office:value-type="float" office:value="220">
            <text:p>220</text:p>
          </table:table-cell>
          <table:table-cell office:value-type="float" office:value="234">
            <text:p>234</text:p>
          </table:table-cell>
          <table:table-cell office:value-type="float" office:value="245">
            <text:p>245</text:p>
          </table:table-cell>
          <table:table-cell/>
          <table:table-cell office:value-type="float" office:value="3500">
            <text:p>3500</text:p>
          </table:table-cell>
          <table:table-cell office:value-type="float" office:value="562">
            <text:p>562</text:p>
          </table:table-cell>
          <table:table-cell office:value-type="float" office:value="218">
            <text:p>218</text:p>
          </table:table-cell>
          <table:table-cell office:value-type="float" office:value="226">
            <text:p>226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30">
            <text:p>830</text:p>
          </table:table-cell>
          <table:table-cell office:value-type="float" office:value="318">
            <text:p>318</text:p>
          </table:table-cell>
          <table:table-cell office:value-type="float" office:value="335">
            <text:p>335</text:p>
          </table:table-cell>
          <table:table-cell office:value-type="float" office:value="356">
            <text:p>356</text:p>
          </table:table-cell>
          <table:table-cell/>
          <table:table-cell office:value-type="float" office:value="4000">
            <text:p>4000</text:p>
          </table:table-cell>
          <table:table-cell office:value-type="float" office:value="761">
            <text:p>761</text:p>
          </table:table-cell>
          <table:table-cell office:value-type="float" office:value="312">
            <text:p>312</text:p>
          </table:table-cell>
          <table:table-cell office:value-type="float" office:value="340">
            <text:p>340</text:p>
          </table:table-cell>
          <table:table-cell office:value-type="float" office:value="358">
            <text:p>358</text:p>
          </table:table-cell>
          <table:table-cell/>
          <table:table-cell office:value-type="float" office:value="4000">
            <text:p>4000</text:p>
          </table:table-cell>
          <table:table-cell office:value-type="float" office:value="732">
            <text:p>732</text:p>
          </table:table-cell>
          <table:table-cell office:value-type="float" office:value="280">
            <text:p>280</text:p>
          </table:table-cell>
          <table:table-cell office:value-type="float" office:value="297">
            <text:p>297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053">
            <text:p>1053</text:p>
          </table:table-cell>
          <table:table-cell office:value-type="float" office:value="399">
            <text:p>399</text:p>
          </table:table-cell>
          <table:table-cell office:value-type="float" office:value="426">
            <text:p>426</text:p>
          </table:table-cell>
          <table:table-cell office:value-type="float" office:value="450">
            <text:p>450</text:p>
          </table:table-cell>
          <table:table-cell/>
          <table:table-cell office:value-type="float" office:value="4500">
            <text:p>4500</text:p>
          </table:table-cell>
          <table:table-cell office:value-type="float" office:value="1089">
            <text:p>1089</text:p>
          </table:table-cell>
          <table:table-cell office:value-type="float" office:value="366">
            <text:p>366</text:p>
          </table:table-cell>
          <table:table-cell office:value-type="float" office:value="380">
            <text:p>380</text:p>
          </table:table-cell>
          <table:table-cell office:value-type="float" office:value="396">
            <text:p>396</text:p>
          </table:table-cell>
          <table:table-cell/>
          <table:table-cell office:value-type="float" office:value="4500">
            <text:p>4500</text:p>
          </table:table-cell>
          <table:table-cell office:value-type="float" office:value="924">
            <text:p>924</text:p>
          </table:table-cell>
          <table:table-cell office:value-type="float" office:value="346">
            <text:p>346</text:p>
          </table:table-cell>
          <table:table-cell office:value-type="float" office:value="382">
            <text:p>382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303">
            <text:p>1303</text:p>
          </table:table-cell>
          <table:table-cell office:value-type="float" office:value="484">
            <text:p>484</text:p>
          </table:table-cell>
          <table:table-cell office:value-type="float" office:value="527">
            <text:p>527</text:p>
          </table:table-cell>
          <table:table-cell office:value-type="float" office:value="543">
            <text:p>543</text:p>
          </table:table-cell>
          <table:table-cell/>
          <table:table-cell office:value-type="float" office:value="5000">
            <text:p>5000</text:p>
          </table:table-cell>
          <table:table-cell office:value-type="float" office:value="1154">
            <text:p>1154</text:p>
          </table:table-cell>
          <table:table-cell office:value-type="float" office:value="440">
            <text:p>440</text:p>
          </table:table-cell>
          <table:table-cell office:value-type="float" office:value="455">
            <text:p>455</text:p>
          </table:table-cell>
          <table:table-cell office:value-type="float" office:value="448">
            <text:p>448</text:p>
          </table:table-cell>
          <table:table-cell/>
          <table:table-cell office:value-type="float" office:value="5000">
            <text:p>5000</text:p>
          </table:table-cell>
          <table:table-cell office:value-type="float" office:value="1143">
            <text:p>1143</text:p>
          </table:table-cell>
          <table:table-cell office:value-type="float" office:value="433">
            <text:p>433</text:p>
          </table:table-cell>
          <table:table-cell office:value-type="float" office:value="468">
            <text:p>468</text:p>
          </table:table-cell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1580">
            <text:p>1580</text:p>
          </table:table-cell>
          <table:table-cell office:value-type="float" office:value="534">
            <text:p>534</text:p>
          </table:table-cell>
          <table:table-cell office:value-type="float" office:value="573">
            <text:p>573</text:p>
          </table:table-cell>
          <table:table-cell office:value-type="float" office:value="599">
            <text:p>599</text:p>
          </table:table-cell>
          <table:table-cell/>
          <table:table-cell office:value-type="float" office:value="5500">
            <text:p>5500</text:p>
          </table:table-cell>
          <table:table-cell office:value-type="float" office:value="1259">
            <text:p>1259</text:p>
          </table:table-cell>
          <table:table-cell office:value-type="float" office:value="479">
            <text:p>479</text:p>
          </table:table-cell>
          <table:table-cell office:value-type="float" office:value="521">
            <text:p>521</text:p>
          </table:table-cell>
          <table:table-cell office:value-type="float" office:value="537">
            <text:p>537</text:p>
          </table:table-cell>
          <table:table-cell/>
          <table:table-cell office:value-type="float" office:value="5500">
            <text:p>5500</text:p>
          </table:table-cell>
          <table:table-cell office:value-type="float" office:value="1389">
            <text:p>1389</text:p>
          </table:table-cell>
          <table:table-cell office:value-type="float" office:value="523">
            <text:p>523</text:p>
          </table:table-cell>
          <table:table-cell office:value-type="float" office:value="563">
            <text:p>563</text:p>
          </table:table-cell>
          <table:table-cell office:value-type="float" office:value="597">
            <text:p>597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1684">
            <text:p>1684</text:p>
          </table:table-cell>
          <table:table-cell office:value-type="float" office:value="637">
            <text:p>637</text:p>
          </table:table-cell>
          <table:table-cell office:value-type="float" office:value="684">
            <text:p>684</text:p>
          </table:table-cell>
          <table:table-cell office:value-type="float" office:value="709">
            <text:p>709</text:p>
          </table:table-cell>
          <table:table-cell/>
          <table:table-cell office:value-type="float" office:value="6000">
            <text:p>6000</text:p>
          </table:table-cell>
          <table:table-cell office:value-type="float" office:value="1490">
            <text:p>1490</text:p>
          </table:table-cell>
          <table:table-cell office:value-type="float" office:value="570">
            <text:p>570</text:p>
          </table:table-cell>
          <table:table-cell office:value-type="float" office:value="608">
            <text:p>608</text:p>
          </table:table-cell>
          <table:table-cell office:value-type="float" office:value="644">
            <text:p>644</text:p>
          </table:table-cell>
          <table:table-cell/>
          <table:table-cell office:value-type="float" office:value="6000">
            <text:p>6000</text:p>
          </table:table-cell>
          <table:table-cell office:value-type="float" office:value="1534">
            <text:p>1534</text:p>
          </table:table-cell>
          <table:table-cell office:value-type="float" office:value="579">
            <text:p>579</text:p>
          </table:table-cell>
          <table:table-cell office:value-type="float" office:value="612">
            <text:p>612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1972">
            <text:p>1972</text:p>
          </table:table-cell>
          <table:table-cell office:value-type="float" office:value="744">
            <text:p>744</text:p>
          </table:table-cell>
          <table:table-cell office:value-type="float" office:value="801">
            <text:p>801</text:p>
          </table:table-cell>
          <table:table-cell office:value-type="float" office:value="835">
            <text:p>835</text:p>
          </table:table-cell>
          <table:table-cell/>
          <table:table-cell office:value-type="float" office:value="6500">
            <text:p>6500</text:p>
          </table:table-cell>
          <table:table-cell office:value-type="float" office:value="1752">
            <text:p>1752</text:p>
          </table:table-cell>
          <table:table-cell office:value-type="float" office:value="659">
            <text:p>659</text:p>
          </table:table-cell>
          <table:table-cell office:value-type="float" office:value="714">
            <text:p>714</text:p>
          </table:table-cell>
          <table:table-cell office:value-type="float" office:value="735">
            <text:p>735</text:p>
          </table:table-cell>
          <table:table-cell/>
          <table:table-cell office:value-type="float" office:value="6500">
            <text:p>6500</text:p>
          </table:table-cell>
          <table:table-cell office:value-type="float" office:value="1756">
            <text:p>1756</text:p>
          </table:table-cell>
          <table:table-cell office:value-type="float" office:value="663">
            <text:p>663</text:p>
          </table:table-cell>
          <table:table-cell office:value-type="float" office:value="714">
            <text:p>714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2290">
            <text:p>2290</text:p>
          </table:table-cell>
          <table:table-cell office:value-type="float" office:value="859">
            <text:p>859</text:p>
          </table:table-cell>
          <table:table-cell office:value-type="float" office:value="904">
            <text:p>904</text:p>
          </table:table-cell>
          <table:table-cell office:value-type="float" office:value="870">
            <text:p>870</text:p>
          </table:table-cell>
          <table:table-cell/>
          <table:table-cell office:value-type="float" office:value="7000">
            <text:p>7000</text:p>
          </table:table-cell>
          <table:table-cell office:value-type="float" office:value="2033">
            <text:p>2033</text:p>
          </table:table-cell>
          <table:table-cell office:value-type="float" office:value="759">
            <text:p>759</text:p>
          </table:table-cell>
          <table:table-cell office:value-type="float" office:value="841">
            <text:p>841</text:p>
          </table:table-cell>
          <table:table-cell office:value-type="float" office:value="852">
            <text:p>852</text:p>
          </table:table-cell>
          <table:table-cell/>
          <table:table-cell office:value-type="float" office:value="7000">
            <text:p>7000</text:p>
          </table:table-cell>
          <table:table-cell office:value-type="float" office:value="2044">
            <text:p>2044</text:p>
          </table:table-cell>
          <table:table-cell office:value-type="float" office:value="745">
            <text:p>745</text:p>
          </table:table-cell>
          <table:table-cell office:value-type="float" office:value="763">
            <text:p>763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2683">
            <text:p>2683</text:p>
          </table:table-cell>
          <table:table-cell office:value-type="float" office:value="1100">
            <text:p>1100</text:p>
          </table:table-cell>
          <table:table-cell office:value-type="float" office:value="1194">
            <text:p>1194</text:p>
          </table:table-cell>
          <table:table-cell office:value-type="float" office:value="1223">
            <text:p>1223</text:p>
          </table:table-cell>
          <table:table-cell/>
          <table:table-cell office:value-type="float" office:value="7500">
            <text:p>7500</text:p>
          </table:table-cell>
          <table:table-cell office:value-type="float" office:value="2339">
            <text:p>2339</text:p>
          </table:table-cell>
          <table:table-cell office:value-type="float" office:value="875">
            <text:p>875</text:p>
          </table:table-cell>
          <table:table-cell office:value-type="float" office:value="944">
            <text:p>944</text:p>
          </table:table-cell>
          <table:table-cell office:value-type="float" office:value="973">
            <text:p>973</text:p>
          </table:table-cell>
          <table:table-cell/>
          <table:table-cell office:value-type="float" office:value="7500">
            <text:p>7500</text:p>
          </table:table-cell>
          <table:table-cell office:value-type="float" office:value="2107">
            <text:p>2107</text:p>
          </table:table-cell>
          <table:table-cell office:value-type="float" office:value="756">
            <text:p>756</text:p>
          </table:table-cell>
          <table:table-cell office:value-type="float" office:value="830">
            <text:p>830</text:p>
          </table:table-cell>
          <table:table-cell office:value-type="float" office:value="839">
            <text:p>839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334">
            <text:p>3334</text:p>
          </table:table-cell>
          <table:table-cell office:value-type="float" office:value="1260">
            <text:p>1260</text:p>
          </table:table-cell>
          <table:table-cell office:value-type="float" office:value="1355">
            <text:p>1355</text:p>
          </table:table-cell>
          <table:table-cell office:value-type="float" office:value="1409">
            <text:p>1409</text:p>
          </table:table-cell>
          <table:table-cell/>
          <table:table-cell office:value-type="float" office:value="8000">
            <text:p>8000</text:p>
          </table:table-cell>
          <table:table-cell office:value-type="float" office:value="2475">
            <text:p>2475</text:p>
          </table:table-cell>
          <table:table-cell office:value-type="float" office:value="936">
            <text:p>936</text:p>
          </table:table-cell>
          <table:table-cell office:value-type="float" office:value="946">
            <text:p>946</text:p>
          </table:table-cell>
          <table:table-cell office:value-type="float" office:value="950">
            <text:p>950</text:p>
          </table:table-cell>
          <table:table-cell/>
          <table:table-cell office:value-type="float" office:value="8000">
            <text:p>8000</text:p>
          </table:table-cell>
          <table:table-cell office:value-type="float" office:value="2250">
            <text:p>2250</text:p>
          </table:table-cell>
          <table:table-cell office:value-type="float" office:value="840">
            <text:p>840</text:p>
          </table:table-cell>
          <table:table-cell office:value-type="float" office:value="946">
            <text:p>946</text:p>
          </table:table-cell>
          <table:table-cell office:value-type="float" office:value="912">
            <text:p>912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3756">
            <text:p>3756</text:p>
          </table:table-cell>
          <table:table-cell office:value-type="float" office:value="1416">
            <text:p>1416</text:p>
          </table:table-cell>
          <table:table-cell office:value-type="float" office:value="1532">
            <text:p>1532</text:p>
          </table:table-cell>
          <table:table-cell office:value-type="float" office:value="1515">
            <text:p>1515</text:p>
          </table:table-cell>
          <table:table-cell/>
          <table:table-cell office:value-type="float" office:value="8500">
            <text:p>8500</text:p>
          </table:table-cell>
          <table:table-cell office:value-type="float" office:value="2538">
            <text:p>2538</text:p>
          </table:table-cell>
          <table:table-cell office:value-type="float" office:value="945">
            <text:p>945</text:p>
          </table:table-cell>
          <table:table-cell office:value-type="float" office:value="1030">
            <text:p>1030</text:p>
          </table:table-cell>
          <table:table-cell office:value-type="float" office:value="1055">
            <text:p>1055</text:p>
          </table:table-cell>
          <table:table-cell/>
          <table:table-cell office:value-type="float" office:value="8500">
            <text:p>8500</text:p>
          </table:table-cell>
          <table:table-cell office:value-type="float" office:value="2366">
            <text:p>2366</text:p>
          </table:table-cell>
          <table:table-cell office:value-type="float" office:value="890">
            <text:p>890</text:p>
          </table:table-cell>
          <table:table-cell office:value-type="float" office:value="894">
            <text:p>894</text:p>
          </table:table-cell>
          <table:table-cell office:value-type="float" office:value="923">
            <text:p>923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816">
            <text:p>3816</text:p>
          </table:table-cell>
          <table:table-cell office:value-type="float" office:value="1417">
            <text:p>1417</text:p>
          </table:table-cell>
          <table:table-cell office:value-type="float" office:value="1552">
            <text:p>1552</text:p>
          </table:table-cell>
          <table:table-cell office:value-type="float" office:value="1603">
            <text:p>1603</text:p>
          </table:table-cell>
          <table:table-cell/>
          <table:table-cell office:value-type="float" office:value="9000">
            <text:p>9000</text:p>
          </table:table-cell>
          <table:table-cell office:value-type="float" office:value="2834">
            <text:p>2834</text:p>
          </table:table-cell>
          <table:table-cell office:value-type="float" office:value="1073">
            <text:p>1073</text:p>
          </table:table-cell>
          <table:table-cell office:value-type="float" office:value="1143">
            <text:p>1143</text:p>
          </table:table-cell>
          <table:table-cell office:value-type="float" office:value="1111">
            <text:p>1111</text:p>
          </table:table-cell>
          <table:table-cell/>
          <table:table-cell office:value-type="float" office:value="9000">
            <text:p>9000</text:p>
          </table:table-cell>
          <table:table-cell office:value-type="float" office:value="2449">
            <text:p>2449</text:p>
          </table:table-cell>
          <table:table-cell office:value-type="float" office:value="900">
            <text:p>900</text:p>
          </table:table-cell>
          <table:table-cell office:value-type="float" office:value="906">
            <text:p>906</text:p>
          </table:table-cell>
          <table:table-cell office:value-type="float" office:value="914">
            <text:p>914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4261">
            <text:p>4261</text:p>
          </table:table-cell>
          <table:table-cell office:value-type="float" office:value="1584">
            <text:p>1584</text:p>
          </table:table-cell>
          <table:table-cell office:value-type="float" office:value="1732">
            <text:p>1732</text:p>
          </table:table-cell>
          <table:table-cell office:value-type="float" office:value="1776">
            <text:p>1776</text:p>
          </table:table-cell>
          <table:table-cell/>
          <table:table-cell office:value-type="float" office:value="9500">
            <text:p>9500</text:p>
          </table:table-cell>
          <table:table-cell office:value-type="float" office:value="2773">
            <text:p>2773</text:p>
          </table:table-cell>
          <table:table-cell office:value-type="float" office:value="895">
            <text:p>895</text:p>
          </table:table-cell>
          <table:table-cell office:value-type="float" office:value="927">
            <text:p>927</text:p>
          </table:table-cell>
          <table:table-cell office:value-type="float" office:value="948">
            <text:p>948</text:p>
          </table:table-cell>
          <table:table-cell/>
          <table:table-cell office:value-type="float" office:value="9500">
            <text:p>9500</text:p>
          </table:table-cell>
          <table:table-cell office:value-type="float" office:value="2424">
            <text:p>2424</text:p>
          </table:table-cell>
          <table:table-cell office:value-type="float" office:value="1730">
            <text:p>1730</text:p>
          </table:table-cell>
          <table:table-cell office:value-type="float" office:value="1873">
            <text:p>1873</text:p>
          </table:table-cell>
          <table:table-cell office:value-type="float" office:value="1948">
            <text:p>1948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707">
            <text:p>4707</text:p>
          </table:table-cell>
          <table:table-cell office:value-type="float" office:value="1758">
            <text:p>1758</text:p>
          </table:table-cell>
          <table:table-cell office:value-type="float" office:value="1842">
            <text:p>1842</text:p>
          </table:table-cell>
          <table:table-cell office:value-type="float" office:value="1735">
            <text:p>1735</text:p>
          </table:table-cell>
          <table:table-cell/>
          <table:table-cell office:value-type="float" office:value="10000">
            <text:p>10000</text:p>
          </table:table-cell>
          <table:table-cell office:value-type="float" office:value="2268">
            <text:p>2268</text:p>
          </table:table-cell>
          <table:table-cell office:value-type="float" office:value="851">
            <text:p>851</text:p>
          </table:table-cell>
          <table:table-cell office:value-type="float" office:value="919">
            <text:p>919</text:p>
          </table:table-cell>
          <table:table-cell office:value-type="float" office:value="951">
            <text:p>951</text:p>
          </table:table-cell>
          <table:table-cell/>
          <table:table-cell office:value-type="float" office:value="10000">
            <text:p>10000</text:p>
          </table:table-cell>
          <table:table-cell office:value-type="float" office:value="4273">
            <text:p>4273</text:p>
          </table:table-cell>
          <table:table-cell office:value-type="float" office:value="1433">
            <text:p>1433</text:p>
          </table:table-cell>
          <table:table-cell office:value-type="float" office:value="1465">
            <text:p>1465</text:p>
          </table:table-cell>
          <table:table-cell office:value-type="float" office:value="1472">
            <text:p>147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AIS</text:p>
          </table:table-cell>
          <table:table-cell office:value-type="string">
            <text:p>ST1</text:p>
          </table:table-cell>
          <table:table-cell office:value-type="string">
            <text:p>ST2</text:p>
          </table:table-cell>
          <table:table-cell office:value-type="string">
            <text:p>ST3</text:p>
          </table:table-cell>
          <table:table-cell table:number-columns-repeated="12"/>
        </table:table-row>
        <table:table-row table:style-name="ro1">
          <table:table-cell office:value-type="float" office:value="500">
            <text:p>500</text:p>
          </table:table-cell>
          <table:table-cell table:formula="of:=([.B2]+[.H2]+[.N2])/3" office:value-type="float" office:value="19.6666666666667">
            <text:p>19,6666666667</text:p>
          </table:table-cell>
          <table:table-cell table:formula="of:=([.C2]+[.I2]+[.O2])/3" office:value-type="float" office:value="11.3333333333333">
            <text:p>11,3333333333</text:p>
          </table:table-cell>
          <table:table-cell table:formula="of:=([.D2]+[.J2]+[.P2])/3" office:value-type="float" office:value="11">
            <text:p>11</text:p>
          </table:table-cell>
          <table:table-cell table:formula="of:=([.E2]+[.K2]+[.Q2])/3" office:value-type="float" office:value="11.3333333333333">
            <text:p>11,3333333333</text:p>
          </table:table-cell>
          <table:table-cell table:number-columns-repeated="12"/>
        </table:table-row>
        <table:table-row table:style-name="ro1">
          <table:table-cell office:value-type="float" office:value="1000">
            <text:p>1000</text:p>
          </table:table-cell>
          <table:table-cell table:formula="of:=([.B3]+[.H3]+[.N3])/3" office:value-type="float" office:value="56.3333333333333">
            <text:p>56,3333333333</text:p>
          </table:table-cell>
          <table:table-cell table:formula="of:=([.C3]+[.I3]+[.O3])/3" office:value-type="float" office:value="24.6666666666667">
            <text:p>24,6666666667</text:p>
          </table:table-cell>
          <table:table-cell table:formula="of:=([.D3]+[.J3]+[.P3])/3" office:value-type="float" office:value="21.3333333333333">
            <text:p>21,3333333333</text:p>
          </table:table-cell>
          <table:table-cell table:formula="of:=([.E3]+[.K3]+[.Q3])/3" office:value-type="float" office:value="25.6666666666667">
            <text:p>25,6666666667</text:p>
          </table:table-cell>
          <table:table-cell table:number-columns-repeated="12"/>
        </table:table-row>
        <table:table-row table:style-name="ro1">
          <table:table-cell office:value-type="float" office:value="1500">
            <text:p>1500</text:p>
          </table:table-cell>
          <table:table-cell table:formula="of:=([.B4]+[.H4]+[.N4])/3" office:value-type="float" office:value="112.333333333333">
            <text:p>112,3333333333</text:p>
          </table:table-cell>
          <table:table-cell table:formula="of:=([.C4]+[.I4]+[.O4])/3" office:value-type="float" office:value="45.3333333333333">
            <text:p>45,3333333333</text:p>
          </table:table-cell>
          <table:table-cell table:formula="of:=([.D4]+[.J4]+[.P4])/3" office:value-type="float" office:value="44">
            <text:p>44</text:p>
          </table:table-cell>
          <table:table-cell table:formula="of:=([.E4]+[.K4]+[.Q4])/3" office:value-type="float" office:value="48">
            <text:p>48</text:p>
          </table:table-cell>
          <table:table-cell table:number-columns-repeated="12"/>
        </table:table-row>
        <table:table-row table:style-name="ro1">
          <table:table-cell office:value-type="float" office:value="2000">
            <text:p>2000</text:p>
          </table:table-cell>
          <table:table-cell table:formula="of:=([.B5]+[.H5]+[.N5])/3" office:value-type="float" office:value="202.333333333333">
            <text:p>202,3333333333</text:p>
          </table:table-cell>
          <table:table-cell table:formula="of:=([.C5]+[.I5]+[.O5])/3" office:value-type="float" office:value="78.6666666666667">
            <text:p>78,6666666667</text:p>
          </table:table-cell>
          <table:table-cell table:formula="of:=([.D5]+[.J5]+[.P5])/3" office:value-type="float" office:value="81.6666666666667">
            <text:p>81,6666666667</text:p>
          </table:table-cell>
          <table:table-cell table:formula="of:=([.E5]+[.K5]+[.Q5])/3" office:value-type="float" office:value="86.6666666666667">
            <text:p>86,6666666667</text:p>
          </table:table-cell>
          <table:table-cell table:number-columns-repeated="12"/>
        </table:table-row>
        <table:table-row table:style-name="ro1">
          <table:table-cell office:value-type="float" office:value="2500">
            <text:p>2500</text:p>
          </table:table-cell>
          <table:table-cell table:formula="of:=([.B6]+[.H6]+[.N6])/3" office:value-type="float" office:value="317">
            <text:p>317</text:p>
          </table:table-cell>
          <table:table-cell table:formula="of:=([.C6]+[.I6]+[.O6])/3" office:value-type="float" office:value="120">
            <text:p>120</text:p>
          </table:table-cell>
          <table:table-cell table:formula="of:=([.D6]+[.J6]+[.P6])/3" office:value-type="float" office:value="126">
            <text:p>126</text:p>
          </table:table-cell>
          <table:table-cell table:formula="of:=([.E6]+[.K6]+[.Q6])/3" office:value-type="float" office:value="133.666666666667">
            <text:p>133,6666666667</text:p>
          </table:table-cell>
          <table:table-cell table:number-columns-repeated="12"/>
        </table:table-row>
        <table:table-row table:style-name="ro1">
          <table:table-cell office:value-type="float" office:value="3000">
            <text:p>3000</text:p>
          </table:table-cell>
          <table:table-cell table:formula="of:=([.B7]+[.H7]+[.N7])/3" office:value-type="float" office:value="444.666666666667">
            <text:p>444,6666666667</text:p>
          </table:table-cell>
          <table:table-cell table:formula="of:=([.C7]+[.I7]+[.O7])/3" office:value-type="float" office:value="173.666666666667">
            <text:p>173,6666666667</text:p>
          </table:table-cell>
          <table:table-cell table:formula="of:=([.D7]+[.J7]+[.P7])/3" office:value-type="float" office:value="185">
            <text:p>185</text:p>
          </table:table-cell>
          <table:table-cell table:formula="of:=([.E7]+[.K7]+[.Q7])/3" office:value-type="float" office:value="197">
            <text:p>197</text:p>
          </table:table-cell>
          <table:table-cell table:number-columns-repeated="12"/>
        </table:table-row>
        <table:table-row table:style-name="ro1">
          <table:table-cell office:value-type="float" office:value="3500">
            <text:p>3500</text:p>
          </table:table-cell>
          <table:table-cell table:formula="of:=([.B8]+[.H8]+[.N8])/3" office:value-type="float" office:value="591">
            <text:p>591</text:p>
          </table:table-cell>
          <table:table-cell table:formula="of:=([.C8]+[.I8]+[.O8])/3" office:value-type="float" office:value="227">
            <text:p>227</text:p>
          </table:table-cell>
          <table:table-cell table:formula="of:=([.D8]+[.J8]+[.P8])/3" office:value-type="float" office:value="240">
            <text:p>240</text:p>
          </table:table-cell>
          <table:table-cell table:formula="of:=([.E8]+[.K8]+[.Q8])/3" office:value-type="float" office:value="252.666666666667">
            <text:p>252,6666666667</text:p>
          </table:table-cell>
          <table:table-cell table:number-columns-repeated="12"/>
        </table:table-row>
        <table:table-row table:style-name="ro1">
          <table:table-cell office:value-type="float" office:value="4000">
            <text:p>4000</text:p>
          </table:table-cell>
          <table:table-cell table:formula="of:=([.B9]+[.H9]+[.N9])/3" office:value-type="float" office:value="774.333333333333">
            <text:p>774,3333333333</text:p>
          </table:table-cell>
          <table:table-cell table:formula="of:=([.C9]+[.I9]+[.O9])/3" office:value-type="float" office:value="303.333333333333">
            <text:p>303,3333333333</text:p>
          </table:table-cell>
          <table:table-cell table:formula="of:=([.D9]+[.J9]+[.P9])/3" office:value-type="float" office:value="324">
            <text:p>324</text:p>
          </table:table-cell>
          <table:table-cell table:formula="of:=([.E9]+[.K9]+[.Q9])/3" office:value-type="float" office:value="343.333333333333">
            <text:p>343,3333333333</text:p>
          </table:table-cell>
          <table:table-cell table:number-columns-repeated="12"/>
        </table:table-row>
        <table:table-row table:style-name="ro1">
          <table:table-cell office:value-type="float" office:value="4500">
            <text:p>4500</text:p>
          </table:table-cell>
          <table:table-cell table:formula="of:=([.B10]+[.H10]+[.N10])/3" office:value-type="float" office:value="1022">
            <text:p>1022</text:p>
          </table:table-cell>
          <table:table-cell table:formula="of:=([.C10]+[.I10]+[.O10])/3" office:value-type="float" office:value="370.333333333333">
            <text:p>370,3333333333</text:p>
          </table:table-cell>
          <table:table-cell table:formula="of:=([.D10]+[.J10]+[.P10])/3" office:value-type="float" office:value="396">
            <text:p>396</text:p>
          </table:table-cell>
          <table:table-cell table:formula="of:=([.E10]+[.K10]+[.Q10])/3" office:value-type="float" office:value="412.666666666667">
            <text:p>412,6666666667</text:p>
          </table:table-cell>
          <table:table-cell table:number-columns-repeated="12"/>
        </table:table-row>
        <table:table-row table:style-name="ro1">
          <table:table-cell office:value-type="float" office:value="5000">
            <text:p>5000</text:p>
          </table:table-cell>
          <table:table-cell table:formula="of:=([.B11]+[.H11]+[.N11])/3" office:value-type="float" office:value="1200">
            <text:p>1200</text:p>
          </table:table-cell>
          <table:table-cell table:formula="of:=([.C11]+[.I11]+[.O11])/3" office:value-type="float" office:value="452.333333333333">
            <text:p>452,3333333333</text:p>
          </table:table-cell>
          <table:table-cell table:formula="of:=([.D11]+[.J11]+[.P11])/3" office:value-type="float" office:value="483.333333333333">
            <text:p>483,3333333333</text:p>
          </table:table-cell>
          <table:table-cell table:formula="of:=([.E11]+[.K11]+[.Q11])/3" office:value-type="float" office:value="497.666666666667">
            <text:p>497,6666666667</text:p>
          </table:table-cell>
          <table:table-cell table:number-columns-repeated="12"/>
        </table:table-row>
        <table:table-row table:style-name="ro1">
          <table:table-cell office:value-type="float" office:value="5500">
            <text:p>5500</text:p>
          </table:table-cell>
          <table:table-cell table:formula="of:=([.B12]+[.H12]+[.N12])/3" office:value-type="float" office:value="1409.33333333333">
            <text:p>1409,3333333333</text:p>
          </table:table-cell>
          <table:table-cell table:formula="of:=([.C12]+[.I12]+[.O12])/3" office:value-type="float" office:value="512">
            <text:p>512</text:p>
          </table:table-cell>
          <table:table-cell table:formula="of:=([.D12]+[.J12]+[.P12])/3" office:value-type="float" office:value="552.333333333333">
            <text:p>552,3333333333</text:p>
          </table:table-cell>
          <table:table-cell table:formula="of:=([.E12]+[.K12]+[.Q12])/3" office:value-type="float" office:value="577.666666666667">
            <text:p>577,6666666667</text:p>
          </table:table-cell>
          <table:table-cell table:number-columns-repeated="12"/>
        </table:table-row>
        <table:table-row table:style-name="ro1">
          <table:table-cell office:value-type="float" office:value="6000">
            <text:p>6000</text:p>
          </table:table-cell>
          <table:table-cell table:formula="of:=([.B13]+[.H13]+[.N13])/3" office:value-type="float" office:value="1569.33333333333">
            <text:p>1569,3333333333</text:p>
          </table:table-cell>
          <table:table-cell table:formula="of:=([.C13]+[.I13]+[.O13])/3" office:value-type="float" office:value="595.333333333333">
            <text:p>595,3333333333</text:p>
          </table:table-cell>
          <table:table-cell table:formula="of:=([.D13]+[.J13]+[.P13])/3" office:value-type="float" office:value="634.666666666667">
            <text:p>634,6666666667</text:p>
          </table:table-cell>
          <table:table-cell table:formula="of:=([.E13]+[.K13]+[.Q13])/3" office:value-type="float" office:value="665.666666666667">
            <text:p>665,6666666667</text:p>
          </table:table-cell>
          <table:table-cell table:number-columns-repeated="12"/>
        </table:table-row>
        <table:table-row table:style-name="ro1">
          <table:table-cell office:value-type="float" office:value="6500">
            <text:p>6500</text:p>
          </table:table-cell>
          <table:table-cell table:formula="of:=([.B14]+[.H14]+[.N14])/3" office:value-type="float" office:value="1826.66666666667">
            <text:p>1826,6666666667</text:p>
          </table:table-cell>
          <table:table-cell table:formula="of:=([.C14]+[.I14]+[.O14])/3" office:value-type="float" office:value="688.666666666667">
            <text:p>688,6666666667</text:p>
          </table:table-cell>
          <table:table-cell table:formula="of:=([.D14]+[.J14]+[.P14])/3" office:value-type="float" office:value="743">
            <text:p>743</text:p>
          </table:table-cell>
          <table:table-cell table:formula="of:=([.E14]+[.K14]+[.Q14])/3" office:value-type="float" office:value="769.666666666667">
            <text:p>769,6666666667</text:p>
          </table:table-cell>
          <table:table-cell table:number-columns-repeated="12"/>
        </table:table-row>
        <table:table-row table:style-name="ro1">
          <table:table-cell office:value-type="float" office:value="7000">
            <text:p>7000</text:p>
          </table:table-cell>
          <table:table-cell table:formula="of:=([.B15]+[.H15]+[.N15])/3" office:value-type="float" office:value="2122.33333333333">
            <text:p>2122,3333333333</text:p>
          </table:table-cell>
          <table:table-cell table:formula="of:=([.C15]+[.I15]+[.O15])/3" office:value-type="float" office:value="787.666666666667">
            <text:p>787,6666666667</text:p>
          </table:table-cell>
          <table:table-cell table:formula="of:=([.D15]+[.J15]+[.P15])/3" office:value-type="float" office:value="836">
            <text:p>836</text:p>
          </table:table-cell>
          <table:table-cell table:formula="of:=([.E15]+[.K15]+[.Q15])/3" office:value-type="float" office:value="840.666666666667">
            <text:p>840,6666666667</text:p>
          </table:table-cell>
          <table:table-cell table:number-columns-repeated="12"/>
        </table:table-row>
        <table:table-row table:style-name="ro1">
          <table:table-cell office:value-type="float" office:value="7500">
            <text:p>7500</text:p>
          </table:table-cell>
          <table:table-cell table:formula="of:=([.B16]+[.H16]+[.N16])/3" office:value-type="float" office:value="2376.33333333333">
            <text:p>2376,3333333333</text:p>
          </table:table-cell>
          <table:table-cell table:formula="of:=([.C16]+[.I16]+[.O16])/3" office:value-type="float" office:value="910.333333333333">
            <text:p>910,3333333333</text:p>
          </table:table-cell>
          <table:table-cell table:formula="of:=([.D16]+[.J16]+[.P16])/3" office:value-type="float" office:value="989.333333333333">
            <text:p>989,3333333333</text:p>
          </table:table-cell>
          <table:table-cell table:formula="of:=([.E16]+[.K16]+[.Q16])/3" office:value-type="float" office:value="1011.66666666667">
            <text:p>1011,6666666667</text:p>
          </table:table-cell>
          <table:table-cell table:number-columns-repeated="12"/>
        </table:table-row>
        <table:table-row table:style-name="ro1">
          <table:table-cell office:value-type="float" office:value="8000">
            <text:p>8000</text:p>
          </table:table-cell>
          <table:table-cell table:formula="of:=([.B17]+[.H17]+[.N17])/3" office:value-type="float" office:value="2686.33333333333">
            <text:p>2686,3333333333</text:p>
          </table:table-cell>
          <table:table-cell table:formula="of:=([.C17]+[.I17]+[.O17])/3" office:value-type="float" office:value="1012">
            <text:p>1012</text:p>
          </table:table-cell>
          <table:table-cell table:formula="of:=([.D17]+[.J17]+[.P17])/3" office:value-type="float" office:value="1082.33333333333">
            <text:p>1082,3333333333</text:p>
          </table:table-cell>
          <table:table-cell table:formula="of:=([.E17]+[.K17]+[.Q17])/3" office:value-type="float" office:value="1090.33333333333">
            <text:p>1090,3333333333</text:p>
          </table:table-cell>
          <table:table-cell table:number-columns-repeated="12"/>
        </table:table-row>
        <table:table-row table:style-name="ro1">
          <table:table-cell office:value-type="float" office:value="8500">
            <text:p>8500</text:p>
          </table:table-cell>
          <table:table-cell table:formula="of:=([.B18]+[.H18]+[.N18])/3" office:value-type="float" office:value="2886.66666666667">
            <text:p>2886,6666666667</text:p>
          </table:table-cell>
          <table:table-cell table:formula="of:=([.C18]+[.I18]+[.O18])/3" office:value-type="float" office:value="1083.66666666667">
            <text:p>1083,6666666667</text:p>
          </table:table-cell>
          <table:table-cell table:formula="of:=([.D18]+[.J18]+[.P18])/3" office:value-type="float" office:value="1152">
            <text:p>1152</text:p>
          </table:table-cell>
          <table:table-cell table:formula="of:=([.E18]+[.K18]+[.Q18])/3" office:value-type="float" office:value="1164.33333333333">
            <text:p>1164,3333333333</text:p>
          </table:table-cell>
          <table:table-cell table:number-columns-repeated="12"/>
        </table:table-row>
        <table:table-row table:style-name="ro1">
          <table:table-cell office:value-type="float" office:value="9000">
            <text:p>9000</text:p>
          </table:table-cell>
          <table:table-cell table:formula="of:=([.B19]+[.H19]+[.N19])/3" office:value-type="float" office:value="3033">
            <text:p>3033</text:p>
          </table:table-cell>
          <table:table-cell table:formula="of:=([.C19]+[.I19]+[.O19])/3" office:value-type="float" office:value="1130">
            <text:p>1130</text:p>
          </table:table-cell>
          <table:table-cell table:formula="of:=([.D19]+[.J19]+[.P19])/3" office:value-type="float" office:value="1200.33333333333">
            <text:p>1200,3333333333</text:p>
          </table:table-cell>
          <table:table-cell table:formula="of:=([.E19]+[.K19]+[.Q19])/3" office:value-type="float" office:value="1209.33333333333">
            <text:p>1209,3333333333</text:p>
          </table:table-cell>
          <table:table-cell table:number-columns-repeated="12"/>
        </table:table-row>
        <table:table-row table:style-name="ro1">
          <table:table-cell office:value-type="float" office:value="9500">
            <text:p>9500</text:p>
          </table:table-cell>
          <table:table-cell table:formula="of:=([.B20]+[.H20]+[.N20])/3" office:value-type="float" office:value="3152.66666666667">
            <text:p>3152,6666666667</text:p>
          </table:table-cell>
          <table:table-cell table:formula="of:=([.C20]+[.I20]+[.O20])/3" office:value-type="float" office:value="1403">
            <text:p>1403</text:p>
          </table:table-cell>
          <table:table-cell table:formula="of:=([.D20]+[.J20]+[.P20])/3" office:value-type="float" office:value="1510.66666666667">
            <text:p>1510,6666666667</text:p>
          </table:table-cell>
          <table:table-cell table:formula="of:=([.E20]+[.K20]+[.Q20])/3" office:value-type="float" office:value="1557.33333333333">
            <text:p>1557,3333333333</text:p>
          </table:table-cell>
          <table:table-cell table:number-columns-repeated="12"/>
        </table:table-row>
        <table:table-row table:style-name="ro1">
          <table:table-cell office:value-type="float" office:value="10000">
            <text:p>10000</text:p>
          </table:table-cell>
          <table:table-cell table:formula="of:=([.B21]+[.H21]+[.N21])/3" office:value-type="float" office:value="3749.33333333333">
            <text:p>3749,3333333333</text:p>
          </table:table-cell>
          <table:table-cell table:formula="of:=([.C21]+[.I21]+[.O21])/3" office:value-type="float" office:value="1347.33333333333">
            <text:p>1347,3333333333</text:p>
          </table:table-cell>
          <table:table-cell table:formula="of:=([.D21]+[.J21]+[.P21])/3" office:value-type="float" office:value="1408.66666666667">
            <text:p>1408,6666666667</text:p>
          </table:table-cell>
          <table:table-cell table:formula="of:=([.E21]+[.K21]+[.Q21])/3" office:value-type="float" office:value="1386">
            <text:p>1386</text:p>
          </table:table-cell>
          <table:table-cell table:number-columns-repeated="12"/>
        </table:table-row>
      </table:table>
      <table:table table:name="Contains groot alfabet" table:style-name="ta1">
        <table:shapes>
          <draw:frame draw:z-index="0" draw:style-name="gr1" svg:width="16.013cm" svg:height="8.98cm" svg:x="13.686cm" svg:y="10.449cm">
            <draw:object draw:notify-on-update-of-ranges="'Contains groot alfabet'.A24:'Contains groot alfabet'.A43 'Contains groot alfabet'.B23:'Contains groot alfabet'.B23 'Contains groot alfabet'.B24:'Contains groot alfabet'.B43 'Contains groot alfabet'.A24:'Contains groot alfabet'.A43 'Contains groot alfabet'.C23:'Contains groot alfabet'.C23 'Contains groot alfabet'.C24:'Contains groot alfabet'.C43 'Contains groot alfabet'.A24:'Contains groot alfabet'.A43 'Contains groot alfabet'.D23:'Contains groot alfabet'.D23 'Contains groot alfabet'.D24:'Contains groot alfabet'.D43 'Contains groot alfabet'.A24:'Contains groot alfabet'.A43 'Contains groot alfabet'.E23:'Contains groot alfabet'.E23 'Contains groot alfabet'.E24:'Contains groot alfabet'.E4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>
            <text:p>run3</text:p>
          </table:table-cell>
          <table:table-cell office:value-type="string">
            <text:p>AIS</text:p>
          </table:table-cell>
          <table:table-cell office:value-type="string">
            <text:p>ST1</text:p>
          </table:table-cell>
          <table:table-cell office:value-type="string">
            <text:p>ST2</text:p>
          </table:table-cell>
          <table:table-cell office:value-type="string">
            <text:p>ST3</text:p>
          </table:table-cell>
          <table:table-cell/>
          <table:table-cell office:value-type="string">
            <text:p>run2</text:p>
          </table:table-cell>
          <table:table-cell table:number-columns-repeated="10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/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/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/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  <table:table-cell/>
          <table:table-cell office:value-type="float" office:value="1000">
            <text:p>1000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41">
            <text:p>41</text:p>
          </table:table-cell>
          <table:table-cell office:value-type="float" office:value="184">
            <text:p>184</text:p>
          </table:table-cell>
          <table:table-cell office:value-type="float" office:value="41">
            <text:p>41</text:p>
          </table:table-cell>
          <table:table-cell office:value-type="float" office:value="135">
            <text:p>135</text:p>
          </table:table-cell>
          <table:table-cell/>
          <table:table-cell office:value-type="float" office:value="1500">
            <text:p>1500</text:p>
          </table:table-cell>
          <table:table-cell office:value-type="float" office:value="39">
            <text:p>39</text:p>
          </table:table-cell>
          <table:table-cell office:value-type="float" office:value="159">
            <text:p>159</text:p>
          </table:table-cell>
          <table:table-cell office:value-type="float" office:value="43">
            <text:p>43</text:p>
          </table:table-cell>
          <table:table-cell office:value-type="float" office:value="140">
            <text:p>140</text:p>
          </table:table-cell>
          <table:table-cell/>
          <table:table-cell office:value-type="float" office:value="1500">
            <text:p>1500</text:p>
          </table:table-cell>
          <table:table-cell office:value-type="float" office:value="39">
            <text:p>39</text:p>
          </table:table-cell>
          <table:table-cell office:value-type="float" office:value="168">
            <text:p>168</text:p>
          </table:table-cell>
          <table:table-cell office:value-type="float" office:value="51">
            <text:p>51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5">
            <text:p>65</text:p>
          </table:table-cell>
          <table:table-cell office:value-type="float" office:value="259">
            <text:p>259</text:p>
          </table:table-cell>
          <table:table-cell office:value-type="float" office:value="69">
            <text:p>69</text:p>
          </table:table-cell>
          <table:table-cell office:value-type="float" office:value="224">
            <text:p>224</text:p>
          </table:table-cell>
          <table:table-cell/>
          <table:table-cell office:value-type="float" office:value="2000">
            <text:p>2000</text:p>
          </table:table-cell>
          <table:table-cell office:value-type="float" office:value="69">
            <text:p>69</text:p>
          </table:table-cell>
          <table:table-cell office:value-type="float" office:value="299">
            <text:p>299</text:p>
          </table:table-cell>
          <table:table-cell office:value-type="float" office:value="78">
            <text:p>78</text:p>
          </table:table-cell>
          <table:table-cell office:value-type="float" office:value="248">
            <text:p>248</text:p>
          </table:table-cell>
          <table:table-cell/>
          <table:table-cell office:value-type="float" office:value="2000">
            <text:p>2000</text:p>
          </table:table-cell>
          <table:table-cell office:value-type="float" office:value="76">
            <text:p>76</text:p>
          </table:table-cell>
          <table:table-cell office:value-type="float" office:value="316">
            <text:p>316</text:p>
          </table:table-cell>
          <table:table-cell office:value-type="float" office:value="85">
            <text:p>85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99">
            <text:p>99</text:p>
          </table:table-cell>
          <table:table-cell office:value-type="float" office:value="408">
            <text:p>408</text:p>
          </table:table-cell>
          <table:table-cell office:value-type="float" office:value="107">
            <text:p>107</text:p>
          </table:table-cell>
          <table:table-cell office:value-type="float" office:value="353">
            <text:p>353</text:p>
          </table:table-cell>
          <table:table-cell/>
          <table:table-cell office:value-type="float" office:value="2500">
            <text:p>2500</text:p>
          </table:table-cell>
          <table:table-cell office:value-type="float" office:value="110">
            <text:p>110</text:p>
          </table:table-cell>
          <table:table-cell office:value-type="float" office:value="458">
            <text:p>458</text:p>
          </table:table-cell>
          <table:table-cell office:value-type="float" office:value="120">
            <text:p>120</text:p>
          </table:table-cell>
          <table:table-cell office:value-type="float" office:value="387">
            <text:p>387</text:p>
          </table:table-cell>
          <table:table-cell/>
          <table:table-cell office:value-type="float" office:value="2500">
            <text:p>2500</text:p>
          </table:table-cell>
          <table:table-cell office:value-type="float" office:value="124">
            <text:p>124</text:p>
          </table:table-cell>
          <table:table-cell office:value-type="float" office:value="526">
            <text:p>526</text:p>
          </table:table-cell>
          <table:table-cell office:value-type="float" office:value="141">
            <text:p>141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43">
            <text:p>143</text:p>
          </table:table-cell>
          <table:table-cell office:value-type="float" office:value="599">
            <text:p>599</text:p>
          </table:table-cell>
          <table:table-cell office:value-type="float" office:value="167">
            <text:p>167</text:p>
          </table:table-cell>
          <table:table-cell office:value-type="float" office:value="505">
            <text:p>505</text:p>
          </table:table-cell>
          <table:table-cell/>
          <table:table-cell office:value-type="float" office:value="3000">
            <text:p>3000</text:p>
          </table:table-cell>
          <table:table-cell office:value-type="float" office:value="158">
            <text:p>158</text:p>
          </table:table-cell>
          <table:table-cell office:value-type="float" office:value="659">
            <text:p>659</text:p>
          </table:table-cell>
          <table:table-cell office:value-type="float" office:value="173">
            <text:p>173</text:p>
          </table:table-cell>
          <table:table-cell office:value-type="float" office:value="555">
            <text:p>555</text:p>
          </table:table-cell>
          <table:table-cell/>
          <table:table-cell office:value-type="float" office:value="3000">
            <text:p>3000</text:p>
          </table:table-cell>
          <table:table-cell office:value-type="float" office:value="177">
            <text:p>177</text:p>
          </table:table-cell>
          <table:table-cell office:value-type="float" office:value="736">
            <text:p>736</text:p>
          </table:table-cell>
          <table:table-cell office:value-type="float" office:value="191">
            <text:p>191</text:p>
          </table:table-cell>
          <table:table-cell office:value-type="float" office:value="627">
            <text:p>627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94">
            <text:p>194</text:p>
          </table:table-cell>
          <table:table-cell office:value-type="float" office:value="821">
            <text:p>821</text:p>
          </table:table-cell>
          <table:table-cell office:value-type="float" office:value="214">
            <text:p>214</text:p>
          </table:table-cell>
          <table:table-cell office:value-type="float" office:value="686">
            <text:p>686</text:p>
          </table:table-cell>
          <table:table-cell/>
          <table:table-cell office:value-type="float" office:value="3500">
            <text:p>3500</text:p>
          </table:table-cell>
          <table:table-cell office:value-type="float" office:value="214">
            <text:p>214</text:p>
          </table:table-cell>
          <table:table-cell office:value-type="float" office:value="936">
            <text:p>936</text:p>
          </table:table-cell>
          <table:table-cell office:value-type="float" office:value="238">
            <text:p>238</text:p>
          </table:table-cell>
          <table:table-cell office:value-type="float" office:value="754">
            <text:p>754</text:p>
          </table:table-cell>
          <table:table-cell/>
          <table:table-cell office:value-type="float" office:value="3500">
            <text:p>3500</text:p>
          </table:table-cell>
          <table:table-cell office:value-type="float" office:value="237">
            <text:p>237</text:p>
          </table:table-cell>
          <table:table-cell office:value-type="float" office:value="1016">
            <text:p>1016</text:p>
          </table:table-cell>
          <table:table-cell office:value-type="float" office:value="264">
            <text:p>264</text:p>
          </table:table-cell>
          <table:table-cell office:value-type="float" office:value="864">
            <text:p>864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53">
            <text:p>253</text:p>
          </table:table-cell>
          <table:table-cell office:value-type="float" office:value="1066">
            <text:p>1066</text:p>
          </table:table-cell>
          <table:table-cell office:value-type="float" office:value="277">
            <text:p>277</text:p>
          </table:table-cell>
          <table:table-cell office:value-type="float" office:value="890">
            <text:p>890</text:p>
          </table:table-cell>
          <table:table-cell/>
          <table:table-cell office:value-type="float" office:value="4000">
            <text:p>4000</text:p>
          </table:table-cell>
          <table:table-cell office:value-type="float" office:value="283">
            <text:p>283</text:p>
          </table:table-cell>
          <table:table-cell office:value-type="float" office:value="1169">
            <text:p>1169</text:p>
          </table:table-cell>
          <table:table-cell office:value-type="float" office:value="308">
            <text:p>308</text:p>
          </table:table-cell>
          <table:table-cell office:value-type="float" office:value="988">
            <text:p>988</text:p>
          </table:table-cell>
          <table:table-cell/>
          <table:table-cell office:value-type="float" office:value="4000">
            <text:p>4000</text:p>
          </table:table-cell>
          <table:table-cell office:value-type="float" office:value="344">
            <text:p>344</text:p>
          </table:table-cell>
          <table:table-cell office:value-type="float" office:value="1325">
            <text:p>1325</text:p>
          </table:table-cell>
          <table:table-cell office:value-type="float" office:value="339">
            <text:p>339</text:p>
          </table:table-cell>
          <table:table-cell office:value-type="float" office:value="994">
            <text:p>994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20">
            <text:p>320</text:p>
          </table:table-cell>
          <table:table-cell office:value-type="float" office:value="1416">
            <text:p>1416</text:p>
          </table:table-cell>
          <table:table-cell office:value-type="float" office:value="353">
            <text:p>353</text:p>
          </table:table-cell>
          <table:table-cell office:value-type="float" office:value="1133">
            <text:p>1133</text:p>
          </table:table-cell>
          <table:table-cell/>
          <table:table-cell office:value-type="float" office:value="4500">
            <text:p>4500</text:p>
          </table:table-cell>
          <table:table-cell office:value-type="float" office:value="358">
            <text:p>358</text:p>
          </table:table-cell>
          <table:table-cell office:value-type="float" office:value="1560">
            <text:p>1560</text:p>
          </table:table-cell>
          <table:table-cell office:value-type="float" office:value="397">
            <text:p>397</text:p>
          </table:table-cell>
          <table:table-cell office:value-type="float" office:value="1260">
            <text:p>1260</text:p>
          </table:table-cell>
          <table:table-cell/>
          <table:table-cell office:value-type="float" office:value="4500">
            <text:p>4500</text:p>
          </table:table-cell>
          <table:table-cell office:value-type="float" office:value="353">
            <text:p>353</text:p>
          </table:table-cell>
          <table:table-cell office:value-type="float" office:value="1004">
            <text:p>1004</text:p>
          </table:table-cell>
          <table:table-cell office:value-type="float" office:value="386">
            <text:p>386</text:p>
          </table:table-cell>
          <table:table-cell office:value-type="float" office:value="1162">
            <text:p>1162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01">
            <text:p>401</text:p>
          </table:table-cell>
          <table:table-cell office:value-type="float" office:value="1753">
            <text:p>1753</text:p>
          </table:table-cell>
          <table:table-cell office:value-type="float" office:value="440">
            <text:p>440</text:p>
          </table:table-cell>
          <table:table-cell office:value-type="float" office:value="1376">
            <text:p>1376</text:p>
          </table:table-cell>
          <table:table-cell/>
          <table:table-cell office:value-type="float" office:value="5000">
            <text:p>5000</text:p>
          </table:table-cell>
          <table:table-cell office:value-type="float" office:value="438">
            <text:p>438</text:p>
          </table:table-cell>
          <table:table-cell office:value-type="float" office:value="1855">
            <text:p>1855</text:p>
          </table:table-cell>
          <table:table-cell office:value-type="float" office:value="485">
            <text:p>485</text:p>
          </table:table-cell>
          <table:table-cell office:value-type="float" office:value="1540">
            <text:p>1540</text:p>
          </table:table-cell>
          <table:table-cell/>
          <table:table-cell office:value-type="float" office:value="5000">
            <text:p>5000</text:p>
          </table:table-cell>
          <table:table-cell office:value-type="float" office:value="438">
            <text:p>438</text:p>
          </table:table-cell>
          <table:table-cell office:value-type="float" office:value="1857">
            <text:p>1857</text:p>
          </table:table-cell>
          <table:table-cell office:value-type="float" office:value="496">
            <text:p>496</text:p>
          </table:table-cell>
          <table:table-cell office:value-type="float" office:value="1370">
            <text:p>1370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82">
            <text:p>482</text:p>
          </table:table-cell>
          <table:table-cell office:value-type="float" office:value="1932">
            <text:p>1932</text:p>
          </table:table-cell>
          <table:table-cell office:value-type="float" office:value="482">
            <text:p>482</text:p>
          </table:table-cell>
          <table:table-cell office:value-type="float" office:value="2043">
            <text:p>2043</text:p>
          </table:table-cell>
          <table:table-cell/>
          <table:table-cell office:value-type="float" office:value="5500">
            <text:p>5500</text:p>
          </table:table-cell>
          <table:table-cell office:value-type="float" office:value="529">
            <text:p>529</text:p>
          </table:table-cell>
          <table:table-cell office:value-type="float" office:value="2294">
            <text:p>2294</text:p>
          </table:table-cell>
          <table:table-cell office:value-type="float" office:value="585">
            <text:p>585</text:p>
          </table:table-cell>
          <table:table-cell office:value-type="float" office:value="1842">
            <text:p>1842</text:p>
          </table:table-cell>
          <table:table-cell/>
          <table:table-cell office:value-type="float" office:value="5500">
            <text:p>5500</text:p>
          </table:table-cell>
          <table:table-cell office:value-type="float" office:value="480">
            <text:p>480</text:p>
          </table:table-cell>
          <table:table-cell office:value-type="float" office:value="2068">
            <text:p>2068</text:p>
          </table:table-cell>
          <table:table-cell office:value-type="float" office:value="447">
            <text:p>447</text:p>
          </table:table-cell>
          <table:table-cell office:value-type="float" office:value="1416">
            <text:p>1416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705">
            <text:p>705</text:p>
          </table:table-cell>
          <table:table-cell office:value-type="float" office:value="2829">
            <text:p>2829</text:p>
          </table:table-cell>
          <table:table-cell office:value-type="float" office:value="690">
            <text:p>690</text:p>
          </table:table-cell>
          <table:table-cell office:value-type="float" office:value="2178">
            <text:p>2178</text:p>
          </table:table-cell>
          <table:table-cell/>
          <table:table-cell office:value-type="float" office:value="6000">
            <text:p>6000</text:p>
          </table:table-cell>
          <table:table-cell office:value-type="float" office:value="638">
            <text:p>638</text:p>
          </table:table-cell>
          <table:table-cell office:value-type="float" office:value="2831">
            <text:p>2831</text:p>
          </table:table-cell>
          <table:table-cell office:value-type="float" office:value="699">
            <text:p>699</text:p>
          </table:table-cell>
          <table:table-cell office:value-type="float" office:value="2188">
            <text:p>2188</text:p>
          </table:table-cell>
          <table:table-cell/>
          <table:table-cell office:value-type="float" office:value="6000">
            <text:p>6000</text:p>
          </table:table-cell>
          <table:table-cell office:value-type="float" office:value="488">
            <text:p>488</text:p>
          </table:table-cell>
          <table:table-cell office:value-type="float" office:value="2135">
            <text:p>2135</text:p>
          </table:table-cell>
          <table:table-cell office:value-type="float" office:value="530">
            <text:p>530</text:p>
          </table:table-cell>
          <table:table-cell office:value-type="float" office:value="1682">
            <text:p>1682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752">
            <text:p>752</text:p>
          </table:table-cell>
          <table:table-cell office:value-type="float" office:value="3205">
            <text:p>3205</text:p>
          </table:table-cell>
          <table:table-cell office:value-type="float" office:value="819">
            <text:p>819</text:p>
          </table:table-cell>
          <table:table-cell office:value-type="float" office:value="2556">
            <text:p>2556</text:p>
          </table:table-cell>
          <table:table-cell/>
          <table:table-cell office:value-type="float" office:value="6500">
            <text:p>6500</text:p>
          </table:table-cell>
          <table:table-cell office:value-type="float" office:value="752">
            <text:p>752</text:p>
          </table:table-cell>
          <table:table-cell office:value-type="float" office:value="982">
            <text:p>982</text:p>
          </table:table-cell>
          <table:table-cell office:value-type="float" office:value="809">
            <text:p>809</text:p>
          </table:table-cell>
          <table:table-cell office:value-type="float" office:value="1608">
            <text:p>1608</text:p>
          </table:table-cell>
          <table:table-cell/>
          <table:table-cell office:value-type="float" office:value="6500">
            <text:p>6500</text:p>
          </table:table-cell>
          <table:table-cell office:value-type="float" office:value="569">
            <text:p>569</text:p>
          </table:table-cell>
          <table:table-cell office:value-type="float" office:value="2567">
            <text:p>2567</text:p>
          </table:table-cell>
          <table:table-cell office:value-type="float" office:value="579">
            <text:p>579</text:p>
          </table:table-cell>
          <table:table-cell office:value-type="float" office:value="1829">
            <text:p>1829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855">
            <text:p>855</text:p>
          </table:table-cell>
          <table:table-cell office:value-type="float" office:value="3506">
            <text:p>3506</text:p>
          </table:table-cell>
          <table:table-cell office:value-type="float" office:value="852">
            <text:p>852</text:p>
          </table:table-cell>
          <table:table-cell office:value-type="float" office:value="3252">
            <text:p>3252</text:p>
          </table:table-cell>
          <table:table-cell/>
          <table:table-cell office:value-type="float" office:value="7000">
            <text:p>7000</text:p>
          </table:table-cell>
          <table:table-cell office:value-type="float" office:value="883">
            <text:p>883</text:p>
          </table:table-cell>
          <table:table-cell office:value-type="float" office:value="3774">
            <text:p>3774</text:p>
          </table:table-cell>
          <table:table-cell office:value-type="float" office:value="954">
            <text:p>954</text:p>
          </table:table-cell>
          <table:table-cell office:value-type="float" office:value="2944">
            <text:p>2944</text:p>
          </table:table-cell>
          <table:table-cell/>
          <table:table-cell office:value-type="float" office:value="7000">
            <text:p>7000</text:p>
          </table:table-cell>
          <table:table-cell office:value-type="float" office:value="625">
            <text:p>625</text:p>
          </table:table-cell>
          <table:table-cell office:value-type="float" office:value="2810">
            <text:p>2810</text:p>
          </table:table-cell>
          <table:table-cell office:value-type="float" office:value="678">
            <text:p>678</text:p>
          </table:table-cell>
          <table:table-cell office:value-type="float" office:value="2102">
            <text:p>2102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096">
            <text:p>1096</text:p>
          </table:table-cell>
          <table:table-cell office:value-type="float" office:value="4436">
            <text:p>4436</text:p>
          </table:table-cell>
          <table:table-cell office:value-type="float" office:value="1076">
            <text:p>1076</text:p>
          </table:table-cell>
          <table:table-cell office:value-type="float" office:value="3422">
            <text:p>3422</text:p>
          </table:table-cell>
          <table:table-cell/>
          <table:table-cell office:value-type="float" office:value="7500">
            <text:p>7500</text:p>
          </table:table-cell>
          <table:table-cell office:value-type="float" office:value="990">
            <text:p>990</text:p>
          </table:table-cell>
          <table:table-cell office:value-type="float" office:value="4438">
            <text:p>4438</text:p>
          </table:table-cell>
          <table:table-cell office:value-type="float" office:value="1078">
            <text:p>1078</text:p>
          </table:table-cell>
          <table:table-cell office:value-type="float" office:value="3376">
            <text:p>3376</text:p>
          </table:table-cell>
          <table:table-cell/>
          <table:table-cell office:value-type="float" office:value="7500">
            <text:p>7500</text:p>
          </table:table-cell>
          <table:table-cell office:value-type="float" office:value="705">
            <text:p>705</text:p>
          </table:table-cell>
          <table:table-cell office:value-type="float" office:value="3290">
            <text:p>3290</text:p>
          </table:table-cell>
          <table:table-cell office:value-type="float" office:value="774">
            <text:p>774</text:p>
          </table:table-cell>
          <table:table-cell office:value-type="float" office:value="2430">
            <text:p>243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1121">
            <text:p>1121</text:p>
          </table:table-cell>
          <table:table-cell office:value-type="float" office:value="5191">
            <text:p>5191</text:p>
          </table:table-cell>
          <table:table-cell office:value-type="float" office:value="1227">
            <text:p>1227</text:p>
          </table:table-cell>
          <table:table-cell office:value-type="float" office:value="3854">
            <text:p>3854</text:p>
          </table:table-cell>
          <table:table-cell/>
          <table:table-cell office:value-type="float" office:value="8000">
            <text:p>8000</text:p>
          </table:table-cell>
          <table:table-cell office:value-type="float" office:value="1145">
            <text:p>1145</text:p>
          </table:table-cell>
          <table:table-cell office:value-type="float" office:value="5554">
            <text:p>5554</text:p>
          </table:table-cell>
          <table:table-cell office:value-type="float" office:value="1368">
            <text:p>1368</text:p>
          </table:table-cell>
          <table:table-cell office:value-type="float" office:value="4277">
            <text:p>4277</text:p>
          </table:table-cell>
          <table:table-cell/>
          <table:table-cell office:value-type="float" office:value="8000">
            <text:p>8000</text:p>
          </table:table-cell>
          <table:table-cell office:value-type="float" office:value="800">
            <text:p>800</text:p>
          </table:table-cell>
          <table:table-cell office:value-type="float" office:value="4755">
            <text:p>4755</text:p>
          </table:table-cell>
          <table:table-cell office:value-type="float" office:value="1222">
            <text:p>1222</text:p>
          </table:table-cell>
          <table:table-cell office:value-type="float" office:value="3821">
            <text:p>3821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283">
            <text:p>1283</text:p>
          </table:table-cell>
          <table:table-cell office:value-type="float" office:value="5641">
            <text:p>5641</text:p>
          </table:table-cell>
          <table:table-cell office:value-type="float" office:value="1256">
            <text:p>1256</text:p>
          </table:table-cell>
          <table:table-cell office:value-type="float" office:value="3931">
            <text:p>3931</text:p>
          </table:table-cell>
          <table:table-cell/>
          <table:table-cell office:value-type="float" office:value="8500">
            <text:p>8500</text:p>
          </table:table-cell>
          <table:table-cell office:value-type="float" office:value="1410">
            <text:p>1410</text:p>
          </table:table-cell>
          <table:table-cell office:value-type="float" office:value="5924">
            <text:p>5924</text:p>
          </table:table-cell>
          <table:table-cell office:value-type="float" office:value="1384">
            <text:p>1384</text:p>
          </table:table-cell>
          <table:table-cell office:value-type="float" office:value="4351">
            <text:p>4351</text:p>
          </table:table-cell>
          <table:table-cell/>
          <table:table-cell office:value-type="float" office:value="8500">
            <text:p>8500</text:p>
          </table:table-cell>
          <table:table-cell office:value-type="float" office:value="1259">
            <text:p>1259</text:p>
          </table:table-cell>
          <table:table-cell office:value-type="float" office:value="5187">
            <text:p>5187</text:p>
          </table:table-cell>
          <table:table-cell office:value-type="float" office:value="1136">
            <text:p>1136</text:p>
          </table:table-cell>
          <table:table-cell office:value-type="float" office:value="3110">
            <text:p>311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288">
            <text:p>1288</text:p>
          </table:table-cell>
          <table:table-cell office:value-type="float" office:value="6686">
            <text:p>6686</text:p>
          </table:table-cell>
          <table:table-cell office:value-type="float" office:value="1406">
            <text:p>1406</text:p>
          </table:table-cell>
          <table:table-cell office:value-type="float" office:value="4047">
            <text:p>4047</text:p>
          </table:table-cell>
          <table:table-cell/>
          <table:table-cell office:value-type="float" office:value="9000">
            <text:p>9000</text:p>
          </table:table-cell>
          <table:table-cell office:value-type="float" office:value="1413">
            <text:p>1413</text:p>
          </table:table-cell>
          <table:table-cell office:value-type="float" office:value="7166">
            <text:p>7166</text:p>
          </table:table-cell>
          <table:table-cell office:value-type="float" office:value="1551">
            <text:p>1551</text:p>
          </table:table-cell>
          <table:table-cell office:value-type="float" office:value="4833">
            <text:p>4833</text:p>
          </table:table-cell>
          <table:table-cell/>
          <table:table-cell office:value-type="float" office:value="9000">
            <text:p>9000</text:p>
          </table:table-cell>
          <table:table-cell office:value-type="float" office:value="1015">
            <text:p>1015</text:p>
          </table:table-cell>
          <table:table-cell office:value-type="float" office:value="5725">
            <text:p>5725</text:p>
          </table:table-cell>
          <table:table-cell office:value-type="float" office:value="1743">
            <text:p>1743</text:p>
          </table:table-cell>
          <table:table-cell office:value-type="float" office:value="5346">
            <text:p>5346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317">
            <text:p>1317</text:p>
          </table:table-cell>
          <table:table-cell office:value-type="float" office:value="6823">
            <text:p>6823</text:p>
          </table:table-cell>
          <table:table-cell office:value-type="float" office:value="1441">
            <text:p>1441</text:p>
          </table:table-cell>
          <table:table-cell office:value-type="float" office:value="4512">
            <text:p>4512</text:p>
          </table:table-cell>
          <table:table-cell/>
          <table:table-cell office:value-type="float" office:value="9500">
            <text:p>9500</text:p>
          </table:table-cell>
          <table:table-cell office:value-type="float" office:value="1580">
            <text:p>1580</text:p>
          </table:table-cell>
          <table:table-cell office:value-type="float" office:value="8061">
            <text:p>8061</text:p>
          </table:table-cell>
          <table:table-cell office:value-type="float" office:value="1792">
            <text:p>1792</text:p>
          </table:table-cell>
          <table:table-cell office:value-type="float" office:value="6039">
            <text:p>6039</text:p>
          </table:table-cell>
          <table:table-cell/>
          <table:table-cell office:value-type="float" office:value="9500">
            <text:p>9500</text:p>
          </table:table-cell>
          <table:table-cell office:value-type="float" office:value="1574">
            <text:p>1574</text:p>
          </table:table-cell>
          <table:table-cell office:value-type="float" office:value="8148">
            <text:p>8148</text:p>
          </table:table-cell>
          <table:table-cell office:value-type="float" office:value="1742">
            <text:p>1742</text:p>
          </table:table-cell>
          <table:table-cell office:value-type="float" office:value="5371">
            <text:p>5371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674">
            <text:p>1674</text:p>
          </table:table-cell>
          <table:table-cell office:value-type="float" office:value="8826">
            <text:p>8826</text:p>
          </table:table-cell>
          <table:table-cell office:value-type="float" office:value="1731">
            <text:p>1731</text:p>
          </table:table-cell>
          <table:table-cell office:value-type="float" office:value="5405">
            <text:p>5405</text:p>
          </table:table-cell>
          <table:table-cell/>
          <table:table-cell office:value-type="float" office:value="10000">
            <text:p>10000</text:p>
          </table:table-cell>
          <table:table-cell office:value-type="float" office:value="1968">
            <text:p>1968</text:p>
          </table:table-cell>
          <table:table-cell office:value-type="float" office:value="8848">
            <text:p>8848</text:p>
          </table:table-cell>
          <table:table-cell office:value-type="float" office:value="1770">
            <text:p>1770</text:p>
          </table:table-cell>
          <table:table-cell office:value-type="float" office:value="5001">
            <text:p>5001</text:p>
          </table:table-cell>
          <table:table-cell/>
          <table:table-cell office:value-type="float" office:value="10000">
            <text:p>10000</text:p>
          </table:table-cell>
          <table:table-cell office:value-type="float" office:value="1752">
            <text:p>1752</text:p>
          </table:table-cell>
          <table:table-cell office:value-type="float" office:value="7778">
            <text:p>7778</text:p>
          </table:table-cell>
          <table:table-cell office:value-type="float" office:value="1467">
            <text:p>1467</text:p>
          </table:table-cell>
          <table:table-cell office:value-type="float" office:value="4576">
            <text:p>457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AIS</text:p>
          </table:table-cell>
          <table:table-cell office:value-type="string">
            <text:p>ST1</text:p>
          </table:table-cell>
          <table:table-cell office:value-type="string">
            <text:p>ST2</text:p>
          </table:table-cell>
          <table:table-cell office:value-type="string">
            <text:p>ST3</text:p>
          </table:table-cell>
          <table:table-cell table:number-columns-repeated="12"/>
        </table:table-row>
        <table:table-row table:style-name="ro1">
          <table:table-cell office:value-type="float" office:value="500">
            <text:p>500</text:p>
          </table:table-cell>
          <table:table-cell table:formula="of:=([.B2]+[.H2]+[.N2])/3" office:value-type="float" office:value="8">
            <text:p>8</text:p>
          </table:table-cell>
          <table:table-cell table:formula="of:=([.C2]+[.I2]+[.O2])/3" office:value-type="float" office:value="22">
            <text:p>22</text:p>
          </table:table-cell>
          <table:table-cell table:formula="of:=([.D2]+[.J2]+[.P2])/3" office:value-type="float" office:value="10">
            <text:p>10</text:p>
          </table:table-cell>
          <table:table-cell table:formula="of:=([.E2]+[.K2]+[.Q2])/3" office:value-type="float" office:value="22">
            <text:p>22</text:p>
          </table:table-cell>
          <table:table-cell table:number-columns-repeated="12"/>
        </table:table-row>
        <table:table-row table:style-name="ro1">
          <table:table-cell office:value-type="float" office:value="1000">
            <text:p>1000</text:p>
          </table:table-cell>
          <table:table-cell table:formula="of:=([.B3]+[.H3]+[.N3])/3" office:value-type="float" office:value="19.3333333333333">
            <text:p>19,3333333333</text:p>
          </table:table-cell>
          <table:table-cell table:formula="of:=([.C3]+[.I3]+[.O3])/3" office:value-type="float" office:value="72.6666666666667">
            <text:p>72,6666666667</text:p>
          </table:table-cell>
          <table:table-cell table:formula="of:=([.D3]+[.J3]+[.P3])/3" office:value-type="float" office:value="19.6666666666667">
            <text:p>19,6666666667</text:p>
          </table:table-cell>
          <table:table-cell table:formula="of:=([.E3]+[.K3]+[.Q3])/3" office:value-type="float" office:value="63.6666666666667">
            <text:p>63,6666666667</text:p>
          </table:table-cell>
          <table:table-cell table:number-columns-repeated="12"/>
        </table:table-row>
        <table:table-row table:style-name="ro1">
          <table:table-cell office:value-type="float" office:value="1500">
            <text:p>1500</text:p>
          </table:table-cell>
          <table:table-cell table:formula="of:=([.B4]+[.H4]+[.N4])/3" office:value-type="float" office:value="39.6666666666667">
            <text:p>39,6666666667</text:p>
          </table:table-cell>
          <table:table-cell table:formula="of:=([.C4]+[.I4]+[.O4])/3" office:value-type="float" office:value="170.333333333333">
            <text:p>170,3333333333</text:p>
          </table:table-cell>
          <table:table-cell table:formula="of:=([.D4]+[.J4]+[.P4])/3" office:value-type="float" office:value="45">
            <text:p>45</text:p>
          </table:table-cell>
          <table:table-cell table:formula="of:=([.E4]+[.K4]+[.Q4])/3" office:value-type="float" office:value="138.666666666667">
            <text:p>138,6666666667</text:p>
          </table:table-cell>
          <table:table-cell table:number-columns-repeated="12"/>
        </table:table-row>
        <table:table-row table:style-name="ro1">
          <table:table-cell office:value-type="float" office:value="2000">
            <text:p>2000</text:p>
          </table:table-cell>
          <table:table-cell table:formula="of:=([.B5]+[.H5]+[.N5])/3" office:value-type="float" office:value="70">
            <text:p>70</text:p>
          </table:table-cell>
          <table:table-cell table:formula="of:=([.C5]+[.I5]+[.O5])/3" office:value-type="float" office:value="291.333333333333">
            <text:p>291,3333333333</text:p>
          </table:table-cell>
          <table:table-cell table:formula="of:=([.D5]+[.J5]+[.P5])/3" office:value-type="float" office:value="77.3333333333333">
            <text:p>77,3333333333</text:p>
          </table:table-cell>
          <table:table-cell table:formula="of:=([.E5]+[.K5]+[.Q5])/3" office:value-type="float" office:value="252.333333333333">
            <text:p>252,3333333333</text:p>
          </table:table-cell>
          <table:table-cell table:number-columns-repeated="12"/>
        </table:table-row>
        <table:table-row table:style-name="ro1">
          <table:table-cell office:value-type="float" office:value="2500">
            <text:p>2500</text:p>
          </table:table-cell>
          <table:table-cell table:formula="of:=([.B6]+[.H6]+[.N6])/3" office:value-type="float" office:value="111">
            <text:p>111</text:p>
          </table:table-cell>
          <table:table-cell table:formula="of:=([.C6]+[.I6]+[.O6])/3" office:value-type="float" office:value="464">
            <text:p>464</text:p>
          </table:table-cell>
          <table:table-cell table:formula="of:=([.D6]+[.J6]+[.P6])/3" office:value-type="float" office:value="122.666666666667">
            <text:p>122,6666666667</text:p>
          </table:table-cell>
          <table:table-cell table:formula="of:=([.E6]+[.K6]+[.Q6])/3" office:value-type="float" office:value="392">
            <text:p>392</text:p>
          </table:table-cell>
          <table:table-cell table:number-columns-repeated="12"/>
        </table:table-row>
        <table:table-row table:style-name="ro1">
          <table:table-cell office:value-type="float" office:value="3000">
            <text:p>3000</text:p>
          </table:table-cell>
          <table:table-cell table:formula="of:=([.B7]+[.H7]+[.N7])/3" office:value-type="float" office:value="159.333333333333">
            <text:p>159,3333333333</text:p>
          </table:table-cell>
          <table:table-cell table:formula="of:=([.C7]+[.I7]+[.O7])/3" office:value-type="float" office:value="664.666666666667">
            <text:p>664,6666666667</text:p>
          </table:table-cell>
          <table:table-cell table:formula="of:=([.D7]+[.J7]+[.P7])/3" office:value-type="float" office:value="177">
            <text:p>177</text:p>
          </table:table-cell>
          <table:table-cell table:formula="of:=([.E7]+[.K7]+[.Q7])/3" office:value-type="float" office:value="562.333333333333">
            <text:p>562,3333333333</text:p>
          </table:table-cell>
          <table:table-cell table:number-columns-repeated="12"/>
        </table:table-row>
        <table:table-row table:style-name="ro1">
          <table:table-cell office:value-type="float" office:value="3500">
            <text:p>3500</text:p>
          </table:table-cell>
          <table:table-cell table:formula="of:=([.B8]+[.H8]+[.N8])/3" office:value-type="float" office:value="215">
            <text:p>215</text:p>
          </table:table-cell>
          <table:table-cell table:formula="of:=([.C8]+[.I8]+[.O8])/3" office:value-type="float" office:value="924.333333333333">
            <text:p>924,3333333333</text:p>
          </table:table-cell>
          <table:table-cell table:formula="of:=([.D8]+[.J8]+[.P8])/3" office:value-type="float" office:value="238.666666666667">
            <text:p>238,6666666667</text:p>
          </table:table-cell>
          <table:table-cell table:formula="of:=([.E8]+[.K8]+[.Q8])/3" office:value-type="float" office:value="768">
            <text:p>768</text:p>
          </table:table-cell>
          <table:table-cell table:number-columns-repeated="12"/>
        </table:table-row>
        <table:table-row table:style-name="ro1">
          <table:table-cell office:value-type="float" office:value="4000">
            <text:p>4000</text:p>
          </table:table-cell>
          <table:table-cell table:formula="of:=([.B9]+[.H9]+[.N9])/3" office:value-type="float" office:value="293.333333333333">
            <text:p>293,3333333333</text:p>
          </table:table-cell>
          <table:table-cell table:formula="of:=([.C9]+[.I9]+[.O9])/3" office:value-type="float" office:value="1186.66666666667">
            <text:p>1186,6666666667</text:p>
          </table:table-cell>
          <table:table-cell table:formula="of:=([.D9]+[.J9]+[.P9])/3" office:value-type="float" office:value="308">
            <text:p>308</text:p>
          </table:table-cell>
          <table:table-cell table:formula="of:=([.E9]+[.K9]+[.Q9])/3" office:value-type="float" office:value="957.333333333333">
            <text:p>957,3333333333</text:p>
          </table:table-cell>
          <table:table-cell table:number-columns-repeated="12"/>
        </table:table-row>
        <table:table-row table:style-name="ro1">
          <table:table-cell office:value-type="float" office:value="4500">
            <text:p>4500</text:p>
          </table:table-cell>
          <table:table-cell table:formula="of:=([.B10]+[.H10]+[.N10])/3" office:value-type="float" office:value="343.666666666667">
            <text:p>343,6666666667</text:p>
          </table:table-cell>
          <table:table-cell table:formula="of:=([.C10]+[.I10]+[.O10])/3" office:value-type="float" office:value="1326.66666666667">
            <text:p>1326,6666666667</text:p>
          </table:table-cell>
          <table:table-cell table:formula="of:=([.D10]+[.J10]+[.P10])/3" office:value-type="float" office:value="378.666666666667">
            <text:p>378,6666666667</text:p>
          </table:table-cell>
          <table:table-cell table:formula="of:=([.E10]+[.K10]+[.Q10])/3" office:value-type="float" office:value="1185">
            <text:p>1185</text:p>
          </table:table-cell>
          <table:table-cell table:number-columns-repeated="12"/>
        </table:table-row>
        <table:table-row table:style-name="ro1">
          <table:table-cell office:value-type="float" office:value="5000">
            <text:p>5000</text:p>
          </table:table-cell>
          <table:table-cell table:formula="of:=([.B11]+[.H11]+[.N11])/3" office:value-type="float" office:value="425.666666666667">
            <text:p>425,6666666667</text:p>
          </table:table-cell>
          <table:table-cell table:formula="of:=([.C11]+[.I11]+[.O11])/3" office:value-type="float" office:value="1821.66666666667">
            <text:p>1821,6666666667</text:p>
          </table:table-cell>
          <table:table-cell table:formula="of:=([.D11]+[.J11]+[.P11])/3" office:value-type="float" office:value="473.666666666667">
            <text:p>473,6666666667</text:p>
          </table:table-cell>
          <table:table-cell table:formula="of:=([.E11]+[.K11]+[.Q11])/3" office:value-type="float" office:value="1428.66666666667">
            <text:p>1428,6666666667</text:p>
          </table:table-cell>
          <table:table-cell table:number-columns-repeated="12"/>
        </table:table-row>
        <table:table-row table:style-name="ro1">
          <table:table-cell office:value-type="float" office:value="5500">
            <text:p>5500</text:p>
          </table:table-cell>
          <table:table-cell table:formula="of:=([.B12]+[.H12]+[.N12])/3" office:value-type="float" office:value="497">
            <text:p>497</text:p>
          </table:table-cell>
          <table:table-cell table:formula="of:=([.C12]+[.I12]+[.O12])/3" office:value-type="float" office:value="2098">
            <text:p>2098</text:p>
          </table:table-cell>
          <table:table-cell table:formula="of:=([.D12]+[.J12]+[.P12])/3" office:value-type="float" office:value="504.666666666667">
            <text:p>504,6666666667</text:p>
          </table:table-cell>
          <table:table-cell table:formula="of:=([.E12]+[.K12]+[.Q12])/3" office:value-type="float" office:value="1767">
            <text:p>1767</text:p>
          </table:table-cell>
          <table:table-cell table:number-columns-repeated="12"/>
        </table:table-row>
        <table:table-row table:style-name="ro1">
          <table:table-cell office:value-type="float" office:value="6000">
            <text:p>6000</text:p>
          </table:table-cell>
          <table:table-cell table:formula="of:=([.B13]+[.H13]+[.N13])/3" office:value-type="float" office:value="610.333333333333">
            <text:p>610,3333333333</text:p>
          </table:table-cell>
          <table:table-cell table:formula="of:=([.C13]+[.I13]+[.O13])/3" office:value-type="float" office:value="2598.33333333333">
            <text:p>2598,3333333333</text:p>
          </table:table-cell>
          <table:table-cell table:formula="of:=([.D13]+[.J13]+[.P13])/3" office:value-type="float" office:value="639.666666666667">
            <text:p>639,6666666667</text:p>
          </table:table-cell>
          <table:table-cell table:formula="of:=([.E13]+[.K13]+[.Q13])/3" office:value-type="float" office:value="2016">
            <text:p>2016</text:p>
          </table:table-cell>
          <table:table-cell table:number-columns-repeated="12"/>
        </table:table-row>
        <table:table-row table:style-name="ro1">
          <table:table-cell office:value-type="float" office:value="6500">
            <text:p>6500</text:p>
          </table:table-cell>
          <table:table-cell table:formula="of:=([.B14]+[.H14]+[.N14])/3" office:value-type="float" office:value="691">
            <text:p>691</text:p>
          </table:table-cell>
          <table:table-cell table:formula="of:=([.C14]+[.I14]+[.O14])/3" office:value-type="float" office:value="2251.33333333333">
            <text:p>2251,3333333333</text:p>
          </table:table-cell>
          <table:table-cell table:formula="of:=([.D14]+[.J14]+[.P14])/3" office:value-type="float" office:value="735.666666666667">
            <text:p>735,6666666667</text:p>
          </table:table-cell>
          <table:table-cell table:formula="of:=([.E14]+[.K14]+[.Q14])/3" office:value-type="float" office:value="1997.66666666667">
            <text:p>1997,6666666667</text:p>
          </table:table-cell>
          <table:table-cell table:number-columns-repeated="12"/>
        </table:table-row>
        <table:table-row table:style-name="ro1">
          <table:table-cell office:value-type="float" office:value="7000">
            <text:p>7000</text:p>
          </table:table-cell>
          <table:table-cell table:formula="of:=([.B15]+[.H15]+[.N15])/3" office:value-type="float" office:value="787.666666666667">
            <text:p>787,6666666667</text:p>
          </table:table-cell>
          <table:table-cell table:formula="of:=([.C15]+[.I15]+[.O15])/3" office:value-type="float" office:value="3363.33333333333">
            <text:p>3363,3333333333</text:p>
          </table:table-cell>
          <table:table-cell table:formula="of:=([.D15]+[.J15]+[.P15])/3" office:value-type="float" office:value="828">
            <text:p>828</text:p>
          </table:table-cell>
          <table:table-cell table:formula="of:=([.E15]+[.K15]+[.Q15])/3" office:value-type="float" office:value="2766">
            <text:p>2766</text:p>
          </table:table-cell>
          <table:table-cell table:number-columns-repeated="12"/>
        </table:table-row>
        <table:table-row table:style-name="ro1">
          <table:table-cell office:value-type="float" office:value="7500">
            <text:p>7500</text:p>
          </table:table-cell>
          <table:table-cell table:formula="of:=([.B16]+[.H16]+[.N16])/3" office:value-type="float" office:value="930.333333333333">
            <text:p>930,3333333333</text:p>
          </table:table-cell>
          <table:table-cell table:formula="of:=([.C16]+[.I16]+[.O16])/3" office:value-type="float" office:value="4054.66666666667">
            <text:p>4054,6666666667</text:p>
          </table:table-cell>
          <table:table-cell table:formula="of:=([.D16]+[.J16]+[.P16])/3" office:value-type="float" office:value="976">
            <text:p>976</text:p>
          </table:table-cell>
          <table:table-cell table:formula="of:=([.E16]+[.K16]+[.Q16])/3" office:value-type="float" office:value="3076">
            <text:p>3076</text:p>
          </table:table-cell>
          <table:table-cell table:number-columns-repeated="12"/>
        </table:table-row>
        <table:table-row table:style-name="ro1">
          <table:table-cell office:value-type="float" office:value="8000">
            <text:p>8000</text:p>
          </table:table-cell>
          <table:table-cell table:formula="of:=([.B17]+[.H17]+[.N17])/3" office:value-type="float" office:value="1022">
            <text:p>1022</text:p>
          </table:table-cell>
          <table:table-cell table:formula="of:=([.C17]+[.I17]+[.O17])/3" office:value-type="float" office:value="5166.66666666667">
            <text:p>5166,6666666667</text:p>
          </table:table-cell>
          <table:table-cell table:formula="of:=([.D17]+[.J17]+[.P17])/3" office:value-type="float" office:value="1272.33333333333">
            <text:p>1272,3333333333</text:p>
          </table:table-cell>
          <table:table-cell table:formula="of:=([.E17]+[.K17]+[.Q17])/3" office:value-type="float" office:value="3984">
            <text:p>3984</text:p>
          </table:table-cell>
          <table:table-cell table:number-columns-repeated="12"/>
        </table:table-row>
        <table:table-row table:style-name="ro1">
          <table:table-cell office:value-type="float" office:value="8500">
            <text:p>8500</text:p>
          </table:table-cell>
          <table:table-cell table:formula="of:=([.B18]+[.H18]+[.N18])/3" office:value-type="float" office:value="1317.33333333333">
            <text:p>1317,3333333333</text:p>
          </table:table-cell>
          <table:table-cell table:formula="of:=([.C18]+[.I18]+[.O18])/3" office:value-type="float" office:value="5584">
            <text:p>5584</text:p>
          </table:table-cell>
          <table:table-cell table:formula="of:=([.D18]+[.J18]+[.P18])/3" office:value-type="float" office:value="1258.66666666667">
            <text:p>1258,6666666667</text:p>
          </table:table-cell>
          <table:table-cell table:formula="of:=([.E18]+[.K18]+[.Q18])/3" office:value-type="float" office:value="3797.33333333333">
            <text:p>3797,3333333333</text:p>
          </table:table-cell>
          <table:table-cell table:number-columns-repeated="12"/>
        </table:table-row>
        <table:table-row table:style-name="ro1">
          <table:table-cell office:value-type="float" office:value="9000">
            <text:p>9000</text:p>
          </table:table-cell>
          <table:table-cell table:formula="of:=([.B19]+[.H19]+[.N19])/3" office:value-type="float" office:value="1238.66666666667">
            <text:p>1238,6666666667</text:p>
          </table:table-cell>
          <table:table-cell table:formula="of:=([.C19]+[.I19]+[.O19])/3" office:value-type="float" office:value="6525.66666666667">
            <text:p>6525,6666666667</text:p>
          </table:table-cell>
          <table:table-cell table:formula="of:=([.D19]+[.J19]+[.P19])/3" office:value-type="float" office:value="1566.66666666667">
            <text:p>1566,6666666667</text:p>
          </table:table-cell>
          <table:table-cell table:formula="of:=([.E19]+[.K19]+[.Q19])/3" office:value-type="float" office:value="4742">
            <text:p>4742</text:p>
          </table:table-cell>
          <table:table-cell table:number-columns-repeated="12"/>
        </table:table-row>
        <table:table-row table:style-name="ro1">
          <table:table-cell office:value-type="float" office:value="9500">
            <text:p>9500</text:p>
          </table:table-cell>
          <table:table-cell table:formula="of:=([.B20]+[.H20]+[.N20])/3" office:value-type="float" office:value="1490.33333333333">
            <text:p>1490,3333333333</text:p>
          </table:table-cell>
          <table:table-cell table:formula="of:=([.C20]+[.I20]+[.O20])/3" office:value-type="float" office:value="7677.33333333333">
            <text:p>7677,3333333333</text:p>
          </table:table-cell>
          <table:table-cell table:formula="of:=([.D20]+[.J20]+[.P20])/3" office:value-type="float" office:value="1658.33333333333">
            <text:p>1658,3333333333</text:p>
          </table:table-cell>
          <table:table-cell table:formula="of:=([.E20]+[.K20]+[.Q20])/3" office:value-type="float" office:value="5307.33333333333">
            <text:p>5307,3333333333</text:p>
          </table:table-cell>
          <table:table-cell table:number-columns-repeated="12"/>
        </table:table-row>
        <table:table-row table:style-name="ro1">
          <table:table-cell office:value-type="float" office:value="10000">
            <text:p>10000</text:p>
          </table:table-cell>
          <table:table-cell table:formula="of:=([.B21]+[.H21]+[.N21])/3" office:value-type="float" office:value="1798">
            <text:p>1798</text:p>
          </table:table-cell>
          <table:table-cell table:formula="of:=([.C21]+[.I21]+[.O21])/3" office:value-type="float" office:value="8484">
            <text:p>8484</text:p>
          </table:table-cell>
          <table:table-cell table:formula="of:=([.D21]+[.J21]+[.P21])/3" office:value-type="float" office:value="1656">
            <text:p>1656</text:p>
          </table:table-cell>
          <table:table-cell table:formula="of:=([.E21]+[.K21]+[.Q21])/3" office:value-type="float" office:value="4994">
            <text:p>4994</text:p>
          </table:table-cell>
          <table:table-cell table:number-columns-repeated="12"/>
        </table:table-row>
      </table:table>
      <table:table table:name="Contains klein alfabet" table:style-name="ta1">
        <table:shapes>
          <draw:frame draw:z-index="0" draw:style-name="gr1" svg:width="16.013cm" svg:height="8.98cm" svg:x="13.686cm" svg:y="10.449cm">
            <draw:object draw:notify-on-update-of-ranges="'Contains klein alfabet'.A24:'Contains klein alfabet'.A43 'Contains klein alfabet'.B23:'Contains klein alfabet'.B23 'Contains klein alfabet'.B24:'Contains klein alfabet'.B43 'Contains klein alfabet'.A24:'Contains klein alfabet'.A43 'Contains klein alfabet'.C23:'Contains klein alfabet'.C23 'Contains klein alfabet'.C24:'Contains klein alfabet'.C43 'Contains klein alfabet'.A24:'Contains klein alfabet'.A43 'Contains klein alfabet'.D23:'Contains klein alfabet'.D23 'Contains klein alfabet'.D24:'Contains klein alfabet'.D43 'Contains klein alfabet'.A24:'Contains klein alfabet'.A43 'Contains klein alfabet'.E23:'Contains klein alfabet'.E23 'Contains klein alfabet'.E24:'Contains klein alfabet'.E4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>
            <text:p>run3</text:p>
          </table:table-cell>
          <table:table-cell office:value-type="string">
            <text:p>AIS</text:p>
          </table:table-cell>
          <table:table-cell office:value-type="string">
            <text:p>ST1</text:p>
          </table:table-cell>
          <table:table-cell office:value-type="string">
            <text:p>ST2</text:p>
          </table:table-cell>
          <table:table-cell office:value-type="string">
            <text:p>ST3</text:p>
          </table:table-cell>
          <table:table-cell/>
          <table:table-cell office:value-type="string">
            <text:p>run2</text:p>
          </table:table-cell>
          <table:table-cell table:number-columns-repeated="10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office:value-type="float" office:value="500">
            <text:p>50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/>
          <table:table-cell office:value-type="float" office:value="1000">
            <text:p>100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21">
            <text:p>21</text:p>
          </table:table-cell>
          <table:table-cell/>
          <table:table-cell office:value-type="float" office:value="1000">
            <text:p>100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/>
          <table:table-cell office:value-type="float" office:value="1500">
            <text:p>1500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/>
          <table:table-cell office:value-type="float" office:value="1500">
            <text:p>1500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/>
          <table:table-cell office:value-type="float" office:value="2000">
            <text:p>2000</text:p>
          </table:table-cell>
          <table:table-cell office:value-type="float" office:value="75">
            <text:p>75</text:p>
          </table:table-cell>
          <table:table-cell table:number-columns-repeated="2" office:value-type="float" office:value="77">
            <text:p>77</text:p>
          </table:table-cell>
          <table:table-cell office:value-type="float" office:value="85">
            <text:p>85</text:p>
          </table:table-cell>
          <table:table-cell/>
          <table:table-cell office:value-type="float" office:value="2000">
            <text:p>2000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float" office:value="116">
            <text:p>116</text:p>
          </table:table-cell>
          <table:table-cell office:value-type="float" office:value="132">
            <text:p>132</text:p>
          </table:table-cell>
          <table:table-cell/>
          <table:table-cell office:value-type="float" office:value="2500">
            <text:p>2500</text:p>
          </table:table-cell>
          <table:table-cell office:value-type="float" office:value="110">
            <text:p>110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  <table:table-cell office:value-type="float" office:value="128">
            <text:p>128</text:p>
          </table:table-cell>
          <table:table-cell/>
          <table:table-cell office:value-type="float" office:value="2500">
            <text:p>2500</text:p>
          </table:table-cell>
          <table:table-cell office:value-type="float" office:value="95">
            <text:p>95</text:p>
          </table:table-cell>
          <table:table-cell office:value-type="float" office:value="101">
            <text:p>101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184">
            <text:p>184</text:p>
          </table:table-cell>
          <table:table-cell office:value-type="float" office:value="189">
            <text:p>189</text:p>
          </table:table-cell>
          <table:table-cell/>
          <table:table-cell office:value-type="float" office:value="3000">
            <text:p>3000</text:p>
          </table:table-cell>
          <table:table-cell office:value-type="float" office:value="157">
            <text:p>157</text:p>
          </table:table-cell>
          <table:table-cell office:value-type="float" office:value="165">
            <text:p>165</text:p>
          </table:table-cell>
          <table:table-cell office:value-type="float" office:value="172">
            <text:p>172</text:p>
          </table:table-cell>
          <table:table-cell office:value-type="float" office:value="184">
            <text:p>184</text:p>
          </table:table-cell>
          <table:table-cell/>
          <table:table-cell office:value-type="float" office:value="3000">
            <text:p>3000</text:p>
          </table:table-cell>
          <table:table-cell table:number-columns-repeated="2" office:value-type="float" office:value="129">
            <text:p>129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19">
            <text:p>219</text:p>
          </table:table-cell>
          <table:table-cell office:value-type="float" office:value="231">
            <text:p>231</text:p>
          </table:table-cell>
          <table:table-cell office:value-type="float" office:value="237">
            <text:p>237</text:p>
          </table:table-cell>
          <table:table-cell office:value-type="float" office:value="252">
            <text:p>252</text:p>
          </table:table-cell>
          <table:table-cell/>
          <table:table-cell office:value-type="float" office:value="3500">
            <text:p>3500</text:p>
          </table:table-cell>
          <table:table-cell office:value-type="float" office:value="215">
            <text:p>215</text:p>
          </table:table-cell>
          <table:table-cell office:value-type="float" office:value="225">
            <text:p>225</text:p>
          </table:table-cell>
          <table:table-cell office:value-type="float" office:value="236">
            <text:p>236</text:p>
          </table:table-cell>
          <table:table-cell office:value-type="float" office:value="251">
            <text:p>251</text:p>
          </table:table-cell>
          <table:table-cell/>
          <table:table-cell office:value-type="float" office:value="3500">
            <text:p>3500</text:p>
          </table:table-cell>
          <table:table-cell office:value-type="float" office:value="174">
            <text:p>174</text:p>
          </table:table-cell>
          <table:table-cell office:value-type="float" office:value="176">
            <text:p>176</text:p>
          </table:table-cell>
          <table:table-cell office:value-type="float" office:value="174">
            <text:p>174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89">
            <text:p>289</text:p>
          </table:table-cell>
          <table:table-cell office:value-type="float" office:value="293">
            <text:p>293</text:p>
          </table:table-cell>
          <table:table-cell office:value-type="float" office:value="309">
            <text:p>309</text:p>
          </table:table-cell>
          <table:table-cell office:value-type="float" office:value="323">
            <text:p>323</text:p>
          </table:table-cell>
          <table:table-cell/>
          <table:table-cell office:value-type="float" office:value="4000">
            <text:p>4000</text:p>
          </table:table-cell>
          <table:table-cell office:value-type="float" office:value="277">
            <text:p>277</text:p>
          </table:table-cell>
          <table:table-cell office:value-type="float" office:value="285">
            <text:p>285</text:p>
          </table:table-cell>
          <table:table-cell office:value-type="float" office:value="311">
            <text:p>311</text:p>
          </table:table-cell>
          <table:table-cell office:value-type="float" office:value="317">
            <text:p>317</text:p>
          </table:table-cell>
          <table:table-cell/>
          <table:table-cell office:value-type="float" office:value="4000">
            <text:p>4000</text:p>
          </table:table-cell>
          <table:table-cell office:value-type="float" office:value="213">
            <text:p>213</text:p>
          </table:table-cell>
          <table:table-cell office:value-type="float" office:value="325">
            <text:p>325</text:p>
          </table:table-cell>
          <table:table-cell office:value-type="float" office:value="342">
            <text:p>342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364">
            <text:p>364</text:p>
          </table:table-cell>
          <table:table-cell office:value-type="float" office:value="363">
            <text:p>363</text:p>
          </table:table-cell>
          <table:table-cell office:value-type="float" office:value="386">
            <text:p>386</text:p>
          </table:table-cell>
          <table:table-cell office:value-type="float" office:value="415">
            <text:p>415</text:p>
          </table:table-cell>
          <table:table-cell/>
          <table:table-cell office:value-type="float" office:value="4500">
            <text:p>4500</text:p>
          </table:table-cell>
          <table:table-cell office:value-type="float" office:value="354">
            <text:p>354</text:p>
          </table:table-cell>
          <table:table-cell office:value-type="float" office:value="372">
            <text:p>372</text:p>
          </table:table-cell>
          <table:table-cell office:value-type="float" office:value="389">
            <text:p>389</text:p>
          </table:table-cell>
          <table:table-cell office:value-type="float" office:value="416">
            <text:p>416</text:p>
          </table:table-cell>
          <table:table-cell/>
          <table:table-cell office:value-type="float" office:value="4500">
            <text:p>4500</text:p>
          </table:table-cell>
          <table:table-cell office:value-type="float" office:value="390">
            <text:p>390</text:p>
          </table:table-cell>
          <table:table-cell office:value-type="float" office:value="370">
            <text:p>370</text:p>
          </table:table-cell>
          <table:table-cell office:value-type="float" office:value="398">
            <text:p>398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42">
            <text:p>442</text:p>
          </table:table-cell>
          <table:table-cell office:value-type="float" office:value="418">
            <text:p>418</text:p>
          </table:table-cell>
          <table:table-cell office:value-type="float" office:value="439">
            <text:p>439</text:p>
          </table:table-cell>
          <table:table-cell office:value-type="float" office:value="452">
            <text:p>452</text:p>
          </table:table-cell>
          <table:table-cell/>
          <table:table-cell office:value-type="float" office:value="5000">
            <text:p>5000</text:p>
          </table:table-cell>
          <table:table-cell office:value-type="float" office:value="448">
            <text:p>448</text:p>
          </table:table-cell>
          <table:table-cell office:value-type="float" office:value="446">
            <text:p>446</text:p>
          </table:table-cell>
          <table:table-cell office:value-type="float" office:value="479">
            <text:p>479</text:p>
          </table:table-cell>
          <table:table-cell office:value-type="float" office:value="497">
            <text:p>497</text:p>
          </table:table-cell>
          <table:table-cell/>
          <table:table-cell office:value-type="float" office:value="5000">
            <text:p>5000</text:p>
          </table:table-cell>
          <table:table-cell office:value-type="float" office:value="488">
            <text:p>488</text:p>
          </table:table-cell>
          <table:table-cell office:value-type="float" office:value="495">
            <text:p>495</text:p>
          </table:table-cell>
          <table:table-cell office:value-type="float" office:value="532">
            <text:p>532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79">
            <text:p>479</text:p>
          </table:table-cell>
          <table:table-cell office:value-type="float" office:value="474">
            <text:p>474</text:p>
          </table:table-cell>
          <table:table-cell office:value-type="float" office:value="477">
            <text:p>477</text:p>
          </table:table-cell>
          <table:table-cell office:value-type="float" office:value="503">
            <text:p>503</text:p>
          </table:table-cell>
          <table:table-cell/>
          <table:table-cell office:value-type="float" office:value="5500">
            <text:p>5500</text:p>
          </table:table-cell>
          <table:table-cell office:value-type="float" office:value="536">
            <text:p>536</text:p>
          </table:table-cell>
          <table:table-cell office:value-type="float" office:value="544">
            <text:p>544</text:p>
          </table:table-cell>
          <table:table-cell office:value-type="float" office:value="598">
            <text:p>598</text:p>
          </table:table-cell>
          <table:table-cell office:value-type="float" office:value="605">
            <text:p>605</text:p>
          </table:table-cell>
          <table:table-cell/>
          <table:table-cell office:value-type="float" office:value="5500">
            <text:p>5500</text:p>
          </table:table-cell>
          <table:table-cell office:value-type="float" office:value="529">
            <text:p>529</text:p>
          </table:table-cell>
          <table:table-cell office:value-type="float" office:value="552">
            <text:p>552</text:p>
          </table:table-cell>
          <table:table-cell office:value-type="float" office:value="580">
            <text:p>580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524">
            <text:p>524</text:p>
          </table:table-cell>
          <table:table-cell office:value-type="float" office:value="495">
            <text:p>495</text:p>
          </table:table-cell>
          <table:table-cell office:value-type="float" office:value="526">
            <text:p>526</text:p>
          </table:table-cell>
          <table:table-cell office:value-type="float" office:value="549">
            <text:p>549</text:p>
          </table:table-cell>
          <table:table-cell/>
          <table:table-cell office:value-type="float" office:value="6000">
            <text:p>6000</text:p>
          </table:table-cell>
          <table:table-cell office:value-type="float" office:value="629">
            <text:p>629</text:p>
          </table:table-cell>
          <table:table-cell office:value-type="float" office:value="642">
            <text:p>642</text:p>
          </table:table-cell>
          <table:table-cell office:value-type="float" office:value="702">
            <text:p>702</text:p>
          </table:table-cell>
          <table:table-cell office:value-type="float" office:value="737">
            <text:p>737</text:p>
          </table:table-cell>
          <table:table-cell/>
          <table:table-cell office:value-type="float" office:value="6000">
            <text:p>6000</text:p>
          </table:table-cell>
          <table:table-cell office:value-type="float" office:value="623">
            <text:p>623</text:p>
          </table:table-cell>
          <table:table-cell office:value-type="float" office:value="652">
            <text:p>652</text:p>
          </table:table-cell>
          <table:table-cell office:value-type="float" office:value="683">
            <text:p>683</text:p>
          </table:table-cell>
          <table:table-cell office:value-type="float" office:value="707">
            <text:p>707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578">
            <text:p>578</text:p>
          </table:table-cell>
          <table:table-cell office:value-type="float" office:value="575">
            <text:p>575</text:p>
          </table:table-cell>
          <table:table-cell office:value-type="float" office:value="619">
            <text:p>619</text:p>
          </table:table-cell>
          <table:table-cell office:value-type="float" office:value="642">
            <text:p>642</text:p>
          </table:table-cell>
          <table:table-cell/>
          <table:table-cell office:value-type="float" office:value="6500">
            <text:p>6500</text:p>
          </table:table-cell>
          <table:table-cell office:value-type="float" office:value="744">
            <text:p>744</text:p>
          </table:table-cell>
          <table:table-cell office:value-type="float" office:value="747">
            <text:p>747</text:p>
          </table:table-cell>
          <table:table-cell office:value-type="float" office:value="805">
            <text:p>805</text:p>
          </table:table-cell>
          <table:table-cell office:value-type="float" office:value="830">
            <text:p>830</text:p>
          </table:table-cell>
          <table:table-cell/>
          <table:table-cell office:value-type="float" office:value="6500">
            <text:p>6500</text:p>
          </table:table-cell>
          <table:table-cell office:value-type="float" office:value="726">
            <text:p>726</text:p>
          </table:table-cell>
          <table:table-cell office:value-type="float" office:value="730">
            <text:p>730</text:p>
          </table:table-cell>
          <table:table-cell office:value-type="float" office:value="797">
            <text:p>797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664">
            <text:p>664</text:p>
          </table:table-cell>
          <table:table-cell office:value-type="float" office:value="669">
            <text:p>669</text:p>
          </table:table-cell>
          <table:table-cell office:value-type="float" office:value="737">
            <text:p>737</text:p>
          </table:table-cell>
          <table:table-cell office:value-type="float" office:value="744">
            <text:p>744</text:p>
          </table:table-cell>
          <table:table-cell/>
          <table:table-cell office:value-type="float" office:value="7000">
            <text:p>7000</text:p>
          </table:table-cell>
          <table:table-cell office:value-type="float" office:value="855">
            <text:p>855</text:p>
          </table:table-cell>
          <table:table-cell office:value-type="float" office:value="799">
            <text:p>799</text:p>
          </table:table-cell>
          <table:table-cell office:value-type="float" office:value="869">
            <text:p>869</text:p>
          </table:table-cell>
          <table:table-cell office:value-type="float" office:value="904">
            <text:p>904</text:p>
          </table:table-cell>
          <table:table-cell/>
          <table:table-cell office:value-type="float" office:value="7000">
            <text:p>7000</text:p>
          </table:table-cell>
          <table:table-cell office:value-type="float" office:value="864">
            <text:p>864</text:p>
          </table:table-cell>
          <table:table-cell office:value-type="float" office:value="725">
            <text:p>725</text:p>
          </table:table-cell>
          <table:table-cell office:value-type="float" office:value="749">
            <text:p>749</text:p>
          </table:table-cell>
          <table:table-cell office:value-type="float" office:value="759">
            <text:p>759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755">
            <text:p>755</text:p>
          </table:table-cell>
          <table:table-cell office:value-type="float" office:value="703">
            <text:p>703</text:p>
          </table:table-cell>
          <table:table-cell office:value-type="float" office:value="777">
            <text:p>777</text:p>
          </table:table-cell>
          <table:table-cell office:value-type="float" office:value="800">
            <text:p>800</text:p>
          </table:table-cell>
          <table:table-cell/>
          <table:table-cell office:value-type="float" office:value="7500">
            <text:p>7500</text:p>
          </table:table-cell>
          <table:table-cell office:value-type="float" office:value="892">
            <text:p>892</text:p>
          </table:table-cell>
          <table:table-cell office:value-type="float" office:value="776">
            <text:p>776</text:p>
          </table:table-cell>
          <table:table-cell office:value-type="float" office:value="845">
            <text:p>845</text:p>
          </table:table-cell>
          <table:table-cell office:value-type="float" office:value="868">
            <text:p>868</text:p>
          </table:table-cell>
          <table:table-cell/>
          <table:table-cell office:value-type="float" office:value="7500">
            <text:p>7500</text:p>
          </table:table-cell>
          <table:table-cell office:value-type="float" office:value="786">
            <text:p>786</text:p>
          </table:table-cell>
          <table:table-cell office:value-type="float" office:value="765">
            <text:p>765</text:p>
          </table:table-cell>
          <table:table-cell office:value-type="float" office:value="830">
            <text:p>830</text:p>
          </table:table-cell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794">
            <text:p>794</text:p>
          </table:table-cell>
          <table:table-cell office:value-type="float" office:value="801">
            <text:p>801</text:p>
          </table:table-cell>
          <table:table-cell office:value-type="float" office:value="880">
            <text:p>880</text:p>
          </table:table-cell>
          <table:table-cell office:value-type="float" office:value="952">
            <text:p>952</text:p>
          </table:table-cell>
          <table:table-cell/>
          <table:table-cell office:value-type="float" office:value="8000">
            <text:p>8000</text:p>
          </table:table-cell>
          <table:table-cell office:value-type="float" office:value="862">
            <text:p>862</text:p>
          </table:table-cell>
          <table:table-cell office:value-type="float" office:value="874">
            <text:p>874</text:p>
          </table:table-cell>
          <table:table-cell office:value-type="float" office:value="945">
            <text:p>945</text:p>
          </table:table-cell>
          <table:table-cell office:value-type="float" office:value="983">
            <text:p>983</text:p>
          </table:table-cell>
          <table:table-cell/>
          <table:table-cell office:value-type="float" office:value="8000">
            <text:p>8000</text:p>
          </table:table-cell>
          <table:table-cell office:value-type="float" office:value="882">
            <text:p>882</text:p>
          </table:table-cell>
          <table:table-cell office:value-type="float" office:value="826">
            <text:p>826</text:p>
          </table:table-cell>
          <table:table-cell office:value-type="float" office:value="875">
            <text:p>875</text:p>
          </table:table-cell>
          <table:table-cell office:value-type="float" office:value="907">
            <text:p>907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396">
            <text:p>1396</text:p>
          </table:table-cell>
          <table:table-cell office:value-type="float" office:value="1271">
            <text:p>1271</text:p>
          </table:table-cell>
          <table:table-cell office:value-type="float" office:value="1382">
            <text:p>1382</text:p>
          </table:table-cell>
          <table:table-cell office:value-type="float" office:value="1461">
            <text:p>1461</text:p>
          </table:table-cell>
          <table:table-cell/>
          <table:table-cell office:value-type="float" office:value="8500">
            <text:p>8500</text:p>
          </table:table-cell>
          <table:table-cell office:value-type="float" office:value="963">
            <text:p>963</text:p>
          </table:table-cell>
          <table:table-cell office:value-type="float" office:value="978">
            <text:p>978</text:p>
          </table:table-cell>
          <table:table-cell office:value-type="float" office:value="1058">
            <text:p>1058</text:p>
          </table:table-cell>
          <table:table-cell office:value-type="float" office:value="1096">
            <text:p>1096</text:p>
          </table:table-cell>
          <table:table-cell/>
          <table:table-cell office:value-type="float" office:value="8500">
            <text:p>8500</text:p>
          </table:table-cell>
          <table:table-cell office:value-type="float" office:value="896">
            <text:p>896</text:p>
          </table:table-cell>
          <table:table-cell office:value-type="float" office:value="914">
            <text:p>914</text:p>
          </table:table-cell>
          <table:table-cell office:value-type="float" office:value="979">
            <text:p>979</text:p>
          </table:table-cell>
          <table:table-cell office:value-type="float" office:value="1019">
            <text:p>1019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425">
            <text:p>1425</text:p>
          </table:table-cell>
          <table:table-cell office:value-type="float" office:value="1439">
            <text:p>1439</text:p>
          </table:table-cell>
          <table:table-cell office:value-type="float" office:value="1558">
            <text:p>1558</text:p>
          </table:table-cell>
          <table:table-cell office:value-type="float" office:value="1591">
            <text:p>1591</text:p>
          </table:table-cell>
          <table:table-cell/>
          <table:table-cell office:value-type="float" office:value="9000">
            <text:p>9000</text:p>
          </table:table-cell>
          <table:table-cell office:value-type="float" office:value="1101">
            <text:p>1101</text:p>
          </table:table-cell>
          <table:table-cell office:value-type="float" office:value="1435">
            <text:p>1435</text:p>
          </table:table-cell>
          <table:table-cell office:value-type="float" office:value="1550">
            <text:p>1550</text:p>
          </table:table-cell>
          <table:table-cell office:value-type="float" office:value="1633">
            <text:p>1633</text:p>
          </table:table-cell>
          <table:table-cell/>
          <table:table-cell office:value-type="float" office:value="9000">
            <text:p>9000</text:p>
          </table:table-cell>
          <table:table-cell office:value-type="float" office:value="1007">
            <text:p>1007</text:p>
          </table:table-cell>
          <table:table-cell office:value-type="float" office:value="1034">
            <text:p>1034</text:p>
          </table:table-cell>
          <table:table-cell office:value-type="float" office:value="1114">
            <text:p>1114</text:p>
          </table:table-cell>
          <table:table-cell office:value-type="float" office:value="1144">
            <text:p>1144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573">
            <text:p>1573</text:p>
          </table:table-cell>
          <table:table-cell office:value-type="float" office:value="1587">
            <text:p>1587</text:p>
          </table:table-cell>
          <table:table-cell office:value-type="float" office:value="1721">
            <text:p>1721</text:p>
          </table:table-cell>
          <table:table-cell office:value-type="float" office:value="1789">
            <text:p>1789</text:p>
          </table:table-cell>
          <table:table-cell/>
          <table:table-cell office:value-type="float" office:value="9500">
            <text:p>9500</text:p>
          </table:table-cell>
          <table:table-cell office:value-type="float" office:value="1578">
            <text:p>1578</text:p>
          </table:table-cell>
          <table:table-cell office:value-type="float" office:value="1594">
            <text:p>1594</text:p>
          </table:table-cell>
          <table:table-cell office:value-type="float" office:value="1732">
            <text:p>1732</text:p>
          </table:table-cell>
          <table:table-cell office:value-type="float" office:value="1779">
            <text:p>1779</text:p>
          </table:table-cell>
          <table:table-cell/>
          <table:table-cell office:value-type="float" office:value="9500">
            <text:p>9500</text:p>
          </table:table-cell>
          <table:table-cell office:value-type="float" office:value="1120">
            <text:p>1120</text:p>
          </table:table-cell>
          <table:table-cell office:value-type="float" office:value="1143">
            <text:p>1143</text:p>
          </table:table-cell>
          <table:table-cell office:value-type="float" office:value="1239">
            <text:p>1239</text:p>
          </table:table-cell>
          <table:table-cell office:value-type="float" office:value="1274">
            <text:p>1274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783">
            <text:p>1783</text:p>
          </table:table-cell>
          <table:table-cell office:value-type="float" office:value="1797">
            <text:p>1797</text:p>
          </table:table-cell>
          <table:table-cell office:value-type="float" office:value="1911">
            <text:p>1911</text:p>
          </table:table-cell>
          <table:table-cell office:value-type="float" office:value="1966">
            <text:p>1966</text:p>
          </table:table-cell>
          <table:table-cell/>
          <table:table-cell office:value-type="float" office:value="10000">
            <text:p>10000</text:p>
          </table:table-cell>
          <table:table-cell office:value-type="float" office:value="1748">
            <text:p>1748</text:p>
          </table:table-cell>
          <table:table-cell office:value-type="float" office:value="1769">
            <text:p>1769</text:p>
          </table:table-cell>
          <table:table-cell office:value-type="float" office:value="1932">
            <text:p>1932</text:p>
          </table:table-cell>
          <table:table-cell office:value-type="float" office:value="1991">
            <text:p>1991</text:p>
          </table:table-cell>
          <table:table-cell/>
          <table:table-cell office:value-type="float" office:value="10000">
            <text:p>10000</text:p>
          </table:table-cell>
          <table:table-cell office:value-type="float" office:value="1267">
            <text:p>1267</text:p>
          </table:table-cell>
          <table:table-cell office:value-type="float" office:value="1765">
            <text:p>1765</text:p>
          </table:table-cell>
          <table:table-cell office:value-type="float" office:value="1903">
            <text:p>1903</text:p>
          </table:table-cell>
          <table:table-cell office:value-type="float" office:value="2069">
            <text:p>206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AIS</text:p>
          </table:table-cell>
          <table:table-cell office:value-type="string">
            <text:p>ST1</text:p>
          </table:table-cell>
          <table:table-cell office:value-type="string">
            <text:p>ST2</text:p>
          </table:table-cell>
          <table:table-cell office:value-type="string">
            <text:p>ST3</text:p>
          </table:table-cell>
          <table:table-cell table:number-columns-repeated="12"/>
        </table:table-row>
        <table:table-row table:style-name="ro1">
          <table:table-cell office:value-type="float" office:value="500">
            <text:p>500</text:p>
          </table:table-cell>
          <table:table-cell table:formula="of:=([.B2]+[.H2]+[.N2])/3" office:value-type="float" office:value="8.33333333333333">
            <text:p>8,3333333333</text:p>
          </table:table-cell>
          <table:table-cell table:formula="of:=([.C2]+[.I2]+[.O2])/3" office:value-type="float" office:value="12">
            <text:p>12</text:p>
          </table:table-cell>
          <table:table-cell table:formula="of:=([.D2]+[.J2]+[.P2])/3" office:value-type="float" office:value="9">
            <text:p>9</text:p>
          </table:table-cell>
          <table:table-cell table:formula="of:=([.E2]+[.K2]+[.Q2])/3" office:value-type="float" office:value="12">
            <text:p>12</text:p>
          </table:table-cell>
          <table:table-cell table:number-columns-repeated="12"/>
        </table:table-row>
        <table:table-row table:style-name="ro1">
          <table:table-cell office:value-type="float" office:value="1000">
            <text:p>1000</text:p>
          </table:table-cell>
          <table:table-cell table:formula="of:=([.B3]+[.H3]+[.N3])/3" office:value-type="float" office:value="20.3333333333333">
            <text:p>20,3333333333</text:p>
          </table:table-cell>
          <table:table-cell table:formula="of:=([.C3]+[.I3]+[.O3])/3" office:value-type="float" office:value="21.6666666666667">
            <text:p>21,6666666667</text:p>
          </table:table-cell>
          <table:table-cell table:formula="of:=([.D3]+[.J3]+[.P3])/3" office:value-type="float" office:value="20.3333333333333">
            <text:p>20,3333333333</text:p>
          </table:table-cell>
          <table:table-cell table:formula="of:=([.E3]+[.K3]+[.Q3])/3" office:value-type="float" office:value="21.6666666666667">
            <text:p>21,6666666667</text:p>
          </table:table-cell>
          <table:table-cell table:number-columns-repeated="12"/>
        </table:table-row>
        <table:table-row table:style-name="ro1">
          <table:table-cell office:value-type="float" office:value="1500">
            <text:p>1500</text:p>
          </table:table-cell>
          <table:table-cell table:formula="of:=([.B4]+[.H4]+[.N4])/3" office:value-type="float" office:value="40.6666666666667">
            <text:p>40,6666666667</text:p>
          </table:table-cell>
          <table:table-cell table:formula="of:=([.C4]+[.I4]+[.O4])/3" office:value-type="float" office:value="41.3333333333333">
            <text:p>41,3333333333</text:p>
          </table:table-cell>
          <table:table-cell table:formula="of:=([.D4]+[.J4]+[.P4])/3" office:value-type="float" office:value="44.6666666666667">
            <text:p>44,6666666667</text:p>
          </table:table-cell>
          <table:table-cell table:formula="of:=([.E4]+[.K4]+[.Q4])/3" office:value-type="float" office:value="49">
            <text:p>49</text:p>
          </table:table-cell>
          <table:table-cell table:number-columns-repeated="12"/>
        </table:table-row>
        <table:table-row table:style-name="ro1">
          <table:table-cell office:value-type="float" office:value="2000">
            <text:p>2000</text:p>
          </table:table-cell>
          <table:table-cell table:formula="of:=([.B5]+[.H5]+[.N5])/3" office:value-type="float" office:value="75">
            <text:p>75</text:p>
          </table:table-cell>
          <table:table-cell table:formula="of:=([.C5]+[.I5]+[.O5])/3" office:value-type="float" office:value="76.3333333333333">
            <text:p>76,3333333333</text:p>
          </table:table-cell>
          <table:table-cell table:formula="of:=([.D5]+[.J5]+[.P5])/3" office:value-type="float" office:value="79">
            <text:p>79</text:p>
          </table:table-cell>
          <table:table-cell table:formula="of:=([.E5]+[.K5]+[.Q5])/3" office:value-type="float" office:value="86.6666666666667">
            <text:p>86,6666666667</text:p>
          </table:table-cell>
          <table:table-cell table:number-columns-repeated="12"/>
        </table:table-row>
        <table:table-row table:style-name="ro1">
          <table:table-cell office:value-type="float" office:value="2500">
            <text:p>2500</text:p>
          </table:table-cell>
          <table:table-cell table:formula="of:=([.B6]+[.H6]+[.N6])/3" office:value-type="float" office:value="110.333333333333">
            <text:p>110,3333333333</text:p>
          </table:table-cell>
          <table:table-cell table:formula="of:=([.C6]+[.I6]+[.O6])/3" office:value-type="float" office:value="112.666666666667">
            <text:p>112,6666666667</text:p>
          </table:table-cell>
          <table:table-cell table:formula="of:=([.D6]+[.J6]+[.P6])/3" office:value-type="float" office:value="116.333333333333">
            <text:p>116,3333333333</text:p>
          </table:table-cell>
          <table:table-cell table:formula="of:=([.E6]+[.K6]+[.Q6])/3" office:value-type="float" office:value="124.666666666667">
            <text:p>124,6666666667</text:p>
          </table:table-cell>
          <table:table-cell table:number-columns-repeated="12"/>
        </table:table-row>
        <table:table-row table:style-name="ro1">
          <table:table-cell office:value-type="float" office:value="3000">
            <text:p>3000</text:p>
          </table:table-cell>
          <table:table-cell table:formula="of:=([.B7]+[.H7]+[.N7])/3" office:value-type="float" office:value="151">
            <text:p>151</text:p>
          </table:table-cell>
          <table:table-cell table:formula="of:=([.C7]+[.I7]+[.O7])/3" office:value-type="float" office:value="153.333333333333">
            <text:p>153,3333333333</text:p>
          </table:table-cell>
          <table:table-cell table:formula="of:=([.D7]+[.J7]+[.P7])/3" office:value-type="float" office:value="165.333333333333">
            <text:p>165,3333333333</text:p>
          </table:table-cell>
          <table:table-cell table:formula="of:=([.E7]+[.K7]+[.Q7])/3" office:value-type="float" office:value="172.666666666667">
            <text:p>172,6666666667</text:p>
          </table:table-cell>
          <table:table-cell table:number-columns-repeated="12"/>
        </table:table-row>
        <table:table-row table:style-name="ro1">
          <table:table-cell office:value-type="float" office:value="3500">
            <text:p>3500</text:p>
          </table:table-cell>
          <table:table-cell table:formula="of:=([.B8]+[.H8]+[.N8])/3" office:value-type="float" office:value="202.666666666667">
            <text:p>202,6666666667</text:p>
          </table:table-cell>
          <table:table-cell table:formula="of:=([.C8]+[.I8]+[.O8])/3" office:value-type="float" office:value="210.666666666667">
            <text:p>210,6666666667</text:p>
          </table:table-cell>
          <table:table-cell table:formula="of:=([.D8]+[.J8]+[.P8])/3" office:value-type="float" office:value="215.666666666667">
            <text:p>215,6666666667</text:p>
          </table:table-cell>
          <table:table-cell table:formula="of:=([.E8]+[.K8]+[.Q8])/3" office:value-type="float" office:value="230.333333333333">
            <text:p>230,3333333333</text:p>
          </table:table-cell>
          <table:table-cell table:number-columns-repeated="12"/>
        </table:table-row>
        <table:table-row table:style-name="ro1">
          <table:table-cell office:value-type="float" office:value="4000">
            <text:p>4000</text:p>
          </table:table-cell>
          <table:table-cell table:formula="of:=([.B9]+[.H9]+[.N9])/3" office:value-type="float" office:value="259.666666666667">
            <text:p>259,6666666667</text:p>
          </table:table-cell>
          <table:table-cell table:formula="of:=([.C9]+[.I9]+[.O9])/3" office:value-type="float" office:value="301">
            <text:p>301</text:p>
          </table:table-cell>
          <table:table-cell table:formula="of:=([.D9]+[.J9]+[.P9])/3" office:value-type="float" office:value="320.666666666667">
            <text:p>320,6666666667</text:p>
          </table:table-cell>
          <table:table-cell table:formula="of:=([.E9]+[.K9]+[.Q9])/3" office:value-type="float" office:value="331.333333333333">
            <text:p>331,3333333333</text:p>
          </table:table-cell>
          <table:table-cell table:number-columns-repeated="12"/>
        </table:table-row>
        <table:table-row table:style-name="ro1">
          <table:table-cell office:value-type="float" office:value="4500">
            <text:p>4500</text:p>
          </table:table-cell>
          <table:table-cell table:formula="of:=([.B10]+[.H10]+[.N10])/3" office:value-type="float" office:value="369.333333333333">
            <text:p>369,3333333333</text:p>
          </table:table-cell>
          <table:table-cell table:formula="of:=([.C10]+[.I10]+[.O10])/3" office:value-type="float" office:value="368.333333333333">
            <text:p>368,3333333333</text:p>
          </table:table-cell>
          <table:table-cell table:formula="of:=([.D10]+[.J10]+[.P10])/3" office:value-type="float" office:value="391">
            <text:p>391</text:p>
          </table:table-cell>
          <table:table-cell table:formula="of:=([.E10]+[.K10]+[.Q10])/3" office:value-type="float" office:value="437">
            <text:p>437</text:p>
          </table:table-cell>
          <table:table-cell table:number-columns-repeated="12"/>
        </table:table-row>
        <table:table-row table:style-name="ro1">
          <table:table-cell office:value-type="float" office:value="5000">
            <text:p>5000</text:p>
          </table:table-cell>
          <table:table-cell table:formula="of:=([.B11]+[.H11]+[.N11])/3" office:value-type="float" office:value="459.333333333333">
            <text:p>459,3333333333</text:p>
          </table:table-cell>
          <table:table-cell table:formula="of:=([.C11]+[.I11]+[.O11])/3" office:value-type="float" office:value="453">
            <text:p>453</text:p>
          </table:table-cell>
          <table:table-cell table:formula="of:=([.D11]+[.J11]+[.P11])/3" office:value-type="float" office:value="483.333333333333">
            <text:p>483,3333333333</text:p>
          </table:table-cell>
          <table:table-cell table:formula="of:=([.E11]+[.K11]+[.Q11])/3" office:value-type="float" office:value="500">
            <text:p>500</text:p>
          </table:table-cell>
          <table:table-cell table:number-columns-repeated="12"/>
        </table:table-row>
        <table:table-row table:style-name="ro1">
          <table:table-cell office:value-type="float" office:value="5500">
            <text:p>5500</text:p>
          </table:table-cell>
          <table:table-cell table:formula="of:=([.B12]+[.H12]+[.N12])/3" office:value-type="float" office:value="514.666666666667">
            <text:p>514,6666666667</text:p>
          </table:table-cell>
          <table:table-cell table:formula="of:=([.C12]+[.I12]+[.O12])/3" office:value-type="float" office:value="523.333333333333">
            <text:p>523,3333333333</text:p>
          </table:table-cell>
          <table:table-cell table:formula="of:=([.D12]+[.J12]+[.P12])/3" office:value-type="float" office:value="551.666666666667">
            <text:p>551,6666666667</text:p>
          </table:table-cell>
          <table:table-cell table:formula="of:=([.E12]+[.K12]+[.Q12])/3" office:value-type="float" office:value="573.666666666667">
            <text:p>573,6666666667</text:p>
          </table:table-cell>
          <table:table-cell table:number-columns-repeated="12"/>
        </table:table-row>
        <table:table-row table:style-name="ro1">
          <table:table-cell office:value-type="float" office:value="6000">
            <text:p>6000</text:p>
          </table:table-cell>
          <table:table-cell table:formula="of:=([.B13]+[.H13]+[.N13])/3" office:value-type="float" office:value="592">
            <text:p>592</text:p>
          </table:table-cell>
          <table:table-cell table:formula="of:=([.C13]+[.I13]+[.O13])/3" office:value-type="float" office:value="596.333333333333">
            <text:p>596,3333333333</text:p>
          </table:table-cell>
          <table:table-cell table:formula="of:=([.D13]+[.J13]+[.P13])/3" office:value-type="float" office:value="637">
            <text:p>637</text:p>
          </table:table-cell>
          <table:table-cell table:formula="of:=([.E13]+[.K13]+[.Q13])/3" office:value-type="float" office:value="664.333333333333">
            <text:p>664,3333333333</text:p>
          </table:table-cell>
          <table:table-cell table:number-columns-repeated="12"/>
        </table:table-row>
        <table:table-row table:style-name="ro1">
          <table:table-cell office:value-type="float" office:value="6500">
            <text:p>6500</text:p>
          </table:table-cell>
          <table:table-cell table:formula="of:=([.B14]+[.H14]+[.N14])/3" office:value-type="float" office:value="682.666666666667">
            <text:p>682,6666666667</text:p>
          </table:table-cell>
          <table:table-cell table:formula="of:=([.C14]+[.I14]+[.O14])/3" office:value-type="float" office:value="684">
            <text:p>684</text:p>
          </table:table-cell>
          <table:table-cell table:formula="of:=([.D14]+[.J14]+[.P14])/3" office:value-type="float" office:value="740.333333333333">
            <text:p>740,3333333333</text:p>
          </table:table-cell>
          <table:table-cell table:formula="of:=([.E14]+[.K14]+[.Q14])/3" office:value-type="float" office:value="762.333333333333">
            <text:p>762,3333333333</text:p>
          </table:table-cell>
          <table:table-cell table:number-columns-repeated="12"/>
        </table:table-row>
        <table:table-row table:style-name="ro1">
          <table:table-cell office:value-type="float" office:value="7000">
            <text:p>7000</text:p>
          </table:table-cell>
          <table:table-cell table:formula="of:=([.B15]+[.H15]+[.N15])/3" office:value-type="float" office:value="794.333333333333">
            <text:p>794,3333333333</text:p>
          </table:table-cell>
          <table:table-cell table:formula="of:=([.C15]+[.I15]+[.O15])/3" office:value-type="float" office:value="731">
            <text:p>731</text:p>
          </table:table-cell>
          <table:table-cell table:formula="of:=([.D15]+[.J15]+[.P15])/3" office:value-type="float" office:value="785">
            <text:p>785</text:p>
          </table:table-cell>
          <table:table-cell table:formula="of:=([.E15]+[.K15]+[.Q15])/3" office:value-type="float" office:value="802.333333333333">
            <text:p>802,3333333333</text:p>
          </table:table-cell>
          <table:table-cell table:number-columns-repeated="12"/>
        </table:table-row>
        <table:table-row table:style-name="ro1">
          <table:table-cell office:value-type="float" office:value="7500">
            <text:p>7500</text:p>
          </table:table-cell>
          <table:table-cell table:formula="of:=([.B16]+[.H16]+[.N16])/3" office:value-type="float" office:value="811">
            <text:p>811</text:p>
          </table:table-cell>
          <table:table-cell table:formula="of:=([.C16]+[.I16]+[.O16])/3" office:value-type="float" office:value="748">
            <text:p>748</text:p>
          </table:table-cell>
          <table:table-cell table:formula="of:=([.D16]+[.J16]+[.P16])/3" office:value-type="float" office:value="817.333333333333">
            <text:p>817,3333333333</text:p>
          </table:table-cell>
          <table:table-cell table:formula="of:=([.E16]+[.K16]+[.Q16])/3" office:value-type="float" office:value="840.666666666667">
            <text:p>840,6666666667</text:p>
          </table:table-cell>
          <table:table-cell table:number-columns-repeated="12"/>
        </table:table-row>
        <table:table-row table:style-name="ro1">
          <table:table-cell office:value-type="float" office:value="8000">
            <text:p>8000</text:p>
          </table:table-cell>
          <table:table-cell table:formula="of:=([.B17]+[.H17]+[.N17])/3" office:value-type="float" office:value="846">
            <text:p>846</text:p>
          </table:table-cell>
          <table:table-cell table:formula="of:=([.C17]+[.I17]+[.O17])/3" office:value-type="float" office:value="833.666666666667">
            <text:p>833,6666666667</text:p>
          </table:table-cell>
          <table:table-cell table:formula="of:=([.D17]+[.J17]+[.P17])/3" office:value-type="float" office:value="900">
            <text:p>900</text:p>
          </table:table-cell>
          <table:table-cell table:formula="of:=([.E17]+[.K17]+[.Q17])/3" office:value-type="float" office:value="947.333333333333">
            <text:p>947,3333333333</text:p>
          </table:table-cell>
          <table:table-cell table:number-columns-repeated="12"/>
        </table:table-row>
        <table:table-row table:style-name="ro1">
          <table:table-cell office:value-type="float" office:value="8500">
            <text:p>8500</text:p>
          </table:table-cell>
          <table:table-cell table:formula="of:=([.B18]+[.H18]+[.N18])/3" office:value-type="float" office:value="1085">
            <text:p>1085</text:p>
          </table:table-cell>
          <table:table-cell table:formula="of:=([.C18]+[.I18]+[.O18])/3" office:value-type="float" office:value="1054.33333333333">
            <text:p>1054,3333333333</text:p>
          </table:table-cell>
          <table:table-cell table:formula="of:=([.D18]+[.J18]+[.P18])/3" office:value-type="float" office:value="1139.66666666667">
            <text:p>1139,6666666667</text:p>
          </table:table-cell>
          <table:table-cell table:formula="of:=([.E18]+[.K18]+[.Q18])/3" office:value-type="float" office:value="1192">
            <text:p>1192</text:p>
          </table:table-cell>
          <table:table-cell table:number-columns-repeated="12"/>
        </table:table-row>
        <table:table-row table:style-name="ro1">
          <table:table-cell office:value-type="float" office:value="9000">
            <text:p>9000</text:p>
          </table:table-cell>
          <table:table-cell table:formula="of:=([.B19]+[.H19]+[.N19])/3" office:value-type="float" office:value="1177.66666666667">
            <text:p>1177,6666666667</text:p>
          </table:table-cell>
          <table:table-cell table:formula="of:=([.C19]+[.I19]+[.O19])/3" office:value-type="float" office:value="1302.66666666667">
            <text:p>1302,6666666667</text:p>
          </table:table-cell>
          <table:table-cell table:formula="of:=([.D19]+[.J19]+[.P19])/3" office:value-type="float" office:value="1407.33333333333">
            <text:p>1407,3333333333</text:p>
          </table:table-cell>
          <table:table-cell table:formula="of:=([.E19]+[.K19]+[.Q19])/3" office:value-type="float" office:value="1456">
            <text:p>1456</text:p>
          </table:table-cell>
          <table:table-cell table:number-columns-repeated="12"/>
        </table:table-row>
        <table:table-row table:style-name="ro1">
          <table:table-cell office:value-type="float" office:value="9500">
            <text:p>9500</text:p>
          </table:table-cell>
          <table:table-cell table:formula="of:=([.B20]+[.H20]+[.N20])/3" office:value-type="float" office:value="1423.66666666667">
            <text:p>1423,6666666667</text:p>
          </table:table-cell>
          <table:table-cell table:formula="of:=([.C20]+[.I20]+[.O20])/3" office:value-type="float" office:value="1441.33333333333">
            <text:p>1441,3333333333</text:p>
          </table:table-cell>
          <table:table-cell table:formula="of:=([.D20]+[.J20]+[.P20])/3" office:value-type="float" office:value="1564">
            <text:p>1564</text:p>
          </table:table-cell>
          <table:table-cell table:formula="of:=([.E20]+[.K20]+[.Q20])/3" office:value-type="float" office:value="1614">
            <text:p>1614</text:p>
          </table:table-cell>
          <table:table-cell table:number-columns-repeated="12"/>
        </table:table-row>
        <table:table-row table:style-name="ro1">
          <table:table-cell office:value-type="float" office:value="10000">
            <text:p>10000</text:p>
          </table:table-cell>
          <table:table-cell table:formula="of:=([.B21]+[.H21]+[.N21])/3" office:value-type="float" office:value="1599.33333333333">
            <text:p>1599,3333333333</text:p>
          </table:table-cell>
          <table:table-cell table:formula="of:=([.C21]+[.I21]+[.O21])/3" office:value-type="float" office:value="1777">
            <text:p>1777</text:p>
          </table:table-cell>
          <table:table-cell table:formula="of:=([.D21]+[.J21]+[.P21])/3" office:value-type="float" office:value="1915.33333333333">
            <text:p>1915,3333333333</text:p>
          </table:table-cell>
          <table:table-cell table:formula="of:=([.E21]+[.K21]+[.Q21])/3" office:value-type="float" office:value="2008.66666666667">
            <text:p>2008,666666666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B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6T00:08:09.95</meta:creation-date>
    <dc:date>2012-11-26T01:56:24.14</dc:date>
    <meta:editing-duration>PT1H1M50S</meta:editing-duration>
    <meta:editing-cycles>3</meta:editing-cycles>
    <meta:generator>LibreOffice/3.5$Windows_x86 LibreOffice_project/7e68ba2-a744ebf-1f241b7-c506db1-7d53735</meta:generator>
    <meta:document-statistic meta:table-count="8" meta:cell-count="307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4cm" svg:height="8.981cm" xlink:href=".." xlink:type="simple" chart:class="chart:scatter" chart:style-name="ch1">
        <chart:title svg:x="6.707cm" svg:y="0.315cm" chart:style-name="ch2">
          <text:p>Construction</text:p>
        </chart:title>
        <chart:subtitle svg:x="6.878cm" svg:y="1.273cm" chart:style-name="ch3">
          <text:p>groot alfabet</text:p>
        </chart:subtitle>
        <chart:legend chart:legend-position="end" svg:x="14.061cm" svg:y="3.654cm" style:legend-expansion="high" chart:style-name="ch4"/>
        <chart:plot-area chart:style-name="ch5" table:cell-range-address="'Construction groot alfabet'.K2:'Construction groot alfabet'.K21 'Construction groot alfabet'.B1:'Construction groot alfabet'.D1 'Construction groot alfabet'.P2:'Construction groot alfabet'.R21" chart:data-source-has-labels="row" svg:x="1.358cm" svg:y="2.314cm" svg:width="12.063cm" svg:height="5.48cm">
          <chartooo:coordinate-region svg:x="2.35cm" svg:y="2.526cm" svg:width="10.606cm" svg:height="4.595cm"/>
          <chart:axis chart:dimension="x" chart:name="primary-x" chart:style-name="ch6">
            <chart:title svg:x="6.353cm" svg:y="7.974cm" chart:style-name="ch7">
              <text:p>Aantal Nodes</text:p>
            </chart:title>
          </chart:axis>
          <chart:axis chart:dimension="y" chart:name="primary-y" chart:style-name="ch6">
            <chart:title svg:x="0.451cm" svg:y="5.759cm" chart:style-name="ch8">
              <text:p>Tijd (ms)</text:p>
            </chart:title>
            <chart:grid chart:style-name="ch9" chart:class="major"/>
          </chart:axis>
          <chart:series chart:style-name="ch10" chart:values-cell-range-address="'Construction groot alfabet'.P2:'Construction groot alfabet'.P21" chart:label-cell-address="'Construction groot alfabet'.B1:'Construction groot alfabet'.B1" chart:class="chart:scatter">
            <chart:domain table:cell-range-address="'Construction groot alfabet'.K2:'Construction groot alfabet'.K21"/>
            <chart:data-point chart:repeated="20"/>
          </chart:series>
          <chart:series chart:style-name="ch11" chart:values-cell-range-address="'Construction groot alfabet'.Q2:'Construction groot alfabet'.Q21" chart:label-cell-address="'Construction groot alfabet'.C1:'Construction groot alfabet'.C1" chart:class="chart:scatter">
            <chart:data-point chart:repeated="20"/>
          </chart:series>
          <chart:series chart:style-name="ch12" chart:values-cell-range-address="'Construction groot alfabet'.R2:'Construction groot alfabet'.R21" chart:label-cell-address="'Construction groot alfabet'.D1:'Construction groot alfabet'.D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ST1</text:p>
                <draw:g>
                  <svg:desc>'Construction groot alfabet'.B1:'Construction groot alfabet'.B1</svg:desc>
                </draw:g>
              </table:table-cell>
              <table:table-cell office:value-type="string">
                <text:p>ST2</text:p>
                <draw:g>
                  <svg:desc>'Construction groot alfabet'.C1:'Construction groot alfabet'.C1</svg:desc>
                </draw:g>
              </table:table-cell>
              <table:table-cell office:value-type="string">
                <text:p>ST3</text:p>
                <draw:g>
                  <svg:desc>'Construction groot alfabet'.D1:'Construction groot alfabet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Construction groot alfabet'.K2:'Construction groot alfabet'.K21</svg:desc>
                </draw:g>
              </table:table-cell>
              <table:table-cell office:value-type="float" office:value="25.6666666666667">
                <text:p>25.6666666666667</text:p>
                <draw:g>
                  <svg:desc>'Construction groot alfabet'.P2:'Construction groot alfabet'.P21</svg:desc>
                </draw:g>
              </table:table-cell>
              <table:table-cell office:value-type="float" office:value="10.3333333333333">
                <text:p>10.3333333333333</text:p>
                <draw:g>
                  <svg:desc>'Construction groot alfabet'.Q2:'Construction groot alfabet'.Q21</svg:desc>
                </draw:g>
              </table:table-cell>
              <table:table-cell office:value-type="float" office:value="5.33333333333333">
                <text:p>5.33333333333333</text:p>
                <draw:g>
                  <svg:desc>'Construction groot alfabet'.R2:'Construction groot alfabet'.R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26.3333333333333">
                <text:p>26.3333333333333</text:p>
              </table:table-cell>
              <table:table-cell office:value-type="float" office:value="15.3333333333333">
                <text:p>15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04.333333333333">
                <text:p>104.333333333333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6666666666667">
                <text:p>62.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24">
                <text:p>224</text:p>
              </table:table-cell>
              <table:table-cell office:value-type="float" office:value="114.333333333333">
                <text:p>114.333333333333</text:p>
              </table:table-cell>
              <table:table-cell office:value-type="float" office:value="119.666666666667">
                <text:p>119.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312">
                <text:p>312</text:p>
              </table:table-cell>
              <table:table-cell office:value-type="float" office:value="182.333333333333">
                <text:p>182.333333333333</text:p>
              </table:table-cell>
              <table:table-cell office:value-type="float" office:value="176.666666666667">
                <text:p>176.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405.666666666667">
                <text:p>405.666666666667</text:p>
              </table:table-cell>
              <table:table-cell office:value-type="float" office:value="244.666666666667">
                <text:p>244.66666666666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551">
                <text:p>551</text:p>
              </table:table-cell>
              <table:table-cell office:value-type="float" office:value="358.666666666667">
                <text:p>358.666666666667</text:p>
              </table:table-cell>
              <table:table-cell office:value-type="float" office:value="358.666666666667">
                <text:p>358.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780">
                <text:p>780</text:p>
              </table:table-cell>
              <table:table-cell office:value-type="float" office:value="488.333333333333">
                <text:p>488.333333333333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967.333333333333">
                <text:p>967.333333333333</text:p>
              </table:table-cell>
              <table:table-cell office:value-type="float" office:value="593">
                <text:p>593</text:p>
              </table:table-cell>
              <table:table-cell office:value-type="float" office:value="540.333333333333">
                <text:p>540.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1107.66666666667">
                <text:p>1107.66666666667</text:p>
              </table:table-cell>
              <table:table-cell office:value-type="float" office:value="748.666666666667">
                <text:p>748.666666666667</text:p>
              </table:table-cell>
              <table:table-cell office:value-type="float" office:value="764.333333333333">
                <text:p>764.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1528.66666666667">
                <text:p>1528.66666666667</text:p>
              </table:table-cell>
              <table:table-cell office:value-type="float" office:value="951.666666666667">
                <text:p>951.666666666667</text:p>
              </table:table-cell>
              <table:table-cell office:value-type="float" office:value="941.333333333333">
                <text:p>941.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1783.66666666667">
                <text:p>1783.66666666667</text:p>
              </table:table-cell>
              <table:table-cell office:value-type="float" office:value="1097">
                <text:p>1097</text:p>
              </table:table-cell>
              <table:table-cell office:value-type="float" office:value="1050.33333333333">
                <text:p>1050.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2038.33333333333">
                <text:p>2038.33333333333</text:p>
              </table:table-cell>
              <table:table-cell office:value-type="float" office:value="1191.33333333333">
                <text:p>1191.33333333333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2038.66666666667">
                <text:p>2038.66666666667</text:p>
              </table:table-cell>
              <table:table-cell office:value-type="float" office:value="1305">
                <text:p>1305</text:p>
              </table:table-cell>
              <table:table-cell office:value-type="float" office:value="1310.33333333333">
                <text:p>1310.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2621">
                <text:p>2621</text:p>
              </table:table-cell>
              <table:table-cell office:value-type="float" office:value="1638">
                <text:p>1638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2662">
                <text:p>2662</text:p>
              </table:table-cell>
              <table:table-cell office:value-type="float" office:value="1690.33333333333">
                <text:p>1690.33333333333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3333">
                <text:p>3333</text:p>
              </table:table-cell>
              <table:table-cell office:value-type="float" office:value="1913.66666666667">
                <text:p>1913.66666666667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3978">
                <text:p>3978</text:p>
              </table:table-cell>
              <table:table-cell office:value-type="float" office:value="2283">
                <text:p>2283</text:p>
              </table:table-cell>
              <table:table-cell office:value-type="float" office:value="2246.33333333333">
                <text:p>2246.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4451">
                <text:p>4451</text:p>
              </table:table-cell>
              <table:table-cell office:value-type="float" office:value="2792.33333333333">
                <text:p>2792.33333333333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4825.33333333333">
                <text:p>4825.33333333333</text:p>
              </table:table-cell>
              <table:table-cell office:value-type="float" office:value="3042">
                <text:p>3042</text:p>
              </table:table-cell>
              <table:table-cell office:value-type="float" office:value="2735">
                <text:p>2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e68ba2-a744ebf-1f241b7-c506db1-7d5373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4cm" svg:height="8.981cm" xlink:href=".." xlink:type="simple" chart:class="chart:scatter" chart:style-name="ch1">
        <chart:title svg:x="6.707cm" svg:y="0.315cm" chart:style-name="ch2">
          <text:p>Construction</text:p>
        </chart:title>
        <chart:subtitle svg:x="6.931cm" svg:y="1.273cm" chart:style-name="ch3">
          <text:p>klein alfabet</text:p>
        </chart:subtitle>
        <chart:legend chart:legend-position="end" svg:x="14.061cm" svg:y="3.654cm" style:legend-expansion="high" chart:style-name="ch4"/>
        <chart:plot-area chart:style-name="ch5" table:cell-range-address="'construction klein alfabet'.K2:'construction klein alfabet'.K21 'construction klein alfabet'.B1:'construction klein alfabet'.D1 'construction klein alfabet'.P2:'construction klein alfabet'.R21" chart:data-source-has-labels="row" svg:x="1.358cm" svg:y="2.314cm" svg:width="12.063cm" svg:height="5.48cm">
          <chartooo:coordinate-region svg:x="2.35cm" svg:y="2.526cm" svg:width="10.606cm" svg:height="4.595cm"/>
          <chart:axis chart:dimension="x" chart:name="primary-x" chart:style-name="ch6">
            <chart:title svg:x="6.353cm" svg:y="7.974cm" chart:style-name="ch7">
              <text:p>Aantal Nodes</text:p>
            </chart:title>
          </chart:axis>
          <chart:axis chart:dimension="y" chart:name="primary-y" chart:style-name="ch6">
            <chart:title svg:x="0.451cm" svg:y="5.759cm" chart:style-name="ch8">
              <text:p>Tijd (ms)</text:p>
            </chart:title>
            <chart:grid chart:style-name="ch9" chart:class="major"/>
          </chart:axis>
          <chart:series chart:style-name="ch10" chart:values-cell-range-address="'construction klein alfabet'.P2:'construction klein alfabet'.P21" chart:label-cell-address="'construction klein alfabet'.B1:'construction klein alfabet'.B1" chart:class="chart:scatter">
            <chart:domain table:cell-range-address="'construction klein alfabet'.K2:'construction klein alfabet'.K21"/>
            <chart:data-point chart:repeated="20"/>
          </chart:series>
          <chart:series chart:style-name="ch11" chart:values-cell-range-address="'construction klein alfabet'.Q2:'construction klein alfabet'.Q21" chart:label-cell-address="'construction klein alfabet'.C1:'construction klein alfabet'.C1" chart:class="chart:scatter">
            <chart:data-point chart:repeated="20"/>
          </chart:series>
          <chart:series chart:style-name="ch12" chart:values-cell-range-address="'construction klein alfabet'.R2:'construction klein alfabet'.R21" chart:label-cell-address="'construction klein alfabet'.D1:'construction klein alfabet'.D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ST1</text:p>
                <draw:g>
                  <svg:desc>'construction klein alfabet'.B1:'construction klein alfabet'.B1</svg:desc>
                </draw:g>
              </table:table-cell>
              <table:table-cell office:value-type="string">
                <text:p>ST2</text:p>
                <draw:g>
                  <svg:desc>'construction klein alfabet'.C1:'construction klein alfabet'.C1</svg:desc>
                </draw:g>
              </table:table-cell>
              <table:table-cell office:value-type="string">
                <text:p>ST3</text:p>
                <draw:g>
                  <svg:desc>'construction klein alfabet'.D1:'construction klein alfabet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construction klein alfabet'.K2:'construction klein alfabet'.K21</svg:desc>
                </draw:g>
              </table:table-cell>
              <table:table-cell office:value-type="float" office:value="26">
                <text:p>26</text:p>
                <draw:g>
                  <svg:desc>'construction klein alfabet'.P2:'construction klein alfabet'.P21</svg:desc>
                </draw:g>
              </table:table-cell>
              <table:table-cell office:value-type="float" office:value="0">
                <text:p>0</text:p>
                <draw:g>
                  <svg:desc>'construction klein alfabet'.Q2:'construction klein alfabet'.Q21</svg:desc>
                </draw:g>
              </table:table-cell>
              <table:table-cell office:value-type="float" office:value="5.33333333333333">
                <text:p>5.33333333333333</text:p>
                <draw:g>
                  <svg:desc>'construction klein alfabet'.R2:'construction klein alfabet'.R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10.3333333333333">
                <text:p>10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73">
                <text:p>73</text:p>
              </table:table-cell>
              <table:table-cell office:value-type="float" office:value="26.3333333333333">
                <text:p>26.3333333333333</text:p>
              </table:table-cell>
              <table:table-cell office:value-type="float" office:value="20.6666666666667">
                <text:p>20.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41.3333333333333">
                <text:p>41.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182">
                <text:p>182</text:p>
              </table:table-cell>
              <table:table-cell office:value-type="float" office:value="62.3333333333333">
                <text:p>62.3333333333333</text:p>
              </table:table-cell>
              <table:table-cell office:value-type="float" office:value="57.6666666666667">
                <text:p>57.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249.333333333333">
                <text:p>249.333333333333</text:p>
              </table:table-cell>
              <table:table-cell office:value-type="float" office:value="88">
                <text:p>88</text:p>
              </table:table-cell>
              <table:table-cell office:value-type="float" office:value="88.3333333333333">
                <text:p>88.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333">
                <text:p>333</text:p>
              </table:table-cell>
              <table:table-cell office:value-type="float" office:value="119.333333333333">
                <text:p>119.333333333333</text:p>
              </table:table-cell>
              <table:table-cell office:value-type="float" office:value="119.333333333333">
                <text:p>119.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437">
                <text:p>437</text:p>
              </table:table-cell>
              <table:table-cell office:value-type="float" office:value="161">
                <text:p>161</text:p>
              </table:table-cell>
              <table:table-cell office:value-type="float" office:value="161.333333333333">
                <text:p>161.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577">
                <text:p>577</text:p>
              </table:table-cell>
              <table:table-cell office:value-type="float" office:value="197.666666666667">
                <text:p>197.66666666666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660.666666666667">
                <text:p>660.666666666667</text:p>
              </table:table-cell>
              <table:table-cell office:value-type="float" office:value="249.333333333333">
                <text:p>249.333333333333</text:p>
              </table:table-cell>
              <table:table-cell office:value-type="float" office:value="239.333333333333">
                <text:p>239.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811.333333333333">
                <text:p>811.333333333333</text:p>
              </table:table-cell>
              <table:table-cell office:value-type="float" office:value="280.666666666667">
                <text:p>280.666666666667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931">
                <text:p>931</text:p>
              </table:table-cell>
              <table:table-cell office:value-type="float" office:value="353.333333333333">
                <text:p>353.333333333333</text:p>
              </table:table-cell>
              <table:table-cell office:value-type="float" office:value="353.333333333333">
                <text:p>353.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1149.33333333333">
                <text:p>1149.33333333333</text:p>
              </table:table-cell>
              <table:table-cell office:value-type="float" office:value="410.666666666667">
                <text:p>410.666666666667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1305.66666666667">
                <text:p>1305.66666666667</text:p>
              </table:table-cell>
              <table:table-cell office:value-type="float" office:value="457.666666666667">
                <text:p>457.666666666667</text:p>
              </table:table-cell>
              <table:table-cell office:value-type="float" office:value="431.333333333333">
                <text:p>431.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1409.33333333333">
                <text:p>1409.33333333333</text:p>
              </table:table-cell>
              <table:table-cell office:value-type="float" office:value="546">
                <text:p>546</text:p>
              </table:table-cell>
              <table:table-cell office:value-type="float" office:value="504.333333333333">
                <text:p>504.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1549.66666666667">
                <text:p>1549.66666666667</text:p>
              </table:table-cell>
              <table:table-cell office:value-type="float" office:value="624">
                <text:p>624</text:p>
              </table:table-cell>
              <table:table-cell office:value-type="float" office:value="577.333333333333">
                <text:p>577.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1768">
                <text:p>1768</text:p>
              </table:table-cell>
              <table:table-cell office:value-type="float" office:value="676">
                <text:p>676</text:p>
              </table:table-cell>
              <table:table-cell office:value-type="float" office:value="634.333333333333">
                <text:p>634.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1976">
                <text:p>1976</text:p>
              </table:table-cell>
              <table:table-cell office:value-type="float" office:value="738.333333333333">
                <text:p>738.333333333333</text:p>
              </table:table-cell>
              <table:table-cell office:value-type="float" office:value="707.666666666667">
                <text:p>707.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2085.33333333333">
                <text:p>2085.33333333333</text:p>
              </table:table-cell>
              <table:table-cell office:value-type="float" office:value="821.666666666667">
                <text:p>821.666666666667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2397">
                <text:p>2397</text:p>
              </table:table-cell>
              <table:table-cell office:value-type="float" office:value="827.333333333333">
                <text:p>827.333333333333</text:p>
              </table:table-cell>
              <table:table-cell office:value-type="float" office:value="863.333333333333">
                <text:p>863.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e68ba2-a744ebf-1f241b7-c506db1-7d5373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4cm" svg:height="8.981cm" xlink:href=".." xlink:type="simple" chart:class="chart:scatter" chart:style-name="ch1">
        <chart:title svg:x="7.276cm" svg:y="0.315cm" chart:style-name="ch2">
          <text:p>Locate</text:p>
        </chart:title>
        <chart:subtitle svg:x="6.931cm" svg:y="1.273cm" chart:style-name="ch3">
          <text:p>klein alfabet</text:p>
        </chart:subtitle>
        <chart:legend chart:legend-position="end" svg:x="14.061cm" svg:y="3.392cm" style:legend-expansion="high" chart:style-name="ch4"/>
        <chart:plot-area chart:style-name="ch5" table:cell-range-address="'Locate klein alfabet'.A24:'Locate klein alfabet'.E43 'Locate klein alfabet'.B23:'Locate klein alfabet'.E23" chart:data-source-has-labels="row" svg:x="1.358cm" svg:y="2.314cm" svg:width="12.063cm" svg:height="5.48cm">
          <chartooo:coordinate-region svg:x="2.35cm" svg:y="2.526cm" svg:width="10.606cm" svg:height="4.595cm"/>
          <chart:axis chart:dimension="x" chart:name="primary-x" chart:style-name="ch6">
            <chart:title svg:x="6.353cm" svg:y="7.974cm" chart:style-name="ch7">
              <text:p>Aantal Nodes</text:p>
            </chart:title>
          </chart:axis>
          <chart:axis chart:dimension="y" chart:name="primary-y" chart:style-name="ch6">
            <chart:title svg:x="0.451cm" svg:y="5.759cm" chart:style-name="ch8">
              <text:p>Tijd (ms)</text:p>
            </chart:title>
            <chart:grid chart:style-name="ch9" chart:class="major"/>
          </chart:axis>
          <chart:series chart:style-name="ch10" chart:values-cell-range-address="'Locate klein alfabet'.B24:'Locate klein alfabet'.B43" chart:label-cell-address="'Locate klein alfabet'.B23:'Locate klein alfabet'.B23" chart:class="chart:scatter">
            <chart:domain table:cell-range-address="'Locate klein alfabet'.A24:'Locate klein alfabet'.A43"/>
            <chart:data-point chart:repeated="20"/>
          </chart:series>
          <chart:series chart:style-name="ch11" chart:values-cell-range-address="'Locate klein alfabet'.C24:'Locate klein alfabet'.C43" chart:label-cell-address="'Locate klein alfabet'.C23:'Locate klein alfabet'.C23" chart:class="chart:scatter">
            <chart:data-point chart:repeated="20"/>
          </chart:series>
          <chart:series chart:style-name="ch12" chart:values-cell-range-address="'Locate klein alfabet'.D24:'Locate klein alfabet'.D43" chart:label-cell-address="'Locate klein alfabet'.D23:'Locate klein alfabet'.D23" chart:class="chart:scatter">
            <chart:data-point chart:repeated="20"/>
          </chart:series>
          <chart:series chart:style-name="ch13" chart:values-cell-range-address="'Locate klein alfabet'.E24:'Locate klein alfabet'.E43" chart:label-cell-address="'Locate klein alfabet'.E23:'Locate klein alfabet'.E23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IS</text:p>
                <draw:g>
                  <svg:desc>'Locate klein alfabet'.B23:'Locate klein alfabet'.B23</svg:desc>
                </draw:g>
              </table:table-cell>
              <table:table-cell office:value-type="string">
                <text:p>ST1</text:p>
                <draw:g>
                  <svg:desc>'Locate klein alfabet'.C23:'Locate klein alfabet'.C23</svg:desc>
                </draw:g>
              </table:table-cell>
              <table:table-cell office:value-type="string">
                <text:p>ST2</text:p>
                <draw:g>
                  <svg:desc>'Locate klein alfabet'.D23:'Locate klein alfabet'.D23</svg:desc>
                </draw:g>
              </table:table-cell>
              <table:table-cell office:value-type="string">
                <text:p>ST3</text:p>
                <draw:g>
                  <svg:desc>'Locate klein alfabet'.E23:'Locate klein alfabet'.E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Locate klein alfabet'.A24:'Locate klein alfabet'.A43</svg:desc>
                </draw:g>
              </table:table-cell>
              <table:table-cell office:value-type="float" office:value="21.6666666666667">
                <text:p>21.6666666666667</text:p>
                <draw:g>
                  <svg:desc>'Locate klein alfabet'.B24:'Locate klein alfabet'.B43</svg:desc>
                </draw:g>
              </table:table-cell>
              <table:table-cell office:value-type="float" office:value="13.3333333333333">
                <text:p>13.3333333333333</text:p>
                <draw:g>
                  <svg:desc>'Locate klein alfabet'.C24:'Locate klein alfabet'.C43</svg:desc>
                </draw:g>
              </table:table-cell>
              <table:table-cell office:value-type="float" office:value="9.66666666666667">
                <text:p>9.66666666666667</text:p>
                <draw:g>
                  <svg:desc>'Locate klein alfabet'.D24:'Locate klein alfabet'.D43</svg:desc>
                </draw:g>
              </table:table-cell>
              <table:table-cell office:value-type="float" office:value="12.6666666666667">
                <text:p>12.6666666666667</text:p>
                <draw:g>
                  <svg:desc>'Locate klein alfabet'.E24:'Locate klein alfabet'.E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5.3333333333333">
                <text:p>25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08.666666666667">
                <text:p>108.666666666667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4.3333333333333">
                <text:p>44.33333333333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88.666666666667">
                <text:p>188.666666666667</text:p>
              </table:table-cell>
              <table:table-cell office:value-type="float" office:value="75.6666666666667">
                <text:p>75.6666666666667</text:p>
              </table:table-cell>
              <table:table-cell office:value-type="float" office:value="80">
                <text:p>80</text:p>
              </table:table-cell>
              <table:table-cell office:value-type="float" office:value="88.3333333333333">
                <text:p>88.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304.666666666667">
                <text:p>304.666666666667</text:p>
              </table:table-cell>
              <table:table-cell office:value-type="float" office:value="122.666666666667">
                <text:p>122.666666666667</text:p>
              </table:table-cell>
              <table:table-cell office:value-type="float" office:value="123.333333333333">
                <text:p>123.333333333333</text:p>
              </table:table-cell>
              <table:table-cell office:value-type="float" office:value="134.666666666667">
                <text:p>134.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438.666666666667">
                <text:p>438.666666666667</text:p>
              </table:table-cell>
              <table:table-cell office:value-type="float" office:value="170.666666666667">
                <text:p>170.666666666667</text:p>
              </table:table-cell>
              <table:table-cell office:value-type="float" office:value="179">
                <text:p>179</text:p>
              </table:table-cell>
              <table:table-cell office:value-type="float" office:value="196.666666666667">
                <text:p>196.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593">
                <text:p>593</text:p>
              </table:table-cell>
              <table:table-cell office:value-type="float" office:value="225.333333333333">
                <text:p>225.333333333333</text:p>
              </table:table-cell>
              <table:table-cell office:value-type="float" office:value="234.333333333333">
                <text:p>234.33333333333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783.333333333333">
                <text:p>783.333333333333</text:p>
              </table:table-cell>
              <table:table-cell office:value-type="float" office:value="312.666666666667">
                <text:p>312.666666666667</text:p>
              </table:table-cell>
              <table:table-cell office:value-type="float" office:value="317.666666666667">
                <text:p>317.666666666667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951">
                <text:p>951</text:p>
              </table:table-cell>
              <table:table-cell office:value-type="float" office:value="378.666666666667">
                <text:p>378.666666666667</text:p>
              </table:table-cell>
              <table:table-cell office:value-type="float" office:value="386.666666666667">
                <text:p>386.666666666667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1180">
                <text:p>1180</text:p>
              </table:table-cell>
              <table:table-cell office:value-type="float" office:value="450.333333333333">
                <text:p>450.333333333333</text:p>
              </table:table-cell>
              <table:table-cell office:value-type="float" office:value="476">
                <text:p>476</text:p>
              </table:table-cell>
              <table:table-cell office:value-type="float" office:value="506.666666666667">
                <text:p>506.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1421.33333333333">
                <text:p>1421.33333333333</text:p>
              </table:table-cell>
              <table:table-cell office:value-type="float" office:value="528.333333333333">
                <text:p>528.333333333333</text:p>
              </table:table-cell>
              <table:table-cell office:value-type="float" office:value="540">
                <text:p>540</text:p>
              </table:table-cell>
              <table:table-cell office:value-type="float" office:value="560.333333333333">
                <text:p>560.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1532">
                <text:p>1532</text:p>
              </table:table-cell>
              <table:table-cell office:value-type="float" office:value="577.333333333333">
                <text:p>577.333333333333</text:p>
              </table:table-cell>
              <table:table-cell office:value-type="float" office:value="628">
                <text:p>628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1776">
                <text:p>1776</text:p>
              </table:table-cell>
              <table:table-cell office:value-type="float" office:value="651.666666666667">
                <text:p>651.666666666667</text:p>
              </table:table-cell>
              <table:table-cell office:value-type="float" office:value="687.666666666667">
                <text:p>687.666666666667</text:p>
              </table:table-cell>
              <table:table-cell office:value-type="float" office:value="723.666666666667">
                <text:p>723.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2032.66666666667">
                <text:p>2032.66666666667</text:p>
              </table:table-cell>
              <table:table-cell office:value-type="float" office:value="819">
                <text:p>819</text:p>
              </table:table-cell>
              <table:table-cell office:value-type="float" office:value="868">
                <text:p>868</text:p>
              </table:table-cell>
              <table:table-cell office:value-type="float" office:value="903.666666666667">
                <text:p>903.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2416.33333333333">
                <text:p>2416.33333333333</text:p>
              </table:table-cell>
              <table:table-cell office:value-type="float" office:value="839.666666666667">
                <text:p>839.666666666667</text:p>
              </table:table-cell>
              <table:table-cell office:value-type="float" office:value="893.333333333333">
                <text:p>893.333333333333</text:p>
              </table:table-cell>
              <table:table-cell office:value-type="float" office:value="944.666666666667">
                <text:p>944.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2503">
                <text:p>2503</text:p>
              </table:table-cell>
              <table:table-cell office:value-type="float" office:value="924">
                <text:p>924</text:p>
              </table:table-cell>
              <table:table-cell office:value-type="float" office:value="986.666666666667">
                <text:p>986.666666666667</text:p>
              </table:table-cell>
              <table:table-cell office:value-type="float" office:value="1022.66666666667">
                <text:p>1022.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2744.66666666667">
                <text:p>2744.66666666667</text:p>
              </table:table-cell>
              <table:table-cell office:value-type="float" office:value="1108.66666666667">
                <text:p>1108.66666666667</text:p>
              </table:table-cell>
              <table:table-cell office:value-type="float" office:value="1258">
                <text:p>1258</text:p>
              </table:table-cell>
              <table:table-cell office:value-type="float" office:value="1298.66666666667">
                <text:p>1298.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3434">
                <text:p>3434</text:p>
              </table:table-cell>
              <table:table-cell office:value-type="float" office:value="1246">
                <text:p>1246</text:p>
              </table:table-cell>
              <table:table-cell office:value-type="float" office:value="1342.33333333333">
                <text:p>1342.33333333333</text:p>
              </table:table-cell>
              <table:table-cell office:value-type="float" office:value="1389.66666666667">
                <text:p>1389.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3654">
                <text:p>3654</text:p>
              </table:table-cell>
              <table:table-cell office:value-type="float" office:value="1323.33333333333">
                <text:p>1323.33333333333</text:p>
              </table:table-cell>
              <table:table-cell office:value-type="float" office:value="1436.33333333333">
                <text:p>1436.33333333333</text:p>
              </table:table-cell>
              <table:table-cell office:value-type="float" office:value="1480.66666666667">
                <text:p>1480.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3778">
                <text:p>3778</text:p>
              </table:table-cell>
              <table:table-cell office:value-type="float" office:value="1272.33333333333">
                <text:p>1272.33333333333</text:p>
              </table:table-cell>
              <table:table-cell office:value-type="float" office:value="1370.66666666667">
                <text:p>1370.66666666667</text:p>
              </table:table-cell>
              <table:table-cell office:value-type="float" office:value="1443.33333333333">
                <text:p>1443.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e68ba2-a744ebf-1f241b7-c506db1-7d5373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4cm" svg:height="8.981cm" xlink:href=".." xlink:type="simple" chart:class="chart:scatter" chart:style-name="ch1">
        <chart:title svg:x="7.276cm" svg:y="0.315cm" chart:style-name="ch2">
          <text:p>Locate</text:p>
        </chart:title>
        <chart:subtitle svg:x="6.878cm" svg:y="1.273cm" chart:style-name="ch3">
          <text:p>groot alfabet</text:p>
        </chart:subtitle>
        <chart:legend chart:legend-position="end" svg:x="14.061cm" svg:y="3.392cm" style:legend-expansion="high" chart:style-name="ch4"/>
        <chart:plot-area chart:style-name="ch5" table:cell-range-address="'Locate groot alfabet'.A24:'Locate groot alfabet'.E43 'Locate groot alfabet'.B23:'Locate groot alfabet'.E23" chart:data-source-has-labels="row" svg:x="1.358cm" svg:y="2.314cm" svg:width="12.063cm" svg:height="5.48cm">
          <chartooo:coordinate-region svg:x="2.35cm" svg:y="2.526cm" svg:width="10.606cm" svg:height="4.595cm"/>
          <chart:axis chart:dimension="x" chart:name="primary-x" chart:style-name="ch6">
            <chart:title svg:x="6.353cm" svg:y="7.974cm" chart:style-name="ch7">
              <text:p>Aantal Nodes</text:p>
            </chart:title>
          </chart:axis>
          <chart:axis chart:dimension="y" chart:name="primary-y" chart:style-name="ch6">
            <chart:title svg:x="0.451cm" svg:y="5.759cm" chart:style-name="ch8">
              <text:p>Tijd (ms)</text:p>
            </chart:title>
            <chart:grid chart:style-name="ch9" chart:class="major"/>
          </chart:axis>
          <chart:series chart:style-name="ch10" chart:values-cell-range-address="'Locate groot alfabet'.B24:'Locate groot alfabet'.B43" chart:label-cell-address="'Locate groot alfabet'.B23:'Locate groot alfabet'.B23" chart:class="chart:scatter">
            <chart:domain table:cell-range-address="'Locate groot alfabet'.A24:'Locate groot alfabet'.A43"/>
            <chart:data-point chart:repeated="20"/>
          </chart:series>
          <chart:series chart:style-name="ch11" chart:values-cell-range-address="'Locate groot alfabet'.C24:'Locate groot alfabet'.C43" chart:label-cell-address="'Locate groot alfabet'.C23:'Locate groot alfabet'.C23" chart:class="chart:scatter">
            <chart:data-point chart:repeated="20"/>
          </chart:series>
          <chart:series chart:style-name="ch12" chart:values-cell-range-address="'Locate groot alfabet'.D24:'Locate groot alfabet'.D43" chart:label-cell-address="'Locate groot alfabet'.D23:'Locate groot alfabet'.D23" chart:class="chart:scatter">
            <chart:data-point chart:repeated="20"/>
          </chart:series>
          <chart:series chart:style-name="ch13" chart:values-cell-range-address="'Locate groot alfabet'.E24:'Locate groot alfabet'.E43" chart:label-cell-address="'Locate groot alfabet'.E23:'Locate groot alfabet'.E23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IS</text:p>
                <draw:g>
                  <svg:desc>'Locate groot alfabet'.B23:'Locate groot alfabet'.B23</svg:desc>
                </draw:g>
              </table:table-cell>
              <table:table-cell office:value-type="string">
                <text:p>ST1</text:p>
                <draw:g>
                  <svg:desc>'Locate groot alfabet'.C23:'Locate groot alfabet'.C23</svg:desc>
                </draw:g>
              </table:table-cell>
              <table:table-cell office:value-type="string">
                <text:p>ST2</text:p>
                <draw:g>
                  <svg:desc>'Locate groot alfabet'.D23:'Locate groot alfabet'.D23</svg:desc>
                </draw:g>
              </table:table-cell>
              <table:table-cell office:value-type="string">
                <text:p>ST3</text:p>
                <draw:g>
                  <svg:desc>'Locate groot alfabet'.E23:'Locate groot alfabet'.E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Locate groot alfabet'.A24:'Locate groot alfabet'.A43</svg:desc>
                </draw:g>
              </table:table-cell>
              <table:table-cell office:value-type="float" office:value="22.3333333333333">
                <text:p>22.3333333333333</text:p>
                <draw:g>
                  <svg:desc>'Locate groot alfabet'.B24:'Locate groot alfabet'.B43</svg:desc>
                </draw:g>
              </table:table-cell>
              <table:table-cell office:value-type="float" office:value="26.6666666666667">
                <text:p>26.6666666666667</text:p>
                <draw:g>
                  <svg:desc>'Locate groot alfabet'.C24:'Locate groot alfabet'.C43</svg:desc>
                </draw:g>
              </table:table-cell>
              <table:table-cell office:value-type="float" office:value="10">
                <text:p>10</text:p>
                <draw:g>
                  <svg:desc>'Locate groot alfabet'.D24:'Locate groot alfabet'.D43</svg:desc>
                </draw:g>
              </table:table-cell>
              <table:table-cell office:value-type="float" office:value="23.6666666666667">
                <text:p>23.6666666666667</text:p>
                <draw:g>
                  <svg:desc>'Locate groot alfabet'.E24:'Locate groot alfabet'.E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23.6666666666667">
                <text:p>23.6666666666667</text:p>
              </table:table-cell>
              <table:table-cell office:value-type="float" office:value="63.6666666666667">
                <text:p>63.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07">
                <text:p>107</text:p>
              </table:table-cell>
              <table:table-cell office:value-type="float" office:value="175.666666666667">
                <text:p>175.666666666667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152.666666666667">
                <text:p>152.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78">
                <text:p>178</text:p>
              </table:table-cell>
              <table:table-cell office:value-type="float" office:value="329.666666666667">
                <text:p>329.666666666667</text:p>
              </table:table-cell>
              <table:table-cell office:value-type="float" office:value="80.6666666666667">
                <text:p>80.6666666666667</text:p>
              </table:table-cell>
              <table:table-cell office:value-type="float" office:value="273.666666666667">
                <text:p>273.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285.666666666667">
                <text:p>285.666666666667</text:p>
              </table:table-cell>
              <table:table-cell office:value-type="float" office:value="516">
                <text:p>516</text:p>
              </table:table-cell>
              <table:table-cell office:value-type="float" office:value="110.333333333333">
                <text:p>110.333333333333</text:p>
              </table:table-cell>
              <table:table-cell office:value-type="float" office:value="399.333333333333">
                <text:p>399.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376">
                <text:p>376</text:p>
              </table:table-cell>
              <table:table-cell office:value-type="float" office:value="718.333333333333">
                <text:p>718.333333333333</text:p>
              </table:table-cell>
              <table:table-cell office:value-type="float" office:value="157.333333333333">
                <text:p>157.333333333333</text:p>
              </table:table-cell>
              <table:table-cell office:value-type="float" office:value="561.333333333333">
                <text:p>561.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503">
                <text:p>503</text:p>
              </table:table-cell>
              <table:table-cell office:value-type="float" office:value="970">
                <text:p>970</text:p>
              </table:table-cell>
              <table:table-cell office:value-type="float" office:value="206">
                <text:p>20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639.666666666667">
                <text:p>639.666666666667</text:p>
              </table:table-cell>
              <table:table-cell office:value-type="float" office:value="1215">
                <text:p>1215</text:p>
              </table:table-cell>
              <table:table-cell office:value-type="float" office:value="267">
                <text:p>267</text:p>
              </table:table-cell>
              <table:table-cell office:value-type="float" office:value="1050.33333333333">
                <text:p>1050.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886">
                <text:p>886</text:p>
              </table:table-cell>
              <table:table-cell office:value-type="float" office:value="1715.66666666667">
                <text:p>1715.66666666667</text:p>
              </table:table-cell>
              <table:table-cell office:value-type="float" office:value="347.333333333333">
                <text:p>347.333333333333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1007.66666666667">
                <text:p>1007.66666666667</text:p>
              </table:table-cell>
              <table:table-cell office:value-type="float" office:value="1892.66666666667">
                <text:p>1892.66666666667</text:p>
              </table:table-cell>
              <table:table-cell office:value-type="float" office:value="401">
                <text:p>401</text:p>
              </table:table-cell>
              <table:table-cell office:value-type="float" office:value="1407.33333333333">
                <text:p>1407.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1079">
                <text:p>1079</text:p>
              </table:table-cell>
              <table:table-cell office:value-type="float" office:value="2191.66666666667">
                <text:p>2191.66666666667</text:p>
              </table:table-cell>
              <table:table-cell office:value-type="float" office:value="439.333333333333">
                <text:p>439.333333333333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1273.66666666667">
                <text:p>1273.66666666667</text:p>
              </table:table-cell>
              <table:table-cell office:value-type="float" office:value="2636.33333333333">
                <text:p>2636.33333333333</text:p>
              </table:table-cell>
              <table:table-cell office:value-type="float" office:value="522.666666666667">
                <text:p>522.666666666667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1456.66666666667">
                <text:p>1456.66666666667</text:p>
              </table:table-cell>
              <table:table-cell office:value-type="float" office:value="3721">
                <text:p>3721</text:p>
              </table:table-cell>
              <table:table-cell office:value-type="float" office:value="777.333333333333">
                <text:p>777.333333333333</text:p>
              </table:table-cell>
              <table:table-cell office:value-type="float" office:value="2737.33333333333">
                <text:p>2737.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2168">
                <text:p>2168</text:p>
              </table:table-cell>
              <table:table-cell office:value-type="float" office:value="4228">
                <text:p>4228</text:p>
              </table:table-cell>
              <table:table-cell office:value-type="float" office:value="746">
                <text:p>746</text:p>
              </table:table-cell>
              <table:table-cell office:value-type="float" office:value="2554.33333333333">
                <text:p>2554.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1949.66666666667">
                <text:p>1949.66666666667</text:p>
              </table:table-cell>
              <table:table-cell office:value-type="float" office:value="4086">
                <text:p>4086</text:p>
              </table:table-cell>
              <table:table-cell office:value-type="float" office:value="683.666666666667">
                <text:p>683.666666666667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1814.33333333333">
                <text:p>1814.33333333333</text:p>
              </table:table-cell>
              <table:table-cell office:value-type="float" office:value="4254.66666666667">
                <text:p>4254.66666666667</text:p>
              </table:table-cell>
              <table:table-cell office:value-type="float" office:value="652.333333333333">
                <text:p>652.333333333333</text:p>
              </table:table-cell>
              <table:table-cell office:value-type="float" office:value="2223.33333333333">
                <text:p>2223.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1711">
                <text:p>1711</text:p>
              </table:table-cell>
              <table:table-cell office:value-type="float" office:value="4528.33333333333">
                <text:p>4528.33333333333</text:p>
              </table:table-cell>
              <table:table-cell office:value-type="float" office:value="667">
                <text:p>667</text:p>
              </table:table-cell>
              <table:table-cell office:value-type="float" office:value="2374.66666666667">
                <text:p>2374.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1812.66666666667">
                <text:p>1812.66666666667</text:p>
              </table:table-cell>
              <table:table-cell office:value-type="float" office:value="5819">
                <text:p>5819</text:p>
              </table:table-cell>
              <table:table-cell office:value-type="float" office:value="749.333333333333">
                <text:p>749.333333333333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2020.66666666667">
                <text:p>2020.66666666667</text:p>
              </table:table-cell>
              <table:table-cell office:value-type="float" office:value="6660.66666666667">
                <text:p>6660.66666666667</text:p>
              </table:table-cell>
              <table:table-cell office:value-type="float" office:value="832.333333333333">
                <text:p>832.333333333333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2240.66666666667">
                <text:p>2240.66666666667</text:p>
              </table:table-cell>
              <table:table-cell office:value-type="float" office:value="7847.66666666667">
                <text:p>7847.66666666667</text:p>
              </table:table-cell>
              <table:table-cell office:value-type="float" office:value="926.666666666667">
                <text:p>926.666666666667</text:p>
              </table:table-cell>
              <table:table-cell office:value-type="float" office:value="3287.66666666667">
                <text:p>3287.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e68ba2-a744ebf-1f241b7-c506db1-7d5373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4cm" svg:height="8.981cm" xlink:href=".." xlink:type="simple" chart:class="chart:scatter" chart:style-name="ch1">
        <chart:title svg:x="7.355cm" svg:y="0.315cm" chart:style-name="ch2">
          <text:p>Count</text:p>
        </chart:title>
        <chart:subtitle svg:x="6.878cm" svg:y="1.273cm" chart:style-name="ch3">
          <text:p>groot alfabet</text:p>
        </chart:subtitle>
        <chart:legend chart:legend-position="end" svg:x="14.061cm" svg:y="3.392cm" style:legend-expansion="high" chart:style-name="ch4"/>
        <chart:plot-area chart:style-name="ch5" table:cell-range-address="'Count groot alfabet'.A24:'Count groot alfabet'.E43 'Count groot alfabet'.B23:'Count groot alfabet'.E23" chart:data-source-has-labels="row" svg:x="1.358cm" svg:y="2.314cm" svg:width="12.063cm" svg:height="5.48cm">
          <chartooo:coordinate-region svg:x="2.35cm" svg:y="2.526cm" svg:width="10.606cm" svg:height="4.595cm"/>
          <chart:axis chart:dimension="x" chart:name="primary-x" chart:style-name="ch6">
            <chart:title svg:x="6.353cm" svg:y="7.974cm" chart:style-name="ch7">
              <text:p>Aantal Nodes</text:p>
            </chart:title>
          </chart:axis>
          <chart:axis chart:dimension="y" chart:name="primary-y" chart:style-name="ch6">
            <chart:title svg:x="0.451cm" svg:y="5.759cm" chart:style-name="ch8">
              <text:p>Tijd (ms)</text:p>
            </chart:title>
            <chart:grid chart:style-name="ch9" chart:class="major"/>
          </chart:axis>
          <chart:series chart:style-name="ch10" chart:values-cell-range-address="'Count groot alfabet'.B24:'Count groot alfabet'.B43" chart:label-cell-address="'Count groot alfabet'.B23:'Count groot alfabet'.B23" chart:class="chart:scatter">
            <chart:domain table:cell-range-address="'Count groot alfabet'.A24:'Count groot alfabet'.A43"/>
            <chart:data-point chart:repeated="20"/>
          </chart:series>
          <chart:series chart:style-name="ch11" chart:values-cell-range-address="'Count groot alfabet'.C24:'Count groot alfabet'.C43" chart:label-cell-address="'Count groot alfabet'.C23:'Count groot alfabet'.C23" chart:class="chart:scatter">
            <chart:data-point chart:repeated="20"/>
          </chart:series>
          <chart:series chart:style-name="ch12" chart:values-cell-range-address="'Count groot alfabet'.D24:'Count groot alfabet'.D43" chart:label-cell-address="'Count groot alfabet'.D23:'Count groot alfabet'.D23" chart:class="chart:scatter">
            <chart:data-point chart:repeated="20"/>
          </chart:series>
          <chart:series chart:style-name="ch13" chart:values-cell-range-address="'Count groot alfabet'.E24:'Count groot alfabet'.E43" chart:label-cell-address="'Count groot alfabet'.E23:'Count groot alfabet'.E23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IS</text:p>
                <draw:g>
                  <svg:desc>'Count groot alfabet'.B23:'Count groot alfabet'.B23</svg:desc>
                </draw:g>
              </table:table-cell>
              <table:table-cell office:value-type="string">
                <text:p>ST1</text:p>
                <draw:g>
                  <svg:desc>'Count groot alfabet'.C23:'Count groot alfabet'.C23</svg:desc>
                </draw:g>
              </table:table-cell>
              <table:table-cell office:value-type="string">
                <text:p>ST2</text:p>
                <draw:g>
                  <svg:desc>'Count groot alfabet'.D23:'Count groot alfabet'.D23</svg:desc>
                </draw:g>
              </table:table-cell>
              <table:table-cell office:value-type="string">
                <text:p>ST3</text:p>
                <draw:g>
                  <svg:desc>'Count groot alfabet'.E23:'Count groot alfabet'.E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Count groot alfabet'.A24:'Count groot alfabet'.A43</svg:desc>
                </draw:g>
              </table:table-cell>
              <table:table-cell office:value-type="float" office:value="18.3333333333333">
                <text:p>18.3333333333333</text:p>
                <draw:g>
                  <svg:desc>'Count groot alfabet'.B24:'Count groot alfabet'.B43</svg:desc>
                </draw:g>
              </table:table-cell>
              <table:table-cell office:value-type="float" office:value="23">
                <text:p>23</text:p>
                <draw:g>
                  <svg:desc>'Count groot alfabet'.C24:'Count groot alfabet'.C43</svg:desc>
                </draw:g>
              </table:table-cell>
              <table:table-cell office:value-type="float" office:value="9.33333333333333">
                <text:p>9.33333333333333</text:p>
                <draw:g>
                  <svg:desc>'Count groot alfabet'.D24:'Count groot alfabet'.D43</svg:desc>
                </draw:g>
              </table:table-cell>
              <table:table-cell office:value-type="float" office:value="19.6666666666667">
                <text:p>19.6666666666667</text:p>
                <draw:g>
                  <svg:desc>'Count groot alfabet'.E24:'Count groot alfabet'.E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53">
                <text:p>53</text:p>
              </table:table-cell>
              <table:table-cell office:value-type="float" office:value="64.3333333333333">
                <text:p>64.3333333333333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63.6666666666667">
                <text:p>63.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04.666666666667">
                <text:p>104.666666666667</text:p>
              </table:table-cell>
              <table:table-cell office:value-type="float" office:value="140.666666666667">
                <text:p>140.666666666667</text:p>
              </table:table-cell>
              <table:table-cell office:value-type="float" office:value="42.6666666666667">
                <text:p>42.666666666666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86">
                <text:p>186</text:p>
              </table:table-cell>
              <table:table-cell office:value-type="float" office:value="241">
                <text:p>241</text:p>
              </table:table-cell>
              <table:table-cell office:value-type="float" office:value="74.3333333333333">
                <text:p>74.333333333333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278.333333333333">
                <text:p>278.333333333333</text:p>
              </table:table-cell>
              <table:table-cell office:value-type="float" office:value="372.666666666667">
                <text:p>372.666666666667</text:p>
              </table:table-cell>
              <table:table-cell office:value-type="float" office:value="109">
                <text:p>109</text:p>
              </table:table-cell>
              <table:table-cell office:value-type="float" office:value="344.333333333333">
                <text:p>344.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368">
                <text:p>368</text:p>
              </table:table-cell>
              <table:table-cell office:value-type="float" office:value="507">
                <text:p>507</text:p>
              </table:table-cell>
              <table:table-cell office:value-type="float" office:value="142">
                <text:p>142</text:p>
              </table:table-cell>
              <table:table-cell office:value-type="float" office:value="455.333333333333">
                <text:p>455.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468">
                <text:p>468</text:p>
              </table:table-cell>
              <table:table-cell office:value-type="float" office:value="673.333333333333">
                <text:p>673.333333333333</text:p>
              </table:table-cell>
              <table:table-cell office:value-type="float" office:value="187.666666666667">
                <text:p>187.666666666667</text:p>
              </table:table-cell>
              <table:table-cell office:value-type="float" office:value="588.333333333333">
                <text:p>588.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566.666666666667">
                <text:p>566.666666666667</text:p>
              </table:table-cell>
              <table:table-cell office:value-type="float" office:value="776.666666666667">
                <text:p>776.666666666667</text:p>
              </table:table-cell>
              <table:table-cell office:value-type="float" office:value="228.333333333333">
                <text:p>228.333333333333</text:p>
              </table:table-cell>
              <table:table-cell office:value-type="float" office:value="725.666666666667">
                <text:p>725.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676.666666666667">
                <text:p>676.666666666667</text:p>
              </table:table-cell>
              <table:table-cell office:value-type="float" office:value="942">
                <text:p>942</text:p>
              </table:table-cell>
              <table:table-cell office:value-type="float" office:value="255.666666666667">
                <text:p>255.666666666667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731.333333333333">
                <text:p>731.333333333333</text:p>
              </table:table-cell>
              <table:table-cell office:value-type="float" office:value="1014.33333333333">
                <text:p>1014.33333333333</text:p>
              </table:table-cell>
              <table:table-cell office:value-type="float" office:value="285">
                <text:p>285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772">
                <text:p>772</text:p>
              </table:table-cell>
              <table:table-cell office:value-type="float" office:value="1125">
                <text:p>1125</text:p>
              </table:table-cell>
              <table:table-cell office:value-type="float" office:value="297.333333333333">
                <text:p>297.333333333333</text:p>
              </table:table-cell>
              <table:table-cell office:value-type="float" office:value="934.666666666667">
                <text:p>934.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829">
                <text:p>829</text:p>
              </table:table-cell>
              <table:table-cell office:value-type="float" office:value="1307.33333333333">
                <text:p>1307.33333333333</text:p>
              </table:table-cell>
              <table:table-cell office:value-type="float" office:value="343.333333333333">
                <text:p>343.333333333333</text:p>
              </table:table-cell>
              <table:table-cell office:value-type="float" office:value="973.333333333333">
                <text:p>973.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974.666666666667">
                <text:p>974.666666666667</text:p>
              </table:table-cell>
              <table:table-cell office:value-type="float" office:value="1525">
                <text:p>1525</text:p>
              </table:table-cell>
              <table:table-cell office:value-type="float" office:value="402.333333333333">
                <text:p>402.333333333333</text:p>
              </table:table-cell>
              <table:table-cell office:value-type="float" office:value="1319.66666666667">
                <text:p>1319.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1125">
                <text:p>1125</text:p>
              </table:table-cell>
              <table:table-cell office:value-type="float" office:value="1797.33333333333">
                <text:p>1797.33333333333</text:p>
              </table:table-cell>
              <table:table-cell office:value-type="float" office:value="460">
                <text:p>460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1282.33333333333">
                <text:p>1282.33333333333</text:p>
              </table:table-cell>
              <table:table-cell office:value-type="float" office:value="2121">
                <text:p>2121</text:p>
              </table:table-cell>
              <table:table-cell office:value-type="float" office:value="530.333333333333">
                <text:p>530.333333333333</text:p>
              </table:table-cell>
              <table:table-cell office:value-type="float" office:value="1690.66666666667">
                <text:p>1690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1459.33333333333">
                <text:p>1459.33333333333</text:p>
              </table:table-cell>
              <table:table-cell office:value-type="float" office:value="2610.33333333333">
                <text:p>2610.33333333333</text:p>
              </table:table-cell>
              <table:table-cell office:value-type="float" office:value="608">
                <text:p>608</text:p>
              </table:table-cell>
              <table:table-cell office:value-type="float" office:value="1913.66666666667">
                <text:p>1913.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1646">
                <text:p>1646</text:p>
              </table:table-cell>
              <table:table-cell office:value-type="float" office:value="2952">
                <text:p>2952</text:p>
              </table:table-cell>
              <table:table-cell office:value-type="float" office:value="683.666666666667">
                <text:p>683.666666666667</text:p>
              </table:table-cell>
              <table:table-cell office:value-type="float" office:value="2204.33333333333">
                <text:p>2204.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1852.33333333333">
                <text:p>1852.33333333333</text:p>
              </table:table-cell>
              <table:table-cell office:value-type="float" office:value="3801.66666666667">
                <text:p>3801.66666666667</text:p>
              </table:table-cell>
              <table:table-cell office:value-type="float" office:value="764">
                <text:p>764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2068.33333333333">
                <text:p>2068.33333333333</text:p>
              </table:table-cell>
              <table:table-cell office:value-type="float" office:value="4134.66666666667">
                <text:p>4134.66666666667</text:p>
              </table:table-cell>
              <table:table-cell office:value-type="float" office:value="871.666666666667">
                <text:p>871.666666666667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2531.33333333333">
                <text:p>2531.33333333333</text:p>
              </table:table-cell>
              <table:table-cell office:value-type="float" office:value="5091.33333333333">
                <text:p>5091.33333333333</text:p>
              </table:table-cell>
              <table:table-cell office:value-type="float" office:value="950.333333333333">
                <text:p>950.333333333333</text:p>
              </table:table-cell>
              <table:table-cell office:value-type="float" office:value="3015.33333333333">
                <text:p>3015.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e68ba2-a744ebf-1f241b7-c506db1-7d5373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4cm" svg:height="8.981cm" xlink:href=".." xlink:type="simple" chart:class="chart:scatter" chart:style-name="ch1">
        <chart:title svg:x="7.355cm" svg:y="0.315cm" chart:style-name="ch2">
          <text:p>Count</text:p>
        </chart:title>
        <chart:subtitle svg:x="6.931cm" svg:y="1.273cm" chart:style-name="ch3">
          <text:p>klein alfabet</text:p>
        </chart:subtitle>
        <chart:legend chart:legend-position="end" svg:x="14.061cm" svg:y="3.392cm" style:legend-expansion="high" chart:style-name="ch4"/>
        <chart:plot-area chart:style-name="ch5" table:cell-range-address="'Count klein alfabet'.A24:'Count klein alfabet'.E43 'Count klein alfabet'.B23:'Count klein alfabet'.E23" chart:data-source-has-labels="row" svg:x="1.358cm" svg:y="2.314cm" svg:width="12.063cm" svg:height="5.48cm">
          <chartooo:coordinate-region svg:x="2.35cm" svg:y="2.526cm" svg:width="10.606cm" svg:height="4.595cm"/>
          <chart:axis chart:dimension="x" chart:name="primary-x" chart:style-name="ch6">
            <chart:title svg:x="6.353cm" svg:y="7.974cm" chart:style-name="ch7">
              <text:p>Aantal Nodes</text:p>
            </chart:title>
          </chart:axis>
          <chart:axis chart:dimension="y" chart:name="primary-y" chart:style-name="ch6">
            <chart:title svg:x="0.451cm" svg:y="5.759cm" chart:style-name="ch8">
              <text:p>Tijd (ms)</text:p>
            </chart:title>
            <chart:grid chart:style-name="ch9" chart:class="major"/>
          </chart:axis>
          <chart:series chart:style-name="ch10" chart:values-cell-range-address="'Count klein alfabet'.B24:'Count klein alfabet'.B43" chart:label-cell-address="'Count klein alfabet'.B23:'Count klein alfabet'.B23" chart:class="chart:scatter">
            <chart:domain table:cell-range-address="'Count klein alfabet'.A24:'Count klein alfabet'.A43"/>
            <chart:data-point chart:repeated="20"/>
          </chart:series>
          <chart:series chart:style-name="ch11" chart:values-cell-range-address="'Count klein alfabet'.C24:'Count klein alfabet'.C43" chart:label-cell-address="'Count klein alfabet'.C23:'Count klein alfabet'.C23" chart:class="chart:scatter">
            <chart:data-point chart:repeated="20"/>
          </chart:series>
          <chart:series chart:style-name="ch12" chart:values-cell-range-address="'Count klein alfabet'.D24:'Count klein alfabet'.D43" chart:label-cell-address="'Count klein alfabet'.D23:'Count klein alfabet'.D23" chart:class="chart:scatter">
            <chart:data-point chart:repeated="20"/>
          </chart:series>
          <chart:series chart:style-name="ch13" chart:values-cell-range-address="'Count klein alfabet'.E24:'Count klein alfabet'.E43" chart:label-cell-address="'Count klein alfabet'.E23:'Count klein alfabet'.E23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IS</text:p>
                <draw:g>
                  <svg:desc>'Count klein alfabet'.B23:'Count klein alfabet'.B23</svg:desc>
                </draw:g>
              </table:table-cell>
              <table:table-cell office:value-type="string">
                <text:p>ST1</text:p>
                <draw:g>
                  <svg:desc>'Count klein alfabet'.C23:'Count klein alfabet'.C23</svg:desc>
                </draw:g>
              </table:table-cell>
              <table:table-cell office:value-type="string">
                <text:p>ST2</text:p>
                <draw:g>
                  <svg:desc>'Count klein alfabet'.D23:'Count klein alfabet'.D23</svg:desc>
                </draw:g>
              </table:table-cell>
              <table:table-cell office:value-type="string">
                <text:p>ST3</text:p>
                <draw:g>
                  <svg:desc>'Count klein alfabet'.E23:'Count klein alfabet'.E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Count klein alfabet'.A24:'Count klein alfabet'.A43</svg:desc>
                </draw:g>
              </table:table-cell>
              <table:table-cell office:value-type="float" office:value="19.6666666666667">
                <text:p>19.6666666666667</text:p>
                <draw:g>
                  <svg:desc>'Count klein alfabet'.B24:'Count klein alfabet'.B43</svg:desc>
                </draw:g>
              </table:table-cell>
              <table:table-cell office:value-type="float" office:value="11.3333333333333">
                <text:p>11.3333333333333</text:p>
                <draw:g>
                  <svg:desc>'Count klein alfabet'.C24:'Count klein alfabet'.C43</svg:desc>
                </draw:g>
              </table:table-cell>
              <table:table-cell office:value-type="float" office:value="11">
                <text:p>11</text:p>
                <draw:g>
                  <svg:desc>'Count klein alfabet'.D24:'Count klein alfabet'.D43</svg:desc>
                </draw:g>
              </table:table-cell>
              <table:table-cell office:value-type="float" office:value="11.3333333333333">
                <text:p>11.3333333333333</text:p>
                <draw:g>
                  <svg:desc>'Count klein alfabet'.E24:'Count klein alfabet'.E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24.6666666666667">
                <text:p>24.6666666666667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25.6666666666667">
                <text:p>25.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112.333333333333">
                <text:p>112.333333333333</text:p>
              </table:table-cell>
              <table:table-cell office:value-type="float" office:value="45.3333333333333">
                <text:p>45.3333333333333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02.333333333333">
                <text:p>202.333333333333</text:p>
              </table:table-cell>
              <table:table-cell office:value-type="float" office:value="78.6666666666667">
                <text:p>78.6666666666667</text:p>
              </table:table-cell>
              <table:table-cell office:value-type="float" office:value="81.6666666666667">
                <text:p>81.6666666666667</text:p>
              </table:table-cell>
              <table:table-cell office:value-type="float" office:value="86.6666666666667">
                <text:p>86.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317">
                <text:p>317</text:p>
              </table:table-cell>
              <table:table-cell office:value-type="float" office:value="120">
                <text:p>120</text:p>
              </table:table-cell>
              <table:table-cell office:value-type="float" office:value="126">
                <text:p>126</text:p>
              </table:table-cell>
              <table:table-cell office:value-type="float" office:value="133.666666666667">
                <text:p>133.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444.666666666667">
                <text:p>444.666666666667</text:p>
              </table:table-cell>
              <table:table-cell office:value-type="float" office:value="173.666666666667">
                <text:p>173.666666666667</text:p>
              </table:table-cell>
              <table:table-cell office:value-type="float" office:value="185">
                <text:p>18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591">
                <text:p>591</text:p>
              </table:table-cell>
              <table:table-cell office:value-type="float" office:value="227">
                <text:p>227</text:p>
              </table:table-cell>
              <table:table-cell office:value-type="float" office:value="240">
                <text:p>240</text:p>
              </table:table-cell>
              <table:table-cell office:value-type="float" office:value="252.666666666667">
                <text:p>252.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774.333333333333">
                <text:p>774.333333333333</text:p>
              </table:table-cell>
              <table:table-cell office:value-type="float" office:value="303.333333333333">
                <text:p>303.333333333333</text:p>
              </table:table-cell>
              <table:table-cell office:value-type="float" office:value="324">
                <text:p>324</text:p>
              </table:table-cell>
              <table:table-cell office:value-type="float" office:value="343.333333333333">
                <text:p>343.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1022">
                <text:p>1022</text:p>
              </table:table-cell>
              <table:table-cell office:value-type="float" office:value="370.333333333333">
                <text:p>370.333333333333</text:p>
              </table:table-cell>
              <table:table-cell office:value-type="float" office:value="396">
                <text:p>396</text:p>
              </table:table-cell>
              <table:table-cell office:value-type="float" office:value="412.666666666667">
                <text:p>412.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1200">
                <text:p>1200</text:p>
              </table:table-cell>
              <table:table-cell office:value-type="float" office:value="452.333333333333">
                <text:p>452.333333333333</text:p>
              </table:table-cell>
              <table:table-cell office:value-type="float" office:value="483.333333333333">
                <text:p>483.333333333333</text:p>
              </table:table-cell>
              <table:table-cell office:value-type="float" office:value="497.666666666667">
                <text:p>497.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1409.33333333333">
                <text:p>1409.33333333333</text:p>
              </table:table-cell>
              <table:table-cell office:value-type="float" office:value="512">
                <text:p>512</text:p>
              </table:table-cell>
              <table:table-cell office:value-type="float" office:value="552.333333333333">
                <text:p>552.333333333333</text:p>
              </table:table-cell>
              <table:table-cell office:value-type="float" office:value="577.666666666667">
                <text:p>577.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1569.33333333333">
                <text:p>1569.33333333333</text:p>
              </table:table-cell>
              <table:table-cell office:value-type="float" office:value="595.333333333333">
                <text:p>595.333333333333</text:p>
              </table:table-cell>
              <table:table-cell office:value-type="float" office:value="634.666666666667">
                <text:p>634.666666666667</text:p>
              </table:table-cell>
              <table:table-cell office:value-type="float" office:value="665.666666666667">
                <text:p>665.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1826.66666666667">
                <text:p>1826.66666666667</text:p>
              </table:table-cell>
              <table:table-cell office:value-type="float" office:value="688.666666666667">
                <text:p>688.666666666667</text:p>
              </table:table-cell>
              <table:table-cell office:value-type="float" office:value="743">
                <text:p>743</text:p>
              </table:table-cell>
              <table:table-cell office:value-type="float" office:value="769.666666666667">
                <text:p>769.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2122.33333333333">
                <text:p>2122.33333333333</text:p>
              </table:table-cell>
              <table:table-cell office:value-type="float" office:value="787.666666666667">
                <text:p>787.666666666667</text:p>
              </table:table-cell>
              <table:table-cell office:value-type="float" office:value="836">
                <text:p>836</text:p>
              </table:table-cell>
              <table:table-cell office:value-type="float" office:value="840.666666666667">
                <text:p>840.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2376.33333333333">
                <text:p>2376.33333333333</text:p>
              </table:table-cell>
              <table:table-cell office:value-type="float" office:value="910.333333333333">
                <text:p>910.333333333333</text:p>
              </table:table-cell>
              <table:table-cell office:value-type="float" office:value="989.333333333333">
                <text:p>989.333333333333</text:p>
              </table:table-cell>
              <table:table-cell office:value-type="float" office:value="1011.66666666667">
                <text:p>1011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2686.33333333333">
                <text:p>2686.33333333333</text:p>
              </table:table-cell>
              <table:table-cell office:value-type="float" office:value="1012">
                <text:p>1012</text:p>
              </table:table-cell>
              <table:table-cell office:value-type="float" office:value="1082.33333333333">
                <text:p>1082.33333333333</text:p>
              </table:table-cell>
              <table:table-cell office:value-type="float" office:value="1090.33333333333">
                <text:p>1090.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2886.66666666667">
                <text:p>2886.66666666667</text:p>
              </table:table-cell>
              <table:table-cell office:value-type="float" office:value="1083.66666666667">
                <text:p>1083.66666666667</text:p>
              </table:table-cell>
              <table:table-cell office:value-type="float" office:value="1152">
                <text:p>1152</text:p>
              </table:table-cell>
              <table:table-cell office:value-type="float" office:value="1164.33333333333">
                <text:p>1164.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3033">
                <text:p>3033</text:p>
              </table:table-cell>
              <table:table-cell office:value-type="float" office:value="1130">
                <text:p>1130</text:p>
              </table:table-cell>
              <table:table-cell office:value-type="float" office:value="1200.33333333333">
                <text:p>1200.33333333333</text:p>
              </table:table-cell>
              <table:table-cell office:value-type="float" office:value="1209.33333333333">
                <text:p>1209.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3152.66666666667">
                <text:p>3152.66666666667</text:p>
              </table:table-cell>
              <table:table-cell office:value-type="float" office:value="1403">
                <text:p>1403</text:p>
              </table:table-cell>
              <table:table-cell office:value-type="float" office:value="1510.66666666667">
                <text:p>1510.66666666667</text:p>
              </table:table-cell>
              <table:table-cell office:value-type="float" office:value="1557.33333333333">
                <text:p>1557.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3749.33333333333">
                <text:p>3749.33333333333</text:p>
              </table:table-cell>
              <table:table-cell office:value-type="float" office:value="1347.33333333333">
                <text:p>1347.33333333333</text:p>
              </table:table-cell>
              <table:table-cell office:value-type="float" office:value="1408.66666666667">
                <text:p>1408.66666666667</text:p>
              </table:table-cell>
              <table:table-cell office:value-type="float" office:value="1386">
                <text:p>13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e68ba2-a744ebf-1f241b7-c506db1-7d5373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4cm" svg:height="8.981cm" xlink:href=".." xlink:type="simple" chart:class="chart:scatter" chart:style-name="ch1">
        <chart:title svg:x="7.077cm" svg:y="0.315cm" chart:style-name="ch2">
          <text:p>Contains</text:p>
        </chart:title>
        <chart:subtitle svg:x="6.931cm" svg:y="1.273cm" chart:style-name="ch3">
          <text:p>klein alfabet</text:p>
        </chart:subtitle>
        <chart:legend chart:legend-position="end" svg:x="14.061cm" svg:y="3.392cm" style:legend-expansion="high" chart:style-name="ch4"/>
        <chart:plot-area chart:style-name="ch5" table:cell-range-address="'Contains klein alfabet'.A24:'Contains klein alfabet'.E43 'Contains klein alfabet'.B23:'Contains klein alfabet'.E23" chart:data-source-has-labels="row" svg:x="1.358cm" svg:y="2.314cm" svg:width="12.063cm" svg:height="5.48cm">
          <chartooo:coordinate-region svg:x="2.35cm" svg:y="2.526cm" svg:width="10.606cm" svg:height="4.595cm"/>
          <chart:axis chart:dimension="x" chart:name="primary-x" chart:style-name="ch6">
            <chart:title svg:x="6.353cm" svg:y="7.974cm" chart:style-name="ch7">
              <text:p>Aantal Nodes</text:p>
            </chart:title>
          </chart:axis>
          <chart:axis chart:dimension="y" chart:name="primary-y" chart:style-name="ch6">
            <chart:title svg:x="0.451cm" svg:y="5.759cm" chart:style-name="ch8">
              <text:p>Tijd (ms)</text:p>
            </chart:title>
            <chart:grid chart:style-name="ch9" chart:class="major"/>
          </chart:axis>
          <chart:series chart:style-name="ch10" chart:values-cell-range-address="'Contains klein alfabet'.B24:'Contains klein alfabet'.B43" chart:label-cell-address="'Contains klein alfabet'.B23:'Contains klein alfabet'.B23" chart:class="chart:scatter">
            <chart:domain table:cell-range-address="'Contains klein alfabet'.A24:'Contains klein alfabet'.A43"/>
            <chart:data-point chart:repeated="20"/>
          </chart:series>
          <chart:series chart:style-name="ch11" chart:values-cell-range-address="'Contains klein alfabet'.C24:'Contains klein alfabet'.C43" chart:label-cell-address="'Contains klein alfabet'.C23:'Contains klein alfabet'.C23" chart:class="chart:scatter">
            <chart:data-point chart:repeated="20"/>
          </chart:series>
          <chart:series chart:style-name="ch12" chart:values-cell-range-address="'Contains klein alfabet'.D24:'Contains klein alfabet'.D43" chart:label-cell-address="'Contains klein alfabet'.D23:'Contains klein alfabet'.D23" chart:class="chart:scatter">
            <chart:data-point chart:repeated="20"/>
          </chart:series>
          <chart:series chart:style-name="ch13" chart:values-cell-range-address="'Contains klein alfabet'.E24:'Contains klein alfabet'.E43" chart:label-cell-address="'Contains klein alfabet'.E23:'Contains klein alfabet'.E23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IS</text:p>
                <draw:g>
                  <svg:desc>'Contains klein alfabet'.B23:'Contains klein alfabet'.B23</svg:desc>
                </draw:g>
              </table:table-cell>
              <table:table-cell office:value-type="string">
                <text:p>ST1</text:p>
                <draw:g>
                  <svg:desc>'Contains klein alfabet'.C23:'Contains klein alfabet'.C23</svg:desc>
                </draw:g>
              </table:table-cell>
              <table:table-cell office:value-type="string">
                <text:p>ST2</text:p>
                <draw:g>
                  <svg:desc>'Contains klein alfabet'.D23:'Contains klein alfabet'.D23</svg:desc>
                </draw:g>
              </table:table-cell>
              <table:table-cell office:value-type="string">
                <text:p>ST3</text:p>
                <draw:g>
                  <svg:desc>'Contains klein alfabet'.E23:'Contains klein alfabet'.E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Contains klein alfabet'.A24:'Contains klein alfabet'.A43</svg:desc>
                </draw:g>
              </table:table-cell>
              <table:table-cell office:value-type="float" office:value="8.33333333333333">
                <text:p>8.33333333333333</text:p>
                <draw:g>
                  <svg:desc>'Contains klein alfabet'.B24:'Contains klein alfabet'.B43</svg:desc>
                </draw:g>
              </table:table-cell>
              <table:table-cell office:value-type="float" office:value="12">
                <text:p>12</text:p>
                <draw:g>
                  <svg:desc>'Contains klein alfabet'.C24:'Contains klein alfabet'.C43</svg:desc>
                </draw:g>
              </table:table-cell>
              <table:table-cell office:value-type="float" office:value="9">
                <text:p>9</text:p>
                <draw:g>
                  <svg:desc>'Contains klein alfabet'.D24:'Contains klein alfabet'.D43</svg:desc>
                </draw:g>
              </table:table-cell>
              <table:table-cell office:value-type="float" office:value="12">
                <text:p>12</text:p>
                <draw:g>
                  <svg:desc>'Contains klein alfabet'.E24:'Contains klein alfabet'.E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1.6666666666667">
                <text:p>21.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40.6666666666667">
                <text:p>40.6666666666667</text:p>
              </table:table-cell>
              <table:table-cell office:value-type="float" office:value="41.3333333333333">
                <text:p>41.3333333333333</text:p>
              </table:table-cell>
              <table:table-cell office:value-type="float" office:value="44.6666666666667">
                <text:p>44.66666666666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75">
                <text:p>75</text:p>
              </table:table-cell>
              <table:table-cell office:value-type="float" office:value="76.3333333333333">
                <text:p>76.3333333333333</text:p>
              </table:table-cell>
              <table:table-cell office:value-type="float" office:value="79">
                <text:p>79</text:p>
              </table:table-cell>
              <table:table-cell office:value-type="float" office:value="86.6666666666667">
                <text:p>86.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110.333333333333">
                <text:p>110.333333333333</text:p>
              </table:table-cell>
              <table:table-cell office:value-type="float" office:value="112.666666666667">
                <text:p>112.666666666667</text:p>
              </table:table-cell>
              <table:table-cell office:value-type="float" office:value="116.333333333333">
                <text:p>116.333333333333</text:p>
              </table:table-cell>
              <table:table-cell office:value-type="float" office:value="124.666666666667">
                <text:p>124.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151">
                <text:p>151</text:p>
              </table:table-cell>
              <table:table-cell office:value-type="float" office:value="153.333333333333">
                <text:p>153.333333333333</text:p>
              </table:table-cell>
              <table:table-cell office:value-type="float" office:value="165.333333333333">
                <text:p>165.333333333333</text:p>
              </table:table-cell>
              <table:table-cell office:value-type="float" office:value="172.666666666667">
                <text:p>172.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202.666666666667">
                <text:p>202.666666666667</text:p>
              </table:table-cell>
              <table:table-cell office:value-type="float" office:value="210.666666666667">
                <text:p>210.666666666667</text:p>
              </table:table-cell>
              <table:table-cell office:value-type="float" office:value="215.666666666667">
                <text:p>215.666666666667</text:p>
              </table:table-cell>
              <table:table-cell office:value-type="float" office:value="230.333333333333">
                <text:p>230.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259.666666666667">
                <text:p>259.666666666667</text:p>
              </table:table-cell>
              <table:table-cell office:value-type="float" office:value="301">
                <text:p>301</text:p>
              </table:table-cell>
              <table:table-cell office:value-type="float" office:value="320.666666666667">
                <text:p>320.666666666667</text:p>
              </table:table-cell>
              <table:table-cell office:value-type="float" office:value="331.333333333333">
                <text:p>331.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369.333333333333">
                <text:p>369.333333333333</text:p>
              </table:table-cell>
              <table:table-cell office:value-type="float" office:value="368.333333333333">
                <text:p>368.333333333333</text:p>
              </table:table-cell>
              <table:table-cell office:value-type="float" office:value="391">
                <text:p>391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459.333333333333">
                <text:p>459.333333333333</text:p>
              </table:table-cell>
              <table:table-cell office:value-type="float" office:value="453">
                <text:p>453</text:p>
              </table:table-cell>
              <table:table-cell office:value-type="float" office:value="483.333333333333">
                <text:p>483.33333333333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514.666666666667">
                <text:p>514.666666666667</text:p>
              </table:table-cell>
              <table:table-cell office:value-type="float" office:value="523.333333333333">
                <text:p>523.333333333333</text:p>
              </table:table-cell>
              <table:table-cell office:value-type="float" office:value="551.666666666667">
                <text:p>551.666666666667</text:p>
              </table:table-cell>
              <table:table-cell office:value-type="float" office:value="573.666666666667">
                <text:p>573.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592">
                <text:p>592</text:p>
              </table:table-cell>
              <table:table-cell office:value-type="float" office:value="596.333333333333">
                <text:p>596.333333333333</text:p>
              </table:table-cell>
              <table:table-cell office:value-type="float" office:value="637">
                <text:p>637</text:p>
              </table:table-cell>
              <table:table-cell office:value-type="float" office:value="664.333333333333">
                <text:p>664.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682.666666666667">
                <text:p>682.666666666667</text:p>
              </table:table-cell>
              <table:table-cell office:value-type="float" office:value="684">
                <text:p>684</text:p>
              </table:table-cell>
              <table:table-cell office:value-type="float" office:value="740.333333333333">
                <text:p>740.333333333333</text:p>
              </table:table-cell>
              <table:table-cell office:value-type="float" office:value="762.333333333333">
                <text:p>762.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794.333333333333">
                <text:p>794.333333333333</text:p>
              </table:table-cell>
              <table:table-cell office:value-type="float" office:value="731">
                <text:p>731</text:p>
              </table:table-cell>
              <table:table-cell office:value-type="float" office:value="785">
                <text:p>785</text:p>
              </table:table-cell>
              <table:table-cell office:value-type="float" office:value="802.333333333333">
                <text:p>802.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811">
                <text:p>811</text:p>
              </table:table-cell>
              <table:table-cell office:value-type="float" office:value="748">
                <text:p>748</text:p>
              </table:table-cell>
              <table:table-cell office:value-type="float" office:value="817.333333333333">
                <text:p>817.333333333333</text:p>
              </table:table-cell>
              <table:table-cell office:value-type="float" office:value="840.666666666667">
                <text:p>840.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846">
                <text:p>846</text:p>
              </table:table-cell>
              <table:table-cell office:value-type="float" office:value="833.666666666667">
                <text:p>833.666666666667</text:p>
              </table:table-cell>
              <table:table-cell office:value-type="float" office:value="900">
                <text:p>900</text:p>
              </table:table-cell>
              <table:table-cell office:value-type="float" office:value="947.333333333333">
                <text:p>947.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1085">
                <text:p>1085</text:p>
              </table:table-cell>
              <table:table-cell office:value-type="float" office:value="1054.33333333333">
                <text:p>1054.33333333333</text:p>
              </table:table-cell>
              <table:table-cell office:value-type="float" office:value="1139.66666666667">
                <text:p>1139.66666666667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1177.66666666667">
                <text:p>1177.66666666667</text:p>
              </table:table-cell>
              <table:table-cell office:value-type="float" office:value="1302.66666666667">
                <text:p>1302.66666666667</text:p>
              </table:table-cell>
              <table:table-cell office:value-type="float" office:value="1407.33333333333">
                <text:p>1407.33333333333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1423.66666666667">
                <text:p>1423.66666666667</text:p>
              </table:table-cell>
              <table:table-cell office:value-type="float" office:value="1441.33333333333">
                <text:p>1441.33333333333</text:p>
              </table:table-cell>
              <table:table-cell office:value-type="float" office:value="1564">
                <text:p>1564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1599.33333333333">
                <text:p>1599.33333333333</text:p>
              </table:table-cell>
              <table:table-cell office:value-type="float" office:value="1777">
                <text:p>1777</text:p>
              </table:table-cell>
              <table:table-cell office:value-type="float" office:value="1915.33333333333">
                <text:p>1915.33333333333</text:p>
              </table:table-cell>
              <table:table-cell office:value-type="float" office:value="2008.66666666667">
                <text:p>2008.6666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e68ba2-a744ebf-1f241b7-c506db1-7d5373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4cm" svg:height="8.981cm" xlink:href=".." xlink:type="simple" chart:class="chart:scatter" chart:style-name="ch1">
        <chart:title svg:x="7.077cm" svg:y="0.315cm" chart:style-name="ch2">
          <text:p>Contains</text:p>
        </chart:title>
        <chart:subtitle svg:x="6.878cm" svg:y="1.273cm" chart:style-name="ch3">
          <text:p>groot alfabet</text:p>
        </chart:subtitle>
        <chart:legend chart:legend-position="end" svg:x="14.061cm" svg:y="3.392cm" style:legend-expansion="high" chart:style-name="ch4"/>
        <chart:plot-area chart:style-name="ch5" table:cell-range-address="'Contains groot alfabet'.A24:'Contains groot alfabet'.E43 'Contains groot alfabet'.B23:'Contains groot alfabet'.E23" chart:data-source-has-labels="row" svg:x="1.358cm" svg:y="2.314cm" svg:width="12.063cm" svg:height="5.48cm">
          <chartooo:coordinate-region svg:x="2.35cm" svg:y="2.526cm" svg:width="10.606cm" svg:height="4.595cm"/>
          <chart:axis chart:dimension="x" chart:name="primary-x" chart:style-name="ch6">
            <chart:title svg:x="6.353cm" svg:y="7.974cm" chart:style-name="ch7">
              <text:p>Aantal Nodes</text:p>
            </chart:title>
          </chart:axis>
          <chart:axis chart:dimension="y" chart:name="primary-y" chart:style-name="ch6">
            <chart:title svg:x="0.451cm" svg:y="5.759cm" chart:style-name="ch8">
              <text:p>Tijd (ms)</text:p>
            </chart:title>
            <chart:grid chart:style-name="ch9" chart:class="major"/>
          </chart:axis>
          <chart:series chart:style-name="ch10" chart:values-cell-range-address="'Contains groot alfabet'.B24:'Contains groot alfabet'.B43" chart:label-cell-address="'Contains groot alfabet'.B23:'Contains groot alfabet'.B23" chart:class="chart:scatter">
            <chart:domain table:cell-range-address="'Contains groot alfabet'.A24:'Contains groot alfabet'.A43"/>
            <chart:data-point chart:repeated="20"/>
          </chart:series>
          <chart:series chart:style-name="ch11" chart:values-cell-range-address="'Contains groot alfabet'.C24:'Contains groot alfabet'.C43" chart:label-cell-address="'Contains groot alfabet'.C23:'Contains groot alfabet'.C23" chart:class="chart:scatter">
            <chart:data-point chart:repeated="20"/>
          </chart:series>
          <chart:series chart:style-name="ch12" chart:values-cell-range-address="'Contains groot alfabet'.D24:'Contains groot alfabet'.D43" chart:label-cell-address="'Contains groot alfabet'.D23:'Contains groot alfabet'.D23" chart:class="chart:scatter">
            <chart:data-point chart:repeated="20"/>
          </chart:series>
          <chart:series chart:style-name="ch13" chart:values-cell-range-address="'Contains groot alfabet'.E24:'Contains groot alfabet'.E43" chart:label-cell-address="'Contains groot alfabet'.E23:'Contains groot alfabet'.E23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IS</text:p>
                <draw:g>
                  <svg:desc>'Contains groot alfabet'.B23:'Contains groot alfabet'.B23</svg:desc>
                </draw:g>
              </table:table-cell>
              <table:table-cell office:value-type="string">
                <text:p>ST1</text:p>
                <draw:g>
                  <svg:desc>'Contains groot alfabet'.C23:'Contains groot alfabet'.C23</svg:desc>
                </draw:g>
              </table:table-cell>
              <table:table-cell office:value-type="string">
                <text:p>ST2</text:p>
                <draw:g>
                  <svg:desc>'Contains groot alfabet'.D23:'Contains groot alfabet'.D23</svg:desc>
                </draw:g>
              </table:table-cell>
              <table:table-cell office:value-type="string">
                <text:p>ST3</text:p>
                <draw:g>
                  <svg:desc>'Contains groot alfabet'.E23:'Contains groot alfabet'.E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Contains groot alfabet'.A24:'Contains groot alfabet'.A43</svg:desc>
                </draw:g>
              </table:table-cell>
              <table:table-cell office:value-type="float" office:value="8">
                <text:p>8</text:p>
                <draw:g>
                  <svg:desc>'Contains groot alfabet'.B24:'Contains groot alfabet'.B43</svg:desc>
                </draw:g>
              </table:table-cell>
              <table:table-cell office:value-type="float" office:value="22">
                <text:p>22</text:p>
                <draw:g>
                  <svg:desc>'Contains groot alfabet'.C24:'Contains groot alfabet'.C43</svg:desc>
                </draw:g>
              </table:table-cell>
              <table:table-cell office:value-type="float" office:value="10">
                <text:p>10</text:p>
                <draw:g>
                  <svg:desc>'Contains groot alfabet'.D24:'Contains groot alfabet'.D43</svg:desc>
                </draw:g>
              </table:table-cell>
              <table:table-cell office:value-type="float" office:value="22">
                <text:p>22</text:p>
                <draw:g>
                  <svg:desc>'Contains groot alfabet'.E24:'Contains groot alfabet'.E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9.3333333333333">
                <text:p>19.3333333333333</text:p>
              </table:table-cell>
              <table:table-cell office:value-type="float" office:value="72.6666666666667">
                <text:p>72.6666666666667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63.6666666666667">
                <text:p>63.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170.333333333333">
                <text:p>170.333333333333</text:p>
              </table:table-cell>
              <table:table-cell office:value-type="float" office:value="45">
                <text:p>45</text:p>
              </table:table-cell>
              <table:table-cell office:value-type="float" office:value="138.666666666667">
                <text:p>138.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70">
                <text:p>70</text:p>
              </table:table-cell>
              <table:table-cell office:value-type="float" office:value="291.333333333333">
                <text:p>291.333333333333</text:p>
              </table:table-cell>
              <table:table-cell office:value-type="float" office:value="77.3333333333333">
                <text:p>77.3333333333333</text:p>
              </table:table-cell>
              <table:table-cell office:value-type="float" office:value="252.333333333333">
                <text:p>252.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111">
                <text:p>111</text:p>
              </table:table-cell>
              <table:table-cell office:value-type="float" office:value="464">
                <text:p>464</text:p>
              </table:table-cell>
              <table:table-cell office:value-type="float" office:value="122.666666666667">
                <text:p>122.666666666667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159.333333333333">
                <text:p>159.333333333333</text:p>
              </table:table-cell>
              <table:table-cell office:value-type="float" office:value="664.666666666667">
                <text:p>664.666666666667</text:p>
              </table:table-cell>
              <table:table-cell office:value-type="float" office:value="177">
                <text:p>177</text:p>
              </table:table-cell>
              <table:table-cell office:value-type="float" office:value="562.333333333333">
                <text:p>562.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215">
                <text:p>215</text:p>
              </table:table-cell>
              <table:table-cell office:value-type="float" office:value="924.333333333333">
                <text:p>924.333333333333</text:p>
              </table:table-cell>
              <table:table-cell office:value-type="float" office:value="238.666666666667">
                <text:p>238.666666666667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1186.66666666667">
                <text:p>1186.66666666667</text:p>
              </table:table-cell>
              <table:table-cell office:value-type="float" office:value="308">
                <text:p>308</text:p>
              </table:table-cell>
              <table:table-cell office:value-type="float" office:value="957.333333333333">
                <text:p>957.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343.666666666667">
                <text:p>343.666666666667</text:p>
              </table:table-cell>
              <table:table-cell office:value-type="float" office:value="1326.66666666667">
                <text:p>1326.66666666667</text:p>
              </table:table-cell>
              <table:table-cell office:value-type="float" office:value="378.666666666667">
                <text:p>378.666666666667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425.666666666667">
                <text:p>425.666666666667</text:p>
              </table:table-cell>
              <table:table-cell office:value-type="float" office:value="1821.66666666667">
                <text:p>1821.66666666667</text:p>
              </table:table-cell>
              <table:table-cell office:value-type="float" office:value="473.666666666667">
                <text:p>473.666666666667</text:p>
              </table:table-cell>
              <table:table-cell office:value-type="float" office:value="1428.66666666667">
                <text:p>1428.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497">
                <text:p>497</text:p>
              </table:table-cell>
              <table:table-cell office:value-type="float" office:value="2098">
                <text:p>2098</text:p>
              </table:table-cell>
              <table:table-cell office:value-type="float" office:value="504.666666666667">
                <text:p>504.666666666667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610.333333333333">
                <text:p>610.333333333333</text:p>
              </table:table-cell>
              <table:table-cell office:value-type="float" office:value="2598.33333333333">
                <text:p>2598.33333333333</text:p>
              </table:table-cell>
              <table:table-cell office:value-type="float" office:value="639.666666666667">
                <text:p>639.666666666667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691">
                <text:p>691</text:p>
              </table:table-cell>
              <table:table-cell office:value-type="float" office:value="2251.33333333333">
                <text:p>2251.33333333333</text:p>
              </table:table-cell>
              <table:table-cell office:value-type="float" office:value="735.666666666667">
                <text:p>735.666666666667</text:p>
              </table:table-cell>
              <table:table-cell office:value-type="float" office:value="1997.66666666667">
                <text:p>1997.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787.666666666667">
                <text:p>787.666666666667</text:p>
              </table:table-cell>
              <table:table-cell office:value-type="float" office:value="3363.33333333333">
                <text:p>3363.33333333333</text:p>
              </table:table-cell>
              <table:table-cell office:value-type="float" office:value="828">
                <text:p>828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930.333333333333">
                <text:p>930.333333333333</text:p>
              </table:table-cell>
              <table:table-cell office:value-type="float" office:value="4054.66666666667">
                <text:p>4054.66666666667</text:p>
              </table:table-cell>
              <table:table-cell office:value-type="float" office:value="976">
                <text:p>976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1022">
                <text:p>1022</text:p>
              </table:table-cell>
              <table:table-cell office:value-type="float" office:value="5166.66666666667">
                <text:p>5166.66666666667</text:p>
              </table:table-cell>
              <table:table-cell office:value-type="float" office:value="1272.33333333333">
                <text:p>1272.33333333333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1317.33333333333">
                <text:p>1317.33333333333</text:p>
              </table:table-cell>
              <table:table-cell office:value-type="float" office:value="5584">
                <text:p>5584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3797.33333333333">
                <text:p>3797.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1238.66666666667">
                <text:p>1238.66666666667</text:p>
              </table:table-cell>
              <table:table-cell office:value-type="float" office:value="6525.66666666667">
                <text:p>6525.66666666667</text:p>
              </table:table-cell>
              <table:table-cell office:value-type="float" office:value="1566.66666666667">
                <text:p>1566.66666666667</text:p>
              </table:table-cell>
              <table:table-cell office:value-type="float" office:value="4742">
                <text:p>47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1490.33333333333">
                <text:p>1490.33333333333</text:p>
              </table:table-cell>
              <table:table-cell office:value-type="float" office:value="7677.33333333333">
                <text:p>7677.33333333333</text:p>
              </table:table-cell>
              <table:table-cell office:value-type="float" office:value="1658.33333333333">
                <text:p>1658.33333333333</text:p>
              </table:table-cell>
              <table:table-cell office:value-type="float" office:value="5307.33333333333">
                <text:p>5307.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1798">
                <text:p>1798</text:p>
              </table:table-cell>
              <table:table-cell office:value-type="float" office:value="8484">
                <text:p>8484</text:p>
              </table:table-cell>
              <table:table-cell office:value-type="float" office:value="1656">
                <text:p>1656</text:p>
              </table:table-cell>
              <table:table-cell office:value-type="float" office:value="4994">
                <text:p>499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e68ba2-a744ebf-1f241b7-c506db1-7d5373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